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draw="urn:oasis:names:tc:opendocument:xmlns:drawing:1.0" xmlns:meta="urn:oasis:names:tc:opendocument:xmlns:meta:1.0" xmlns:dom="http://www.w3.org/2001/xml-events" xmlns:field="urn:openoffice:names:experimental:ooo-ms-interop:xmlns:field:1.0" xmlns:loext="urn:org:documentfoundation:names:experimental:office:xmlns:loext:1.0" xmlns:xforms="http://www.w3.org/2002/xforms" xmlns:xlink="http://www.w3.org/1999/xlink" xmlns:style="urn:oasis:names:tc:opendocument:xmlns:style:1.0" xmlns:script="urn:oasis:names:tc:opendocument:xmlns:script:1.0" xmlns:table="urn:oasis:names:tc:opendocument:xmlns:table:1.0" xmlns:xsd="http://www.w3.org/2001/XMLSchema" xmlns:dr3d="urn:oasis:names:tc:opendocument:xmlns:dr3d:1.0" xmlns:office="urn:oasis:names:tc:opendocument:xmlns:office:1.0" xmlns:xsi="http://www.w3.org/2001/XMLSchema-instance" xmlns:svg="urn:oasis:names:tc:opendocument:xmlns:svg-compatible:1.0" xmlns:xhtml="http://www.w3.org/1999/xhtml" xmlns:chart="urn:oasis:names:tc:opendocument:xmlns:chart:1.0" xmlns:text="urn:oasis:names:tc:opendocument:xmlns:text:1.0" xmlns:dc="http://purl.org/dc/elements/1.1/" xmlns:ooow="http://openoffice.org/2004/writer" xmlns:drawooo="http://openoffice.org/2010/draw" xmlns:tableooo="http://openoffice.org/2009/table" xmlns:math="http://www.w3.org/1998/Math/MathML" xmlns:calcext="urn:org:documentfoundation:names:experimental:calc:xmlns:calcext:1.0" xmlns:form="urn:oasis:names:tc:opendocument:xmlns:form:1.0" xmlns:grddl="http://www.w3.org/2003/g/data-view#" xmlns:presentation="urn:oasis:names:tc:opendocument:xmlns:presentation:1.0" xmlns:oooc="http://openoffice.org/2004/calc" xmlns:of="urn:oasis:names:tc:opendocument:xmlns:of:1.2" xmlns:css3t="http://www.w3.org/TR/css3-text/" xmlns:number="urn:oasis:names:tc:opendocument:xmlns:datastyle:1.0" xmlns:rpt="http://openoffice.org/2005/report" xmlns:ooo="http://openoffice.org/2004/office" xmlns:formx="urn:openoffice:names:experimental:ooxml-odf-interop:xmlns:form:1.0" xmlns:fo="urn:oasis:names:tc:opendocument:xmlns:xsl-fo-compatible:1.0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family="table-column" style:name="co1">
      <style:table-column-properties style:column-width="17.41mm" fo:break-before="auto"/>
    </style:style>
    <style:style style:family="table-column" style:name="co2">
      <style:table-column-properties style:column-width="27.36mm" fo:break-before="auto"/>
    </style:style>
    <style:style style:family="table-column" style:name="co3">
      <style:table-column-properties style:column-width="60.54mm" fo:break-before="auto"/>
    </style:style>
    <style:style style:family="table-column" style:name="co4">
      <style:table-column-properties style:column-width="16.86mm" fo:break-before="auto"/>
    </style:style>
    <style:style style:family="table-column" style:name="co5">
      <style:table-column-properties style:column-width="19.35mm" fo:break-before="auto"/>
    </style:style>
    <style:style style:family="table-column" style:name="co6">
      <style:table-column-properties style:column-width="11.04mm" fo:break-before="auto"/>
    </style:style>
    <style:style style:family="table-column" style:name="co7">
      <style:table-column-properties style:column-width="36.48mm" fo:break-before="auto"/>
    </style:style>
    <style:style style:family="table-column" style:name="co8">
      <style:table-column-properties style:column-width="10.78mm" fo:break-before="auto"/>
    </style:style>
    <style:style style:family="table-column" style:name="co9">
      <style:table-column-properties style:column-width="8.29mm" fo:break-before="auto"/>
    </style:style>
    <style:style style:family="table-column" style:name="co10">
      <style:table-column-properties style:column-width="13.81mm" fo:break-before="auto"/>
    </style:style>
    <style:style style:family="table-column" style:name="co11">
      <style:table-column-properties style:column-width="18.52mm" fo:break-before="auto"/>
    </style:style>
    <style:style style:family="table-column" style:name="co12">
      <style:table-column-properties style:column-width="14.64mm" fo:break-before="auto"/>
    </style:style>
    <style:style style:family="table-column" style:name="co13">
      <style:table-column-properties style:column-width="17.13mm" fo:break-before="auto"/>
    </style:style>
    <style:style style:family="table-column" style:name="co14">
      <style:table-column-properties style:column-width="22.58mm" fo:break-before="auto"/>
    </style:style>
    <style:style style:family="table-row" style:name="ro1">
      <style:table-row-properties style:row-height="6.84mm" fo:break-before="auto" style:use-optimal-row-height="false"/>
    </style:style>
    <style:style style:family="table-row" style:name="ro2">
      <style:table-row-properties style:row-height="9.47mm" fo:break-before="auto" style:use-optimal-row-height="false"/>
    </style:style>
    <style:style style:family="table-row" style:name="ro3">
      <style:table-row-properties style:row-height="4.52mm" fo:break-before="auto" style:use-optimal-row-height="true"/>
    </style:style>
    <style:style style:family="table" style:name="ta1" style:master-page-name="Default">
      <style:table-properties style:writing-mode="lr-tb" table:display="true"/>
    </style:style>
    <number:number-style style:name="N2">
      <number:number loext:min-decimal-places="2" number:decimal-places="2" number:min-integer-digits="1"/>
    </number:number-style>
    <style:style style:family="table-cell" style:name="ce1" style:parent-style-name="Default">
      <style:table-cell-properties style:repeat-content="false" fo:border-top="none" fo:border-right="none" fo:border-left="none" style:vertical-align="middle" fo:border-bottom="0.06pt solid #000000" fo:wrap-option="wrap" style:text-align-source="fix"/>
      <style:paragraph-properties fo:text-align="center"/>
      <style:text-properties fo:font-weight="bold" fo:font-size="10pt" style:font-name="Courier 10 Pitch" style:font-size-complex="10pt" style:font-weight-complex="bold" style:font-weight-asian="bold" style:font-size-asian="10pt"/>
    </style:style>
    <style:style style:family="table-cell" style:name="ce2" style:parent-style-name="Default">
      <style:table-cell-properties style:repeat-content="false" fo:border-top="0.06pt solid #000000" fo:border-right="0.06pt solid #000000" fo:border-left="none" style:vertical-align="middle" fo:border-bottom="0.06pt solid #000000" fo:wrap-option="wrap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3" style:parent-style-name="Default">
      <style:table-cell-properties style:repeat-content="false" style:text-align-source="fix"/>
      <style:paragraph-properties fo:text-align="center" fo:margin-left="0mm"/>
      <style:text-properties fo:font-size="7pt" style:font-name="Courier 10 Pitch" style:font-size-complex="7pt" style:font-size-asian="7pt"/>
    </style:style>
    <style:style style:family="table-cell" style:name="ce4" style:parent-style-name="Default">
      <style:table-cell-properties fo:border-top="0.74pt solid #000000" fo:border-right="none" fo:border-left="none" fo:border-bottom="none"/>
      <style:text-properties style:font-name="Courier 10 Pitch"/>
    </style:style>
    <style:style style:family="table-cell" style:name="ce5" style:parent-style-name="Default">
      <style:text-properties style:font-name="Courier 10 Pitch"/>
    </style:style>
    <style:style style:family="table-cell" style:name="ce6" style:parent-style-name="Default">
      <style:table-cell-properties style:repeat-content="false" fo:border-top="none" fo:border-right="none" fo:border-left="none" style:vertical-align="middle" fo:border-bottom="0.06pt solid #000000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7" style:parent-style-name="Default">
      <style:table-cell-properties style:repeat-content="false" fo:border="0.06pt solid #000000" style:vertical-align="middle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8" style:parent-style-name="Default">
      <style:table-cell-properties style:repeat-content="false" style:vertical-align="middle" style:text-align-source="fix"/>
      <style:paragraph-properties fo:text-align="start"/>
      <style:text-properties fo:font-size="7pt" style:font-name="Courier 10 Pitch" style:font-size-complex="7pt" style:font-size-asian="7pt"/>
    </style:style>
    <style:style style:family="table-cell" style:name="ce9" style:parent-style-name="Default">
      <style:text-properties fo:font-size="7pt" style:font-name="Courier 10 Pitch" style:font-size-complex="7pt" style:font-size-asian="7pt"/>
    </style:style>
    <style:style style:family="table-cell" style:name="ce10" style:parent-style-name="Default">
      <style:table-cell-properties style:repeat-content="false" fo:border-top="none" fo:border-right="none" fo:border-left="none" style:vertical-align="middle" fo:border-bottom="0.06pt solid #000000" fo:wrap-option="wrap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11" style:parent-style-name="Default">
      <style:table-cell-properties style:repeat-content="false" fo:border="0.06pt solid #000000" style:vertical-align="middle" fo:wrap-option="wrap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12" style:parent-style-name="Default">
      <style:table-cell-properties style:repeat-content="false" style:vertical-align="middle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13" style:parent-style-name="Default">
      <style:table-cell-properties style:repeat-content="false" style:text-align-source="fix"/>
      <style:paragraph-properties fo:text-align="center"/>
      <style:text-properties fo:font-size="7pt" style:font-name="Courier 10 Pitch" style:font-size-complex="7pt" style:font-size-asian="7pt"/>
    </style:style>
    <style:style style:data-style-name="N2" style:family="table-cell" style:name="ce14" style:parent-style-name="Default">
      <style:table-cell-properties style:repeat-content="false" style:text-align-source="fix"/>
      <style:paragraph-properties fo:text-align="end" fo:margin-left="0mm"/>
      <style:text-properties fo:font-size="7pt" style:font-name="Courier 10 Pitch" style:font-size-complex="7pt" style:font-size-asian="7pt"/>
    </style:style>
    <style:style style:family="table-cell" style:name="ce15" style:parent-style-name="Default">
      <style:table-cell-properties style:repeat-content="false" fo:border-top="0.74pt solid #000000" fo:border-right="none" fo:border-left="none" fo:border-bottom="none" style:text-align-source="fix"/>
      <style:paragraph-properties fo:text-align="end" fo:margin-left="0mm"/>
      <style:text-properties style:font-name="Courier 10 Pitch"/>
    </style:style>
    <style:style style:data-style-name="N2" style:family="table-cell" style:name="ce16" style:parent-style-name="Default">
      <style:table-cell-properties fo:border-top="0.74pt solid #000000" fo:border-right="none" fo:border-left="none" fo:border-bottom="none"/>
      <style:text-properties fo:font-size="7pt" style:font-name="Courier 10 Pitch" style:font-size-complex="7pt" style:font-size-asian="7pt"/>
    </style:style>
    <style:style style:data-style-name="N2" style:family="table-cell" style:name="ce17" style:parent-style-name="Default">
      <style:table-cell-properties style:repeat-content="false" fo:border-top="none" fo:border-right="none" fo:border-left="none" style:vertical-align="middle" fo:border-bottom="0.06pt solid #000000" style:text-align-source="fix"/>
      <style:paragraph-properties fo:text-align="center"/>
      <style:text-properties fo:font-size="7pt" style:font-name="Courier 10 Pitch" style:font-size-complex="7pt" style:font-size-asian="7pt"/>
    </style:style>
    <style:style style:data-style-name="N2" style:family="table-cell" style:name="ce18" style:parent-style-name="Default">
      <style:table-cell-properties style:repeat-content="false" fo:border="0.06pt solid #000000" style:vertical-align="middle" style:text-align-source="fix"/>
      <style:paragraph-properties fo:text-align="center"/>
      <style:text-properties fo:font-size="7pt" style:font-name="Courier 10 Pitch" style:font-size-complex="7pt" style:font-size-asian="7pt"/>
    </style:style>
    <style:style style:data-style-name="N2" style:family="table-cell" style:name="ce19" style:parent-style-name="Default">
      <style:table-cell-properties style:repeat-content="false" fo:border-top="0.74pt solid #000000" fo:border-right="none" fo:border-left="none" fo:border-bottom="none" style:text-align-source="fix"/>
      <style:paragraph-properties fo:text-align="end" fo:margin-left="0mm"/>
      <style:text-properties fo:font-weight="normal" fo:font-size="10pt" style:font-name="Courier 10 Pitch" style:font-size-complex="10pt" style:font-weight-complex="normal" style:font-weight-asian="normal" style:font-size-asian="10pt"/>
    </style:style>
    <style:style style:data-style-name="N2" style:family="table-cell" style:name="ce20" style:parent-style-name="Default">
      <style:text-properties style:font-name="Courier 10 Pitch"/>
    </style:style>
    <style:style style:data-style-name="N2" style:family="table-cell" style:name="ce21" style:parent-style-name="Default">
      <style:table-cell-properties style:repeat-content="false" fo:border-top="0.06pt solid #000000" fo:border-right="none" fo:border-left="0.06pt solid #000000" style:vertical-align="middle" fo:border-bottom="0.06pt solid #000000" style:text-align-source="fix"/>
      <style:paragraph-properties fo:text-align="center"/>
      <style:text-properties fo:font-size="7pt" style:font-name="Courier 10 Pitch" style:font-size-complex="7pt" style:font-size-asian="7pt"/>
    </style:style>
    <style:style style:data-style-name="N2" style:family="table-cell" style:name="ce22" style:parent-style-name="Default">
      <style:table-cell-properties style:repeat-content="false" fo:border-top="0.74pt solid #000000" fo:border-right="none" fo:border-left="none" fo:border-bottom="none" style:text-align-source="fix"/>
      <style:paragraph-properties fo:text-align="end" fo:margin-left="0mm"/>
      <style:text-properties fo:font-weight="normal" style:font-name-complex="FreeSans" fo:font-size="7pt" style:font-name-asian="Droid Sans Fallback" style:font-name="Courier 10 Pitch" style:font-size-complex="7pt" style:font-weight-complex="normal" style:font-weight-asian="normal" style:font-size-asian="7pt"/>
    </style:style>
  </office:automatic-styles>
  <office:body>
    <office:spreadsheet>
      <table:table table:name="Лист1" table:style-name="ta1">
        <table:table-column table:default-cell-style-name="ce5" table:style-name="co1"/>
        <table:table-column table:default-cell-style-name="ce5" table:style-name="co2"/>
        <table:table-column table:default-cell-style-name="ce5" table:style-name="co3"/>
        <table:table-column table:default-cell-style-name="ce5" table:style-name="co4"/>
        <table:table-column table:default-cell-style-name="ce5" table:style-name="co5"/>
        <table:table-column table:default-cell-style-name="ce5" table:style-name="co6"/>
        <table:table-column table:default-cell-style-name="ce5" table:style-name="co7"/>
        <table:table-column table:default-cell-style-name="ce5" table:style-name="co8" table:number-columns-repeated="3"/>
        <table:table-column table:default-cell-style-name="ce5" table:style-name="co9" table:number-columns-repeated="2"/>
        <table:table-column table:default-cell-style-name="ce5" table:style-name="co10"/>
        <table:table-column table:default-cell-style-name="ce5" table:style-name="co11"/>
        <table:table-column table:default-cell-style-name="ce20" table:style-name="co12"/>
        <table:table-column table:default-cell-style-name="ce20" table:style-name="co13"/>
        <table:table-column table:default-cell-style-name="ce5" table:style-name="co14" table:number-columns-repeated="1007"/>
        <table:table-row table:style-name="ro1">
          <table:table-cell office:value-type="string" calcext:value-type="string" table:number-columns-spanned="16" table:number-rows-spanned="1" table:style-name="ce1">
            <text:p>Остатки товара на 19.08.2018</text:p>
          </table:table-cell>
          <table:covered-table-cell table:number-columns-repeated="3" table:style-name="ce6"/>
          <table:covered-table-cell table:number-columns-repeated="10" table:style-name="ce10"/>
          <table:covered-table-cell table:number-columns-repeated="2" table:style-name="ce17"/>
          <table:table-cell table:style-name="ce9" table:number-columns-repeated="1007"/>
        </table:table-row>
        <table:table-row table:style-name="ro2">
          <table:table-cell office:value-type="string" calcext:value-type="string" table:style-name="ce2">
            <text:p>Код</text:p>
          </table:table-cell>
          <table:table-cell office:value-type="string" calcext:value-type="string" table:number-columns-spanned="2" table:number-rows-spanned="1" table:style-name="ce7">
            <text:p>Наименование</text:p>
          </table:table-cell>
          <table:covered-table-cell table:style-name="ce7"/>
          <table:table-cell office:value-type="string" calcext:value-type="string" table:style-name="ce7">
            <text:p>Артикул</text:p>
          </table:table-cell>
          <table:table-cell office:value-type="string" calcext:value-type="string" table:style-name="ce11">
            <text:p>Артикул ОЕМ</text:p>
          </table:table-cell>
          <table:table-cell office:value-type="string" calcext:value-type="string" table:style-name="ce11">
            <text:p>Код группы</text:p>
          </table:table-cell>
          <table:table-cell office:value-type="string" calcext:value-type="string" table:style-name="ce11">
            <text:p>Группа</text:p>
          </table:table-cell>
          <table:table-cell office:value-type="string" calcext:value-type="string" table:style-name="ce11">
            <text:p>Запас</text:p>
          </table:table-cell>
          <table:table-cell office:value-type="string" calcext:value-type="string" table:style-name="ce11">
            <text:p>Штук в компл.</text:p>
          </table:table-cell>
          <table:table-cell office:value-type="string" calcext:value-type="string" table:style-name="ce11">
            <text:p>Ед.Изм.</text:p>
          </table:table-cell>
          <table:table-cell office:value-type="string" calcext:value-type="string" table:style-name="ce11">
            <text:p>Адрес</text:p>
          </table:table-cell>
          <table:table-cell office:value-type="string" calcext:value-type="string" table:style-name="ce11">
            <text:p>Кол-во</text:p>
          </table:table-cell>
          <table:table-cell office:value-type="string" calcext:value-type="string" table:style-name="ce11">
            <text:p>Цена закуп.</text:p>
          </table:table-cell>
          <table:table-cell office:value-type="string" calcext:value-type="string" table:style-name="ce11">
            <text:p>Сумма закуп.</text:p>
          </table:table-cell>
          <table:table-cell office:value-type="string" calcext:value-type="string" table:style-name="ce18">
            <text:p>Цена</text:p>
          </table:table-cell>
          <table:table-cell office:value-type="string" calcext:value-type="string" table:style-name="ce21">
            <text:p>Сумма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697" table:style-name="ce3">
            <text:p>12697</text:p>
          </table:table-cell>
          <table:table-cell office:value-type="string" calcext:value-type="string" table:style-name="ce8">
            <text:p>Автошампунь "FELIX" (500мл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автошампунь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1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3.5" table:number-columns-repeated="2" table:style-name="ce14">
            <text:p>53,50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047" table:style-name="ce3">
            <text:p>16047</text:p>
          </table:table-cell>
          <table:table-cell office:value-type="string" calcext:value-type="string" table:style-name="ce8">
            <text:p>Автошампунь универсальный GRASS "Яблоко" (500мл)</text:p>
          </table:table-cell>
          <table:table-cell table:style-name="ce9"/>
          <table:table-cell office:value-type="string" calcext:value-type="string" table:style-name="ce9">
            <text:p>111105-2</text:p>
          </table:table-cell>
          <table:table-cell office:value-type="string" calcext:value-type="string" table:style-name="ce9">
            <text:p>автошампунь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67" table:number-columns-repeated="2" table:style-name="ce14">
            <text:p>39,67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332" table:style-name="ce3">
            <text:p>17332</text:p>
          </table:table-cell>
          <table:table-cell office:value-type="string" calcext:value-type="string" table:style-name="ce8">
            <text:p>Автошампунь-концентрат антикоррозийный KERRY (250мл)</text:p>
          </table:table-cell>
          <table:table-cell table:style-name="ce9"/>
          <table:table-cell office:value-type="string" calcext:value-type="string" table:style-name="ce9">
            <text:p>KR-271-1</text:p>
          </table:table-cell>
          <table:table-cell office:value-type="string" calcext:value-type="string" table:style-name="ce9">
            <text:p>автошампунь концентрат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8.63" table:number-columns-repeated="2" table:style-name="ce14">
            <text:p>38,63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694" table:style-name="ce3">
            <text:p>12694</text:p>
          </table:table-cell>
          <table:table-cell office:value-type="string" calcext:value-type="string" table:style-name="ce8">
            <text:p>Автошампунь-концентрат для покрытий "металлик" и "перламутр" (500мл)</text:p>
          </table:table-cell>
          <table:table-cell table:style-name="ce9"/>
          <table:table-cell office:value-type="string" calcext:value-type="string" table:style-name="ce9">
            <text:p>KR-272-2</text:p>
          </table:table-cell>
          <table:table-cell office:value-type="string" calcext:value-type="string" table:style-name="ce9">
            <text:p>автошампунь концентрат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8" table:style-name="ce3">
            <text:p>8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9.5" table:number-columns-repeated="2" table:style-name="ce14">
            <text:p>49,50</text:p>
          </table:table-cell>
          <table:table-cell office:value-type="float" calcext:value-type="float" office:value="67" table:number-columns-repeated="2" table:style-name="ce14">
            <text:p>6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261" table:style-name="ce3">
            <text:p>18261</text:p>
          </table:table-cell>
          <table:table-cell office:value-type="string" calcext:value-type="string" table:style-name="ce8">
            <text:p>Батарейка ААА 286 Daewoo</text:p>
          </table:table-cell>
          <table:table-cell table:style-name="ce9"/>
          <table:table-cell office:value-type="string" calcext:value-type="string" table:style-name="ce9">
            <text:p>AAA-R3</text:p>
          </table:table-cell>
          <table:table-cell office:value-type="string" calcext:value-type="string" table:style-name="ce9">
            <text:p>AAA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103" table:style-name="ce3">
            <text:p>2103</text:p>
          </table:table-cell>
          <table:table-cell office:value-type="string" calcext:value-type="string" table:style-name="ce8">
            <text:p>Бачок ГЦС 2101 без крышки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60256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1" table:number-columns-repeated="2" table:style-name="ce14">
            <text:p>11,00</text:p>
          </table:table-cell>
          <table:table-cell office:value-type="float" calcext:value-type="float" office:value="16" table:number-columns-repeated="2" table:style-name="ce14">
            <text:p>1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715" table:style-name="ce3">
            <text:p>2715</text:p>
          </table:table-cell>
          <table:table-cell office:value-type="string" calcext:value-type="string" table:style-name="ce8">
            <text:p>Бачок ГЦТ 210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1-3505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2.95" table:number-columns-repeated="2" table:style-name="ce14">
            <text:p>12,95</text:p>
          </table:table-cell>
          <table:table-cell office:value-type="float" calcext:value-type="float" office:value="20" table:number-columns-repeated="2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79" table:style-name="ce3">
            <text:p>379</text:p>
          </table:table-cell>
          <table:table-cell office:value-type="string" calcext:value-type="string" table:style-name="ce8">
            <text:p>Бачок ГЦТ, ГЦС УАЗ-46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51-3505108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5.6" table:style-name="ce14">
            <text:p>15,60</text:p>
          </table:table-cell>
          <table:table-cell office:value-type="float" calcext:value-type="float" office:value="31.2" table:style-name="ce14">
            <text:p>31,20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19" table:style-name="ce3">
            <text:p>3319</text:p>
          </table:table-cell>
          <table:table-cell office:value-type="string" calcext:value-type="string" table:style-name="ce8">
            <text:p>Бачок расширительный 11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13110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5" table:number-columns-repeated="2" table:style-name="ce14">
            <text:p>40,50</text:p>
          </table:table-cell>
          <table:table-cell office:value-type="float" calcext:value-type="float" office:value="61" table:number-columns-repeated="2" table:style-name="ce14">
            <text:p>6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61" table:style-name="ce3">
            <text:p>761</text:p>
          </table:table-cell>
          <table:table-cell office:value-type="string" calcext:value-type="string" table:style-name="ce8">
            <text:p>Бачок расширительный 2101, ГАЗ,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3110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3" table:number-columns-repeated="2" table:style-name="ce14">
            <text:p>43,00</text:p>
          </table:table-cell>
          <table:table-cell office:value-type="float" calcext:value-type="float" office:value="67" table:number-columns-repeated="2" table:style-name="ce14">
            <text:p>6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687" table:style-name="ce3">
            <text:p>5687</text:p>
          </table:table-cell>
          <table:table-cell office:value-type="string" calcext:value-type="string" table:style-name="ce8">
            <text:p>Бачок расширительный 2108 с/о (одна горловина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3110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office:value-type="float" calcext:value-type="float" office:value="95" table:number-columns-repeated="2" table:style-name="ce14">
            <text:p>9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357" table:style-name="ce3">
            <text:p>8357</text:p>
          </table:table-cell>
          <table:table-cell office:value-type="string" calcext:value-type="string" table:style-name="ce8">
            <text:p>Бачок расширительный 2108, 21099, 2115 н/о (две горловины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3-13110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155" table:style-name="ce3">
            <text:p>9155</text:p>
          </table:table-cell>
          <table:table-cell office:value-type="string" calcext:value-type="string" table:style-name="ce8">
            <text:p>Бачок расширительный 2110 н/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3110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4.5" table:number-columns-repeated="2" table:style-name="ce14">
            <text:p>64,50</text:p>
          </table:table-cell>
          <table:table-cell office:value-type="float" calcext:value-type="float" office:value="95" table:number-columns-repeated="2" table:style-name="ce14">
            <text:p>9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973" table:style-name="ce3">
            <text:p>14973</text:p>
          </table:table-cell>
          <table:table-cell office:value-type="string" calcext:value-type="string" table:style-name="ce8">
            <text:p>Бачок расширительный УАЗ-3160, 3163 "Патриот", 21213 (тонк.штуцер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60-1311014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8.5" table:number-columns-repeated="2" table:style-name="ce14">
            <text:p>48,50</text:p>
          </table:table-cell>
          <table:table-cell office:value-type="float" calcext:value-type="float" office:value="67" table:number-columns-repeated="2" table:style-name="ce14">
            <text:p>6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464" table:style-name="ce3">
            <text:p>12464</text:p>
          </table:table-cell>
          <table:table-cell office:value-type="string" calcext:value-type="string" table:style-name="ce8">
            <text:p>Башмак натяжителя 21214, 212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4-100609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.6" table:number-columns-repeated="2" table:style-name="ce14">
            <text:p>50,60</text:p>
          </table:table-cell>
          <table:table-cell office:value-type="float" calcext:value-type="float" office:value="69" table:number-columns-repeated="2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545" table:style-name="ce3">
            <text:p>6545</text:p>
          </table:table-cell>
          <table:table-cell office:value-type="string" calcext:value-type="string" table:style-name="ce8">
            <text:p>Башмак натяжителя цепи дв.40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6-1006090-11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4.43" table:style-name="ce14">
            <text:p>34,43</text:p>
          </table:table-cell>
          <table:table-cell office:value-type="float" calcext:value-type="float" office:value="68.86" table:style-name="ce14">
            <text:p>68,86</text:p>
          </table:table-cell>
          <table:table-cell office:value-type="float" calcext:value-type="float" office:value="52" table:style-name="ce14">
            <text:p>52,00</text:p>
          </table:table-cell>
          <table:table-cell office:value-type="float" calcext:value-type="float" office:value="104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1" table:style-name="ce3">
            <text:p>491</text:p>
          </table:table-cell>
          <table:table-cell office:value-type="string" calcext:value-type="string" table:style-name="ce8">
            <text:p>Бегунок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7060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8.11" table:style-name="ce14">
            <text:p>28,11</text:p>
          </table:table-cell>
          <table:table-cell office:value-type="float" calcext:value-type="float" office:value="56.22" table:style-name="ce14">
            <text:p>56,22</text:p>
          </table:table-cell>
          <table:table-cell office:value-type="float" calcext:value-type="float" office:value="42" table:style-name="ce14">
            <text:p>42,00</text:p>
          </table:table-cell>
          <table:table-cell office:value-type="float" calcext:value-type="float" office:value="84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868" table:style-name="ce3">
            <text:p>6868</text:p>
          </table:table-cell>
          <table:table-cell office:value-type="string" calcext:value-type="string" table:style-name="ce8">
            <text:p>Биты Nо1 (50мм) Philips "MATRIX" (10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7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.8" table:number-columns-repeated="2" table:style-name="ce14">
            <text:p>45,80</text:p>
          </table:table-cell>
          <table:table-cell office:value-type="float" calcext:value-type="float" office:value="64" table:number-columns-repeated="2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803" table:style-name="ce3">
            <text:p>11803</text:p>
          </table:table-cell>
          <table:table-cell office:value-type="string" calcext:value-type="string" table:style-name="ce8">
            <text:p>Бланк доверенности 210*14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6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0.99" table:style-name="ce14">
            <text:p>0,99</text:p>
          </table:table-cell>
          <table:table-cell office:value-type="float" calcext:value-type="float" office:value="7.92" table:style-name="ce14">
            <text:p>7,92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24" table:style-name="ce14">
            <text:p>2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479" table:style-name="ce3">
            <text:p>18479</text:p>
          </table:table-cell>
          <table:table-cell office:value-type="string" calcext:value-type="string" table:style-name="ce8">
            <text:p>Блок шлифовальный SUNMIGHT P100 120*98*13мм 2-х сторонний</text:p>
          </table:table-cell>
          <table:table-cell table:style-name="ce9"/>
          <table:table-cell office:value-type="string" calcext:value-type="string" table:style-name="ce9">
            <text:p>101207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4.02" table:style-name="ce14">
            <text:p>24,02</text:p>
          </table:table-cell>
          <table:table-cell office:value-type="float" calcext:value-type="float" office:value="48.04" table:style-name="ce14">
            <text:p>48,04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484" table:style-name="ce3">
            <text:p>18484</text:p>
          </table:table-cell>
          <table:table-cell office:value-type="string" calcext:value-type="string" table:style-name="ce8">
            <text:p>Блок шлифовальный SUNMIGHT P120 98*69*26мм 4-х сторонний</text:p>
          </table:table-cell>
          <table:table-cell table:style-name="ce9"/>
          <table:table-cell office:value-type="string" calcext:value-type="string" table:style-name="ce9">
            <text:p>101408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55" table:number-columns-repeated="2" table:style-name="ce14">
            <text:p>25,55</text:p>
          </table:table-cell>
          <table:table-cell office:value-type="float" calcext:value-type="float" office:value="37" table:number-columns-repeated="2" table:style-name="ce14">
            <text:p>3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507" table:style-name="ce3">
            <text:p>19507</text:p>
          </table:table-cell>
          <table:table-cell office:value-type="string" calcext:value-type="string" table:style-name="ce8">
            <text:p>Болт диодного моста 2110 в сборе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3" table:number-columns-repeated="2" table:style-name="ce14">
            <text:p>53,00</text:p>
          </table:table-cell>
          <table:table-cell office:value-type="float" calcext:value-type="float" office:value="79" table:number-columns-repeated="2" table:style-name="ce14">
            <text:p>7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849" table:style-name="ce3">
            <text:p>15849</text:p>
          </table:table-cell>
          <table:table-cell office:value-type="string" calcext:value-type="string" table:style-name="ce8">
            <text:p>Болт крепления заднего подшипника КПП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51-1701077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0.95" table:style-name="ce14">
            <text:p>20,95</text:p>
          </table:table-cell>
          <table:table-cell office:value-type="float" calcext:value-type="float" office:value="62.85" table:style-name="ce14">
            <text:p>62,85</text:p>
          </table:table-cell>
          <table:table-cell office:value-type="float" calcext:value-type="float" office:value="30" table:style-name="ce14">
            <text:p>30,0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408" table:style-name="ce3">
            <text:p>16408</text:p>
          </table:table-cell>
          <table:table-cell office:value-type="string" calcext:value-type="string" table:style-name="ce8">
            <text:p>Болт М10*1,25*98 подушки передней опоры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1029-0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3.72" table:style-name="ce14">
            <text:p>23,72</text:p>
          </table:table-cell>
          <table:table-cell office:value-type="float" calcext:value-type="float" office:value="47.44" table:style-name="ce14">
            <text:p>47,44</text:p>
          </table:table-cell>
          <table:table-cell office:value-type="float" calcext:value-type="float" office:value="27" table:style-name="ce14">
            <text:p>27,00</text:p>
          </table:table-cell>
          <table:table-cell office:value-type="float" calcext:value-type="float" office:value="54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503" table:style-name="ce3">
            <text:p>3503</text:p>
          </table:table-cell>
          <table:table-cell office:value-type="string" calcext:value-type="string" table:style-name="ce8">
            <text:p>Болт М10*115*1.25 бампер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80316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9.9066666666667" table:style-name="ce14">
            <text:p>19,91</text:p>
          </table:table-cell>
          <table:table-cell office:value-type="float" calcext:value-type="float" office:value="59.72" table:style-name="ce14">
            <text:p>59,72</text:p>
          </table:table-cell>
          <table:table-cell office:value-type="float" calcext:value-type="float" office:value="28" table:style-name="ce14">
            <text:p>28,00</text:p>
          </table:table-cell>
          <table:table-cell office:value-type="float" calcext:value-type="float" office:value="84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85" table:style-name="ce3">
            <text:p>12185</text:p>
          </table:table-cell>
          <table:table-cell office:value-type="string" calcext:value-type="string" table:style-name="ce8">
            <text:p>Болт М10*20*1.25 крепления двери 2108, шаровой опоры М-214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607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23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24.5" table:style-name="ce14">
            <text:p>24,50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4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465" table:style-name="ce3">
            <text:p>6465</text:p>
          </table:table-cell>
          <table:table-cell office:value-type="string" calcext:value-type="string" table:style-name="ce8">
            <text:p>Болт М10*20*1.25 кронштейна генератора В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59705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13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30" table:style-name="ce14">
            <text:p>30,00</text:p>
          </table:table-cell>
          <table:table-cell office:value-type="float" calcext:value-type="float" office:value="8.5" table:style-name="ce14">
            <text:p>8,50</text:p>
          </table:table-cell>
          <table:table-cell office:value-type="float" calcext:value-type="float" office:value="51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504" table:style-name="ce3">
            <text:p>3504</text:p>
          </table:table-cell>
          <table:table-cell office:value-type="string" calcext:value-type="string" table:style-name="ce8">
            <text:p>Болт М10*25*1.25 ступицы 2101, шаровой опоры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-0059707-3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22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6.22" table:style-name="ce14">
            <text:p>6,22</text:p>
          </table:table-cell>
          <table:table-cell office:value-type="float" calcext:value-type="float" office:value="31.1" table:style-name="ce14">
            <text:p>31,10</text:p>
          </table:table-cell>
          <table:table-cell office:value-type="float" calcext:value-type="float" office:value="10.5" table:style-name="ce14">
            <text:p>10,50</text:p>
          </table:table-cell>
          <table:table-cell office:value-type="float" calcext:value-type="float" office:value="52.5" table:style-name="ce14">
            <text:p>5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47" table:style-name="ce3">
            <text:p>7447</text:p>
          </table:table-cell>
          <table:table-cell office:value-type="string" calcext:value-type="string" table:style-name="ce8">
            <text:p>Болт М10*28*1.25 полуоси 2101, УАЗ, 3302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5021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2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6.3425" table:style-name="ce14">
            <text:p>6,34</text:p>
          </table:table-cell>
          <table:table-cell office:value-type="float" calcext:value-type="float" office:value="50.74" table:style-name="ce14">
            <text:p>50,74</text:p>
          </table:table-cell>
          <table:table-cell office:value-type="float" calcext:value-type="float" office:value="12" table:style-name="ce14">
            <text:p>12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495" table:style-name="ce3">
            <text:p>12495</text:p>
          </table:table-cell>
          <table:table-cell office:value-type="string" calcext:value-type="string" table:style-name="ce8">
            <text:p>Болт М10*30</text:p>
          </table:table-cell>
          <table:table-cell table:style-name="ce9"/>
          <table:table-cell office:value-type="string" calcext:value-type="string" table:style-name="ce9">
            <text:p>201499 П29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2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5.4" table:style-name="ce14">
            <text:p>5,40</text:p>
          </table:table-cell>
          <table:table-cell office:value-type="float" calcext:value-type="float" office:value="16.2" table:style-name="ce14">
            <text:p>16,20</text:p>
          </table:table-cell>
          <table:table-cell office:value-type="float" calcext:value-type="float" office:value="9" table:style-name="ce14">
            <text:p>9,00</text:p>
          </table:table-cell>
          <table:table-cell office:value-type="float" calcext:value-type="float" office:value="27" table:style-name="ce14">
            <text:p>2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539" table:style-name="ce3">
            <text:p>19539</text:p>
          </table:table-cell>
          <table:table-cell office:value-type="string" calcext:value-type="string" table:style-name="ce8">
            <text:p>Болт М10*30*1 поворотного кулака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-0290784-0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5.4" table:style-name="ce14">
            <text:p>5,40</text:p>
          </table:table-cell>
          <table:table-cell office:value-type="float" calcext:value-type="float" office:value="16.2" table:style-name="ce14">
            <text:p>16,20</text:p>
          </table:table-cell>
          <table:table-cell office:value-type="float" calcext:value-type="float" office:value="9" table:style-name="ce14">
            <text:p>9,00</text:p>
          </table:table-cell>
          <table:table-cell office:value-type="float" calcext:value-type="float" office:value="27" table:style-name="ce14">
            <text:p>2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330" table:style-name="ce3">
            <text:p>12330</text:p>
          </table:table-cell>
          <table:table-cell office:value-type="string" calcext:value-type="string" table:style-name="ce8">
            <text:p>Болт М10*35*1.25 крепления поперечины 2121, стабилизатора М-214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41-36071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3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6.846" table:style-name="ce14">
            <text:p>6,85</text:p>
          </table:table-cell>
          <table:table-cell office:value-type="float" calcext:value-type="float" office:value="34.23" table:style-name="ce14">
            <text:p>34,23</text:p>
          </table:table-cell>
          <table:table-cell office:value-type="float" calcext:value-type="float" office:value="13" table:style-name="ce14">
            <text:p>13,00</text:p>
          </table:table-cell>
          <table:table-cell office:value-type="float" calcext:value-type="float" office:value="65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910" table:style-name="ce3">
            <text:p>14910</text:p>
          </table:table-cell>
          <table:table-cell office:value-type="string" calcext:value-type="string" table:style-name="ce8">
            <text:p>Болт М10*40 кронштейна генератор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13070-21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1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6.16714285714286" table:style-name="ce14">
            <text:p>6,17</text:p>
          </table:table-cell>
          <table:table-cell office:value-type="float" calcext:value-type="float" office:value="43.17" table:style-name="ce14">
            <text:p>43,17</text:p>
          </table:table-cell>
          <table:table-cell office:value-type="float" calcext:value-type="float" office:value="12" table:style-name="ce14">
            <text:p>12,00</text:p>
          </table:table-cell>
          <table:table-cell office:value-type="float" calcext:value-type="float" office:value="84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316" table:style-name="ce3">
            <text:p>14316</text:p>
          </table:table-cell>
          <table:table-cell office:value-type="string" calcext:value-type="string" table:style-name="ce8">
            <text:p>Болт М10*42.5 полуоси 2101 левый (длинный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50211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8" table:style-name="ce3">
            <text:p>8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8.765" table:style-name="ce14">
            <text:p>8,77</text:p>
          </table:table-cell>
          <table:table-cell office:value-type="float" calcext:value-type="float" office:value="17.53" table:style-name="ce14">
            <text:p>17,53</text:p>
          </table:table-cell>
          <table:table-cell office:value-type="float" calcext:value-type="float" office:value="14" table:style-name="ce14">
            <text:p>14,00</text:p>
          </table:table-cell>
          <table:table-cell office:value-type="float" calcext:value-type="float" office:value="28" table:style-name="ce14">
            <text:p>2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190" table:style-name="ce3">
            <text:p>7190</text:p>
          </table:table-cell>
          <table:table-cell office:value-type="string" calcext:value-type="string" table:style-name="ce8">
            <text:p>Болт М10*42*1 нижнего рычага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-201525-П8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6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6.39" table:style-name="ce14">
            <text:p>6,39</text:p>
          </table:table-cell>
          <table:table-cell office:value-type="float" calcext:value-type="float" office:value="25.56" table:style-name="ce14">
            <text:p>25,56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191" table:style-name="ce3">
            <text:p>7191</text:p>
          </table:table-cell>
          <table:table-cell office:value-type="string" calcext:value-type="string" table:style-name="ce8">
            <text:p>Болт М10*55*1 развала-схождения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808-291500-П29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.2" table:number-columns-repeated="2" table:style-name="ce14">
            <text:p>5,20</text:p>
          </table:table-cell>
          <table:table-cell office:value-type="float" calcext:value-type="float" office:value="15.5" table:number-columns-repeated="2" table:style-name="ce14">
            <text:p>15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393" table:style-name="ce3">
            <text:p>10393</text:p>
          </table:table-cell>
          <table:table-cell office:value-type="string" calcext:value-type="string" table:style-name="ce8">
            <text:p>Болт М10*66*1.25 рычага передней подвески, пов.кулак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423433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9.5675" table:style-name="ce14">
            <text:p>9,57</text:p>
          </table:table-cell>
          <table:table-cell office:value-type="float" calcext:value-type="float" office:value="38.27" table:style-name="ce14">
            <text:p>38,27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92" table:style-name="ce14">
            <text:p>9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124" table:style-name="ce3">
            <text:p>18124</text:p>
          </table:table-cell>
          <table:table-cell office:value-type="string" calcext:value-type="string" table:style-name="ce8">
            <text:p>Болт М10*75 крепления рычага передней подвески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554123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0.6633333333333" table:style-name="ce14">
            <text:p>10,66</text:p>
          </table:table-cell>
          <table:table-cell office:value-type="float" calcext:value-type="float" office:value="31.99" table:style-name="ce14">
            <text:p>31,99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57" table:style-name="ce14">
            <text:p>5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327" table:style-name="ce3">
            <text:p>8327</text:p>
          </table:table-cell>
          <table:table-cell office:value-type="string" calcext:value-type="string" table:style-name="ce8">
            <text:p>Болт М10*90 5-й передачи 2101-07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423483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" table:style-name="ce14">
            <text:p>22,00</text:p>
          </table:table-cell>
          <table:table-cell office:value-type="float" calcext:value-type="float" office:value="44" table:style-name="ce14">
            <text:p>44,00</text:p>
          </table:table-cell>
          <table:table-cell office:value-type="float" calcext:value-type="float" office:value="34" table:style-name="ce14">
            <text:p>34,00</text:p>
          </table:table-cell>
          <table:table-cell office:value-type="float" calcext:value-type="float" office:value="68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41" table:style-name="ce3">
            <text:p>1841</text:p>
          </table:table-cell>
          <table:table-cell office:value-type="string" calcext:value-type="string" table:style-name="ce8">
            <text:p>Болт М11*33 маховика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91524-П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1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8.705" table:style-name="ce14">
            <text:p>8,71</text:p>
          </table:table-cell>
          <table:table-cell office:value-type="float" calcext:value-type="float" office:value="34.82" table:style-name="ce14">
            <text:p>34,82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68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951" table:style-name="ce3">
            <text:p>16951</text:p>
          </table:table-cell>
          <table:table-cell office:value-type="string" calcext:value-type="string" table:style-name="ce8">
            <text:p>Болт М12*28 суппорта 2108 н/о (звездочка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.7" table:style-name="ce14">
            <text:p>16,70</text:p>
          </table:table-cell>
          <table:table-cell office:value-type="float" calcext:value-type="float" office:value="33.4" table:style-name="ce14">
            <text:p>33,40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38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71" table:style-name="ce3">
            <text:p>12171</text:p>
          </table:table-cell>
          <table:table-cell office:value-type="string" calcext:value-type="string" table:style-name="ce8">
            <text:p>Болт М12*30 коленвала 2108, 2110 (8-ми клап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55404-33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41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11.85" table:style-name="ce14">
            <text:p>11,85</text:p>
          </table:table-cell>
          <table:table-cell office:value-type="float" calcext:value-type="float" office:value="71.1" table:style-name="ce14">
            <text:p>71,10</text:p>
          </table:table-cell>
          <table:table-cell office:value-type="float" calcext:value-type="float" office:value="16" table:style-name="ce14">
            <text:p>16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609" table:style-name="ce3">
            <text:p>3609</text:p>
          </table:table-cell>
          <table:table-cell office:value-type="string" calcext:value-type="string" table:style-name="ce8">
            <text:p>Болт М12*81 оси нижнего рычага 2101 развальный (балки) квадрат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42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3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.7" table:style-name="ce14">
            <text:p>22,70</text:p>
          </table:table-cell>
          <table:table-cell office:value-type="float" calcext:value-type="float" office:value="45.4" table:style-name="ce14">
            <text:p>45,40</text:p>
          </table:table-cell>
          <table:table-cell office:value-type="float" calcext:value-type="float" office:value="34" table:style-name="ce14">
            <text:p>34,00</text:p>
          </table:table-cell>
          <table:table-cell office:value-type="float" calcext:value-type="float" office:value="68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21" table:style-name="ce3">
            <text:p>7421</text:p>
          </table:table-cell>
          <table:table-cell office:value-type="string" calcext:value-type="string" table:style-name="ce8">
            <text:p>Болт М4*4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" table:number-columns-repeated="2" table:style-name="ce14">
            <text:p>3,00</text:p>
          </table:table-cell>
          <table:table-cell office:value-type="float" calcext:value-type="float" office:value="5" table:number-columns-repeated="2" table:style-name="ce14">
            <text:p>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726" table:style-name="ce3">
            <text:p>17726</text:p>
          </table:table-cell>
          <table:table-cell office:value-type="string" calcext:value-type="string" table:style-name="ce8">
            <text:p>Болт М5*10 крепления стеклоподъемника с зубчатым буртиком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383317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81" table:number-columns-repeated="2" table:style-name="ce14">
            <text:p>281,00</text:p>
          </table:table-cell>
          <table:table-cell office:value-type="float" calcext:value-type="float" office:value="11" table:number-columns-repeated="2" table:style-name="ce14">
            <text:p>1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823" table:style-name="ce3">
            <text:p>19823</text:p>
          </table:table-cell>
          <table:table-cell office:value-type="string" calcext:value-type="string" table:style-name="ce8">
            <text:p>Болт М5*2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9780-218 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13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1.8" table:style-name="ce14">
            <text:p>1,80</text:p>
          </table:table-cell>
          <table:table-cell office:value-type="float" calcext:value-type="float" office:value="18" table:style-name="ce14">
            <text:p>18,00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93" table:style-name="ce3">
            <text:p>4993</text:p>
          </table:table-cell>
          <table:table-cell office:value-type="string" calcext:value-type="string" table:style-name="ce8">
            <text:p>Болт М6*1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902221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25" table:style-name="ce3">
            <text:p>2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3</text:p>
          </table:table-cell>
          <table:table-cell office:value-type="float" calcext:value-type="float" office:value="11" table:style-name="ce13">
            <text:p>11</text:p>
          </table:table-cell>
          <table:table-cell office:value-type="float" calcext:value-type="float" office:value="1.55" table:style-name="ce14">
            <text:p>1,55</text:p>
          </table:table-cell>
          <table:table-cell office:value-type="float" calcext:value-type="float" office:value="17.05" table:style-name="ce14">
            <text:p>17,05</text:p>
          </table:table-cell>
          <table:table-cell office:value-type="float" calcext:value-type="float" office:value="2.5" table:style-name="ce14">
            <text:p>2,50</text:p>
          </table:table-cell>
          <table:table-cell office:value-type="float" calcext:value-type="float" office:value="27.5" table:style-name="ce14">
            <text:p>27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073" table:style-name="ce3">
            <text:p>13073</text:p>
          </table:table-cell>
          <table:table-cell office:value-type="string" calcext:value-type="string" table:style-name="ce8">
            <text:p>Болт М6*16 замка зажигания 2108, рулевого вала 2101 обламывающийс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70432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2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2.85" table:number-columns-repeated="2" table:style-name="ce14">
            <text:p>12,85</text:p>
          </table:table-cell>
          <table:table-cell office:value-type="float" calcext:value-type="float" office:value="17" table:number-columns-repeated="2" table:style-name="ce14">
            <text:p>1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746" table:style-name="ce3">
            <text:p>14746</text:p>
          </table:table-cell>
          <table:table-cell office:value-type="string" calcext:value-type="string" table:style-name="ce8">
            <text:p>Болт М6*30 клеммы (квадратная головка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22</text:p>
          </table:table-cell>
          <table:table-cell office:value-type="float" calcext:value-type="float" office:value="11" table:style-name="ce13">
            <text:p>11</text:p>
          </table:table-cell>
          <table:table-cell office:value-type="float" calcext:value-type="float" office:value="4.15" table:style-name="ce14">
            <text:p>4,15</text:p>
          </table:table-cell>
          <table:table-cell office:value-type="float" calcext:value-type="float" office:value="45.65" table:style-name="ce14">
            <text:p>45,65</text:p>
          </table:table-cell>
          <table:table-cell office:value-type="float" calcext:value-type="float" office:value="6.5" table:style-name="ce14">
            <text:p>6,50</text:p>
          </table:table-cell>
          <table:table-cell office:value-type="float" calcext:value-type="float" office:value="71.5" table:style-name="ce14">
            <text:p>71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450" table:style-name="ce3">
            <text:p>15450</text:p>
          </table:table-cell>
          <table:table-cell office:value-type="string" calcext:value-type="string" table:style-name="ce8">
            <text:p>Болт М6*30 успокоителя цепи 2101 длинн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90282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5" table:style-name="ce3">
            <text:p>2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2</text:p>
          </table:table-cell>
          <table:table-cell office:value-type="float" calcext:value-type="float" office:value="20" table:style-name="ce13">
            <text:p>20</text:p>
          </table:table-cell>
          <table:table-cell office:value-type="float" calcext:value-type="float" office:value="2.198" table:style-name="ce14">
            <text:p>2,20</text:p>
          </table:table-cell>
          <table:table-cell office:value-type="float" calcext:value-type="float" office:value="43.96" table:style-name="ce14">
            <text:p>43,96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100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210" table:style-name="ce3">
            <text:p>15210</text:p>
          </table:table-cell>
          <table:table-cell office:value-type="string" calcext:value-type="string" table:style-name="ce8">
            <text:p>Болт М6*53 клапанной крышки 2112 (16-ти клап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2-100332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2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3.6" table:style-name="ce14">
            <text:p>3,60</text:p>
          </table:table-cell>
          <table:table-cell office:value-type="float" calcext:value-type="float" office:value="10.8" table:style-name="ce14">
            <text:p>10,80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18" table:style-name="ce14">
            <text:p>1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503" table:style-name="ce3">
            <text:p>13503</text:p>
          </table:table-cell>
          <table:table-cell office:value-type="string" calcext:value-type="string" table:style-name="ce8">
            <text:p>Болт М6*65 натяжителя ремня генератор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370162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.8" table:number-columns-repeated="2" table:style-name="ce14">
            <text:p>4,80</text:p>
          </table:table-cell>
          <table:table-cell office:value-type="float" calcext:value-type="float" office:value="8" table:number-columns-repeated="2" table:style-name="ce14">
            <text:p>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290" table:style-name="ce3">
            <text:p>9290</text:p>
          </table:table-cell>
          <table:table-cell office:value-type="string" calcext:value-type="string" table:style-name="ce8">
            <text:p>Болт М8*110 нижнего кронштейна генератор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370137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.73" table:number-columns-repeated="2" table:style-name="ce14">
            <text:p>17,73</text:p>
          </table:table-cell>
          <table:table-cell office:value-type="float" calcext:value-type="float" office:value="24" table:number-columns-repeated="2" table:style-name="ce14">
            <text:p>2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304" table:style-name="ce3">
            <text:p>9304</text:p>
          </table:table-cell>
          <table:table-cell office:value-type="string" calcext:value-type="string" table:style-name="ce8">
            <text:p>Болт М8*19 <text:s/>корзины сцепления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60120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6" table:style-name="ce3">
            <text:p>6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5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3.77" table:style-name="ce14">
            <text:p>3,77</text:p>
          </table:table-cell>
          <table:table-cell office:value-type="float" calcext:value-type="float" office:value="30.16" table:style-name="ce14">
            <text:p>30,16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40" table:style-name="ce3">
            <text:p>7440</text:p>
          </table:table-cell>
          <table:table-cell office:value-type="string" calcext:value-type="string" table:style-name="ce8">
            <text:p>Болт М8*22 планки генератор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П29-201457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22</text:p>
          </table:table-cell>
          <table:table-cell office:value-type="float" calcext:value-type="float" office:value="16" table:style-name="ce13">
            <text:p>16</text:p>
          </table:table-cell>
          <table:table-cell office:value-type="float" calcext:value-type="float" office:value="2.48" table:style-name="ce14">
            <text:p>2,48</text:p>
          </table:table-cell>
          <table:table-cell office:value-type="float" calcext:value-type="float" office:value="39.68" table:style-name="ce14">
            <text:p>39,68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735" table:style-name="ce3">
            <text:p>4735</text:p>
          </table:table-cell>
          <table:table-cell office:value-type="string" calcext:value-type="string" table:style-name="ce8">
            <text:p>Болт М8*25 крышки КПП, РК УАЗ короткий, ЗМЗ-40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1458-П8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1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10" table:style-name="ce14">
            <text:p>1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64" table:style-name="ce3">
            <text:p>4864</text:p>
          </table:table-cell>
          <table:table-cell office:value-type="string" calcext:value-type="string" table:style-name="ce8">
            <text:p>Болт М8*38 крышки КПП, РК УАЗ средний, ЗМЗ-40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1463-П29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3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3.89" table:style-name="ce14">
            <text:p>3,89</text:p>
          </table:table-cell>
          <table:table-cell office:value-type="float" calcext:value-type="float" office:value="11.67" table:style-name="ce14">
            <text:p>11,67</text:p>
          </table:table-cell>
          <table:table-cell office:value-type="float" calcext:value-type="float" office:value="6.5" table:style-name="ce14">
            <text:p>6,50</text:p>
          </table:table-cell>
          <table:table-cell office:value-type="float" calcext:value-type="float" office:value="19.5" table:style-name="ce14">
            <text:p>19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56" table:style-name="ce3">
            <text:p>4856</text:p>
          </table:table-cell>
          <table:table-cell office:value-type="string" calcext:value-type="string" table:style-name="ce8">
            <text:p>Болт М8*45 крышки КПП УАЗ длинный, салазок кресла Г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1466-П29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3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3.438" table:style-name="ce14">
            <text:p>3,44</text:p>
          </table:table-cell>
          <table:table-cell office:value-type="float" calcext:value-type="float" office:value="17.19" table:style-name="ce14">
            <text:p>17,19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38" table:style-name="ce3">
            <text:p>2038</text:p>
          </table:table-cell>
          <table:table-cell office:value-type="string" calcext:value-type="string" table:style-name="ce8">
            <text:p>Болт М8*45 стартера с пружинной шайбой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382682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21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9" table:style-name="ce14">
            <text:p>9,00</text:p>
          </table:table-cell>
          <table:table-cell office:value-type="float" calcext:value-type="float" office:value="45" table:style-name="ce14">
            <text:p>45,00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305" table:style-name="ce3">
            <text:p>9305</text:p>
          </table:table-cell>
          <table:table-cell office:value-type="string" calcext:value-type="string" table:style-name="ce8">
            <text:p>Болт М8*50 опоры передней стойки 2108, 21099 удлиненн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099-356-7196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6" table:style-name="ce3">
            <text:p>6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3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7.38" table:style-name="ce14">
            <text:p>7,38</text:p>
          </table:table-cell>
          <table:table-cell office:value-type="float" calcext:value-type="float" office:value="59.04" table:style-name="ce14">
            <text:p>59,04</text:p>
          </table:table-cell>
          <table:table-cell office:value-type="float" calcext:value-type="float" office:value="12" table:style-name="ce14">
            <text:p>12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673" table:style-name="ce3">
            <text:p>11673</text:p>
          </table:table-cell>
          <table:table-cell office:value-type="string" calcext:value-type="string" table:style-name="ce8">
            <text:p>Болт М8*62.2 крепления резонатора к катализатору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20605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4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10.992" table:style-name="ce14">
            <text:p>10,99</text:p>
          </table:table-cell>
          <table:table-cell office:value-type="float" calcext:value-type="float" office:value="54.96" table:style-name="ce14">
            <text:p>54,96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85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53" table:style-name="ce3">
            <text:p>15753</text:p>
          </table:table-cell>
          <table:table-cell office:value-type="string" calcext:value-type="string" table:style-name="ce8">
            <text:p>Болт переднего тормозного шланга 2101 "АвтоВАЗ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50607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4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4.5866666666667" table:style-name="ce14">
            <text:p>14,59</text:p>
          </table:table-cell>
          <table:table-cell office:value-type="float" calcext:value-type="float" office:value="43.76" table:style-name="ce14">
            <text:p>43,76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300" table:style-name="ce3">
            <text:p>9300</text:p>
          </table:table-cell>
          <table:table-cell office:value-type="string" calcext:value-type="string" table:style-name="ce8">
            <text:p>Болт ремня безопасности 2101 длинный (нижний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8217260-1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5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6.915" table:style-name="ce14">
            <text:p>6,92</text:p>
          </table:table-cell>
          <table:table-cell office:value-type="float" calcext:value-type="float" office:value="27.66" table:style-name="ce14">
            <text:p>27,66</text:p>
          </table:table-cell>
          <table:table-cell office:value-type="float" calcext:value-type="float" office:value="11" table:style-name="ce14">
            <text:p>11,0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301" table:style-name="ce3">
            <text:p>9301</text:p>
          </table:table-cell>
          <table:table-cell office:value-type="string" calcext:value-type="string" table:style-name="ce8">
            <text:p>Болт ремня безопасности 2101 короткий (верхний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8217260-1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5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6.92333333333333" table:style-name="ce14">
            <text:p>6,92</text:p>
          </table:table-cell>
          <table:table-cell office:value-type="float" calcext:value-type="float" office:value="41.54" table:style-name="ce14">
            <text:p>41,54</text:p>
          </table:table-cell>
          <table:table-cell office:value-type="float" calcext:value-type="float" office:value="16" table:style-name="ce14">
            <text:p>16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303" table:style-name="ce3">
            <text:p>9303</text:p>
          </table:table-cell>
          <table:table-cell office:value-type="string" calcext:value-type="string" table:style-name="ce8">
            <text:p>Болт ремня безопасности 2108 коротк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217256-0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2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7.26" table:style-name="ce14">
            <text:p>7,26</text:p>
          </table:table-cell>
          <table:table-cell office:value-type="float" calcext:value-type="float" office:value="36.3" table:style-name="ce14">
            <text:p>36,30</text:p>
          </table:table-cell>
          <table:table-cell office:value-type="float" calcext:value-type="float" office:value="12" table:style-name="ce14">
            <text:p>12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688" table:style-name="ce3">
            <text:p>9688</text:p>
          </table:table-cell>
          <table:table-cell office:value-type="string" calcext:value-type="string" table:style-name="ce8">
            <text:p>Брусок абразивный, 225 мм, Лодочка (Луга)// Росси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27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7.545" table:style-name="ce14">
            <text:p>7,55</text:p>
          </table:table-cell>
          <table:table-cell office:value-type="float" calcext:value-type="float" office:value="30.18" table:style-name="ce14">
            <text:p>30,18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92" table:style-name="ce14">
            <text:p>9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450" table:style-name="ce3">
            <text:p>18450</text:p>
          </table:table-cell>
          <table:table-cell office:value-type="string" calcext:value-type="string" table:style-name="ce8">
            <text:p>Бумага наждачная водостойкая №2000 "SIA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бумага нажд водост 2000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5" table:style-name="ce3">
            <text:p>2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09" table:number-columns-repeated="2" table:style-name="ce14">
            <text:p>27,09</text:p>
          </table:table-cell>
          <table:table-cell office:value-type="float" calcext:value-type="float" office:value="39" table:number-columns-repeated="2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452" table:style-name="ce3">
            <text:p>18452</text:p>
          </table:table-cell>
          <table:table-cell office:value-type="string" calcext:value-type="string" table:style-name="ce8">
            <text:p>Бумага наждачная водостойкая №280 "SIA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бумага нажд водост 280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8" table:style-name="ce3">
            <text:p>28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3.51" table:style-name="ce14">
            <text:p>23,51</text:p>
          </table:table-cell>
          <table:table-cell office:value-type="float" calcext:value-type="float" office:value="70.53" table:style-name="ce14">
            <text:p>70,53</text:p>
          </table:table-cell>
          <table:table-cell office:value-type="float" calcext:value-type="float" office:value="34" table:style-name="ce14">
            <text:p>34,00</text:p>
          </table:table-cell>
          <table:table-cell office:value-type="float" calcext:value-type="float" office:value="10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766" table:style-name="ce3">
            <text:p>18766</text:p>
          </table:table-cell>
          <table:table-cell office:value-type="string" calcext:value-type="string" table:style-name="ce8">
            <text:p>Бумага наждачная водостойкая №80 MIRKA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бумага нажд водост 80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4" table:number-columns-repeated="2" table:style-name="ce14">
            <text:p>34,40</text:p>
          </table:table-cell>
          <table:table-cell office:value-type="float" calcext:value-type="float" office:value="48" table:number-columns-repeated="2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857" table:style-name="ce3">
            <text:p>3857</text:p>
          </table:table-cell>
          <table:table-cell office:value-type="string" calcext:value-type="string" table:style-name="ce8">
            <text:p>Бумага наждачная водостойкая №800 SIA</text:p>
          </table:table-cell>
          <table:table-cell table:style-name="ce9"/>
          <table:table-cell office:value-type="string" calcext:value-type="string" table:style-name="ce9">
            <text:p>41/169</text:p>
          </table:table-cell>
          <table:table-cell office:value-type="string" calcext:value-type="string" table:style-name="ce9">
            <text:p>бумага нажд водост 800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34" table:style-name="ce14">
            <text:p>34,00</text:p>
          </table:table-cell>
          <table:table-cell office:value-type="float" calcext:value-type="float" office:value="102" table:style-name="ce14">
            <text:p>102,00</text:p>
          </table:table-cell>
          <table:table-cell office:value-type="float" calcext:value-type="float" office:value="34" table:style-name="ce14">
            <text:p>34,00</text:p>
          </table:table-cell>
          <table:table-cell office:value-type="float" calcext:value-type="float" office:value="10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609" table:style-name="ce3">
            <text:p>9609</text:p>
          </table:table-cell>
          <table:table-cell office:value-type="string" calcext:value-type="string" table:style-name="ce8">
            <text:p>Бур по бетону, 10 x 160 мм, SDS PLUS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5" table:number-columns-repeated="2" table:style-name="ce14">
            <text:p>36,50</text:p>
          </table:table-cell>
          <table:table-cell office:value-type="float" calcext:value-type="float" office:value="51" table:number-columns-repeated="2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769" table:style-name="ce3">
            <text:p>11769</text:p>
          </table:table-cell>
          <table:table-cell office:value-type="string" calcext:value-type="string" table:style-name="ce8">
            <text:p>Буфер амортизатора 2108 заднего полиуретан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9126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8.975" table:style-name="ce14">
            <text:p>28,98</text:p>
          </table:table-cell>
          <table:table-cell office:value-type="float" calcext:value-type="float" office:value="57.95" table:style-name="ce14">
            <text:p>57,95</text:p>
          </table:table-cell>
          <table:table-cell office:value-type="float" calcext:value-type="float" office:value="41" table:style-name="ce14">
            <text:p>41,00</text:p>
          </table:table-cell>
          <table:table-cell office:value-type="float" calcext:value-type="float" office:value="82" table:style-name="ce14">
            <text:p>8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71" table:style-name="ce3">
            <text:p>7071</text:p>
          </table:table-cell>
          <table:table-cell office:value-type="string" calcext:value-type="string" table:style-name="ce8">
            <text:p>Буфер капот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22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0.43" table:number-columns-repeated="2" table:style-name="ce14">
            <text:p>10,43</text:p>
          </table:table-cell>
          <table:table-cell office:value-type="float" calcext:value-type="float" office:value="16" table:number-columns-repeated="2" table:style-name="ce14">
            <text:p>1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818" table:style-name="ce3">
            <text:p>15818</text:p>
          </table:table-cell>
          <table:table-cell office:value-type="string" calcext:value-type="string" table:style-name="ce8">
            <text:p>Буфер капот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84022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.9" table:style-name="ce14">
            <text:p>16,90</text:p>
          </table:table-cell>
          <table:table-cell office:value-type="float" calcext:value-type="float" office:value="33.8" table:style-name="ce14">
            <text:p>33,80</text:p>
          </table:table-cell>
          <table:table-cell office:value-type="float" calcext:value-type="float" office:value="26" table:style-name="ce14">
            <text:p>26,00</text:p>
          </table:table-cell>
          <table:table-cell office:value-type="float" calcext:value-type="float" office:value="5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45" table:style-name="ce3">
            <text:p>19445</text:p>
          </table:table-cell>
          <table:table-cell office:value-type="string" calcext:value-type="string" table:style-name="ce8">
            <text:p>Буфер лючка бензобака 2101, 2121, 2123, 1118 "БРТ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840416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9" table:style-name="ce3">
            <text:p>9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3.24" table:style-name="ce14">
            <text:p>3,24</text:p>
          </table:table-cell>
          <table:table-cell office:value-type="float" calcext:value-type="float" office:value="25.92" table:style-name="ce14">
            <text:p>25,92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938" table:style-name="ce3">
            <text:p>8938</text:p>
          </table:table-cell>
          <table:table-cell office:value-type="string" calcext:value-type="string" table:style-name="ce8">
            <text:p>Ввертыш свечной ремонтный ЗМЗ 402,5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2-14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9.38" table:style-name="ce14">
            <text:p>19,38</text:p>
          </table:table-cell>
          <table:table-cell office:value-type="float" calcext:value-type="float" office:value="38.76" table:style-name="ce14">
            <text:p>38,76</text:p>
          </table:table-cell>
          <table:table-cell office:value-type="float" calcext:value-type="float" office:value="29" table:style-name="ce14">
            <text:p>29,00</text:p>
          </table:table-cell>
          <table:table-cell office:value-type="float" calcext:value-type="float" office:value="58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2" table:style-name="ce3">
            <text:p>742</text:p>
          </table:table-cell>
          <table:table-cell office:value-type="string" calcext:value-type="string" table:style-name="ce8">
            <text:p>Вентилятор 2101 (4 лопасти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3080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7" table:number-columns-repeated="2" table:style-name="ce14">
            <text:p>37,00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561" table:style-name="ce3">
            <text:p>7561</text:p>
          </table:table-cell>
          <table:table-cell office:value-type="string" calcext:value-type="string" table:style-name="ce8">
            <text:p>Вентилятор 2121 (желтый 6 лопастей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13080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95" table:number-columns-repeated="2" table:style-name="ce14">
            <text:p>36,95</text:p>
          </table:table-cell>
          <table:table-cell office:value-type="float" calcext:value-type="float" office:value="55" table:number-columns-repeated="2" table:style-name="ce14">
            <text:p>5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583" table:style-name="ce3">
            <text:p>11583</text:p>
          </table:table-cell>
          <table:table-cell office:value-type="string" calcext:value-type="string" table:style-name="ce8">
            <text:p>Вилка стартера малая УАЗ, Г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22-370802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3" table:number-columns-repeated="4" table:style-name="ce14">
            <text:p>4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593" table:style-name="ce3">
            <text:p>7593</text:p>
          </table:table-cell>
          <table:table-cell office:value-type="string" calcext:value-type="string" table:style-name="ce8">
            <text:p>Вилка сцепления М-2126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8" table:style-name="ce3">
            <text:p>8</text:p>
          </table:table-cell>
          <table:table-cell office:value-type="string" calcext:value-type="string" table:style-name="ce9">
            <text:p>Запчасти ИЖ (Ода)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1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00" table:number-columns-repeated="4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541" table:style-name="ce3">
            <text:p>11541</text:p>
          </table:table-cell>
          <table:table-cell office:value-type="string" calcext:value-type="string" table:style-name="ce8">
            <text:p>Винт М5*20 крепления кожуха руля 2101-2121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00331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21</text:p>
          </table:table-cell>
          <table:table-cell office:value-type="float" calcext:value-type="float" office:value="11" table:style-name="ce13">
            <text:p>11</text:p>
          </table:table-cell>
          <table:table-cell office:value-type="float" calcext:value-type="float" office:value="1.53" table:style-name="ce14">
            <text:p>1,53</text:p>
          </table:table-cell>
          <table:table-cell office:value-type="float" calcext:value-type="float" office:value="16.83" table:style-name="ce14">
            <text:p>16,83</text:p>
          </table:table-cell>
          <table:table-cell office:value-type="float" calcext:value-type="float" office:value="2.5" table:style-name="ce14">
            <text:p>2,50</text:p>
          </table:table-cell>
          <table:table-cell office:value-type="float" calcext:value-type="float" office:value="27.5" table:style-name="ce14">
            <text:p>27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26" table:style-name="ce3">
            <text:p>7426</text:p>
          </table:table-cell>
          <table:table-cell office:value-type="string" calcext:value-type="string" table:style-name="ce8">
            <text:p>Винт М6*10 замка двери 210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23</text:p>
          </table:table-cell>
          <table:table-cell office:value-type="float" calcext:value-type="float" office:value="13" table:style-name="ce13">
            <text:p>13</text:p>
          </table:table-cell>
          <table:table-cell office:value-type="float" calcext:value-type="float" office:value="1.01" table:style-name="ce14">
            <text:p>1,01</text:p>
          </table:table-cell>
          <table:table-cell office:value-type="float" calcext:value-type="float" office:value="13.13" table:style-name="ce14">
            <text:p>13,13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39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581" table:style-name="ce3">
            <text:p>8581</text:p>
          </table:table-cell>
          <table:table-cell office:value-type="string" calcext:value-type="string" table:style-name="ce8">
            <text:p>Винт М6*2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2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1.227" table:style-name="ce14">
            <text:p>1,23</text:p>
          </table:table-cell>
          <table:table-cell office:value-type="float" calcext:value-type="float" office:value="12.27" table:style-name="ce14">
            <text:p>12,27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35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788" table:style-name="ce3">
            <text:p>3788</text:p>
          </table:table-cell>
          <table:table-cell office:value-type="string" calcext:value-type="string" table:style-name="ce8">
            <text:p>Винт М6*20 потайно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33015-01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.11" table:number-columns-repeated="2" table:style-name="ce14">
            <text:p>1,11</text:p>
          </table:table-cell>
          <table:table-cell office:value-type="float" calcext:value-type="float" office:value="3.5" table:number-columns-repeated="2" table:style-name="ce14">
            <text:p>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639" table:style-name="ce3">
            <text:p>3639</text:p>
          </table:table-cell>
          <table:table-cell office:value-type="string" calcext:value-type="string" table:style-name="ce8">
            <text:p>Винт М8*12 торм.барабана УАЗ, Г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90605-П29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4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1.97875" table:style-name="ce14">
            <text:p>1,98</text:p>
          </table:table-cell>
          <table:table-cell office:value-type="float" calcext:value-type="float" office:value="15.83" table:style-name="ce14">
            <text:p>15,83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085" table:style-name="ce3">
            <text:p>4085</text:p>
          </table:table-cell>
          <table:table-cell office:value-type="string" calcext:value-type="string" table:style-name="ce8">
            <text:p>Винт М8*20 крепления петли двери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33035-11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3" table:style-name="ce3">
            <text:p>13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34</text:p>
          </table:table-cell>
          <table:table-cell office:value-type="float" calcext:value-type="float" office:value="16" table:style-name="ce13">
            <text:p>16</text:p>
          </table:table-cell>
          <table:table-cell office:value-type="float" calcext:value-type="float" office:value="2.76" table:style-name="ce14">
            <text:p>2,76</text:p>
          </table:table-cell>
          <table:table-cell office:value-type="float" calcext:value-type="float" office:value="44.16" table:style-name="ce14">
            <text:p>44,16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361" table:style-name="ce3">
            <text:p>8361</text:p>
          </table:table-cell>
          <table:table-cell office:value-type="string" calcext:value-type="string" table:style-name="ce8">
            <text:p>Винт фиксации замка двери 2108, 2109, 21099 бесшумн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526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.68" table:number-columns-repeated="2" table:style-name="ce14">
            <text:p>8,68</text:p>
          </table:table-cell>
          <table:table-cell office:value-type="float" calcext:value-type="float" office:value="15" table:number-columns-repeated="2" table:style-name="ce14">
            <text:p>1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495" table:style-name="ce3">
            <text:p>14495</text:p>
          </table:table-cell>
          <table:table-cell office:value-type="string" calcext:value-type="string" table:style-name="ce8">
            <text:p>Винт фиксации замка двери 2108, 2109, 21099 бесшумный (4шт) "ЗавГар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5228-0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" table:number-columns-repeated="2" table:style-name="ce14">
            <text:p>45,00</text:p>
          </table:table-cell>
          <table:table-cell office:value-type="float" calcext:value-type="float" office:value="70" table:number-columns-repeated="2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32" table:style-name="ce3">
            <text:p>8032</text:p>
          </table:table-cell>
          <table:table-cell office:value-type="string" calcext:value-type="string" table:style-name="ce8">
            <text:p>Вороток 1/2" со скользящей головкой 210мм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47" table:number-columns-repeated="2" table:style-name="ce14">
            <text:p>58,47</text:p>
          </table:table-cell>
          <table:table-cell office:value-type="float" calcext:value-type="float" office:value="88" table:number-columns-repeated="2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895" table:style-name="ce3">
            <text:p>13895</text:p>
          </table:table-cell>
          <table:table-cell office:value-type="string" calcext:value-type="string" table:style-name="ce8">
            <text:p>Втулка (заглушка) вилки сцепления 2108 "АвтоВАЗ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60121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" table:number-columns-repeated="2" table:style-name="ce14">
            <text:p>17,00</text:p>
          </table:table-cell>
          <table:table-cell office:value-type="float" calcext:value-type="float" office:value="24" table:number-columns-repeated="2" table:style-name="ce14">
            <text:p>2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650" table:style-name="ce3">
            <text:p>14650</text:p>
          </table:table-cell>
          <table:table-cell office:value-type="string" calcext:value-type="string" table:style-name="ce8">
            <text:p>Втулка амортизатора 2101, 2121, 2123, М-412 (4шт) полиуретан "ЗавГар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6231 4шт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838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45" table:number-columns-repeated="2" table:style-name="ce14">
            <text:p>51,45</text:p>
          </table:table-cell>
          <table:table-cell office:value-type="float" calcext:value-type="float" office:value="78" table:number-columns-repeated="2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968" table:style-name="ce3">
            <text:p>17968</text:p>
          </table:table-cell>
          <table:table-cell office:value-type="string" calcext:value-type="string" table:style-name="ce8">
            <text:p>Втулка амортизатора Газель, Волга, УАЗ "Contrrol Chift Comfort" полиуретан желт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-291543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8" table:style-name="ce3">
            <text:p>8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5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11.0383333333333" table:style-name="ce14">
            <text:p>11,04</text:p>
          </table:table-cell>
          <table:table-cell office:value-type="float" calcext:value-type="float" office:value="66.23" table:style-name="ce14">
            <text:p>66,23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51" table:style-name="ce3">
            <text:p>8051</text:p>
          </table:table-cell>
          <table:table-cell office:value-type="string" calcext:value-type="string" table:style-name="ce8">
            <text:p>Втулка амортизатора переднего 2101 нижняя (сайлентблока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545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9" table:style-name="ce14">
            <text:p>9,00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9" table:style-name="ce14">
            <text:p>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08" table:style-name="ce3">
            <text:p>8008</text:p>
          </table:table-cell>
          <table:table-cell office:value-type="string" calcext:value-type="string" table:style-name="ce8">
            <text:p>Втулка амортизатора переднего 2101, заднего 2108 верхняя (металл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554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6.13" table:style-name="ce14">
            <text:p>6,13</text:p>
          </table:table-cell>
          <table:table-cell office:value-type="float" calcext:value-type="float" office:value="18.39" table:style-name="ce14">
            <text:p>18,39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755" table:style-name="ce3">
            <text:p>18755</text:p>
          </table:table-cell>
          <table:table-cell office:value-type="string" calcext:value-type="string" table:style-name="ce8">
            <text:p>Втулка амортизатора УАЗ 316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60-290543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0.98" table:style-name="ce14">
            <text:p>10,98</text:p>
          </table:table-cell>
          <table:table-cell office:value-type="float" calcext:value-type="float" office:value="21.96" table:style-name="ce14">
            <text:p>21,96</text:p>
          </table:table-cell>
          <table:table-cell office:value-type="float" calcext:value-type="float" office:value="15.5" table:style-name="ce14">
            <text:p>15,50</text:p>
          </table:table-cell>
          <table:table-cell office:value-type="float" calcext:value-type="float" office:value="31" table:style-name="ce14">
            <text:p>3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141" table:style-name="ce3">
            <text:p>16141</text:p>
          </table:table-cell>
          <table:table-cell office:value-type="string" calcext:value-type="string" table:style-name="ce8">
            <text:p>Втулка заглушки отверстий орнамент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0.51" table:style-name="ce14">
            <text:p>0,51</text:p>
          </table:table-cell>
          <table:table-cell office:value-type="float" calcext:value-type="float" office:value="4.59" table:style-name="ce14">
            <text:p>4,59</text:p>
          </table:table-cell>
          <table:table-cell office:value-type="float" calcext:value-type="float" office:value="1" table:style-name="ce14">
            <text:p>1,00</text:p>
          </table:table-cell>
          <table:table-cell office:value-type="float" calcext:value-type="float" office:value="9" table:style-name="ce14">
            <text:p>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51" table:style-name="ce3">
            <text:p>851</text:p>
          </table:table-cell>
          <table:table-cell office:value-type="string" calcext:value-type="string" table:style-name="ce8">
            <text:p>Втулка запорная полуоси 212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40308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3.32" table:number-columns-repeated="2" table:style-name="ce14">
            <text:p>43,32</text:p>
          </table:table-cell>
          <table:table-cell office:value-type="float" calcext:value-type="float" office:value="67" table:number-columns-repeated="2" table:style-name="ce14">
            <text:p>6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999" table:style-name="ce3">
            <text:p>5999</text:p>
          </table:table-cell>
          <table:table-cell office:value-type="string" calcext:value-type="string" table:style-name="ce8">
            <text:p>Втулка крышки клапанов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327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4" table:style-name="ce3">
            <text:p>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13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4.24" table:style-name="ce14">
            <text:p>4,24</text:p>
          </table:table-cell>
          <table:table-cell office:value-type="float" calcext:value-type="float" office:value="33.92" table:style-name="ce14">
            <text:p>33,92</text:p>
          </table:table-cell>
          <table:table-cell office:value-type="float" calcext:value-type="float" office:value="7.5" table:style-name="ce14">
            <text:p>7,5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785" table:style-name="ce3">
            <text:p>8785</text:p>
          </table:table-cell>
          <table:table-cell office:value-type="string" calcext:value-type="string" table:style-name="ce8">
            <text:p>Втулка направляющая головки блока 2101-07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204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24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5.02" table:style-name="ce14">
            <text:p>5,02</text:p>
          </table:table-cell>
          <table:table-cell office:value-type="float" calcext:value-type="float" office:value="40.16" table:style-name="ce14">
            <text:p>40,16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76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784" table:style-name="ce3">
            <text:p>8784</text:p>
          </table:table-cell>
          <table:table-cell office:value-type="string" calcext:value-type="string" table:style-name="ce8">
            <text:p>Втулка направляющая кожуха КПП 2101-07 D10(12,8)х1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70101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14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8.18" table:style-name="ce14">
            <text:p>8,18</text:p>
          </table:table-cell>
          <table:table-cell office:value-type="float" calcext:value-type="float" office:value="49.08" table:style-name="ce14">
            <text:p>49,08</text:p>
          </table:table-cell>
          <table:table-cell office:value-type="float" calcext:value-type="float" office:value="13" table:style-name="ce14">
            <text:p>13,00</text:p>
          </table:table-cell>
          <table:table-cell office:value-type="float" calcext:value-type="float" office:value="78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84" table:style-name="ce3">
            <text:p>18884</text:p>
          </table:table-cell>
          <table:table-cell office:value-type="string" calcext:value-type="string" table:style-name="ce8">
            <text:p>Втулка поперечной опоры карданного вала 2101 БРТ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20210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5.92" table:style-name="ce14">
            <text:p>5,92</text:p>
          </table:table-cell>
          <table:table-cell office:value-type="float" calcext:value-type="float" office:value="11.84" table:style-name="ce14">
            <text:p>11,84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20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78" table:style-name="ce3">
            <text:p>478</text:p>
          </table:table-cell>
          <table:table-cell office:value-type="string" calcext:value-type="string" table:style-name="ce8">
            <text:p>Втулка реактивной штанги 2101 больш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1904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4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8.18" table:style-name="ce14">
            <text:p>8,18</text:p>
          </table:table-cell>
          <table:table-cell office:value-type="float" calcext:value-type="float" office:value="32.72" table:style-name="ce14">
            <text:p>32,72</text:p>
          </table:table-cell>
          <table:table-cell office:value-type="float" calcext:value-type="float" office:value="13.5" table:style-name="ce14">
            <text:p>13,50</text:p>
          </table:table-cell>
          <table:table-cell office:value-type="float" calcext:value-type="float" office:value="54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88" table:style-name="ce3">
            <text:p>788</text:p>
          </table:table-cell>
          <table:table-cell office:value-type="string" calcext:value-type="string" table:style-name="ce8">
            <text:p>Втулка рычага тормозного регулятора 210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7</text:p>
          </table:table-cell>
          <table:table-cell office:value-type="float" calcext:value-type="float" office:value="30" table:style-name="ce13">
            <text:p>30</text:p>
          </table:table-cell>
          <table:table-cell office:value-type="float" calcext:value-type="float" office:value="0.85" table:style-name="ce14">
            <text:p>0,85</text:p>
          </table:table-cell>
          <table:table-cell office:value-type="float" calcext:value-type="float" office:value="25.5" table:style-name="ce14">
            <text:p>25,50</text:p>
          </table:table-cell>
          <table:table-cell office:value-type="float" calcext:value-type="float" office:value="1.5" table:style-name="ce14">
            <text:p>1,50</text:p>
          </table:table-cell>
          <table:table-cell office:value-type="float" calcext:value-type="float" office:value="45" table:style-name="ce14">
            <text:p>4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972" table:style-name="ce3">
            <text:p>17972</text:p>
          </table:table-cell>
          <table:table-cell office:value-type="string" calcext:value-type="string" table:style-name="ce8">
            <text:p>Втулка стабилизатора 1118, 2170 (2шт) "Contrrol Chift Comfort" полиуретан желт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29060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3.5" table:number-columns-repeated="2" table:style-name="ce14">
            <text:p>63,50</text:p>
          </table:table-cell>
          <table:table-cell office:value-type="float" calcext:value-type="float" office:value="92" table:number-columns-repeated="2" table:style-name="ce14">
            <text:p>9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026" table:style-name="ce3">
            <text:p>18026</text:p>
          </table:table-cell>
          <table:table-cell office:value-type="string" calcext:value-type="string" table:style-name="ce8">
            <text:p>Втулка стабилизатора 1118, 2170 (2шт) полиуретан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29060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34" table:number-columns-repeated="2" table:style-name="ce14">
            <text:p>58,34</text:p>
          </table:table-cell>
          <table:table-cell office:value-type="float" calcext:value-type="float" office:value="88" table:number-columns-repeated="2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205" table:style-name="ce3">
            <text:p>16205</text:p>
          </table:table-cell>
          <table:table-cell office:value-type="string" calcext:value-type="string" table:style-name="ce8">
            <text:p>Втулка стабилизатора 1118, 2170 переднего (2шт) "СЭВИ"</text:p>
          </table:table-cell>
          <table:table-cell table:style-name="ce9"/>
          <table:table-cell office:value-type="string" calcext:value-type="string" table:style-name="ce9">
            <text:p>2208</text:p>
          </table:table-cell>
          <table:table-cell office:value-type="string" calcext:value-type="string" table:style-name="ce9">
            <text:p>1118-29060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58" table:number-columns-repeated="2" table:style-name="ce14">
            <text:p>35,58</text:p>
          </table:table-cell>
          <table:table-cell office:value-type="float" calcext:value-type="float" office:value="54" table:number-columns-repeated="2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577" table:style-name="ce3">
            <text:p>8577</text:p>
          </table:table-cell>
          <table:table-cell office:value-type="string" calcext:value-type="string" table:style-name="ce8">
            <text:p>Втулка стабилизатор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29060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2.3033333333333" table:style-name="ce14">
            <text:p>12,30</text:p>
          </table:table-cell>
          <table:table-cell office:value-type="float" calcext:value-type="float" office:value="36.91" table:style-name="ce14">
            <text:p>36,91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69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16" table:style-name="ce3">
            <text:p>816</text:p>
          </table:table-cell>
          <table:table-cell office:value-type="string" calcext:value-type="string" table:style-name="ce8">
            <text:p>Втулка стабилизатора 2121 мал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90604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2.67" table:style-name="ce14">
            <text:p>12,67</text:p>
          </table:table-cell>
          <table:table-cell office:value-type="float" calcext:value-type="float" office:value="25.34" table:style-name="ce14">
            <text:p>25,34</text:p>
          </table:table-cell>
          <table:table-cell office:value-type="float" calcext:value-type="float" office:value="18" table:style-name="ce14">
            <text:p>18,00</text:p>
          </table:table-cell>
          <table:table-cell office:value-type="float" calcext:value-type="float" office:value="36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427" table:style-name="ce3">
            <text:p>15427</text:p>
          </table:table-cell>
          <table:table-cell office:value-type="string" calcext:value-type="string" table:style-name="ce8">
            <text:p>Втулка стабилизатора 2190, 1118 БРТ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90-29060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.59" table:style-name="ce14">
            <text:p>16,59</text:p>
          </table:table-cell>
          <table:table-cell office:value-type="float" calcext:value-type="float" office:value="33.18" table:style-name="ce14">
            <text:p>33,18</text:p>
          </table:table-cell>
          <table:table-cell office:value-type="float" calcext:value-type="float" office:value="29" table:style-name="ce14">
            <text:p>29,00</text:p>
          </table:table-cell>
          <table:table-cell office:value-type="float" calcext:value-type="float" office:value="58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304" table:style-name="ce3">
            <text:p>14304</text:p>
          </table:table-cell>
          <table:table-cell office:value-type="string" calcext:value-type="string" table:style-name="ce8">
            <text:p>Втулка стабилизатора 31105 Волга заднег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05-291604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1.47" table:style-name="ce14">
            <text:p>21,47</text:p>
          </table:table-cell>
          <table:table-cell office:value-type="float" calcext:value-type="float" office:value="42.94" table:style-name="ce14">
            <text:p>42,94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247" table:style-name="ce3">
            <text:p>17247</text:p>
          </table:table-cell>
          <table:table-cell office:value-type="string" calcext:value-type="string" table:style-name="ce8">
            <text:p>Втулка стабилизатора переднего Chevrolet Aveo "Amd" (D16)</text:p>
          </table:table-cell>
          <table:table-cell table:style-name="ce9"/>
          <table:table-cell office:value-type="string" calcext:value-type="string" table:style-name="ce9">
            <text:p>AMD.SB125</text:p>
          </table:table-cell>
          <table:table-cell office:value-type="string" calcext:value-type="string" table:style-name="ce9">
            <text:p>96653351</text:p>
          </table:table-cell>
          <table:table-cell office:value-type="float" calcext:value-type="float" office:value="94" table:style-name="ce3">
            <text:p>94</text:p>
          </table:table-cell>
          <table:table-cell office:value-type="string" calcext:value-type="string" table:style-name="ce9">
            <text:p>Запчасти к иномаркам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5" table:number-columns-repeated="2" table:style-name="ce14">
            <text:p>40,50</text:p>
          </table:table-cell>
          <table:table-cell office:value-type="float" calcext:value-type="float" office:value="59" table:number-columns-repeated="2" table:style-name="ce14">
            <text:p>5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106" table:style-name="ce3">
            <text:p>17106</text:p>
          </table:table-cell>
          <table:table-cell office:value-type="string" calcext:value-type="string" table:style-name="ce8">
            <text:p>Втулка стабилизатора переднего Daewoo Nexia, Lanos "Amd"</text:p>
          </table:table-cell>
          <table:table-cell table:style-name="ce9"/>
          <table:table-cell office:value-type="string" calcext:value-type="string" table:style-name="ce9">
            <text:p>AMD.SB119</text:p>
          </table:table-cell>
          <table:table-cell office:value-type="string" calcext:value-type="string" table:style-name="ce9">
            <text:p>96191890A</text:p>
          </table:table-cell>
          <table:table-cell office:value-type="float" calcext:value-type="float" office:value="94" table:style-name="ce3">
            <text:p>94</text:p>
          </table:table-cell>
          <table:table-cell office:value-type="string" calcext:value-type="string" table:style-name="ce9">
            <text:p>Запчасти к иномаркам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4.68" table:style-name="ce14">
            <text:p>34,68</text:p>
          </table:table-cell>
          <table:table-cell office:value-type="float" calcext:value-type="float" office:value="69.36" table:style-name="ce14">
            <text:p>69,36</text:p>
          </table:table-cell>
          <table:table-cell office:value-type="float" calcext:value-type="float" office:value="52" table:style-name="ce14">
            <text:p>52,00</text:p>
          </table:table-cell>
          <table:table-cell office:value-type="float" calcext:value-type="float" office:value="104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579" table:style-name="ce3">
            <text:p>18579</text:p>
          </table:table-cell>
          <table:table-cell office:value-type="string" calcext:value-type="string" table:style-name="ce8">
            <text:p>Втулка стабилизатора переднего Logan, Sandero, Largus Dello</text:p>
          </table:table-cell>
          <table:table-cell table:style-name="ce9"/>
          <table:table-cell office:value-type="string" calcext:value-type="string" table:style-name="ce9">
            <text:p>30600105470140</text:p>
          </table:table-cell>
          <table:table-cell office:value-type="string" calcext:value-type="string" table:style-name="ce9">
            <text:p>6001547140</text:p>
          </table:table-cell>
          <table:table-cell office:value-type="float" calcext:value-type="float" office:value="94" table:style-name="ce3">
            <text:p>94</text:p>
          </table:table-cell>
          <table:table-cell office:value-type="string" calcext:value-type="string" table:style-name="ce9">
            <text:p>Запчасти к иномаркам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4.77" table:number-columns-repeated="2" table:style-name="ce14">
            <text:p>54,77</text:p>
          </table:table-cell>
          <table:table-cell office:value-type="float" calcext:value-type="float" office:value="82" table:number-columns-repeated="2" table:style-name="ce14">
            <text:p>8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91" table:style-name="ce3">
            <text:p>12191</text:p>
          </table:table-cell>
          <table:table-cell office:value-type="string" calcext:value-type="string" table:style-name="ce8">
            <text:p>Втулка стабилизатора поперечной тяги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-290604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0.54" table:style-name="ce14">
            <text:p>30,54</text:p>
          </table:table-cell>
          <table:table-cell office:value-type="float" calcext:value-type="float" office:value="61.08" table:style-name="ce14">
            <text:p>61,08</text:p>
          </table:table-cell>
          <table:table-cell office:value-type="float" calcext:value-type="float" office:value="44" table:style-name="ce14">
            <text:p>44,00</text:p>
          </table:table-cell>
          <table:table-cell office:value-type="float" calcext:value-type="float" office:value="88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543" table:style-name="ce3">
            <text:p>19543</text:p>
          </table:table-cell>
          <table:table-cell office:value-type="string" calcext:value-type="string" table:style-name="ce8">
            <text:p>Втулка стартера 1111 (к кожуху) (гриб пер станд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1001220-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0" table:style-name="ce3">
            <text:p>3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2.5" table:style-name="ce14">
            <text:p>22,50</text:p>
          </table:table-cell>
          <table:table-cell office:value-type="float" calcext:value-type="float" office:value="67.5" table:style-name="ce14">
            <text:p>67,50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105" table:style-name="ce14">
            <text:p>10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80" table:style-name="ce3">
            <text:p>12180</text:p>
          </table:table-cell>
          <table:table-cell office:value-type="string" calcext:value-type="string" table:style-name="ce8">
            <text:p>Втулка уплотнительная мотора бачка омывател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520845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31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4.28" table:style-name="ce14">
            <text:p>4,28</text:p>
          </table:table-cell>
          <table:table-cell office:value-type="float" calcext:value-type="float" office:value="42.8" table:style-name="ce14">
            <text:p>42,80</text:p>
          </table:table-cell>
          <table:table-cell office:value-type="float" calcext:value-type="float" office:value="7.5" table:style-name="ce14">
            <text:p>7,5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265" table:style-name="ce3">
            <text:p>12265</text:p>
          </table:table-cell>
          <table:table-cell office:value-type="string" calcext:value-type="string" table:style-name="ce8">
            <text:p>Втулка шкворня УАЗ-3160 пластмассо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60-2304023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2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.57" table:style-name="ce14">
            <text:p>16,57</text:p>
          </table:table-cell>
          <table:table-cell office:value-type="float" calcext:value-type="float" office:value="33.14" table:style-name="ce14">
            <text:p>33,14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803" table:style-name="ce3">
            <text:p>16803</text:p>
          </table:table-cell>
          <table:table-cell office:value-type="string" calcext:value-type="string" table:style-name="ce8">
            <text:p>Втулки амортизатора ГАЗель, Волга, УАЗ (8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-2915432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3.5" table:number-columns-repeated="2" table:style-name="ce14">
            <text:p>63,50</text:p>
          </table:table-cell>
          <table:table-cell office:value-type="float" calcext:value-type="float" office:value="96" table:number-columns-repeated="2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103" table:style-name="ce3">
            <text:p>11103</text:p>
          </table:table-cell>
          <table:table-cell office:value-type="string" calcext:value-type="string" table:style-name="ce8">
            <text:p>Втулки и шайбы заднего амортизатор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15550/47/46/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43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75" table:number-columns-repeated="2" table:style-name="ce14">
            <text:p>34,75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736" table:style-name="ce3">
            <text:p>13736</text:p>
          </table:table-cell>
          <table:table-cell office:value-type="string" calcext:value-type="string" table:style-name="ce8">
            <text:p>Втулки стартера 1111 (2шт) "ЗавГар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3708405/1111-3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2" table:number-columns-repeated="2" table:style-name="ce14">
            <text:p>26,20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768" table:style-name="ce3">
            <text:p>4768</text:p>
          </table:table-cell>
          <table:table-cell office:value-type="string" calcext:value-type="string" table:style-name="ce8">
            <text:p>Выключатель "массы" винтовой</text:p>
          </table:table-cell>
          <table:table-cell table:style-name="ce9"/>
          <table:table-cell office:value-type="string" calcext:value-type="string" table:style-name="ce9">
            <text:p>ОМ2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77" table:number-columns-repeated="2" table:style-name="ce14">
            <text:p>58,77</text:p>
          </table:table-cell>
          <table:table-cell office:value-type="float" calcext:value-type="float" office:value="88" table:number-columns-repeated="2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025" table:style-name="ce3">
            <text:p>13025</text:p>
          </table:table-cell>
          <table:table-cell office:value-type="string" calcext:value-type="string" table:style-name="ce8">
            <text:p>Выключатель двери концевой 1118, 2123, 2170</text:p>
          </table:table-cell>
          <table:table-cell table:style-name="ce9"/>
          <table:table-cell office:value-type="string" calcext:value-type="string" table:style-name="ce9">
            <text:p>79 3710</text:p>
          </table:table-cell>
          <table:table-cell office:value-type="string" calcext:value-type="string" table:style-name="ce9">
            <text:p>2123-371023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0.15" table:number-columns-repeated="2" table:style-name="ce14">
            <text:p>30,15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39" table:style-name="ce3">
            <text:p>739</text:p>
          </table:table-cell>
          <table:table-cell office:value-type="string" calcext:value-type="string" table:style-name="ce8">
            <text:p>Выключатель стоп-сигнала 2101-2170 ВК-372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7200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5.2" table:style-name="ce14">
            <text:p>35,20</text:p>
          </table:table-cell>
          <table:table-cell office:value-type="float" calcext:value-type="float" office:value="70.4" table:style-name="ce14">
            <text:p>70,40</text:p>
          </table:table-cell>
          <table:table-cell office:value-type="float" calcext:value-type="float" office:value="50" table:style-name="ce14">
            <text:p>50,00</text:p>
          </table:table-cell>
          <table:table-cell office:value-type="float" calcext:value-type="float" office:value="100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721" table:style-name="ce3">
            <text:p>6721</text:p>
          </table:table-cell>
          <table:table-cell office:value-type="string" calcext:value-type="string" table:style-name="ce8">
            <text:p>Гайка болта рессоры ГАЗ-3302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3.6" table:style-name="ce14">
            <text:p>3,60</text:p>
          </table:table-cell>
          <table:table-cell office:value-type="float" calcext:value-type="float" office:value="14.4" table:style-name="ce14">
            <text:p>14,40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20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88" table:style-name="ce3">
            <text:p>12988</text:p>
          </table:table-cell>
          <table:table-cell office:value-type="string" calcext:value-type="string" table:style-name="ce8">
            <text:p>Гайка М10*1 оси коромысел больш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50688-П2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4</text:p>
          </table:table-cell>
          <table:table-cell office:value-type="float" calcext:value-type="float" office:value="16" table:style-name="ce13">
            <text:p>16</text:p>
          </table:table-cell>
          <table:table-cell office:value-type="float" calcext:value-type="float" office:value="2.94" table:style-name="ce14">
            <text:p>2,94</text:p>
          </table:table-cell>
          <table:table-cell office:value-type="float" calcext:value-type="float" office:value="47.04" table:style-name="ce14">
            <text:p>47,04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88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147" table:style-name="ce3">
            <text:p>2147</text:p>
          </table:table-cell>
          <table:table-cell office:value-type="string" calcext:value-type="string" table:style-name="ce8">
            <text:p>Гайка М10*1.25 приемной трубы (бронзовая)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92782-П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1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1.76" table:number-columns-repeated="2" table:style-name="ce14">
            <text:p>11,76</text:p>
          </table:table-cell>
          <table:table-cell office:value-type="float" calcext:value-type="float" office:value="17" table:number-columns-repeated="2" table:style-name="ce14">
            <text:p>1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538" table:style-name="ce3">
            <text:p>16538</text:p>
          </table:table-cell>
          <table:table-cell office:value-type="string" calcext:value-type="string" table:style-name="ce8">
            <text:p>Гайка М10*1.5 приемной трубы Волга омеднен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50536-П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4</text:p>
          </table:table-cell>
          <table:table-cell office:value-type="float" calcext:value-type="float" office:value="18" table:style-name="ce13">
            <text:p>18</text:p>
          </table:table-cell>
          <table:table-cell office:value-type="float" calcext:value-type="float" office:value="3.31166666666667" table:style-name="ce14">
            <text:p>3,31</text:p>
          </table:table-cell>
          <table:table-cell office:value-type="float" calcext:value-type="float" office:value="59.61" table:style-name="ce14">
            <text:p>59,61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71" table:style-name="ce3">
            <text:p>14871</text:p>
          </table:table-cell>
          <table:table-cell office:value-type="string" calcext:value-type="string" table:style-name="ce8">
            <text:p>Гайка М12*1.25 головки блока 402, 511 двиг.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92127-П29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3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3.464" table:style-name="ce14">
            <text:p>3,46</text:p>
          </table:table-cell>
          <table:table-cell office:value-type="float" calcext:value-type="float" office:value="17.32" table:style-name="ce14">
            <text:p>17,32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25" table:style-name="ce14">
            <text:p>2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27" table:style-name="ce3">
            <text:p>727</text:p>
          </table:table-cell>
          <table:table-cell office:value-type="string" calcext:value-type="string" table:style-name="ce8">
            <text:p>Гайка М14*1.5 наконечника рулевой тяги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07934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5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4.99" table:style-name="ce14">
            <text:p>4,99</text:p>
          </table:table-cell>
          <table:table-cell office:value-type="float" calcext:value-type="float" office:value="19.96" table:style-name="ce14">
            <text:p>19,96</text:p>
          </table:table-cell>
          <table:table-cell office:value-type="float" calcext:value-type="float" office:value="11.5" table:style-name="ce14">
            <text:p>11,50</text:p>
          </table:table-cell>
          <table:table-cell office:value-type="float" calcext:value-type="float" office:value="46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26" table:style-name="ce3">
            <text:p>826</text:p>
          </table:table-cell>
          <table:table-cell office:value-type="string" calcext:value-type="string" table:style-name="ce8">
            <text:p>Гайка М14*1.5 опоры шаровой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25748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14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8.84" table:style-name="ce14">
            <text:p>8,84</text:p>
          </table:table-cell>
          <table:table-cell office:value-type="float" calcext:value-type="float" office:value="53.04" table:style-name="ce14">
            <text:p>53,04</text:p>
          </table:table-cell>
          <table:table-cell office:value-type="float" calcext:value-type="float" office:value="14.5" table:style-name="ce14">
            <text:p>14,50</text:p>
          </table:table-cell>
          <table:table-cell office:value-type="float" calcext:value-type="float" office:value="87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02" table:style-name="ce3">
            <text:p>1902</text:p>
          </table:table-cell>
          <table:table-cell office:value-type="string" calcext:value-type="string" table:style-name="ce8">
            <text:p>Гайка М16*1.5 хвостовика 2101, растяжки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257492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9.79" table:style-name="ce14">
            <text:p>9,79</text:p>
          </table:table-cell>
          <table:table-cell office:value-type="float" calcext:value-type="float" office:value="19.58" table:style-name="ce14">
            <text:p>19,58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34" table:style-name="ce14">
            <text:p>3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27" table:style-name="ce3">
            <text:p>827</text:p>
          </table:table-cell>
          <table:table-cell office:value-type="string" calcext:value-type="string" table:style-name="ce8">
            <text:p>Гайка М18*1.5 ступицы 2101 левая с меткой <text:s/>(левая резьба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404487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3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" table:number-columns-repeated="4" table:style-name="ce14">
            <text:p>1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163" table:style-name="ce3">
            <text:p>2163</text:p>
          </table:table-cell>
          <table:table-cell office:value-type="string" calcext:value-type="string" table:style-name="ce8">
            <text:p>Гайка М20*1.5 хвостовика (корончатая) УАЗ,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92917-П8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1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.54" table:style-name="ce14">
            <text:p>16,54</text:p>
          </table:table-cell>
          <table:table-cell office:value-type="float" calcext:value-type="float" office:value="33.08" table:style-name="ce14">
            <text:p>33,08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95" table:style-name="ce3">
            <text:p>4995</text:p>
          </table:table-cell>
          <table:table-cell office:value-type="string" calcext:value-type="string" table:style-name="ce8">
            <text:p>Гайка М6*1 многоцелевая <text:s/>(клапанной крышки 2101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58962-118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55" table:style-name="ce3">
            <text:p>55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3</text:p>
          </table:table-cell>
          <table:table-cell office:value-type="float" calcext:value-type="float" office:value="14" table:style-name="ce13">
            <text:p>14</text:p>
          </table:table-cell>
          <table:table-cell office:value-type="float" calcext:value-type="float" office:value="-0.317142857142857" table:style-name="ce14">
            <text:p>-0,32</text:p>
          </table:table-cell>
          <table:table-cell office:value-type="float" calcext:value-type="float" office:value="-4.44" table:style-name="ce14">
            <text:p>-4,44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4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96" table:style-name="ce3">
            <text:p>4996</text:p>
          </table:table-cell>
          <table:table-cell office:value-type="string" calcext:value-type="string" table:style-name="ce8">
            <text:p>Гайка М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61008-118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64" table:style-name="ce3">
            <text:p>6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42</text:p>
          </table:table-cell>
          <table:table-cell office:value-type="float" calcext:value-type="float" office:value="13" table:style-name="ce13">
            <text:p>13</text:p>
          </table:table-cell>
          <table:table-cell office:value-type="float" calcext:value-type="float" office:value="1.14846153846154" table:style-name="ce14">
            <text:p>1,15</text:p>
          </table:table-cell>
          <table:table-cell office:value-type="float" calcext:value-type="float" office:value="14.93" table:style-name="ce14">
            <text:p>14,93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26" table:style-name="ce14">
            <text:p>2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658" table:style-name="ce3">
            <text:p>18658</text:p>
          </table:table-cell>
          <table:table-cell office:value-type="string" calcext:value-type="string" table:style-name="ce8">
            <text:p>Гайка М8 приемной трубы 2108, 2101 латунь (ключ 13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203019-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5" table:style-name="ce3">
            <text:p>15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2.0625" table:style-name="ce14">
            <text:p>12,06</text:p>
          </table:table-cell>
          <table:table-cell office:value-type="float" calcext:value-type="float" office:value="48.25" table:style-name="ce14">
            <text:p>48,25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855" table:style-name="ce3">
            <text:p>13855</text:p>
          </table:table-cell>
          <table:table-cell office:value-type="string" calcext:value-type="string" table:style-name="ce8">
            <text:p>Гайка М8 с пресшайбой крепления стартера, генератор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3701686-0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0" table:style-name="ce3">
            <text:p>4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1" table:style-name="ce13">
            <text:p>11</text:p>
          </table:table-cell>
          <table:table-cell office:value-type="float" calcext:value-type="float" office:value="4.65" table:style-name="ce14">
            <text:p>4,65</text:p>
          </table:table-cell>
          <table:table-cell office:value-type="float" calcext:value-type="float" office:value="51.15" table:style-name="ce14">
            <text:p>51,15</text:p>
          </table:table-cell>
          <table:table-cell office:value-type="float" calcext:value-type="float" office:value="7.5" table:style-name="ce14">
            <text:p>7,50</text:p>
          </table:table-cell>
          <table:table-cell office:value-type="float" calcext:value-type="float" office:value="82.5" table:style-name="ce14">
            <text:p>8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654" table:style-name="ce3">
            <text:p>11654</text:p>
          </table:table-cell>
          <table:table-cell office:value-type="string" calcext:value-type="string" table:style-name="ce8">
            <text:p>Гайка М8*1.0 (Москвич, Волга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-36204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5" table:style-name="ce3">
            <text:p>25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21</text:p>
          </table:table-cell>
          <table:table-cell office:value-type="float" calcext:value-type="float" office:value="32" table:style-name="ce13">
            <text:p>32</text:p>
          </table:table-cell>
          <table:table-cell office:value-type="float" calcext:value-type="float" office:value="1.09125" table:style-name="ce14">
            <text:p>1,09</text:p>
          </table:table-cell>
          <table:table-cell office:value-type="float" calcext:value-type="float" office:value="34.92" table:style-name="ce14">
            <text:p>34,92</text:p>
          </table:table-cell>
          <table:table-cell office:value-type="float" calcext:value-type="float" office:value="2.5" table:style-name="ce14">
            <text:p>2,5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40" table:style-name="ce3">
            <text:p>1840</text:p>
          </table:table-cell>
          <table:table-cell office:value-type="string" calcext:value-type="string" table:style-name="ce8">
            <text:p>Гайка подшипника первичного вала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51Д-1701036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3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.275" table:style-name="ce14">
            <text:p>2,28</text:p>
          </table:table-cell>
          <table:table-cell office:value-type="float" calcext:value-type="float" office:value="4.55" table:style-name="ce14">
            <text:p>4,55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9" table:style-name="ce14">
            <text:p>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121" table:style-name="ce3">
            <text:p>4121</text:p>
          </table:table-cell>
          <table:table-cell office:value-type="string" calcext:value-type="string" table:style-name="ce8">
            <text:p>Гайка ступицы 2108,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1404427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2" table:style-name="ce3">
            <text:p>2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14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7.38" table:style-name="ce14">
            <text:p>17,38</text:p>
          </table:table-cell>
          <table:table-cell office:value-type="float" calcext:value-type="float" office:value="69.52" table:style-name="ce14">
            <text:p>69,52</text:p>
          </table:table-cell>
          <table:table-cell office:value-type="float" calcext:value-type="float" office:value="26" table:style-name="ce14">
            <text:p>26,00</text:p>
          </table:table-cell>
          <table:table-cell office:value-type="float" calcext:value-type="float" office:value="104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970" table:style-name="ce3">
            <text:p>6970</text:p>
          </table:table-cell>
          <table:table-cell office:value-type="string" calcext:value-type="string" table:style-name="ce8">
            <text:p>Гайка хвостовика КПП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70124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" table:number-columns-repeated="4" table:style-name="ce14">
            <text:p>4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041" table:style-name="ce3">
            <text:p>19041</text:p>
          </table:table-cell>
          <table:table-cell office:value-type="string" calcext:value-type="string" table:style-name="ce8">
            <text:p>Герметик-прокладка "ABRO MASTERS" (85г) бесцветный силикон (Китай)</text:p>
          </table:table-cell>
          <table:table-cell table:style-name="ce9"/>
          <table:table-cell office:value-type="string" calcext:value-type="string" table:style-name="ce9">
            <text:p>13-AB-CH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9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2.46" table:number-columns-repeated="2" table:style-name="ce14">
            <text:p>62,46</text:p>
          </table:table-cell>
          <table:table-cell office:value-type="float" calcext:value-type="float" office:value="88" table:number-columns-repeated="2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367" table:style-name="ce3">
            <text:p>12367</text:p>
          </table:table-cell>
          <table:table-cell office:value-type="string" calcext:value-type="string" table:style-name="ce8">
            <text:p>Глазок панели приборов УАЗ с/о зеленый</text:p>
          </table:table-cell>
          <table:table-cell table:style-name="ce9"/>
          <table:table-cell office:value-type="string" calcext:value-type="string" table:style-name="ce9">
            <text:p>121.3803</text:p>
          </table:table-cell>
          <table:table-cell office:value-type="string" calcext:value-type="string" table:style-name="ce9">
            <text:p>12-380301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41" table:number-columns-repeated="2" table:style-name="ce14">
            <text:p>35,41</text:p>
          </table:table-cell>
          <table:table-cell office:value-type="float" calcext:value-type="float" office:value="59" table:number-columns-repeated="2" table:style-name="ce14">
            <text:p>5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57" table:style-name="ce3">
            <text:p>15757</text:p>
          </table:table-cell>
          <table:table-cell office:value-type="string" calcext:value-type="string" table:style-name="ce8">
            <text:p>Глазок панели приборов УАЗ с/о красный</text:p>
          </table:table-cell>
          <table:table-cell table:style-name="ce9"/>
          <table:table-cell office:value-type="string" calcext:value-type="string" table:style-name="ce9">
            <text:p>12.3803</text:p>
          </table:table-cell>
          <table:table-cell office:value-type="string" calcext:value-type="string" table:style-name="ce9">
            <text:p>469-37261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41" table:number-columns-repeated="2" table:style-name="ce14">
            <text:p>35,41</text:p>
          </table:table-cell>
          <table:table-cell office:value-type="float" calcext:value-type="float" office:value="53" table:number-columns-repeated="2" table:style-name="ce14">
            <text:p>5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013" table:style-name="ce3">
            <text:p>5013</text:p>
          </table:table-cell>
          <table:table-cell office:value-type="string" calcext:value-type="string" table:style-name="ce8">
            <text:p>Головка 1/2" 1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.545" table:style-name="ce14">
            <text:p>16,55</text:p>
          </table:table-cell>
          <table:table-cell office:value-type="float" calcext:value-type="float" office:value="33.09" table:style-name="ce14">
            <text:p>33,09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64" table:style-name="ce3">
            <text:p>17564</text:p>
          </table:table-cell>
          <table:table-cell office:value-type="string" calcext:value-type="string" table:style-name="ce8">
            <text:p>Головка 1/2" 10 "Станкоимпорт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5" table:number-columns-repeated="2" table:style-name="ce14">
            <text:p>40,50</text:p>
          </table:table-cell>
          <table:table-cell office:value-type="float" calcext:value-type="float" office:value="81" table:number-columns-repeated="2" table:style-name="ce14">
            <text:p>8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972" table:style-name="ce3">
            <text:p>18972</text:p>
          </table:table-cell>
          <table:table-cell office:value-type="string" calcext:value-type="string" table:style-name="ce8">
            <text:p>Головка 1/2" 10 TORX "KRAFT"</text:p>
          </table:table-cell>
          <table:table-cell table:style-name="ce9"/>
          <table:table-cell office:value-type="string" calcext:value-type="string" table:style-name="ce9">
            <text:p>KT 700607</text:p>
          </table:table-cell>
          <table:table-cell office:value-type="string" calcext:value-type="string" table:style-name="ce9">
            <text:p>головка 1/2 10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92" table:number-columns-repeated="2" table:style-name="ce14">
            <text:p>51,92</text:p>
          </table:table-cell>
          <table:table-cell office:value-type="float" calcext:value-type="float" office:value="78" table:number-columns-repeated="2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798" table:style-name="ce3">
            <text:p>2798</text:p>
          </table:table-cell>
          <table:table-cell office:value-type="string" calcext:value-type="string" table:style-name="ce8">
            <text:p>Головка 1/2" 1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4" table:style-name="ce14">
            <text:p>14,00</text:p>
          </table:table-cell>
          <table:table-cell office:value-type="float" calcext:value-type="float" office:value="28" table:number-columns-repeated="2" table:style-name="ce14">
            <text:p>28,00</text:p>
          </table:table-cell>
          <table:table-cell office:value-type="float" calcext:value-type="float" office:value="56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798" table:style-name="ce3">
            <text:p>2798</text:p>
          </table:table-cell>
          <table:table-cell office:value-type="string" calcext:value-type="string" table:style-name="ce8">
            <text:p>Головка 1/2" 1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8.5766666666667" table:style-name="ce14">
            <text:p>18,58</text:p>
          </table:table-cell>
          <table:table-cell office:value-type="float" calcext:value-type="float" office:value="55.73" table:style-name="ce14">
            <text:p>55,73</text:p>
          </table:table-cell>
          <table:table-cell office:value-type="float" calcext:value-type="float" office:value="28" table:style-name="ce14">
            <text:p>28,00</text:p>
          </table:table-cell>
          <table:table-cell office:value-type="float" calcext:value-type="float" office:value="84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799" table:style-name="ce3">
            <text:p>2799</text:p>
          </table:table-cell>
          <table:table-cell office:value-type="string" calcext:value-type="string" table:style-name="ce8">
            <text:p>Головка 1/2" 12</text:p>
          </table:table-cell>
          <table:table-cell table:style-name="ce9"/>
          <table:table-cell office:value-type="string" calcext:value-type="string" table:style-name="ce9">
            <text:p>21405025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4.21" table:number-columns-repeated="2" table:style-name="ce14">
            <text:p>24,21</text:p>
          </table:table-cell>
          <table:table-cell office:value-type="float" calcext:value-type="float" office:value="36" table:number-columns-repeated="2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973" table:style-name="ce3">
            <text:p>18973</text:p>
          </table:table-cell>
          <table:table-cell office:value-type="string" calcext:value-type="string" table:style-name="ce8">
            <text:p>Головка 1/2" 12 "TORX"</text:p>
          </table:table-cell>
          <table:table-cell table:style-name="ce9"/>
          <table:table-cell office:value-type="string" calcext:value-type="string" table:style-name="ce9">
            <text:p>KT 700609</text:p>
          </table:table-cell>
          <table:table-cell office:value-type="string" calcext:value-type="string" table:style-name="ce9">
            <text:p>головка 1/2 12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.8" table:number-columns-repeated="2" table:style-name="ce14">
            <text:p>45,80</text:p>
          </table:table-cell>
          <table:table-cell office:value-type="float" calcext:value-type="float" office:value="69" table:number-columns-repeated="2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800" table:style-name="ce3">
            <text:p>2800</text:p>
          </table:table-cell>
          <table:table-cell office:value-type="string" calcext:value-type="string" table:style-name="ce8">
            <text:p>Головка 1/2" 13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6.33" table:style-name="ce14">
            <text:p>26,33</text:p>
          </table:table-cell>
          <table:table-cell office:value-type="float" calcext:value-type="float" office:value="52.66" table:style-name="ce14">
            <text:p>52,66</text:p>
          </table:table-cell>
          <table:table-cell office:value-type="float" calcext:value-type="float" office:value="40" table:style-name="ce14">
            <text:p>40,0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801" table:style-name="ce3">
            <text:p>2801</text:p>
          </table:table-cell>
          <table:table-cell office:value-type="string" calcext:value-type="string" table:style-name="ce8">
            <text:p>Головка 1/2" 14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7" table:style-name="ce3">
            <text:p>7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8.5" table:number-columns-repeated="2" table:style-name="ce14">
            <text:p>28,50</text:p>
          </table:table-cell>
          <table:table-cell office:value-type="float" calcext:value-type="float" office:value="43" table:number-columns-repeated="2" table:style-name="ce14">
            <text:p>4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243" table:style-name="ce3">
            <text:p>16243</text:p>
          </table:table-cell>
          <table:table-cell office:value-type="string" calcext:value-type="string" table:style-name="ce8">
            <text:p>Головка 1/2" 14 "TORX" болтов суппорта "KRAFT"</text:p>
          </table:table-cell>
          <table:table-cell table:style-name="ce9"/>
          <table:table-cell office:value-type="string" calcext:value-type="string" table:style-name="ce9">
            <text:p>KT 70061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9.8" table:number-columns-repeated="2" table:style-name="ce14">
            <text:p>49,80</text:p>
          </table:table-cell>
          <table:table-cell office:value-type="float" calcext:value-type="float" office:value="73" table:number-columns-repeated="2" table:style-name="ce14">
            <text:p>7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697" table:style-name="ce3">
            <text:p>3697</text:p>
          </table:table-cell>
          <table:table-cell office:value-type="string" calcext:value-type="string" table:style-name="ce8">
            <text:p>Головка 1/2" 1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33" table:number-columns-repeated="2" table:style-name="ce14">
            <text:p>26,33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014" table:style-name="ce3">
            <text:p>5014</text:p>
          </table:table-cell>
          <table:table-cell office:value-type="string" calcext:value-type="string" table:style-name="ce8">
            <text:p>Головка 1/2" 17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головка 1/2" 17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0.46" table:number-columns-repeated="2" table:style-name="ce14">
            <text:p>30,46</text:p>
          </table:table-cell>
          <table:table-cell office:value-type="float" calcext:value-type="float" office:value="46" table:number-columns-repeated="2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356" table:style-name="ce3">
            <text:p>12356</text:p>
          </table:table-cell>
          <table:table-cell office:value-type="string" calcext:value-type="string" table:style-name="ce8">
            <text:p>Головка 1/2" 17 YATO</text:p>
          </table:table-cell>
          <table:table-cell table:style-name="ce9"/>
          <table:table-cell office:value-type="string" calcext:value-type="string" table:style-name="ce9">
            <text:p>YT-1210</text:p>
          </table:table-cell>
          <table:table-cell office:value-type="string" calcext:value-type="string" table:style-name="ce9">
            <text:p>головка 1/2" 17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4.02" table:number-columns-repeated="2" table:style-name="ce14">
            <text:p>54,02</text:p>
          </table:table-cell>
          <table:table-cell office:value-type="float" calcext:value-type="float" office:value="101" table:number-columns-repeated="2" table:style-name="ce14">
            <text:p>10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580" table:style-name="ce3">
            <text:p>6580</text:p>
          </table:table-cell>
          <table:table-cell office:value-type="string" calcext:value-type="string" table:style-name="ce8">
            <text:p>Головка 1/2" 18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9.08" table:style-name="ce14">
            <text:p>29,08</text:p>
          </table:table-cell>
          <table:table-cell office:value-type="float" calcext:value-type="float" office:value="58.16" table:style-name="ce14">
            <text:p>58,16</text:p>
          </table:table-cell>
          <table:table-cell office:value-type="float" calcext:value-type="float" office:value="44" table:style-name="ce14">
            <text:p>44,00</text:p>
          </table:table-cell>
          <table:table-cell office:value-type="float" calcext:value-type="float" office:value="88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016" table:style-name="ce3">
            <text:p>5016</text:p>
          </table:table-cell>
          <table:table-cell office:value-type="string" calcext:value-type="string" table:style-name="ce8">
            <text:p>Головка 1/2" 22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0.11" table:number-columns-repeated="2" table:style-name="ce14">
            <text:p>30,11</text:p>
          </table:table-cell>
          <table:table-cell office:value-type="float" calcext:value-type="float" office:value="41" table:number-columns-repeated="2" table:style-name="ce14">
            <text:p>4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017" table:style-name="ce3">
            <text:p>5017</text:p>
          </table:table-cell>
          <table:table-cell office:value-type="string" calcext:value-type="string" table:style-name="ce8">
            <text:p>Головка 1/2" 24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8.68" table:number-columns-repeated="2" table:style-name="ce14">
            <text:p>38,68</text:p>
          </table:table-cell>
          <table:table-cell office:value-type="float" calcext:value-type="float" office:value="58" table:number-columns-repeated="2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200" table:style-name="ce3">
            <text:p>5200</text:p>
          </table:table-cell>
          <table:table-cell office:value-type="string" calcext:value-type="string" table:style-name="ce8">
            <text:p>Головка 1/2" 30 НИЗ</text:p>
          </table:table-cell>
          <table:table-cell table:style-name="ce9"/>
          <table:table-cell office:value-type="string" calcext:value-type="string" table:style-name="ce9">
            <text:p>22020025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.79" table:number-columns-repeated="2" table:style-name="ce14">
            <text:p>45,79</text:p>
          </table:table-cell>
          <table:table-cell office:value-type="float" calcext:value-type="float" office:value="69" table:number-columns-repeated="2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281" table:style-name="ce3">
            <text:p>8281</text:p>
          </table:table-cell>
          <table:table-cell office:value-type="string" calcext:value-type="string" table:style-name="ce8">
            <text:p>Головка 1/2" 8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1.53" table:number-columns-repeated="2" table:style-name="ce14">
            <text:p>21,53</text:p>
          </table:table-cell>
          <table:table-cell office:value-type="float" calcext:value-type="float" office:value="32" table:number-columns-repeated="2" table:style-name="ce14">
            <text:p>3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60" table:style-name="ce3">
            <text:p>18860</text:p>
          </table:table-cell>
          <table:table-cell office:value-type="string" calcext:value-type="string" table:style-name="ce8">
            <text:p>Головка 1/4" 7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головка 1/4 7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" table:number-columns-repeated="2" table:style-name="ce14">
            <text:p>25,00</text:p>
          </table:table-cell>
          <table:table-cell office:value-type="float" calcext:value-type="float" office:value="46" table:number-columns-repeated="2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61" table:style-name="ce3">
            <text:p>18861</text:p>
          </table:table-cell>
          <table:table-cell office:value-type="string" calcext:value-type="string" table:style-name="ce8">
            <text:p>Головка 1/4" 8 короткая 6-гранная "СтанкоИмпорт"</text:p>
          </table:table-cell>
          <table:table-cell table:style-name="ce9"/>
          <table:table-cell office:value-type="string" calcext:value-type="string" table:style-name="ce9">
            <text:p>Г.14.43.М8</text:p>
          </table:table-cell>
          <table:table-cell office:value-type="string" calcext:value-type="string" table:style-name="ce9">
            <text:p>головка 1/4 8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" table:number-columns-repeated="2" table:style-name="ce14">
            <text:p>23,00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057" table:style-name="ce3">
            <text:p>16057</text:p>
          </table:table-cell>
          <table:table-cell office:value-type="string" calcext:value-type="string" table:style-name="ce8">
            <text:p>Головка 3/8" 10 "TORX" (Тайвань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82" table:number-columns-repeated="2" table:style-name="ce14">
            <text:p>47,82</text:p>
          </table:table-cell>
          <table:table-cell office:value-type="float" calcext:value-type="float" office:value="72" table:number-columns-repeated="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157" table:style-name="ce3">
            <text:p>16157</text:p>
          </table:table-cell>
          <table:table-cell office:value-type="string" calcext:value-type="string" table:style-name="ce8">
            <text:p>Головка 3/8" 12 "TORX" (Тайвань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9.39" table:number-columns-repeated="2" table:style-name="ce14">
            <text:p>49,39</text:p>
          </table:table-cell>
          <table:table-cell office:value-type="float" calcext:value-type="float" office:value="77" table:number-columns-repeated="2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032" table:style-name="ce3">
            <text:p>10032</text:p>
          </table:table-cell>
          <table:table-cell office:value-type="string" calcext:value-type="string" table:style-name="ce8">
            <text:p>Головка шлифовальная коническая с закруглённой вершиной 25а KW 20х32х6 5К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37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4.2766666666667" table:style-name="ce14">
            <text:p>14,28</text:p>
          </table:table-cell>
          <table:table-cell office:value-type="float" calcext:value-type="float" office:value="42.83" table:style-name="ce14">
            <text:p>42,83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1" table:style-name="ce3">
            <text:p>301</text:p>
          </table:table-cell>
          <table:table-cell office:value-type="string" calcext:value-type="string" table:style-name="ce8">
            <text:p>Датчик выключатель стоп сигнала ВК412 УАЗ</text:p>
          </table:table-cell>
          <table:table-cell table:style-name="ce9"/>
          <table:table-cell office:value-type="string" calcext:value-type="string" table:style-name="ce9">
            <text:p>19.3720</text:p>
          </table:table-cell>
          <table:table-cell office:value-type="string" calcext:value-type="string" table:style-name="ce9">
            <text:p>ВК412-372000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48" table:number-columns-repeated="2" table:style-name="ce14">
            <text:p>34,48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687" table:style-name="ce3">
            <text:p>3687</text:p>
          </table:table-cell>
          <table:table-cell office:value-type="string" calcext:value-type="string" table:style-name="ce8">
            <text:p>Датчик света задн.хода ВК-418 УАЗ, 21074 (КПП 5 ступ.) (на РК 2121)</text:p>
          </table:table-cell>
          <table:table-cell table:style-name="ce9"/>
          <table:table-cell office:value-type="string" calcext:value-type="string" table:style-name="ce9">
            <text:p>ВК418-371600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1.28" table:number-columns-repeated="2" table:style-name="ce14">
            <text:p>41,28</text:p>
          </table:table-cell>
          <table:table-cell office:value-type="float" calcext:value-type="float" office:value="77" table:number-columns-repeated="2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108" table:style-name="ce3">
            <text:p>17108</text:p>
          </table:table-cell>
          <table:table-cell office:value-type="string" calcext:value-type="string" table:style-name="ce8">
            <text:p>Датчик температуры 1118, 2110, 2170, 2123 н/о "ОАО КЭМЗ" (Калуга)</text:p>
          </table:table-cell>
          <table:table-cell table:style-name="ce9"/>
          <table:table-cell office:value-type="string" calcext:value-type="string" table:style-name="ce9">
            <text:p>1118-405219,003</text:p>
          </table:table-cell>
          <table:table-cell office:value-type="string" calcext:value-type="string" table:style-name="ce9">
            <text:p>1118-38088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5" table:number-columns-repeated="2" table:style-name="ce14">
            <text:p>51,50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44" table:style-name="ce3">
            <text:p>17444</text:p>
          </table:table-cell>
          <table:table-cell office:value-type="string" calcext:value-type="string" table:style-name="ce8">
            <text:p>Дезодорант "Восьмерка" пина колада подвесной гелевый</text:p>
          </table:table-cell>
          <table:table-cell table:style-name="ce9"/>
          <table:table-cell office:value-type="string" calcext:value-type="string" table:style-name="ce9">
            <text:p>AF-D01-PC</text:p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8.44" table:number-columns-repeated="2" table:style-name="ce14">
            <text:p>48,44</text:p>
          </table:table-cell>
          <table:table-cell office:value-type="float" calcext:value-type="float" office:value="78" table:number-columns-repeated="2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320" table:style-name="ce3">
            <text:p>19320</text:p>
          </table:table-cell>
          <table:table-cell office:value-type="string" calcext:value-type="string" table:style-name="ce8">
            <text:p>Дезодорант "Areon AUTO REFRESHMENT LIQUID New car" (новая машина) геле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6.22" table:number-columns-repeated="2" table:style-name="ce14">
            <text:p>56,22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322" table:style-name="ce3">
            <text:p>19322</text:p>
          </table:table-cell>
          <table:table-cell office:value-type="string" calcext:value-type="string" table:style-name="ce8">
            <text:p>Дезодорант "Areon LIQUID 5мл Anti tobacco" (антитабак) геле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3.26" table:number-columns-repeated="2" table:style-name="ce14">
            <text:p>53,26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68" table:style-name="ce3">
            <text:p>17568</text:p>
          </table:table-cell>
          <table:table-cell office:value-type="string" calcext:value-type="string" table:style-name="ce8">
            <text:p>Дезодорант "Jam Perfume" мембранный (5мл) кофейные зерна</text:p>
          </table:table-cell>
          <table:table-cell table:style-name="ce9"/>
          <table:table-cell office:value-type="string" calcext:value-type="string" table:style-name="ce9">
            <text:p>J-2</text:p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1" table:number-columns-repeated="4" table:style-name="ce14">
            <text:p>7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480" table:style-name="ce3">
            <text:p>14480</text:p>
          </table:table-cell>
          <table:table-cell office:value-type="string" calcext:value-type="string" table:style-name="ce8">
            <text:p>Дезодорант "No Smoking" ваниль</text:p>
          </table:table-cell>
          <table:table-cell table:style-name="ce9"/>
          <table:table-cell office:value-type="string" calcext:value-type="string" table:style-name="ce9">
            <text:p>PSMK-63</text:p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9.48" table:style-name="ce14">
            <text:p>19,48</text:p>
          </table:table-cell>
          <table:table-cell office:value-type="float" calcext:value-type="float" office:value="38.96" table:style-name="ce14">
            <text:p>38,96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708" table:style-name="ce3">
            <text:p>17708</text:p>
          </table:table-cell>
          <table:table-cell office:value-type="string" calcext:value-type="string" table:style-name="ce8">
            <text:p>Дезодорант бумажный подвесной "AURAMI" Матрешка "Цитрус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1.8" table:style-name="ce14">
            <text:p>21,80</text:p>
          </table:table-cell>
          <table:table-cell office:value-type="float" calcext:value-type="float" office:value="43.6" table:style-name="ce14">
            <text:p>43,60</text:p>
          </table:table-cell>
          <table:table-cell office:value-type="float" calcext:value-type="float" office:value="33" table:style-name="ce14">
            <text:p>33,00</text:p>
          </table:table-cell>
          <table:table-cell office:value-type="float" calcext:value-type="float" office:value="66" table:style-name="ce14">
            <text:p>6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60" table:style-name="ce3">
            <text:p>17060</text:p>
          </table:table-cell>
          <table:table-cell office:value-type="string" calcext:value-type="string" table:style-name="ce8">
            <text:p>Дезодорант бумажный подвесной "AURAMI" Mr.Cookie "Ваниль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1.84" table:number-columns-repeated="2" table:style-name="ce14">
            <text:p>21,84</text:p>
          </table:table-cell>
          <table:table-cell office:value-type="float" calcext:value-type="float" office:value="33" table:number-columns-repeated="2" table:style-name="ce14">
            <text:p>3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169" table:style-name="ce3">
            <text:p>19169</text:p>
          </table:table-cell>
          <table:table-cell office:value-type="string" calcext:value-type="string" table:style-name="ce8">
            <text:p>Дезодорант гелевый NEW GALAXY игрушка Танк, новая машин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4.85" table:number-columns-repeated="2" table:style-name="ce14">
            <text:p>54,85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623" table:style-name="ce3">
            <text:p>16623</text:p>
          </table:table-cell>
          <table:table-cell office:value-type="string" calcext:value-type="string" table:style-name="ce8">
            <text:p>Дезодорант на дефлектор "Collection Aromatique" дороги мира (АНТИТАБАК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02" table:number-columns-repeated="2" table:style-name="ce14">
            <text:p>47,02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629" table:style-name="ce3">
            <text:p>16629</text:p>
          </table:table-cell>
          <table:table-cell office:value-type="string" calcext:value-type="string" table:style-name="ce8">
            <text:p>Дезодорант на дефлектор "Collection Aromatique" дороги мира (Дыхание моря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02" table:number-columns-repeated="2" table:style-name="ce14">
            <text:p>47,02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628" table:style-name="ce3">
            <text:p>16628</text:p>
          </table:table-cell>
          <table:table-cell office:value-type="string" calcext:value-type="string" table:style-name="ce8">
            <text:p>Дезодорант на дефлектор "Collection Aromatique" дороги мира (Яблоневый сад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02" table:number-columns-repeated="2" table:style-name="ce14">
            <text:p>47,02</text:p>
          </table:table-cell>
          <table:table-cell office:value-type="float" calcext:value-type="float" office:value="67" table:number-columns-repeated="2" table:style-name="ce14">
            <text:p>6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624" table:style-name="ce3">
            <text:p>16624</text:p>
          </table:table-cell>
          <table:table-cell office:value-type="string" calcext:value-type="string" table:style-name="ce8">
            <text:p>Дезодорант на дефлектор "Collection Aromatique" дороги мира (Oceanica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02" table:number-columns-repeated="2" table:style-name="ce14">
            <text:p>47,02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221" table:style-name="ce3">
            <text:p>12221</text:p>
          </table:table-cell>
          <table:table-cell office:value-type="string" calcext:value-type="string" table:style-name="ce8">
            <text:p>Дезодорант на дефлектор "Dr.Marcus Динамик" Art.№254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3.37" table:number-columns-repeated="2" table:style-name="ce14">
            <text:p>63,37</text:p>
          </table:table-cell>
          <table:table-cell office:value-type="float" calcext:value-type="float" office:value="87" table:number-columns-repeated="2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32" table:style-name="ce3">
            <text:p>18832</text:p>
          </table:table-cell>
          <table:table-cell office:value-type="string" calcext:value-type="string" table:style-name="ce8">
            <text:p>Дезодорант-спрей "Aurami 01 Ванильное мороженое" (100мл)</text:p>
          </table:table-cell>
          <table:table-cell table:style-name="ce9"/>
          <table:table-cell office:value-type="string" calcext:value-type="string" table:style-name="ce9">
            <text:p>SPR-01</text:p>
          </table:table-cell>
          <table:table-cell office:value-type="string" calcext:value-type="string" table:style-name="ce9">
            <text:p>дезодорант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office:value-type="float" calcext:value-type="float" office:value="104" table:number-columns-repeated="2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837" table:style-name="ce3">
            <text:p>12837</text:p>
          </table:table-cell>
          <table:table-cell office:value-type="string" calcext:value-type="string" table:style-name="ce8">
            <text:p>Демпфер шарнира тяги привода КПП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70318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.97" table:number-columns-repeated="2" table:style-name="ce14">
            <text:p>23,97</text:p>
          </table:table-cell>
          <table:table-cell office:value-type="float" calcext:value-type="float" office:value="38" table:number-columns-repeated="2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10" table:style-name="ce3">
            <text:p>19410</text:p>
          </table:table-cell>
          <table:table-cell office:value-type="string" calcext:value-type="string" table:style-name="ce8">
            <text:p>Держатель козырька 2108 (крючок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20409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40" table:style-name="ce14">
            <text:p>40,00</text:p>
          </table:table-cell>
          <table:table-cell office:value-type="float" calcext:value-type="float" office:value="13" table:style-name="ce14">
            <text:p>13,00</text:p>
          </table:table-cell>
          <table:table-cell office:value-type="float" calcext:value-type="float" office:value="65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11" table:style-name="ce3">
            <text:p>19411</text:p>
          </table:table-cell>
          <table:table-cell office:value-type="string" calcext:value-type="string" table:style-name="ce8">
            <text:p>Держатель козырька 2110 (крючок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820409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35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895" table:style-name="ce3">
            <text:p>16895</text:p>
          </table:table-cell>
          <table:table-cell office:value-type="string" calcext:value-type="string" table:style-name="ce8">
            <text:p>Держатель упора капота 2123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7" table:style-name="ce3">
            <text:p>7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1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48" table:style-name="ce14">
            <text:p>48,00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897" table:style-name="ce3">
            <text:p>9897</text:p>
          </table:table-cell>
          <table:table-cell office:value-type="string" calcext:value-type="string" table:style-name="ce8">
            <text:p>Диск-подошва резиновая со штырем для дрели (125мм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1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19" table:number-columns-repeated="2" table:style-name="ce14">
            <text:p>25,19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898" table:style-name="ce3">
            <text:p>9898</text:p>
          </table:table-cell>
          <table:table-cell office:value-type="string" calcext:value-type="string" table:style-name="ce8">
            <text:p>Диск-подошва резиновая со штырем для дрели (150мм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1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9.43" table:number-columns-repeated="2" table:style-name="ce14">
            <text:p>29,43</text:p>
          </table:table-cell>
          <table:table-cell office:value-type="float" calcext:value-type="float" office:value="41" table:number-columns-repeated="2" table:style-name="ce14">
            <text:p>4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702" table:style-name="ce3">
            <text:p>7702</text:p>
          </table:table-cell>
          <table:table-cell office:value-type="string" calcext:value-type="string" table:style-name="ce8">
            <text:p>Желоб крыши 2109 прав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2" table:number-columns-repeated="2" table:style-name="ce14">
            <text:p>72,0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810" table:style-name="ce3">
            <text:p>16810</text:p>
          </table:table-cell>
          <table:table-cell office:value-type="string" calcext:value-type="string" table:style-name="ce8">
            <text:p>Жидкость для розжига "LIQUID FIRE" (500мл)</text:p>
          </table:table-cell>
          <table:table-cell table:style-name="ce9"/>
          <table:table-cell office:value-type="string" calcext:value-type="string" table:style-name="ce9">
            <text:p>3347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6.12" table:number-columns-repeated="2" table:style-name="ce14">
            <text:p>56,12</text:p>
          </table:table-cell>
          <table:table-cell office:value-type="float" calcext:value-type="float" office:value="76" table:number-columns-repeated="2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855" table:style-name="ce3">
            <text:p>17855</text:p>
          </table:table-cell>
          <table:table-cell office:value-type="string" calcext:value-type="string" table:style-name="ce8">
            <text:p>Жидкость стеклоомывателя летняя концентрат 1:100 (270мл) "KERRY" лесные ягоды</text:p>
          </table:table-cell>
          <table:table-cell table:style-name="ce9"/>
          <table:table-cell office:value-type="string" calcext:value-type="string" table:style-name="ce9">
            <text:p>KR-337</text:p>
          </table:table-cell>
          <table:table-cell office:value-type="string" calcext:value-type="string" table:style-name="ce9">
            <text:p>жидк омыв лет конц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5" table:number-columns-repeated="2" table:style-name="ce14">
            <text:p>58,50</text:p>
          </table:table-cell>
          <table:table-cell office:value-type="float" calcext:value-type="float" office:value="85" table:number-columns-repeated="2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802" table:style-name="ce3">
            <text:p>17802</text:p>
          </table:table-cell>
          <table:table-cell office:value-type="string" calcext:value-type="string" table:style-name="ce8">
            <text:p>Жидкость стеклоомывателя летняя концентрат 1:100 (270мл) "KERRY" лимон</text:p>
          </table:table-cell>
          <table:table-cell table:style-name="ce9"/>
          <table:table-cell office:value-type="string" calcext:value-type="string" table:style-name="ce9">
            <text:p>KR-338</text:p>
          </table:table-cell>
          <table:table-cell office:value-type="string" calcext:value-type="string" table:style-name="ce9">
            <text:p>жидк омыв лет конц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47" table:number-columns-repeated="2" table:style-name="ce14">
            <text:p>61,47</text:p>
          </table:table-cell>
          <table:table-cell office:value-type="float" calcext:value-type="float" office:value="82" table:number-columns-repeated="2" table:style-name="ce14">
            <text:p>8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002" table:style-name="ce3">
            <text:p>14002</text:p>
          </table:table-cell>
          <table:table-cell office:value-type="string" calcext:value-type="string" table:style-name="ce8">
            <text:p>Жиклер омывателя 1118, 2170, 2123 "Автоком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3-520806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27" table:number-columns-repeated="2" table:style-name="ce14">
            <text:p>61,27</text:p>
          </table:table-cell>
          <table:table-cell office:value-type="float" calcext:value-type="float" office:value="89" table:number-columns-repeated="2" table:style-name="ce14">
            <text:p>8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18" table:style-name="ce3">
            <text:p>718</text:p>
          </table:table-cell>
          <table:table-cell office:value-type="string" calcext:value-type="string" table:style-name="ce8">
            <text:p>Жиклер омывател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520806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3" table:style-name="ce3">
            <text:p>1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2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.20333333333333" table:style-name="ce14">
            <text:p>2,20</text:p>
          </table:table-cell>
          <table:table-cell office:value-type="float" calcext:value-type="float" office:value="6.61" table:style-name="ce14">
            <text:p>6,61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12" table:style-name="ce14">
            <text:p>1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07" table:style-name="ce3">
            <text:p>14507</text:p>
          </table:table-cell>
          <table:table-cell office:value-type="string" calcext:value-type="string" table:style-name="ce8">
            <text:p>Жиклер омывателя 2108 (н/о 2-х струйный, гайка) крас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3.86" table:number-columns-repeated="2" table:style-name="ce14">
            <text:p>43,86</text:p>
          </table:table-cell>
          <table:table-cell office:value-type="float" calcext:value-type="float" office:value="37" table:number-columns-repeated="2" table:style-name="ce14">
            <text:p>3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08" table:style-name="ce3">
            <text:p>14508</text:p>
          </table:table-cell>
          <table:table-cell office:value-type="string" calcext:value-type="string" table:style-name="ce8">
            <text:p>Жиклер омывателя 2108 (н/о 2-х струйный, гайка) сини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" table:number-columns-repeated="4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503" table:style-name="ce3">
            <text:p>5503</text:p>
          </table:table-cell>
          <table:table-cell office:value-type="string" calcext:value-type="string" table:style-name="ce8">
            <text:p>Жиклер омывателя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520806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2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3.98714285714286" table:style-name="ce14">
            <text:p>3,99</text:p>
          </table:table-cell>
          <table:table-cell office:value-type="float" calcext:value-type="float" office:value="27.91" table:style-name="ce14">
            <text:p>27,91</text:p>
          </table:table-cell>
          <table:table-cell office:value-type="float" calcext:value-type="float" office:value="12.5" table:style-name="ce14">
            <text:p>12,50</text:p>
          </table:table-cell>
          <table:table-cell office:value-type="float" calcext:value-type="float" office:value="87.5" table:style-name="ce14">
            <text:p>87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840" table:style-name="ce3">
            <text:p>19840</text:p>
          </table:table-cell>
          <table:table-cell office:value-type="string" calcext:value-type="string" table:style-name="ce8">
            <text:p>Жиклер омывателя 2123 задний веер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9.8" table:number-columns-repeated="2" table:style-name="ce14">
            <text:p>19,80</text:p>
          </table:table-cell>
          <table:table-cell office:value-type="float" calcext:value-type="float" office:value="31" table:number-columns-repeated="2" table:style-name="ce14">
            <text:p>3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898" table:style-name="ce3">
            <text:p>16898</text:p>
          </table:table-cell>
          <table:table-cell office:value-type="string" calcext:value-type="string" table:style-name="ce8">
            <text:p>Жиклер омывателя 4-х струй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-48.6" table:number-columns-repeated="2" table:style-name="ce14">
            <text:p>-48,60</text:p>
          </table:table-cell>
          <table:table-cell office:value-type="float" calcext:value-type="float" office:value="28" table:number-columns-repeated="2" table:style-name="ce14">
            <text:p>2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77" table:style-name="ce3">
            <text:p>17677</text:p>
          </table:table-cell>
          <table:table-cell office:value-type="string" calcext:value-type="string" table:style-name="ce8">
            <text:p>Жиклер стеклоомывателя одинарный "круглый"чер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23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40" table:style-name="ce14">
            <text:p>40,00</text:p>
          </table:table-cell>
          <table:table-cell office:value-type="float" calcext:value-type="float" office:value="6.5" table:style-name="ce14">
            <text:p>6,50</text:p>
          </table:table-cell>
          <table:table-cell office:value-type="float" calcext:value-type="float" office:value="65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659" table:style-name="ce3">
            <text:p>8659</text:p>
          </table:table-cell>
          <table:table-cell office:value-type="string" calcext:value-type="string" table:style-name="ce8">
            <text:p>Заглушка 2108 отверстий лонжерона средня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511209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8.45333333333333" table:style-name="ce14">
            <text:p>8,45</text:p>
          </table:table-cell>
          <table:table-cell office:value-type="float" calcext:value-type="float" office:value="50.72" table:style-name="ce14">
            <text:p>50,72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827" table:style-name="ce3">
            <text:p>13827</text:p>
          </table:table-cell>
          <table:table-cell office:value-type="string" calcext:value-type="string" table:style-name="ce8">
            <text:p>Заглушка блока цилиндров 2108 ф36мм (5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43289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2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1.11" table:number-columns-repeated="2" table:style-name="ce14">
            <text:p>21,11</text:p>
          </table:table-cell>
          <table:table-cell office:value-type="float" calcext:value-type="float" office:value="32" table:number-columns-repeated="2" table:style-name="ce14">
            <text:p>3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607" table:style-name="ce3">
            <text:p>19607</text:p>
          </table:table-cell>
          <table:table-cell office:value-type="string" calcext:value-type="string" table:style-name="ce8">
            <text:p>Заглушка гайки дворника 1118, 217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520506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9" table:number-columns-repeated="2" table:style-name="ce14">
            <text:p>9,00</text:p>
          </table:table-cell>
          <table:table-cell office:value-type="float" calcext:value-type="float" office:value="15" table:number-columns-repeated="2" table:style-name="ce14">
            <text:p>1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828" table:style-name="ce3">
            <text:p>13828</text:p>
          </table:table-cell>
          <table:table-cell office:value-type="string" calcext:value-type="string" table:style-name="ce8">
            <text:p>Заглушка картера сцепления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601223Р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7.21" table:style-name="ce14">
            <text:p>7,21</text:p>
          </table:table-cell>
          <table:table-cell office:value-type="float" calcext:value-type="float" office:value="14.42" table:style-name="ce14">
            <text:p>14,42</text:p>
          </table:table-cell>
          <table:table-cell office:value-type="float" calcext:value-type="float" office:value="12" table:style-name="ce14">
            <text:p>12,00</text:p>
          </table:table-cell>
          <table:table-cell office:value-type="float" calcext:value-type="float" office:value="24" table:style-name="ce14">
            <text:p>2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66" table:style-name="ce3">
            <text:p>12166</text:p>
          </table:table-cell>
          <table:table-cell office:value-type="string" calcext:value-type="string" table:style-name="ce8">
            <text:p>Заглушка коленвала чашечная 2101, 21099 (10мм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43282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number-columns-repeated="2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44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1.75888888888889" table:style-name="ce14">
            <text:p>1,76</text:p>
          </table:table-cell>
          <table:table-cell office:value-type="float" calcext:value-type="float" office:value="15.83" table:style-name="ce14">
            <text:p>15,83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31.5" table:style-name="ce14">
            <text:p>31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037" table:style-name="ce3">
            <text:p>12037</text:p>
          </table:table-cell>
          <table:table-cell office:value-type="string" calcext:value-type="string" table:style-name="ce8">
            <text:p>Заглушка литого диска D54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56" table:number-columns-repeated="2" table:style-name="ce14">
            <text:p>25,56</text:p>
          </table:table-cell>
          <table:table-cell office:value-type="float" calcext:value-type="float" office:value="38" table:number-columns-repeated="2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812" table:style-name="ce3">
            <text:p>12812</text:p>
          </table:table-cell>
          <table:table-cell office:value-type="string" calcext:value-type="string" table:style-name="ce8">
            <text:p>Заглушка отверстий брызговик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327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7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.03" table:number-columns-repeated="2" table:style-name="ce14">
            <text:p>7,03</text:p>
          </table:table-cell>
          <table:table-cell office:value-type="float" calcext:value-type="float" office:value="16" table:number-columns-repeated="2" table:style-name="ce14">
            <text:p>1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985" table:style-name="ce3">
            <text:p>18985</text:p>
          </table:table-cell>
          <table:table-cell office:value-type="string" calcext:value-type="string" table:style-name="ce8">
            <text:p>Заглушка отверстий эмблемы задка ВАЗ, ГАЗ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2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35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190" table:style-name="ce3">
            <text:p>16190</text:p>
          </table:table-cell>
          <table:table-cell office:value-type="string" calcext:value-type="string" table:style-name="ce8">
            <text:p>Заглушка ремня безопасности антипищалка (2шт) "AUTOSTANDART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антипищалка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8.4" table:number-columns-repeated="2" table:style-name="ce14">
            <text:p>18,40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080" table:style-name="ce3">
            <text:p>10080</text:p>
          </table:table-cell>
          <table:table-cell office:value-type="string" calcext:value-type="string" table:style-name="ce8">
            <text:p>Заклепки 3,2*6мм (50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16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-9.85" table:style-name="ce14">
            <text:p>-9,85</text:p>
          </table:table-cell>
          <table:table-cell office:value-type="float" calcext:value-type="float" office:value="-19.7" table:style-name="ce14">
            <text:p>-19,70</text:p>
          </table:table-cell>
          <table:table-cell office:value-type="float" calcext:value-type="float" office:value="37" table:style-name="ce14">
            <text:p>37,00</text:p>
          </table:table-cell>
          <table:table-cell office:value-type="float" calcext:value-type="float" office:value="74" table:style-name="ce14">
            <text:p>7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653" table:style-name="ce3">
            <text:p>6653</text:p>
          </table:table-cell>
          <table:table-cell office:value-type="string" calcext:value-type="string" table:style-name="ce8">
            <text:p>Заклепки 4,8*12мм (50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1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-121.5" table:number-columns-repeated="2" table:style-name="ce14">
            <text:p>-121,50</text:p>
          </table:table-cell>
          <table:table-cell office:value-type="float" calcext:value-type="float" office:value="102" table:number-columns-repeated="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975" table:style-name="ce3">
            <text:p>5975</text:p>
          </table:table-cell>
          <table:table-cell office:value-type="string" calcext:value-type="string" table:style-name="ce8">
            <text:p>Заплатка для камер 35 мм П-2 (г.Барнаул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3.14" table:style-name="ce14">
            <text:p>3,14</text:p>
          </table:table-cell>
          <table:table-cell office:value-type="float" calcext:value-type="float" office:value="15.7" table:style-name="ce14">
            <text:p>15,70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22.5" table:style-name="ce14">
            <text:p>2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13" table:style-name="ce3">
            <text:p>1713</text:p>
          </table:table-cell>
          <table:table-cell office:value-type="string" calcext:value-type="string" table:style-name="ce8">
            <text:p>Запоры форточки 2101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610310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8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1.88" table:number-columns-repeated="2" table:style-name="ce14">
            <text:p>31,88</text:p>
          </table:table-cell>
          <table:table-cell office:value-type="float" calcext:value-type="float" office:value="48" table:number-columns-repeated="2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55" table:style-name="ce3">
            <text:p>17655</text:p>
          </table:table-cell>
          <table:table-cell office:value-type="string" calcext:value-type="string" table:style-name="ce8">
            <text:p>Защелка багажника 2105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5606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4" table:number-columns-repeated="2" table:style-name="ce14">
            <text:p>44,00</text:p>
          </table:table-cell>
          <table:table-cell office:value-type="float" calcext:value-type="float" office:value="88" table:number-columns-repeated="2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905" table:style-name="ce3">
            <text:p>5905</text:p>
          </table:table-cell>
          <table:table-cell office:value-type="string" calcext:value-type="string" table:style-name="ce8">
            <text:p>Защелка задней двери ГАЗель-2705 верхня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705-6305351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.21" table:number-columns-repeated="2" table:style-name="ce14">
            <text:p>45,21</text:p>
          </table:table-cell>
          <table:table-cell office:value-type="float" calcext:value-type="float" office:value="78" table:number-columns-repeated="2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622" table:style-name="ce3">
            <text:p>8622</text:p>
          </table:table-cell>
          <table:table-cell office:value-type="string" calcext:value-type="string" table:style-name="ce8">
            <text:p>Защелка замка багажника 2109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99-5606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7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7.74" table:number-columns-repeated="2" table:style-name="ce14">
            <text:p>67,74</text:p>
          </table:table-cell>
          <table:table-cell office:value-type="float" calcext:value-type="float" office:value="102" table:number-columns-repeated="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654" table:style-name="ce3">
            <text:p>5654</text:p>
          </table:table-cell>
          <table:table-cell office:value-type="string" calcext:value-type="string" table:style-name="ce8">
            <text:p>Защелка капота 11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8406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28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1.43" table:number-columns-repeated="2" table:style-name="ce14">
            <text:p>71,43</text:p>
          </table:table-cell>
          <table:table-cell office:value-type="float" calcext:value-type="float" office:value="104" table:number-columns-repeated="2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77" table:style-name="ce3">
            <text:p>777</text:p>
          </table:table-cell>
          <table:table-cell office:value-type="string" calcext:value-type="string" table:style-name="ce8">
            <text:p>Защелка капот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8406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7.45" table:number-columns-repeated="2" table:style-name="ce14">
            <text:p>57,45</text:p>
          </table:table-cell>
          <table:table-cell office:value-type="float" calcext:value-type="float" office:value="87" table:number-columns-repeated="2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774" table:style-name="ce3">
            <text:p>3774</text:p>
          </table:table-cell>
          <table:table-cell office:value-type="string" calcext:value-type="string" table:style-name="ce8">
            <text:p>Защита замка багажника 2108-099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0.94" table:number-columns-repeated="2" table:style-name="ce14">
            <text:p>30,94</text:p>
          </table:table-cell>
          <table:table-cell office:value-type="float" calcext:value-type="float" office:value="45" table:number-columns-repeated="2" table:style-name="ce14">
            <text:p>4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422" table:style-name="ce3">
            <text:p>3422</text:p>
          </table:table-cell>
          <table:table-cell office:value-type="string" calcext:value-type="string" table:style-name="ce8">
            <text:p>Защита фар 2105,07 (оргстекло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72</text:p>
          </table:table-cell>
          <table:table-cell office:value-type="float" calcext:value-type="float" office:value="0.5" table:style-name="ce13">
            <text:p>0,5</text:p>
          </table:table-cell>
          <table:table-cell office:value-type="float" calcext:value-type="float" office:value="91.62" table:style-name="ce14">
            <text:p>91,62</text:p>
          </table:table-cell>
          <table:table-cell office:value-type="float" calcext:value-type="float" office:value="45.81" table:style-name="ce14">
            <text:p>45,81</text:p>
          </table:table-cell>
          <table:table-cell office:value-type="float" calcext:value-type="float" office:value="128" table:style-name="ce14">
            <text:p>128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272" table:style-name="ce3">
            <text:p>4272</text:p>
          </table:table-cell>
          <table:table-cell office:value-type="string" calcext:value-type="string" table:style-name="ce8">
            <text:p>Защита фар 2106 (шелкография)</text:p>
          </table:table-cell>
          <table:table-cell table:style-name="ce9"/>
          <table:table-cell office:value-type="string" calcext:value-type="string" table:style-name="ce9">
            <text:p>2106-zag06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71</text:p>
          </table:table-cell>
          <table:table-cell office:value-type="float" calcext:value-type="float" office:value="0.5" table:style-name="ce13">
            <text:p>0,5</text:p>
          </table:table-cell>
          <table:table-cell office:value-type="float" calcext:value-type="float" office:value="135.1" table:style-name="ce14">
            <text:p>135,10</text:p>
          </table:table-cell>
          <table:table-cell office:value-type="float" calcext:value-type="float" office:value="67.55" table:style-name="ce14">
            <text:p>67,55</text:p>
          </table:table-cell>
          <table:table-cell office:value-type="float" calcext:value-type="float" office:value="196" table:style-name="ce14">
            <text:p>196,00</text:p>
          </table:table-cell>
          <table:table-cell office:value-type="float" calcext:value-type="float" office:value="98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045" table:style-name="ce3">
            <text:p>5045</text:p>
          </table:table-cell>
          <table:table-cell office:value-type="string" calcext:value-type="string" table:style-name="ce8">
            <text:p>Зеркало внутрисалон.на присоске малое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.19" table:number-columns-repeated="2" table:style-name="ce14">
            <text:p>55,19</text:p>
          </table:table-cell>
          <table:table-cell office:value-type="float" calcext:value-type="float" office:value="77" table:number-columns-repeated="2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74" table:style-name="ce3">
            <text:p>7974</text:p>
          </table:table-cell>
          <table:table-cell office:value-type="string" calcext:value-type="string" table:style-name="ce8">
            <text:p>Знак заводской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8212064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2.47" table:number-columns-repeated="2" table:style-name="ce14">
            <text:p>52,47</text:p>
          </table:table-cell>
          <table:table-cell office:value-type="float" calcext:value-type="float" office:value="89" table:number-columns-repeated="2" table:style-name="ce14">
            <text:p>8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79" table:style-name="ce3">
            <text:p>12179</text:p>
          </table:table-cell>
          <table:table-cell office:value-type="string" calcext:value-type="string" table:style-name="ce8">
            <text:p>Игла карбюратора 2108, 21099, 21213, Таврия "Уником-08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773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3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8" table:number-columns-repeated="2" table:style-name="ce14">
            <text:p>36,80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029" table:style-name="ce3">
            <text:p>12029</text:p>
          </table:table-cell>
          <table:table-cell office:value-type="string" calcext:value-type="string" table:style-name="ce8">
            <text:p>Карандаш восковой для полировки "Астрохим" крас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54" table:number-columns-repeated="2" table:style-name="ce14">
            <text:p>47,54</text:p>
          </table:table-cell>
          <table:table-cell office:value-type="float" calcext:value-type="float" office:value="69" table:number-columns-repeated="2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090" table:style-name="ce3">
            <text:p>6090</text:p>
          </table:table-cell>
          <table:table-cell office:value-type="string" calcext:value-type="string" table:style-name="ce8">
            <text:p>Каталог деталей ВАЗ-211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0" table:style-name="ce3">
            <text:p>90</text:p>
          </table:table-cell>
          <table:table-cell office:value-type="string" calcext:value-type="string" table:style-name="ce9">
            <text:p>Литература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.91" table:number-columns-repeated="2" table:style-name="ce14">
            <text:p>60,91</text:p>
          </table:table-cell>
          <table:table-cell office:value-type="float" calcext:value-type="float" office:value="82" table:number-columns-repeated="2" table:style-name="ce14">
            <text:p>8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00" table:style-name="ce3">
            <text:p>3000</text:p>
          </table:table-cell>
          <table:table-cell office:value-type="string" calcext:value-type="string" table:style-name="ce8">
            <text:p>Каталог деталей Волга (ГАЗ-31029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0" table:style-name="ce3">
            <text:p>90</text:p>
          </table:table-cell>
          <table:table-cell office:value-type="string" calcext:value-type="string" table:style-name="ce9">
            <text:p>Литература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9.5" table:number-columns-repeated="4" table:style-name="ce14">
            <text:p>19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81" table:style-name="ce3">
            <text:p>3081</text:p>
          </table:table-cell>
          <table:table-cell office:value-type="string" calcext:value-type="string" table:style-name="ce8">
            <text:p>Каталог деталей Волга (ГАЗ-3110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0" table:style-name="ce3">
            <text:p>90</text:p>
          </table:table-cell>
          <table:table-cell office:value-type="string" calcext:value-type="string" table:style-name="ce9">
            <text:p>Литература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4" table:number-columns-repeated="4" table:style-name="ce14">
            <text:p>2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86" table:style-name="ce3">
            <text:p>3086</text:p>
          </table:table-cell>
          <table:table-cell office:value-type="string" calcext:value-type="string" table:style-name="ce8">
            <text:p>Каталог деталей ГАЗ-3307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0" table:style-name="ce3">
            <text:p>90</text:p>
          </table:table-cell>
          <table:table-cell office:value-type="string" calcext:value-type="string" table:style-name="ce9">
            <text:p>Литература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5" table:number-columns-repeated="4" table:style-name="ce14">
            <text:p>1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377" table:style-name="ce3">
            <text:p>10377</text:p>
          </table:table-cell>
          <table:table-cell office:value-type="string" calcext:value-type="string" table:style-name="ce8">
            <text:p>Катафот заднего бампера 2111, 2123 пра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1-371613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16" table:number-columns-repeated="2" table:style-name="ce14">
            <text:p>46,16</text:p>
          </table:table-cell>
          <table:table-cell office:value-type="float" calcext:value-type="float" office:value="78" table:number-columns-repeated="2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340" table:style-name="ce3">
            <text:p>12340</text:p>
          </table:table-cell>
          <table:table-cell office:value-type="string" calcext:value-type="string" table:style-name="ce8">
            <text:p>Катафоты дверные (овальные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731010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8" table:number-columns-repeated="2" table:style-name="ce14">
            <text:p>18,00</text:p>
          </table:table-cell>
          <table:table-cell office:value-type="float" calcext:value-type="float" office:value="84" table:number-columns-repeated="2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706" table:style-name="ce3">
            <text:p>17706</text:p>
          </table:table-cell>
          <table:table-cell office:value-type="string" calcext:value-type="string" table:style-name="ce8">
            <text:p>Катафоты RFT-4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" table:number-columns-repeated="2" table:style-name="ce14">
            <text:p>25,00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753" table:style-name="ce3">
            <text:p>8753</text:p>
          </table:table-cell>
          <table:table-cell office:value-type="string" calcext:value-type="string" table:style-name="ce8">
            <text:p>Клавиша замка вещевого ящик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530305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37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5.96" table:style-name="ce14">
            <text:p>15,96</text:p>
          </table:table-cell>
          <table:table-cell office:value-type="float" calcext:value-type="float" office:value="31.92" table:style-name="ce14">
            <text:p>31,92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46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502" table:style-name="ce3">
            <text:p>6502</text:p>
          </table:table-cell>
          <table:table-cell office:value-type="string" calcext:value-type="string" table:style-name="ce8">
            <text:p>Клавиша ручки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515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8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61" table:number-columns-repeated="2" table:style-name="ce14">
            <text:p>46,61</text:p>
          </table:table-cell>
          <table:table-cell office:value-type="float" calcext:value-type="float" office:value="69" table:number-columns-repeated="2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644" table:style-name="ce3">
            <text:p>5644</text:p>
          </table:table-cell>
          <table:table-cell office:value-type="string" calcext:value-type="string" table:style-name="ce8">
            <text:p>Клапан обратный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56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4.67" table:number-columns-repeated="2" table:style-name="ce14">
            <text:p>14,67</text:p>
          </table:table-cell>
          <table:table-cell office:value-type="float" calcext:value-type="float" office:value="22" table:number-columns-repeated="2" table:style-name="ce14">
            <text:p>2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666" table:style-name="ce3">
            <text:p>12666</text:p>
          </table:table-cell>
          <table:table-cell office:value-type="string" calcext:value-type="string" table:style-name="ce8">
            <text:p>Клей для зеркал зад.вида "KERRY" 2*0.5г</text:p>
          </table:table-cell>
          <table:table-cell table:style-name="ce9"/>
          <table:table-cell office:value-type="string" calcext:value-type="string" table:style-name="ce9">
            <text:p>KR-152</text:p>
          </table:table-cell>
          <table:table-cell office:value-type="string" calcext:value-type="string" table:style-name="ce9">
            <text:p>клей для зеркал зад.вида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4" table:number-columns-repeated="2" table:style-name="ce14">
            <text:p>54,00</text:p>
          </table:table-cell>
          <table:table-cell office:value-type="float" calcext:value-type="float" office:value="97" table:number-columns-repeated="2" table:style-name="ce14">
            <text:p>9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170" table:style-name="ce3">
            <text:p>19170</text:p>
          </table:table-cell>
          <table:table-cell office:value-type="string" calcext:value-type="string" table:style-name="ce8">
            <text:p>Клемма АКБ NEW GALAXY №1 блистер (2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.79" table:style-name="ce14">
            <text:p>16,79</text:p>
          </table:table-cell>
          <table:table-cell office:value-type="float" calcext:value-type="float" office:value="33.58" table:style-name="ce14">
            <text:p>33,58</text:p>
          </table:table-cell>
          <table:table-cell office:value-type="float" calcext:value-type="float" office:value="29" table:style-name="ce14">
            <text:p>29,00</text:p>
          </table:table-cell>
          <table:table-cell office:value-type="float" calcext:value-type="float" office:value="58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65" table:style-name="ce3">
            <text:p>7965</text:p>
          </table:table-cell>
          <table:table-cell office:value-type="string" calcext:value-type="string" table:style-name="ce8">
            <text:p>Клемма для электропроводки "мама" 2,8мм. в сб. с проводом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724390СБИ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2" table:style-name="ce13">
            <text:p>12</text:p>
          </table:table-cell>
          <table:table-cell office:value-type="float" calcext:value-type="float" office:value="2.20083333333333" table:style-name="ce14">
            <text:p>2,20</text:p>
          </table:table-cell>
          <table:table-cell office:value-type="float" calcext:value-type="float" office:value="26.41" table:style-name="ce14">
            <text:p>26,41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54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66" table:style-name="ce3">
            <text:p>7966</text:p>
          </table:table-cell>
          <table:table-cell office:value-type="string" calcext:value-type="string" table:style-name="ce8">
            <text:p>Клемма для электропроводки "папа" 6,3мм. в сб. с проводом</text:p>
          </table:table-cell>
          <table:table-cell table:style-name="ce9"/>
          <table:table-cell office:value-type="string" calcext:value-type="string" table:style-name="ce9">
            <text:p>КТ 046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3.27" table:style-name="ce14">
            <text:p>3,27</text:p>
          </table:table-cell>
          <table:table-cell office:value-type="float" calcext:value-type="float" office:value="9.81" table:style-name="ce14">
            <text:p>9,81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16.5" table:style-name="ce14">
            <text:p>16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433" table:style-name="ce3">
            <text:p>10433</text:p>
          </table:table-cell>
          <table:table-cell office:value-type="string" calcext:value-type="string" table:style-name="ce8">
            <text:p>Клемма проводки болтовая М6 с проводом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1" table:style-name="ce13">
            <text:p>11</text:p>
          </table:table-cell>
          <table:table-cell office:value-type="float" calcext:value-type="float" office:value="3.68" table:style-name="ce14">
            <text:p>3,68</text:p>
          </table:table-cell>
          <table:table-cell office:value-type="float" calcext:value-type="float" office:value="40.48" table:style-name="ce14">
            <text:p>40,48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66" table:style-name="ce14">
            <text:p>6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648" table:style-name="ce3">
            <text:p>13648</text:p>
          </table:table-cell>
          <table:table-cell office:value-type="string" calcext:value-type="string" table:style-name="ce8">
            <text:p>Клемма-зажим крокодилы большие (красный+черный) 100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9.76" table:number-columns-repeated="2" table:style-name="ce14">
            <text:p>69,76</text:p>
          </table:table-cell>
          <table:table-cell office:value-type="float" calcext:value-type="float" office:value="105" table:number-columns-repeated="2" table:style-name="ce14">
            <text:p>10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042" table:style-name="ce3">
            <text:p>13042</text:p>
          </table:table-cell>
          <table:table-cell office:value-type="string" calcext:value-type="string" table:style-name="ce8">
            <text:p>Клеммы аккумулятора (2шт) медные (55г)</text:p>
          </table:table-cell>
          <table:table-cell table:style-name="ce9"/>
          <table:table-cell office:value-type="string" calcext:value-type="string" table:style-name="ce9">
            <text:p>BT 101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3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9" table:number-columns-repeated="2" table:style-name="ce14">
            <text:p>59,00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620" table:style-name="ce3">
            <text:p>14620</text:p>
          </table:table-cell>
          <table:table-cell office:value-type="string" calcext:value-type="string" table:style-name="ce8">
            <text:p>Клеммы MYSTERY SPEAKER TERMINAL 12GA (2 красные, 2 черные)</text:p>
          </table:table-cell>
          <table:table-cell table:style-name="ce9"/>
          <table:table-cell office:value-type="string" calcext:value-type="string" table:style-name="ce9">
            <text:p>12GA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6" table:style-name="ce3">
            <text:p>96</text:p>
          </table:table-cell>
          <table:table-cell office:value-type="string" calcext:value-type="string" table:style-name="ce9">
            <text:p>Автомузыка, антирад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2.29" table:number-columns-repeated="2" table:style-name="ce14">
            <text:p>22,29</text:p>
          </table:table-cell>
          <table:table-cell office:value-type="float" calcext:value-type="float" office:value="53" table:number-columns-repeated="2" table:style-name="ce14">
            <text:p>5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90" table:style-name="ce3">
            <text:p>17690</text:p>
          </table:table-cell>
          <table:table-cell office:value-type="string" calcext:value-type="string" table:style-name="ce8">
            <text:p>Клин замка лобового стекла 2101 в сборе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3" table:number-columns-repeated="2" table:style-name="ce14">
            <text:p>13,00</text:p>
          </table:table-cell>
          <table:table-cell office:value-type="float" calcext:value-type="float" office:value="15" table:number-columns-repeated="2" table:style-name="ce14">
            <text:p>1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417" table:style-name="ce3">
            <text:p>10417</text:p>
          </table:table-cell>
          <table:table-cell office:value-type="string" calcext:value-type="string" table:style-name="ce8">
            <text:p>Клин рулевого вала Волга, Газель, ГАЗ (грузовые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10-3401227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4.3" table:style-name="ce14">
            <text:p>24,30</text:p>
          </table:table-cell>
          <table:table-cell office:value-type="float" calcext:value-type="float" office:value="72.9" table:style-name="ce14">
            <text:p>72,90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105" table:style-name="ce14">
            <text:p>10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36" table:style-name="ce3">
            <text:p>7036</text:p>
          </table:table-cell>
          <table:table-cell office:value-type="string" calcext:value-type="string" table:style-name="ce8">
            <text:p>Ключ для регулировки и разборки рейки 211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.8" table:number-columns-repeated="2" table:style-name="ce14">
            <text:p>50,80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122" table:style-name="ce3">
            <text:p>5122</text:p>
          </table:table-cell>
          <table:table-cell office:value-type="string" calcext:value-type="string" table:style-name="ce8">
            <text:p>Ключ комбинированный 10</text:p>
          </table:table-cell>
          <table:table-cell table:style-name="ce9"/>
          <table:table-cell office:value-type="string" calcext:value-type="string" table:style-name="ce9">
            <text:p>13464</text:p>
          </table:table-cell>
          <table:table-cell office:value-type="string" calcext:value-type="string" table:style-name="ce9">
            <text:p>ключ комб 10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7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4.12" table:style-name="ce14">
            <text:p>24,12</text:p>
          </table:table-cell>
          <table:table-cell office:value-type="float" calcext:value-type="float" office:value="48.24" table:style-name="ce14">
            <text:p>48,24</text:p>
          </table:table-cell>
          <table:table-cell office:value-type="float" calcext:value-type="float" office:value="45" table:style-name="ce14">
            <text:p>45,0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117" table:style-name="ce3">
            <text:p>15117</text:p>
          </table:table-cell>
          <table:table-cell office:value-type="string" calcext:value-type="string" table:style-name="ce8">
            <text:p>Ключ комбинированный 12 "АвтоDело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ключ комб 12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51" table:number-columns-repeated="2" table:style-name="ce14">
            <text:p>46,51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121" table:style-name="ce3">
            <text:p>5121</text:p>
          </table:table-cell>
          <table:table-cell office:value-type="string" calcext:value-type="string" table:style-name="ce8">
            <text:p>Ключ комбинированный 12 Росси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ключ комб 12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3.78" table:number-columns-repeated="2" table:style-name="ce14">
            <text:p>63,78</text:p>
          </table:table-cell>
          <table:table-cell office:value-type="float" calcext:value-type="float" office:value="92" table:number-columns-repeated="2" table:style-name="ce14">
            <text:p>9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87" table:style-name="ce3">
            <text:p>17487</text:p>
          </table:table-cell>
          <table:table-cell office:value-type="string" calcext:value-type="string" table:style-name="ce8">
            <text:p>Ключ комбинированный 13 "MATRIX"</text:p>
          </table:table-cell>
          <table:table-cell table:style-name="ce9"/>
          <table:table-cell office:value-type="string" calcext:value-type="string" table:style-name="ce9">
            <text:p>15109</text:p>
          </table:table-cell>
          <table:table-cell office:value-type="string" calcext:value-type="string" table:style-name="ce9">
            <text:p>ключ комб 13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2.22" table:number-columns-repeated="2" table:style-name="ce14">
            <text:p>52,22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141" table:style-name="ce3">
            <text:p>15141</text:p>
          </table:table-cell>
          <table:table-cell office:value-type="string" calcext:value-type="string" table:style-name="ce8">
            <text:p>Ключ комбинированный 14 "АвтоDело" ГОСТ 2838-80 хром-ванад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ключ комб 14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4.77" table:number-columns-repeated="2" table:style-name="ce14">
            <text:p>54,77</text:p>
          </table:table-cell>
          <table:table-cell office:value-type="float" calcext:value-type="float" office:value="82" table:number-columns-repeated="2" table:style-name="ce14">
            <text:p>8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91" table:style-name="ce3">
            <text:p>17491</text:p>
          </table:table-cell>
          <table:table-cell office:value-type="string" calcext:value-type="string" table:style-name="ce8">
            <text:p>Ключ комбинированный 14 "Matrix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ключ комб 14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7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5" table:number-columns-repeated="2" table:style-name="ce14">
            <text:p>46,50</text:p>
          </table:table-cell>
          <table:table-cell office:value-type="float" calcext:value-type="float" office:value="93" table:number-columns-repeated="2" table:style-name="ce14">
            <text:p>9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86" table:style-name="ce3">
            <text:p>17486</text:p>
          </table:table-cell>
          <table:table-cell office:value-type="string" calcext:value-type="string" table:style-name="ce8">
            <text:p>Ключ комбинированный 17 "Matrix"</text:p>
          </table:table-cell>
          <table:table-cell table:style-name="ce9"/>
          <table:table-cell office:value-type="string" calcext:value-type="string" table:style-name="ce9">
            <text:p>15113</text:p>
          </table:table-cell>
          <table:table-cell office:value-type="string" calcext:value-type="string" table:style-name="ce9">
            <text:p>ключ комб 17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office:value-type="float" calcext:value-type="float" office:value="101" table:number-columns-repeated="2" table:style-name="ce14">
            <text:p>10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653" table:style-name="ce3">
            <text:p>14653</text:p>
          </table:table-cell>
          <table:table-cell office:value-type="string" calcext:value-type="string" table:style-name="ce8">
            <text:p>Ключ комбинированный 7 "АвтоDело"</text:p>
          </table:table-cell>
          <table:table-cell table:style-name="ce9"/>
          <table:table-cell office:value-type="string" calcext:value-type="string" table:style-name="ce9">
            <text:p>31007</text:p>
          </table:table-cell>
          <table:table-cell office:value-type="string" calcext:value-type="string" table:style-name="ce9">
            <text:p>ключ комб 7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.4" table:number-columns-repeated="2" table:style-name="ce14">
            <text:p>23,40</text:p>
          </table:table-cell>
          <table:table-cell office:value-type="float" calcext:value-type="float" office:value="38" table:number-columns-repeated="2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92" table:style-name="ce3">
            <text:p>17492</text:p>
          </table:table-cell>
          <table:table-cell office:value-type="string" calcext:value-type="string" table:style-name="ce8">
            <text:p>Ключ комбинированный 7 "Matrix"</text:p>
          </table:table-cell>
          <table:table-cell table:style-name="ce9"/>
          <table:table-cell office:value-type="string" calcext:value-type="string" table:style-name="ce9">
            <text:p>15103</text:p>
          </table:table-cell>
          <table:table-cell office:value-type="string" calcext:value-type="string" table:style-name="ce9">
            <text:p>ключ комб 7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945" table:style-name="ce3">
            <text:p>8945</text:p>
          </table:table-cell>
          <table:table-cell office:value-type="string" calcext:value-type="string" table:style-name="ce8">
            <text:p>Ключ накидной <text:s/>(8*10) Росси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23" table:number-columns-repeated="2" table:style-name="ce14">
            <text:p>58,23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056" table:style-name="ce3">
            <text:p>10056</text:p>
          </table:table-cell>
          <table:table-cell office:value-type="string" calcext:value-type="string" table:style-name="ce8">
            <text:p>Ключ накидной (10*11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8.34" table:number-columns-repeated="2" table:style-name="ce14">
            <text:p>38,34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609" table:style-name="ce3">
            <text:p>6609</text:p>
          </table:table-cell>
          <table:table-cell office:value-type="string" calcext:value-type="string" table:style-name="ce8">
            <text:p>Ключ накидной (12*13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.37" table:number-columns-repeated="2" table:style-name="ce14">
            <text:p>50,37</text:p>
          </table:table-cell>
          <table:table-cell office:value-type="float" calcext:value-type="float" office:value="95" table:number-columns-repeated="2" table:style-name="ce14">
            <text:p>9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90" table:style-name="ce3">
            <text:p>1590</text:p>
          </table:table-cell>
          <table:table-cell office:value-type="string" calcext:value-type="string" table:style-name="ce8">
            <text:p>Ключ накидной (12*13) Россия</text:p>
          </table:table-cell>
          <table:table-cell table:style-name="ce9"/>
          <table:table-cell office:value-type="string" calcext:value-type="string" table:style-name="ce9">
            <text:p>ИП-186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9.05" table:number-columns-repeated="2" table:style-name="ce14">
            <text:p>69,05</text:p>
          </table:table-cell>
          <table:table-cell office:value-type="float" calcext:value-type="float" office:value="100" table:number-columns-repeated="2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506" table:style-name="ce3">
            <text:p>6506</text:p>
          </table:table-cell>
          <table:table-cell office:value-type="string" calcext:value-type="string" table:style-name="ce8">
            <text:p>Ключ натяжения ремня ГРМ 2108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2.6" table:number-columns-repeated="2" table:style-name="ce14">
            <text:p>52,60</text:p>
          </table:table-cell>
          <table:table-cell office:value-type="float" calcext:value-type="float" office:value="74" table:number-columns-repeated="2" table:style-name="ce14">
            <text:p>7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941" table:style-name="ce3">
            <text:p>6941</text:p>
          </table:table-cell>
          <table:table-cell office:value-type="string" calcext:value-type="string" table:style-name="ce8">
            <text:p>Ключ натяжения ремня ГРМ 211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.88" table:number-columns-repeated="2" table:style-name="ce14">
            <text:p>50,88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129" table:style-name="ce3">
            <text:p>14129</text:p>
          </table:table-cell>
          <table:table-cell office:value-type="string" calcext:value-type="string" table:style-name="ce8">
            <text:p>Ключ натяжения ремня ГРМ и рулевой рейки 2108 (универсальный)</text:p>
          </table:table-cell>
          <table:table-cell table:style-name="ce9"/>
          <table:table-cell office:value-type="string" calcext:value-type="string" table:style-name="ce9">
            <text:p>11545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51" table:number-columns-repeated="2" table:style-name="ce14">
            <text:p>51,51</text:p>
          </table:table-cell>
          <table:table-cell office:value-type="float" calcext:value-type="float" office:value="78" table:number-columns-repeated="2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657" table:style-name="ce3">
            <text:p>14657</text:p>
          </table:table-cell>
          <table:table-cell office:value-type="string" calcext:value-type="string" table:style-name="ce8">
            <text:p>Ключ прокачки тормозов (10*12) "АвтоDело"</text:p>
          </table:table-cell>
          <table:table-cell table:style-name="ce9"/>
          <table:table-cell office:value-type="string" calcext:value-type="string" table:style-name="ce9">
            <text:p>14065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.28" table:number-columns-repeated="2" table:style-name="ce14">
            <text:p>65,28</text:p>
          </table:table-cell>
          <table:table-cell office:value-type="float" calcext:value-type="float" office:value="98" table:number-columns-repeated="2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656" table:style-name="ce3">
            <text:p>14656</text:p>
          </table:table-cell>
          <table:table-cell office:value-type="string" calcext:value-type="string" table:style-name="ce8">
            <text:p>Ключ прокачки тормозов (8*10) с поджимом "АвтоDело"</text:p>
          </table:table-cell>
          <table:table-cell table:style-name="ce9"/>
          <table:table-cell office:value-type="string" calcext:value-type="string" table:style-name="ce9">
            <text:p>34380</text:p>
          </table:table-cell>
          <table:table-cell office:value-type="string" calcext:value-type="string" table:style-name="ce9">
            <text:p>ключ прок торм 8*10 подж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8" table:number-columns-repeated="2" table:style-name="ce14">
            <text:p>46,8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103" table:style-name="ce3">
            <text:p>4103</text:p>
          </table:table-cell>
          <table:table-cell office:value-type="string" calcext:value-type="string" table:style-name="ce8">
            <text:p>Ключ рожковый (13*17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.19" table:number-columns-repeated="2" table:style-name="ce14">
            <text:p>55,19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823" table:style-name="ce3">
            <text:p>3823</text:p>
          </table:table-cell>
          <table:table-cell office:value-type="string" calcext:value-type="string" table:style-name="ce8">
            <text:p>Ключ рожковый (14*17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53" table:number-columns-repeated="2" table:style-name="ce14">
            <text:p>39,53</text:p>
          </table:table-cell>
          <table:table-cell office:value-type="float" calcext:value-type="float" office:value="97" table:number-columns-repeated="2" table:style-name="ce14">
            <text:p>9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842" table:style-name="ce3">
            <text:p>5842</text:p>
          </table:table-cell>
          <table:table-cell office:value-type="string" calcext:value-type="string" table:style-name="ce8">
            <text:p>Ключ рулевой рейки 2108 (№1)</text:p>
          </table:table-cell>
          <table:table-cell table:style-name="ce9"/>
          <table:table-cell office:value-type="string" calcext:value-type="string" table:style-name="ce9">
            <text:p>10161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55" table:number-columns-repeated="2" table:style-name="ce14">
            <text:p>39,55</text:p>
          </table:table-cell>
          <table:table-cell office:value-type="float" calcext:value-type="float" office:value="63" table:number-columns-repeated="2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743" table:style-name="ce3">
            <text:p>3743</text:p>
          </table:table-cell>
          <table:table-cell office:value-type="string" calcext:value-type="string" table:style-name="ce8">
            <text:p>Ключ свечной мото коротки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7" table:style-name="ce3">
            <text:p>7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74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1.545" table:style-name="ce14">
            <text:p>31,55</text:p>
          </table:table-cell>
          <table:table-cell office:value-type="float" calcext:value-type="float" office:value="63.09" table:style-name="ce14">
            <text:p>63,09</text:p>
          </table:table-cell>
          <table:table-cell office:value-type="float" calcext:value-type="float" office:value="48" table:style-name="ce14">
            <text:p>48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95" table:style-name="ce3">
            <text:p>12995</text:p>
          </table:table-cell>
          <table:table-cell office:value-type="string" calcext:value-type="string" table:style-name="ce8">
            <text:p>Ключ ступичный УАЗ (55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4.63" table:number-columns-repeated="2" table:style-name="ce14">
            <text:p>44,63</text:p>
          </table:table-cell>
          <table:table-cell office:value-type="float" calcext:value-type="float" office:value="67" table:number-columns-repeated="2" table:style-name="ce14">
            <text:p>6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84" table:style-name="ce3">
            <text:p>17484</text:p>
          </table:table-cell>
          <table:table-cell office:value-type="string" calcext:value-type="string" table:style-name="ce8">
            <text:p>Ключ торцовый (10*12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0" table:number-columns-repeated="2" table:style-name="ce14">
            <text:p>30,00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707" table:style-name="ce3">
            <text:p>2707</text:p>
          </table:table-cell>
          <table:table-cell office:value-type="string" calcext:value-type="string" table:style-name="ce8">
            <text:p>Ключ торцовый (10*12) Г-образный</text:p>
          </table:table-cell>
          <table:table-cell table:style-name="ce9"/>
          <table:table-cell office:value-type="string" calcext:value-type="string" table:style-name="ce9">
            <text:p>ИП-107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81" table:number-columns-repeated="2" table:style-name="ce14">
            <text:p>46,81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59" table:style-name="ce3">
            <text:p>17559</text:p>
          </table:table-cell>
          <table:table-cell office:value-type="string" calcext:value-type="string" table:style-name="ce8">
            <text:p>Ключ торцовый 12 Г-образ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1" table:number-columns-repeated="2" table:style-name="ce14">
            <text:p>31,00</text:p>
          </table:table-cell>
          <table:table-cell office:value-type="float" calcext:value-type="float" office:value="62" table:number-columns-repeated="2" table:style-name="ce14">
            <text:p>6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368" table:style-name="ce3">
            <text:p>9368</text:p>
          </table:table-cell>
          <table:table-cell office:value-type="string" calcext:value-type="string" table:style-name="ce8">
            <text:p>Ключ храповика 2101 большой</text:p>
          </table:table-cell>
          <table:table-cell table:style-name="ce9"/>
          <table:table-cell office:value-type="string" calcext:value-type="string" table:style-name="ce9">
            <text:p>10213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333" table:style-name="ce3">
            <text:p>16333</text:p>
          </table:table-cell>
          <table:table-cell office:value-type="string" calcext:value-type="string" table:style-name="ce8">
            <text:p>Ключ четырехгранник 8мм поддона Renault Logan, Sandero, Duster, Largus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9.58" table:number-columns-repeated="2" table:style-name="ce14">
            <text:p>29,58</text:p>
          </table:table-cell>
          <table:table-cell office:value-type="float" calcext:value-type="float" office:value="44" table:number-columns-repeated="2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393" table:style-name="ce3">
            <text:p>15393</text:p>
          </table:table-cell>
          <table:table-cell office:value-type="string" calcext:value-type="string" table:style-name="ce8">
            <text:p>Ключ четырехгранник 9мм поддона Москвич</text:p>
          </table:table-cell>
          <table:table-cell table:style-name="ce9"/>
          <table:table-cell office:value-type="string" calcext:value-type="string" table:style-name="ce9">
            <text:p>10102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35" table:number-columns-repeated="2" table:style-name="ce14">
            <text:p>46,35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45" table:style-name="ce3">
            <text:p>17045</text:p>
          </table:table-cell>
          <table:table-cell office:value-type="string" calcext:value-type="string" table:style-name="ce8">
            <text:p>Ключ шестигранник - 3 шаровый (96мм) АвтоDело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1.53" table:number-columns-repeated="2" table:style-name="ce14">
            <text:p>11,53</text:p>
          </table:table-cell>
          <table:table-cell office:value-type="float" calcext:value-type="float" office:value="17" table:number-columns-repeated="2" table:style-name="ce14">
            <text:p>1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45" table:style-name="ce3">
            <text:p>17045</text:p>
          </table:table-cell>
          <table:table-cell office:value-type="string" calcext:value-type="string" table:style-name="ce8">
            <text:p>Ключ шестигранник - 3 шаровый (96мм) АвтоDело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1.53" table:number-columns-repeated="2" table:style-name="ce14">
            <text:p>11,53</text:p>
          </table:table-cell>
          <table:table-cell office:value-type="float" calcext:value-type="float" office:value="17" table:number-columns-repeated="2" table:style-name="ce14">
            <text:p>1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46" table:style-name="ce3">
            <text:p>17046</text:p>
          </table:table-cell>
          <table:table-cell office:value-type="string" calcext:value-type="string" table:style-name="ce8">
            <text:p>Ключ шестигранник - 6 шаровый (135мм) АвтоDело</text:p>
          </table:table-cell>
          <table:table-cell table:style-name="ce9"/>
          <table:table-cell office:value-type="string" calcext:value-type="string" table:style-name="ce9">
            <text:p>39146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91" table:number-columns-repeated="2" table:style-name="ce14">
            <text:p>25,91</text:p>
          </table:table-cell>
          <table:table-cell office:value-type="float" calcext:value-type="float" office:value="41" table:number-columns-repeated="2" table:style-name="ce14">
            <text:p>4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47" table:style-name="ce3">
            <text:p>17047</text:p>
          </table:table-cell>
          <table:table-cell office:value-type="string" calcext:value-type="string" table:style-name="ce8">
            <text:p>Ключ шестигранник - 8 шаровый (150мм) АвтоDело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3.55" table:number-columns-repeated="2" table:style-name="ce14">
            <text:p>63,55</text:p>
          </table:table-cell>
          <table:table-cell office:value-type="float" calcext:value-type="float" office:value="97" table:number-columns-repeated="2" table:style-name="ce14">
            <text:p>9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13" table:style-name="ce3">
            <text:p>15713</text:p>
          </table:table-cell>
          <table:table-cell office:value-type="string" calcext:value-type="string" table:style-name="ce8">
            <text:p>Ключ шестигранник 5 мм "АвтоDело"</text:p>
          </table:table-cell>
          <table:table-cell table:style-name="ce9"/>
          <table:table-cell office:value-type="string" calcext:value-type="string" table:style-name="ce9">
            <text:p>14137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1.12" table:number-columns-repeated="2" table:style-name="ce14">
            <text:p>11,12</text:p>
          </table:table-cell>
          <table:table-cell office:value-type="float" calcext:value-type="float" office:value="17" table:number-columns-repeated="2" table:style-name="ce14">
            <text:p>1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510" table:style-name="ce3">
            <text:p>2510</text:p>
          </table:table-cell>
          <table:table-cell office:value-type="string" calcext:value-type="string" table:style-name="ce8">
            <text:p>Книга ПДД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0" table:style-name="ce3">
            <text:p>90</text:p>
          </table:table-cell>
          <table:table-cell office:value-type="string" calcext:value-type="string" table:style-name="ce9">
            <text:p>Литература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7.835" table:style-name="ce14">
            <text:p>7,84</text:p>
          </table:table-cell>
          <table:table-cell office:value-type="float" calcext:value-type="float" office:value="15.67" table:style-name="ce14">
            <text:p>15,67</text:p>
          </table:table-cell>
          <table:table-cell office:value-type="float" calcext:value-type="float" office:value="12.5" table:style-name="ce14">
            <text:p>12,50</text:p>
          </table:table-cell>
          <table:table-cell office:value-type="float" calcext:value-type="float" office:value="25" table:style-name="ce14">
            <text:p>2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265" table:style-name="ce3">
            <text:p>4265</text:p>
          </table:table-cell>
          <table:table-cell office:value-type="string" calcext:value-type="string" table:style-name="ce8">
            <text:p>Кнопка вентилятора отопителя 2105-07, 2121, 1111 (П147-03.12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3709608-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4.37" table:number-columns-repeated="2" table:style-name="ce14">
            <text:p>44,37</text:p>
          </table:table-cell>
          <table:table-cell office:value-type="float" calcext:value-type="float" office:value="67" table:number-columns-repeated="2" table:style-name="ce14">
            <text:p>6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272" table:style-name="ce3">
            <text:p>9272</text:p>
          </table:table-cell>
          <table:table-cell office:value-type="string" calcext:value-type="string" table:style-name="ce8">
            <text:p>Кнопка вентилятора отопителя 2107, 21213 (72.3709-02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7-37096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7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3.65" table:number-columns-repeated="2" table:style-name="ce14">
            <text:p>63,65</text:p>
          </table:table-cell>
          <table:table-cell office:value-type="float" calcext:value-type="float" office:value="101" table:number-columns-repeated="2" table:style-name="ce14">
            <text:p>10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049" table:style-name="ce3">
            <text:p>10049</text:p>
          </table:table-cell>
          <table:table-cell office:value-type="string" calcext:value-type="string" table:style-name="ce8">
            <text:p>Кнопка обогрева заднего стекла 2115,21214, 2123 Chevy Niva (757.37.10.01.04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4-37100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.7" table:number-columns-repeated="2" table:style-name="ce14">
            <text:p>55,70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153" table:style-name="ce3">
            <text:p>9153</text:p>
          </table:table-cell>
          <table:table-cell office:value-type="string" calcext:value-type="string" table:style-name="ce8">
            <text:p>Кнопка открывания двери наружняя 1111 Ока в сбор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610544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6.07" table:style-name="ce14">
            <text:p>26,07</text:p>
          </table:table-cell>
          <table:table-cell office:value-type="float" calcext:value-type="float" office:value="52.14" table:style-name="ce14">
            <text:p>52,14</text:p>
          </table:table-cell>
          <table:table-cell office:value-type="float" calcext:value-type="float" office:value="39" table:style-name="ce14">
            <text:p>39,00</text:p>
          </table:table-cell>
          <table:table-cell office:value-type="float" calcext:value-type="float" office:value="78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154" table:style-name="ce3">
            <text:p>17154</text:p>
          </table:table-cell>
          <table:table-cell office:value-type="string" calcext:value-type="string" table:style-name="ce8">
            <text:p>Кнопка противотуманных передних фар 2170, 2190 (Китай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19" table:number-columns-repeated="2" table:style-name="ce14">
            <text:p>35,19</text:p>
          </table:table-cell>
          <table:table-cell office:value-type="float" calcext:value-type="float" office:value="53" table:number-columns-repeated="2" table:style-name="ce14">
            <text:p>5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727" table:style-name="ce3">
            <text:p>19727</text:p>
          </table:table-cell>
          <table:table-cell office:value-type="string" calcext:value-type="string" table:style-name="ce8">
            <text:p>Коврик на панель противоскользящий AUTOSTANDART 200*200</text:p>
          </table:table-cell>
          <table:table-cell table:style-name="ce9"/>
          <table:table-cell office:value-type="string" calcext:value-type="string" table:style-name="ce9">
            <text:p>103013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89" table:number-columns-repeated="2" table:style-name="ce14">
            <text:p>40,89</text:p>
          </table:table-cell>
          <table:table-cell office:value-type="float" calcext:value-type="float" office:value="66" table:number-columns-repeated="2" table:style-name="ce14">
            <text:p>6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905" table:style-name="ce3">
            <text:p>8905</text:p>
          </table:table-cell>
          <table:table-cell office:value-type="string" calcext:value-type="string" table:style-name="ce8">
            <text:p>Кожух ГРМ 2108-21099, 1111 (пластм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614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.18" table:number-columns-repeated="2" table:style-name="ce14">
            <text:p>50,18</text:p>
          </table:table-cell>
          <table:table-cell office:value-type="float" calcext:value-type="float" office:value="76" table:number-columns-repeated="2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614" table:style-name="ce3">
            <text:p>11614</text:p>
          </table:table-cell>
          <table:table-cell office:value-type="string" calcext:value-type="string" table:style-name="ce8">
            <text:p>Кожух защитный амортизатора переднего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9028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62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8.09" table:style-name="ce14">
            <text:p>8,09</text:p>
          </table:table-cell>
          <table:table-cell office:value-type="float" calcext:value-type="float" office:value="40.45" table:style-name="ce14">
            <text:p>40,45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477" table:style-name="ce3">
            <text:p>3477</text:p>
          </table:table-cell>
          <table:table-cell office:value-type="string" calcext:value-type="string" table:style-name="ce8">
            <text:p>Кожух рулевой колонки 2101, 2103, 210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403070/7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8.05" table:number-columns-repeated="2" table:style-name="ce14">
            <text:p>48,05</text:p>
          </table:table-cell>
          <table:table-cell office:value-type="float" calcext:value-type="float" office:value="102" table:number-columns-repeated="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494" table:style-name="ce3">
            <text:p>10494</text:p>
          </table:table-cell>
          <table:table-cell office:value-type="string" calcext:value-type="string" table:style-name="ce8">
            <text:p>Кожух шрус 2121, 21213 пластико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21503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3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3.51" table:style-name="ce14">
            <text:p>23,51</text:p>
          </table:table-cell>
          <table:table-cell office:value-type="float" calcext:value-type="float" office:value="47.02" table:style-name="ce14">
            <text:p>47,02</text:p>
          </table:table-cell>
          <table:table-cell office:value-type="float" calcext:value-type="float" office:value="37" table:style-name="ce14">
            <text:p>37,00</text:p>
          </table:table-cell>
          <table:table-cell office:value-type="float" calcext:value-type="float" office:value="74" table:style-name="ce14">
            <text:p>7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835" table:style-name="ce3">
            <text:p>17835</text:p>
          </table:table-cell>
          <table:table-cell office:value-type="string" calcext:value-type="string" table:style-name="ce8">
            <text:p>Колодка адсорбера ВАЗ 2 конт. гнездовая с проводами "Cargen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3" table:number-columns-repeated="2" table:style-name="ce14">
            <text:p>40,30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094" table:style-name="ce3">
            <text:p>15094</text:p>
          </table:table-cell>
          <table:table-cell office:value-type="string" calcext:value-type="string" table:style-name="ce8">
            <text:p>Колодка датчика давления масла 1118, 2170, 2190 с проводом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87" table:number-columns-repeated="2" table:style-name="ce14">
            <text:p>39,87</text:p>
          </table:table-cell>
          <table:table-cell office:value-type="float" calcext:value-type="float" office:value="58" table:number-columns-repeated="2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306" table:style-name="ce3">
            <text:p>8306</text:p>
          </table:table-cell>
          <table:table-cell office:value-type="string" calcext:value-type="string" table:style-name="ce8">
            <text:p>Колодка датчика температуры 2108, 211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1.39" table:number-columns-repeated="2" table:style-name="ce14">
            <text:p>41,39</text:p>
          </table:table-cell>
          <table:table-cell office:value-type="float" calcext:value-type="float" office:value="64" table:number-columns-repeated="2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307" table:style-name="ce3">
            <text:p>8307</text:p>
          </table:table-cell>
          <table:table-cell office:value-type="string" calcext:value-type="string" table:style-name="ce8">
            <text:p>Колодка датчика уровня тормозной и охлаждающей жидкости 2108, 211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.38" table:number-columns-repeated="2" table:style-name="ce14">
            <text:p>17,38</text:p>
          </table:table-cell>
          <table:table-cell office:value-type="float" calcext:value-type="float" office:value="26" table:number-columns-repeated="2" table:style-name="ce14">
            <text:p>2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25" table:style-name="ce3">
            <text:p>17425</text:p>
          </table:table-cell>
          <table:table-cell office:value-type="string" calcext:value-type="string" table:style-name="ce8">
            <text:p>Колодка к перекл вент. отопителя 2170, 2123 с проводом</text:p>
          </table:table-cell>
          <table:table-cell table:style-name="ce9"/>
          <table:table-cell office:value-type="string" calcext:value-type="string" table:style-name="ce9">
            <text:p>AX-366-3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86" table:number-columns-repeated="2" table:style-name="ce14">
            <text:p>39,86</text:p>
          </table:table-cell>
          <table:table-cell office:value-type="float" calcext:value-type="float" office:value="58" table:number-columns-repeated="2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765" table:style-name="ce3">
            <text:p>6765</text:p>
          </table:table-cell>
          <table:table-cell office:value-type="string" calcext:value-type="string" table:style-name="ce8">
            <text:p>Колодка предохранителя плоского с проводами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3" table:style-name="ce3">
            <text:p>2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4.75" table:number-columns-repeated="2" table:style-name="ce14">
            <text:p>14,75</text:p>
          </table:table-cell>
          <table:table-cell office:value-type="float" calcext:value-type="float" office:value="22" table:number-columns-repeated="2" table:style-name="ce14">
            <text:p>2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851" table:style-name="ce3">
            <text:p>5851</text:p>
          </table:table-cell>
          <table:table-cell office:value-type="string" calcext:value-type="string" table:style-name="ce8">
            <text:p>Колодка соединительная 1-контактная с проводом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0.5066666666667" table:style-name="ce14">
            <text:p>10,51</text:p>
          </table:table-cell>
          <table:table-cell office:value-type="float" calcext:value-type="float" office:value="31.52" table:style-name="ce14">
            <text:p>31,52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51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244" table:style-name="ce3">
            <text:p>17244</text:p>
          </table:table-cell>
          <table:table-cell office:value-type="string" calcext:value-type="string" table:style-name="ce8">
            <text:p>Колодка соединительная 1-контактная с проводом гнездовая (мама) "Cargen"</text:p>
          </table:table-cell>
          <table:table-cell table:style-name="ce9"/>
          <table:table-cell office:value-type="string" calcext:value-type="string" table:style-name="ce9">
            <text:p>АХ 304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4.75" table:style-name="ce14">
            <text:p>14,75</text:p>
          </table:table-cell>
          <table:table-cell office:value-type="float" calcext:value-type="float" office:value="44.25" table:style-name="ce14">
            <text:p>44,25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63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391" table:style-name="ce3">
            <text:p>19391</text:p>
          </table:table-cell>
          <table:table-cell office:value-type="string" calcext:value-type="string" table:style-name="ce8">
            <text:p>Колодка соединительная автолампы H1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4" table:number-columns-repeated="2" table:style-name="ce14">
            <text:p>64,00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356" table:style-name="ce3">
            <text:p>19356</text:p>
          </table:table-cell>
          <table:table-cell office:value-type="string" calcext:value-type="string" table:style-name="ce8">
            <text:p>Колодка соединительная автолампы H4 (4 провода) в сборе</text:p>
          </table:table-cell>
          <table:table-cell table:style-name="ce9"/>
          <table:table-cell office:value-type="string" calcext:value-type="string" table:style-name="ce9">
            <text:p>9015 СБ4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.11" table:number-columns-repeated="2" table:style-name="ce14">
            <text:p>23,11</text:p>
          </table:table-cell>
          <table:table-cell office:value-type="float" calcext:value-type="float" office:value="42" table:number-columns-repeated="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348" table:style-name="ce3">
            <text:p>17348</text:p>
          </table:table-cell>
          <table:table-cell office:value-type="string" calcext:value-type="string" table:style-name="ce8">
            <text:p>Колодка соединительная автолампы H7 (2 провода)</text:p>
          </table:table-cell>
          <table:table-cell table:style-name="ce9"/>
          <table:table-cell office:value-type="string" calcext:value-type="string" table:style-name="ce9">
            <text:p>010 СБ2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14" table:number-columns-repeated="2" table:style-name="ce14">
            <text:p>36,14</text:p>
          </table:table-cell>
          <table:table-cell office:value-type="float" calcext:value-type="float" office:value="63" table:number-columns-repeated="2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476" table:style-name="ce3">
            <text:p>16476</text:p>
          </table:table-cell>
          <table:table-cell office:value-type="string" calcext:value-type="string" table:style-name="ce8">
            <text:p>Колодка соединительная блокировки линии выбора заднего хода 1118 "Cargen"</text:p>
          </table:table-cell>
          <table:table-cell table:style-name="ce9"/>
          <table:table-cell office:value-type="string" calcext:value-type="string" table:style-name="ce9">
            <text:p>AX 331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2" table:number-columns-repeated="2" table:style-name="ce14">
            <text:p>36,20</text:p>
          </table:table-cell>
          <table:table-cell office:value-type="float" calcext:value-type="float" office:value="51" table:number-columns-repeated="2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30" table:style-name="ce3">
            <text:p>19430</text:p>
          </table:table-cell>
          <table:table-cell office:value-type="string" calcext:value-type="string" table:style-name="ce8">
            <text:p>Колодка соединительная датчика детонации, форсунки 2108, 21099, 2110 (2-х конт.) SLON</text:p>
          </table:table-cell>
          <table:table-cell table:style-name="ce9"/>
          <table:table-cell office:value-type="string" calcext:value-type="string" table:style-name="ce9">
            <text:p>SLRK-509-02</text:p>
          </table:table-cell>
          <table:table-cell office:value-type="string" calcext:value-type="string" table:style-name="ce9">
            <text:p>колод детон форс 21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0.2" table:style-name="ce14">
            <text:p>20,20</text:p>
          </table:table-cell>
          <table:table-cell office:value-type="float" calcext:value-type="float" office:value="60.6" table:style-name="ce14">
            <text:p>60,60</text:p>
          </table:table-cell>
          <table:table-cell office:value-type="float" calcext:value-type="float" office:value="31" table:style-name="ce14">
            <text:p>31,00</text:p>
          </table:table-cell>
          <table:table-cell office:value-type="float" calcext:value-type="float" office:value="93" table:style-name="ce14">
            <text:p>9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309" table:style-name="ce3">
            <text:p>8309</text:p>
          </table:table-cell>
          <table:table-cell office:value-type="string" calcext:value-type="string" table:style-name="ce8">
            <text:p>Колодка соединительная ДМРВ 2108-21099, 2110 и модиф.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6.22" table:number-columns-repeated="2" table:style-name="ce14">
            <text:p>56,22</text:p>
          </table:table-cell>
          <table:table-cell office:value-type="float" calcext:value-type="float" office:value="85" table:number-columns-repeated="2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192" table:style-name="ce3">
            <text:p>13192</text:p>
          </table:table-cell>
          <table:table-cell office:value-type="string" calcext:value-type="string" table:style-name="ce8">
            <text:p>Колодка соединительная заднего фонаря 2110, 2112 с проводами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0.95" table:style-name="ce14">
            <text:p>20,95</text:p>
          </table:table-cell>
          <table:table-cell office:value-type="float" calcext:value-type="float" office:value="41.9" table:style-name="ce14">
            <text:p>41,90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807" table:style-name="ce3">
            <text:p>8807</text:p>
          </table:table-cell>
          <table:table-cell office:value-type="string" calcext:value-type="string" table:style-name="ce8">
            <text:p>Колодка соединительная клавиш электростеклоподъем.(в сборе с 7-ю пров.)</text:p>
          </table:table-cell>
          <table:table-cell table:style-name="ce9"/>
          <table:table-cell office:value-type="string" calcext:value-type="string" table:style-name="ce9">
            <text:p>3334</text:p>
          </table:table-cell>
          <table:table-cell office:value-type="string" calcext:value-type="string" table:style-name="ce9">
            <text:p>2106-3724568 СБ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1.54" table:number-columns-repeated="2" table:style-name="ce14">
            <text:p>21,54</text:p>
          </table:table-cell>
          <table:table-cell office:value-type="float" calcext:value-type="float" office:value="37" table:number-columns-repeated="2" table:style-name="ce14">
            <text:p>3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301" table:style-name="ce3">
            <text:p>19301</text:p>
          </table:table-cell>
          <table:table-cell office:value-type="string" calcext:value-type="string" table:style-name="ce8">
            <text:p>Колодка соединительная клапана продувки адсорбера ВАЗ, ГАЗ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2.71" table:number-columns-repeated="2" table:style-name="ce14">
            <text:p>32,71</text:p>
          </table:table-cell>
          <table:table-cell office:value-type="float" calcext:value-type="float" office:value="49" table:number-columns-repeated="2" table:style-name="ce14">
            <text:p>4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260" table:style-name="ce3">
            <text:p>16260</text:p>
          </table:table-cell>
          <table:table-cell office:value-type="string" calcext:value-type="string" table:style-name="ce8">
            <text:p>Колодка соединительная мотора вентилятора 1118, 2123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.6" table:number-columns-repeated="2" table:style-name="ce14">
            <text:p>50,60</text:p>
          </table:table-cell>
          <table:table-cell office:value-type="float" calcext:value-type="float" office:value="76" table:number-columns-repeated="2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22" table:style-name="ce3">
            <text:p>17022</text:p>
          </table:table-cell>
          <table:table-cell office:value-type="string" calcext:value-type="string" table:style-name="ce8">
            <text:p>Колодка соединительная п/т кнопки 211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7" table:number-columns-repeated="2" table:style-name="ce14">
            <text:p>37,00</text:p>
          </table:table-cell>
          <table:table-cell office:value-type="float" calcext:value-type="float" office:value="54" table:number-columns-repeated="2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315" table:style-name="ce3">
            <text:p>8315</text:p>
          </table:table-cell>
          <table:table-cell office:value-type="string" calcext:value-type="string" table:style-name="ce8">
            <text:p>Колодка соединительная электробензонасоса 2108-21099, 2110 и модиф.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" table:number-columns-repeated="2" table:style-name="ce14">
            <text:p>46,00</text:p>
          </table:table-cell>
          <table:table-cell office:value-type="float" calcext:value-type="float" office:value="68" table:number-columns-repeated="2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443" table:style-name="ce3">
            <text:p>10443</text:p>
          </table:table-cell>
          <table:table-cell office:value-type="string" calcext:value-type="string" table:style-name="ce8">
            <text:p>Колпак ступицы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310406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3" table:style-name="ce3">
            <text:p>1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17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9.5625" table:style-name="ce14">
            <text:p>9,56</text:p>
          </table:table-cell>
          <table:table-cell office:value-type="float" calcext:value-type="float" office:value="38.25" table:style-name="ce14">
            <text:p>38,25</text:p>
          </table:table-cell>
          <table:table-cell office:value-type="float" calcext:value-type="float" office:value="11" table:style-name="ce14">
            <text:p>11,0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02" table:style-name="ce3">
            <text:p>3002</text:p>
          </table:table-cell>
          <table:table-cell office:value-type="string" calcext:value-type="string" table:style-name="ce8">
            <text:p>Колпак ступицы колес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10106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3.73" table:style-name="ce14">
            <text:p>13,73</text:p>
          </table:table-cell>
          <table:table-cell office:value-type="float" calcext:value-type="float" office:value="27.46" table:style-name="ce14">
            <text:p>27,46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4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74" table:style-name="ce3">
            <text:p>14874</text:p>
          </table:table-cell>
          <table:table-cell office:value-type="string" calcext:value-type="string" table:style-name="ce8">
            <text:p>Колпак фары 1118 большо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7.83" table:number-columns-repeated="2" table:style-name="ce14">
            <text:p>67,83</text:p>
          </table:table-cell>
          <table:table-cell office:value-type="float" calcext:value-type="float" office:value="98" table:number-columns-repeated="2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209" table:style-name="ce3">
            <text:p>14209</text:p>
          </table:table-cell>
          <table:table-cell office:value-type="string" calcext:value-type="string" table:style-name="ce8">
            <text:p>Колпачок защитный рулевой рейки 2108 ле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401223-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9.29" table:number-columns-repeated="2" table:style-name="ce14">
            <text:p>19,29</text:p>
          </table:table-cell>
          <table:table-cell office:value-type="float" calcext:value-type="float" office:value="28" table:number-columns-repeated="2" table:style-name="ce14">
            <text:p>2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004" table:style-name="ce3">
            <text:p>11004</text:p>
          </table:table-cell>
          <table:table-cell office:value-type="string" calcext:value-type="string" table:style-name="ce8">
            <text:p>Колпачок фаркопа пластмассов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2.77" table:style-name="ce14">
            <text:p>12,77</text:p>
          </table:table-cell>
          <table:table-cell office:value-type="float" calcext:value-type="float" office:value="38.31" table:style-name="ce14">
            <text:p>38,31</text:p>
          </table:table-cell>
          <table:table-cell office:value-type="float" calcext:value-type="float" office:value="18" table:style-name="ce14">
            <text:p>18,00</text:p>
          </table:table-cell>
          <table:table-cell office:value-type="float" calcext:value-type="float" office:value="54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394" table:style-name="ce3">
            <text:p>2394</text:p>
          </table:table-cell>
          <table:table-cell office:value-type="string" calcext:value-type="string" table:style-name="ce8">
            <text:p>Колпачок штуцера шланга прокачки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60259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4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18" table:style-name="ce14">
            <text:p>18,00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782" table:style-name="ce3">
            <text:p>4782</text:p>
          </table:table-cell>
          <table:table-cell office:value-type="string" calcext:value-type="string" table:style-name="ce8">
            <text:p>Кольцо маслоотражательное вторичного вала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52-1701193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2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5.06" table:style-name="ce14">
            <text:p>5,06</text:p>
          </table:table-cell>
          <table:table-cell office:value-type="float" calcext:value-type="float" office:value="25.3" table:style-name="ce14">
            <text:p>25,30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715" table:style-name="ce3">
            <text:p>16715</text:p>
          </table:table-cell>
          <table:table-cell office:value-type="string" calcext:value-type="string" table:style-name="ce8">
            <text:p>Кольцо маслоотражательное заднего моста 2101-07 "АвтоВАЗ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98073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6.41333333333333" table:style-name="ce14">
            <text:p>6,41</text:p>
          </table:table-cell>
          <table:table-cell office:value-type="float" calcext:value-type="float" office:value="19.24" table:style-name="ce14">
            <text:p>19,24</text:p>
          </table:table-cell>
          <table:table-cell office:value-type="float" calcext:value-type="float" office:value="10.5" table:style-name="ce14">
            <text:p>10,50</text:p>
          </table:table-cell>
          <table:table-cell office:value-type="float" calcext:value-type="float" office:value="31.5" table:style-name="ce14">
            <text:p>31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593" table:style-name="ce3">
            <text:p>16593</text:p>
          </table:table-cell>
          <table:table-cell office:value-type="string" calcext:value-type="string" table:style-name="ce8">
            <text:p>Кольцо нейтрализатора глушителя 2110 (металл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office:value-type="float" calcext:value-type="float" office:value="53" table:number-columns-repeated="2" table:style-name="ce14">
            <text:p>5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901" table:style-name="ce3">
            <text:p>18901</text:p>
          </table:table-cell>
          <table:table-cell office:value-type="string" calcext:value-type="string" table:style-name="ce8">
            <text:p>Кольцо стопорное вторичного вала КПП 2110 н/о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2" table:number-columns-repeated="2" table:style-name="ce14">
            <text:p>12,00</text:p>
          </table:table-cell>
          <table:table-cell office:value-type="float" calcext:value-type="float" office:value="18" table:number-columns-repeated="2" table:style-name="ce14">
            <text:p>1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902" table:style-name="ce3">
            <text:p>18902</text:p>
          </table:table-cell>
          <table:table-cell office:value-type="string" calcext:value-type="string" table:style-name="ce8">
            <text:p>Кольцо стопорное вторичного вала КПП 2110 с/о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office:value-type="float" calcext:value-type="float" office:value="79" table:number-columns-repeated="2" table:style-name="ce14">
            <text:p>7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131" table:style-name="ce3">
            <text:p>14131</text:p>
          </table:table-cell>
          <table:table-cell office:value-type="string" calcext:value-type="string" table:style-name="ce8">
            <text:p>Кольцо стопорное поршевого пальца 21213 "АвтоВАЗ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3-10040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number-columns-repeated="2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12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1.12" table:style-name="ce14">
            <text:p>1,12</text:p>
          </table:table-cell>
          <table:table-cell office:value-type="float" calcext:value-type="float" office:value="11.2" table:style-name="ce14">
            <text:p>11,20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20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997" table:style-name="ce3">
            <text:p>13997</text:p>
          </table:table-cell>
          <table:table-cell office:value-type="string" calcext:value-type="string" table:style-name="ce8">
            <text:p>Кольцо стопорное ф4мм (для вал.) быстросъемно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05787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33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0.767777777777778" table:style-name="ce14">
            <text:p>0,77</text:p>
          </table:table-cell>
          <table:table-cell office:value-type="float" calcext:value-type="float" office:value="6.91" table:style-name="ce14">
            <text:p>6,91</text:p>
          </table:table-cell>
          <table:table-cell office:value-type="float" calcext:value-type="float" office:value="1.5" table:style-name="ce14">
            <text:p>1,50</text:p>
          </table:table-cell>
          <table:table-cell office:value-type="float" calcext:value-type="float" office:value="13.5" table:style-name="ce14">
            <text:p>1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798" table:style-name="ce3">
            <text:p>13798</text:p>
          </table:table-cell>
          <table:table-cell office:value-type="string" calcext:value-type="string" table:style-name="ce8">
            <text:p>Кольцо стопорное ШРУС 1111 (на вал привода) мало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221508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12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36" table:style-name="ce14">
            <text:p>36,00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745" table:style-name="ce3">
            <text:p>13745</text:p>
          </table:table-cell>
          <table:table-cell office:value-type="string" calcext:value-type="string" table:style-name="ce8">
            <text:p>Кольцо стопорное ШРУС 1111 внутреннего (в коробку) большо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221508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31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6.11833333333333" table:style-name="ce14">
            <text:p>6,12</text:p>
          </table:table-cell>
          <table:table-cell office:value-type="float" calcext:value-type="float" office:value="36.71" table:style-name="ce14">
            <text:p>36,71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00" table:style-name="ce3">
            <text:p>3300</text:p>
          </table:table-cell>
          <table:table-cell office:value-type="string" calcext:value-type="string" table:style-name="ce8">
            <text:p>Кольцо стопорное ШРУС 2108, 2121 (сепаратора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215104-0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4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6.226" table:style-name="ce14">
            <text:p>6,23</text:p>
          </table:table-cell>
          <table:table-cell office:value-type="float" calcext:value-type="float" office:value="31.13" table:style-name="ce14">
            <text:p>31,13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50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258" table:style-name="ce3">
            <text:p>8258</text:p>
          </table:table-cell>
          <table:table-cell office:value-type="string" calcext:value-type="string" table:style-name="ce8">
            <text:p>Кольцо стопорное ШРУС 2108, 2121 внутреннее (в коробку) (большое) D24х2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215104-0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.11" table:style-name="ce14">
            <text:p>1,11</text:p>
          </table:table-cell>
          <table:table-cell office:value-type="float" calcext:value-type="float" office:value="2.22" table:style-name="ce14">
            <text:p>2,22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4" table:style-name="ce14">
            <text:p>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124" table:style-name="ce3">
            <text:p>8124</text:p>
          </table:table-cell>
          <table:table-cell office:value-type="string" calcext:value-type="string" table:style-name="ce8">
            <text:p>Кольцо стопорное ШРУС 2108, 2121 на вал (малое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215084-0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4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1.25666666666667" table:style-name="ce14">
            <text:p>1,26</text:p>
          </table:table-cell>
          <table:table-cell office:value-type="float" calcext:value-type="float" office:value="7.54" table:style-name="ce14">
            <text:p>7,54</text:p>
          </table:table-cell>
          <table:table-cell office:value-type="float" calcext:value-type="float" office:value="2.5" table:style-name="ce14">
            <text:p>2,50</text:p>
          </table:table-cell>
          <table:table-cell office:value-type="float" calcext:value-type="float" office:value="15" table:style-name="ce14">
            <text:p>1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730" table:style-name="ce3">
            <text:p>6730</text:p>
          </table:table-cell>
          <table:table-cell office:value-type="string" calcext:value-type="string" table:style-name="ce8">
            <text:p>Кольцо уплотнительное маслозаборник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1007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.83" table:number-columns-repeated="2" table:style-name="ce14">
            <text:p>4,83</text:p>
          </table:table-cell>
          <table:table-cell office:value-type="float" calcext:value-type="float" office:value="7.5" table:number-columns-repeated="2" table:style-name="ce14">
            <text:p>7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998" table:style-name="ce3">
            <text:p>17998</text:p>
          </table:table-cell>
          <table:table-cell office:value-type="string" calcext:value-type="string" table:style-name="ce8">
            <text:p>Кольцо уплотнительное топливопровода 2112, 2123, 2108 инж.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2-110425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3" table:style-name="ce3">
            <text:p>1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44</text:p>
          </table:table-cell>
          <table:table-cell office:value-type="float" calcext:value-type="float" office:value="13" table:style-name="ce13">
            <text:p>13</text:p>
          </table:table-cell>
          <table:table-cell office:value-type="float" calcext:value-type="float" office:value="4.13846153846154" table:style-name="ce14">
            <text:p>4,14</text:p>
          </table:table-cell>
          <table:table-cell office:value-type="float" calcext:value-type="float" office:value="53.8" table:style-name="ce14">
            <text:p>53,80</text:p>
          </table:table-cell>
          <table:table-cell office:value-type="float" calcext:value-type="float" office:value="7.5" table:style-name="ce14">
            <text:p>7,50</text:p>
          </table:table-cell>
          <table:table-cell office:value-type="float" calcext:value-type="float" office:value="97.5" table:style-name="ce14">
            <text:p>97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240" table:style-name="ce3">
            <text:p>7240</text:p>
          </table:table-cell>
          <table:table-cell office:value-type="string" calcext:value-type="string" table:style-name="ce8">
            <text:p>Кольцо уплотнительное трамблера 2108 внутренне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328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6.01" table:style-name="ce14">
            <text:p>6,01</text:p>
          </table:table-cell>
          <table:table-cell office:value-type="float" calcext:value-type="float" office:value="18.03" table:style-name="ce14">
            <text:p>18,03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707" table:style-name="ce3">
            <text:p>18707</text:p>
          </table:table-cell>
          <table:table-cell office:value-type="string" calcext:value-type="string" table:style-name="ce8">
            <text:p>Кольцо уплотнительное форсунки ВАЗ, ГАЗ инжектор красное (8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13213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7" table:number-columns-repeated="2" table:style-name="ce14">
            <text:p>57,00</text:p>
          </table:table-cell>
          <table:table-cell office:value-type="float" calcext:value-type="float" office:value="85" table:number-columns-repeated="2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253" table:style-name="ce3">
            <text:p>16253</text:p>
          </table:table-cell>
          <table:table-cell office:value-type="string" calcext:value-type="string" table:style-name="ce8">
            <text:p>Кольцо уплотнительное штуцера топливопровода 2113, 2110 (инж.двиг.1,6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1-114403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44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6.08" table:style-name="ce14">
            <text:p>6,08</text:p>
          </table:table-cell>
          <table:table-cell office:value-type="float" calcext:value-type="float" office:value="30.4" table:style-name="ce14">
            <text:p>30,40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47.5" table:style-name="ce14">
            <text:p>47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298" table:style-name="ce3">
            <text:p>14298</text:p>
          </table:table-cell>
          <table:table-cell office:value-type="string" calcext:value-type="string" table:style-name="ce8">
            <text:p>Кольцо упорное подшипников ступицы колеса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69-3103024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3.46" table:style-name="ce14">
            <text:p>23,46</text:p>
          </table:table-cell>
          <table:table-cell office:value-type="float" calcext:value-type="float" office:value="46.92" table:style-name="ce14">
            <text:p>46,92</text:p>
          </table:table-cell>
          <table:table-cell office:value-type="float" calcext:value-type="float" office:value="34" table:style-name="ce14">
            <text:p>34,00</text:p>
          </table:table-cell>
          <table:table-cell office:value-type="float" calcext:value-type="float" office:value="68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04" table:style-name="ce3">
            <text:p>404</text:p>
          </table:table-cell>
          <table:table-cell office:value-type="string" calcext:value-type="string" table:style-name="ce8">
            <text:p>Кольцо ф25 мм уплотнительное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3501051-01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2" table:style-name="ce3">
            <text:p>2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43</text:p>
          </table:table-cell>
          <table:table-cell office:value-type="float" calcext:value-type="float" office:value="16" table:style-name="ce13">
            <text:p>16</text:p>
          </table:table-cell>
          <table:table-cell office:value-type="float" calcext:value-type="float" office:value="2.86" table:style-name="ce14">
            <text:p>2,86</text:p>
          </table:table-cell>
          <table:table-cell office:value-type="float" calcext:value-type="float" office:value="45.76" table:style-name="ce14">
            <text:p>45,76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03" table:style-name="ce3">
            <text:p>403</text:p>
          </table:table-cell>
          <table:table-cell office:value-type="string" calcext:value-type="string" table:style-name="ce8">
            <text:p>Кольцо ф28мм уплотнительное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3501051-01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1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1.41" table:style-name="ce14">
            <text:p>1,41</text:p>
          </table:table-cell>
          <table:table-cell office:value-type="float" calcext:value-type="float" office:value="14.1" table:style-name="ce14">
            <text:p>14,10</text:p>
          </table:table-cell>
          <table:table-cell office:value-type="float" calcext:value-type="float" office:value="2.5" table:style-name="ce14">
            <text:p>2,50</text:p>
          </table:table-cell>
          <table:table-cell office:value-type="float" calcext:value-type="float" office:value="25" table:style-name="ce14">
            <text:p>2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1" table:style-name="ce3">
            <text:p>201</text:p>
          </table:table-cell>
          <table:table-cell office:value-type="string" calcext:value-type="string" table:style-name="ce8">
            <text:p>Кольцо ф32 мм уплотнительное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4501051-01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2" table:style-name="ce3">
            <text:p>2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1</text:p>
          </table:table-cell>
          <table:table-cell office:value-type="float" calcext:value-type="float" office:value="22" table:style-name="ce13">
            <text:p>22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44" table:style-name="ce14">
            <text:p>44,00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77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854" table:style-name="ce3">
            <text:p>15854</text:p>
          </table:table-cell>
          <table:table-cell office:value-type="string" calcext:value-type="string" table:style-name="ce8">
            <text:p>Кольцо ф5мм уплотнительное (на винт качества смеси 2108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7014-0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21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1.06" table:style-name="ce14">
            <text:p>1,06</text:p>
          </table:table-cell>
          <table:table-cell office:value-type="float" calcext:value-type="float" office:value="9.54" table:style-name="ce14">
            <text:p>9,54</text:p>
          </table:table-cell>
          <table:table-cell office:value-type="float" calcext:value-type="float" office:value="1.5" table:style-name="ce14">
            <text:p>1,50</text:p>
          </table:table-cell>
          <table:table-cell office:value-type="float" calcext:value-type="float" office:value="13.5" table:style-name="ce14">
            <text:p>1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727" table:style-name="ce3">
            <text:p>6727</text:p>
          </table:table-cell>
          <table:table-cell office:value-type="string" calcext:value-type="string" table:style-name="ce8">
            <text:p>Кольцо ф6мм уплотнительное (на винт качества смеси 2101, 2108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712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2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.06" table:number-columns-repeated="2" table:style-name="ce14">
            <text:p>1,06</text:p>
          </table:table-cell>
          <table:table-cell office:value-type="float" calcext:value-type="float" office:value="2.5" table:number-columns-repeated="2" table:style-name="ce14">
            <text:p>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728" table:style-name="ce3">
            <text:p>6728</text:p>
          </table:table-cell>
          <table:table-cell office:value-type="string" calcext:value-type="string" table:style-name="ce8">
            <text:p>Кольцо ф7мм уплотнительное (на винт качества смеси 2107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1107018-0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14</text:p>
          </table:table-cell>
          <table:table-cell office:value-type="float" calcext:value-type="float" office:value="22" table:style-name="ce13">
            <text:p>22</text:p>
          </table:table-cell>
          <table:table-cell office:value-type="float" calcext:value-type="float" office:value="1.87818181818182" table:style-name="ce14">
            <text:p>1,88</text:p>
          </table:table-cell>
          <table:table-cell office:value-type="float" calcext:value-type="float" office:value="41.32" table:style-name="ce14">
            <text:p>41,32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65" table:style-name="ce3">
            <text:p>865</text:p>
          </table:table-cell>
          <table:table-cell office:value-type="string" calcext:value-type="string" table:style-name="ce8">
            <text:p>Контакты замка зажигани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704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5.71" table:style-name="ce14">
            <text:p>25,71</text:p>
          </table:table-cell>
          <table:table-cell office:value-type="float" calcext:value-type="float" office:value="51.42" table:style-name="ce14">
            <text:p>51,42</text:p>
          </table:table-cell>
          <table:table-cell office:value-type="float" calcext:value-type="float" office:value="39" table:style-name="ce14">
            <text:p>39,00</text:p>
          </table:table-cell>
          <table:table-cell office:value-type="float" calcext:value-type="float" office:value="78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41" table:style-name="ce3">
            <text:p>241</text:p>
          </table:table-cell>
          <table:table-cell office:value-type="string" calcext:value-type="string" table:style-name="ce8">
            <text:p>Контакты трамблера УАЗ</text:p>
          </table:table-cell>
          <table:table-cell table:style-name="ce9"/>
          <table:table-cell office:value-type="string" calcext:value-type="string" table:style-name="ce9">
            <text:p>Р119-3706000-Б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56" table:number-columns-repeated="2" table:style-name="ce14">
            <text:p>51,56</text:p>
          </table:table-cell>
          <table:table-cell office:value-type="float" calcext:value-type="float" office:value="77" table:number-columns-repeated="2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49" table:style-name="ce3">
            <text:p>2049</text:p>
          </table:table-cell>
          <table:table-cell office:value-type="string" calcext:value-type="string" table:style-name="ce8">
            <text:p>Кран отопителя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1011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78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3" table:number-columns-repeated="2" table:style-name="ce14">
            <text:p>53,00</text:p>
          </table:table-cell>
          <table:table-cell office:value-type="float" calcext:value-type="float" office:value="89" table:number-columns-repeated="2" table:style-name="ce14">
            <text:p>8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737" table:style-name="ce3">
            <text:p>19737</text:p>
          </table:table-cell>
          <table:table-cell office:value-type="string" calcext:value-type="string" table:style-name="ce8">
            <text:p>Кран сливной радиатора 2101 (латунь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.7" table:number-columns-repeated="2" table:style-name="ce14">
            <text:p>65,70</text:p>
          </table:table-cell>
          <table:table-cell office:value-type="float" calcext:value-type="float" office:value="102" table:number-columns-repeated="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740" table:style-name="ce3">
            <text:p>13740</text:p>
          </table:table-cell>
          <table:table-cell office:value-type="string" calcext:value-type="string" table:style-name="ce8">
            <text:p>Крепеж шаровой опоры 2101, 2121 "ЗавГар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8" table:number-columns-repeated="2" table:style-name="ce14">
            <text:p>40,80</text:p>
          </table:table-cell>
          <table:table-cell office:value-type="float" calcext:value-type="float" office:value="62" table:number-columns-repeated="2" table:style-name="ce14">
            <text:p>6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297" table:style-name="ce3">
            <text:p>15297</text:p>
          </table:table-cell>
          <table:table-cell office:value-type="string" calcext:value-type="string" table:style-name="ce8">
            <text:p>Крепеж эмблем металлическ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-1259917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0" table:style-name="ce3">
            <text:p>100</text:p>
          </table:table-cell>
          <table:table-cell office:value-type="float" calcext:value-type="float" office:value="20" table:style-name="ce3">
            <text:p>2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32</text:p>
          </table:table-cell>
          <table:table-cell office:value-type="float" calcext:value-type="float" office:value="29" table:style-name="ce13">
            <text:p>29</text:p>
          </table:table-cell>
          <table:table-cell office:value-type="float" calcext:value-type="float" office:value="0.973448275862069" table:style-name="ce14">
            <text:p>0,97</text:p>
          </table:table-cell>
          <table:table-cell office:value-type="float" calcext:value-type="float" office:value="28.23" table:style-name="ce14">
            <text:p>28,23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58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519" table:style-name="ce3">
            <text:p>9519</text:p>
          </table:table-cell>
          <table:table-cell office:value-type="string" calcext:value-type="string" table:style-name="ce8">
            <text:p>Крепление прижимное задн.тормозн.колодок ГАЗель (4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302-3502082/2065С/2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.17" table:number-columns-repeated="2" table:style-name="ce14">
            <text:p>7,17</text:p>
          </table:table-cell>
          <table:table-cell office:value-type="float" calcext:value-type="float" office:value="11.5" table:number-columns-repeated="2" table:style-name="ce14">
            <text:p>11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150" table:style-name="ce3">
            <text:p>2150</text:p>
          </table:table-cell>
          <table:table-cell office:value-type="string" calcext:value-type="string" table:style-name="ce8">
            <text:p>Крепление прижимное задн.тормозн.колодок УАЗ (солдатик)</text:p>
          </table:table-cell>
          <table:table-cell table:style-name="ce9"/>
          <table:table-cell office:value-type="string" calcext:value-type="string" table:style-name="ce9">
            <text:p>М-2068-С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6" table:style-name="ce3">
            <text:p>16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3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6.18833333333333" table:style-name="ce14">
            <text:p>6,19</text:p>
          </table:table-cell>
          <table:table-cell office:value-type="float" calcext:value-type="float" office:value="37.13" table:style-name="ce14">
            <text:p>37,13</text:p>
          </table:table-cell>
          <table:table-cell office:value-type="float" calcext:value-type="float" office:value="10.5" table:style-name="ce14">
            <text:p>10,50</text:p>
          </table:table-cell>
          <table:table-cell office:value-type="float" calcext:value-type="float" office:value="63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872" table:style-name="ce3">
            <text:p>13872</text:p>
          </table:table-cell>
          <table:table-cell office:value-type="string" calcext:value-type="string" table:style-name="ce8">
            <text:p>Кронштейн брызговика 2108 правый (флажок) задн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441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9.89" table:number-columns-repeated="2" table:style-name="ce14">
            <text:p>59,89</text:p>
          </table:table-cell>
          <table:table-cell office:value-type="float" calcext:value-type="float" office:value="87" table:number-columns-repeated="2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319" table:style-name="ce3">
            <text:p>6319</text:p>
          </table:table-cell>
          <table:table-cell office:value-type="string" calcext:value-type="string" table:style-name="ce8">
            <text:p>Кронштейн зеркала заднего вида ВАЗ 2108-0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20119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8" table:number-columns-repeated="2" table:style-name="ce14">
            <text:p>36,80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369" table:style-name="ce3">
            <text:p>10369</text:p>
          </table:table-cell>
          <table:table-cell office:value-type="string" calcext:value-type="string" table:style-name="ce8">
            <text:p>Кронштейн крепления карданного вал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20212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7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1.89" table:style-name="ce14">
            <text:p>21,89</text:p>
          </table:table-cell>
          <table:table-cell office:value-type="float" calcext:value-type="float" office:value="65.67" table:style-name="ce14">
            <text:p>65,67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156" table:style-name="ce3">
            <text:p>10156</text:p>
          </table:table-cell>
          <table:table-cell office:value-type="string" calcext:value-type="string" table:style-name="ce8">
            <text:p>Кронштейн поддомкратника 2108 задний ле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510205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4.75" table:number-columns-repeated="2" table:style-name="ce14">
            <text:p>54,75</text:p>
          </table:table-cell>
          <table:table-cell office:value-type="float" calcext:value-type="float" office:value="81" table:number-columns-repeated="2" table:style-name="ce14">
            <text:p>8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365" table:style-name="ce3">
            <text:p>10365</text:p>
          </table:table-cell>
          <table:table-cell office:value-type="string" calcext:value-type="string" table:style-name="ce8">
            <text:p>Кронштейн приемной трубы 2108 в сбор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203040/4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1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.12" table:number-columns-repeated="2" table:style-name="ce14">
            <text:p>65,12</text:p>
          </table:table-cell>
          <table:table-cell office:value-type="float" calcext:value-type="float" office:value="98" table:number-columns-repeated="2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132" table:style-name="ce3">
            <text:p>14132</text:p>
          </table:table-cell>
          <table:table-cell office:value-type="string" calcext:value-type="string" table:style-name="ce8">
            <text:p>Кронштейн стабилизатора 2101 наружный правый "АвтоВАЗ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604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1.27" table:style-name="ce14">
            <text:p>21,27</text:p>
          </table:table-cell>
          <table:table-cell office:value-type="float" calcext:value-type="float" office:value="63.81" table:style-name="ce14">
            <text:p>63,81</text:p>
          </table:table-cell>
          <table:table-cell office:value-type="float" calcext:value-type="float" office:value="30" table:style-name="ce14">
            <text:p>30,0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22" table:style-name="ce3">
            <text:p>3322</text:p>
          </table:table-cell>
          <table:table-cell office:value-type="string" calcext:value-type="string" table:style-name="ce8">
            <text:p>Кронштейны стабилизатора двойные 2101 (4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917</text:p>
          </table:table-cell>
          <table:table-cell office:value-type="float" calcext:value-type="float" office:value="0.5" table:style-name="ce13">
            <text:p>0,5</text:p>
          </table:table-cell>
          <table:table-cell office:value-type="float" calcext:value-type="float" office:value="41.92" table:style-name="ce14">
            <text:p>41,92</text:p>
          </table:table-cell>
          <table:table-cell office:value-type="float" calcext:value-type="float" office:value="20.96" table:style-name="ce14">
            <text:p>20,96</text:p>
          </table:table-cell>
          <table:table-cell office:value-type="float" calcext:value-type="float" office:value="104" table:style-name="ce14">
            <text:p>104,00</text:p>
          </table:table-cell>
          <table:table-cell office:value-type="float" calcext:value-type="float" office:value="5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432" table:style-name="ce3">
            <text:p>18432</text:p>
          </table:table-cell>
          <table:table-cell office:value-type="string" calcext:value-type="string" table:style-name="ce8">
            <text:p>Круг абразивный RADEX GOLD Р400 150мм 15отв. (100шт)</text:p>
          </table:table-cell>
          <table:table-cell table:style-name="ce9"/>
          <table:table-cell office:value-type="string" calcext:value-type="string" table:style-name="ce9">
            <text:p>553613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6.38" table:style-name="ce14">
            <text:p>16,38</text:p>
          </table:table-cell>
          <table:table-cell office:value-type="float" calcext:value-type="float" office:value="65.52" table:style-name="ce14">
            <text:p>65,52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464" table:style-name="ce3">
            <text:p>18464</text:p>
          </table:table-cell>
          <table:table-cell office:value-type="string" calcext:value-type="string" table:style-name="ce8">
            <text:p>Круг абразивный SMIRDEX P40 серии 510 W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12.05" table:style-name="ce14">
            <text:p>12,05</text:p>
          </table:table-cell>
          <table:table-cell office:value-type="float" calcext:value-type="float" office:value="60.25" table:style-name="ce14">
            <text:p>60,25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85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976" table:style-name="ce3">
            <text:p>10976</text:p>
          </table:table-cell>
          <table:table-cell office:value-type="string" calcext:value-type="string" table:style-name="ce8">
            <text:p>Круг отрезной 115*1.2*22 Лу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73649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5.13" table:style-name="ce14">
            <text:p>15,13</text:p>
          </table:table-cell>
          <table:table-cell office:value-type="float" calcext:value-type="float" office:value="30.26" table:style-name="ce14">
            <text:p>30,26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46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629" table:style-name="ce3">
            <text:p>9629</text:p>
          </table:table-cell>
          <table:table-cell office:value-type="string" calcext:value-type="string" table:style-name="ce8">
            <text:p>Круг отрезной 115*2.5*22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7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4" table:number-columns-repeated="4" table:style-name="ce14">
            <text:p>2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894" table:style-name="ce3">
            <text:p>9894</text:p>
          </table:table-cell>
          <table:table-cell office:value-type="string" calcext:value-type="string" table:style-name="ce8">
            <text:p>Круг отрезной 125*1.6*22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9" table:style-name="ce3">
            <text:p>9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74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8.15" table:style-name="ce14">
            <text:p>18,15</text:p>
          </table:table-cell>
          <table:table-cell office:value-type="float" calcext:value-type="float" office:value="36.3" table:style-name="ce14">
            <text:p>36,30</text:p>
          </table:table-cell>
          <table:table-cell office:value-type="float" calcext:value-type="float" office:value="29" table:style-name="ce14">
            <text:p>29,00</text:p>
          </table:table-cell>
          <table:table-cell office:value-type="float" calcext:value-type="float" office:value="58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900" table:style-name="ce3">
            <text:p>16900</text:p>
          </table:table-cell>
          <table:table-cell office:value-type="string" calcext:value-type="string" table:style-name="ce8">
            <text:p>Крышка втягивающего реле 211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8" table:number-columns-repeated="2" table:style-name="ce14">
            <text:p>68,00</text:p>
          </table:table-cell>
          <table:table-cell office:value-type="float" calcext:value-type="float" office:value="103" table:number-columns-repeated="2" table:style-name="ce14">
            <text:p>10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97" table:style-name="ce3">
            <text:p>17097</text:p>
          </table:table-cell>
          <table:table-cell office:value-type="string" calcext:value-type="string" table:style-name="ce8">
            <text:p>Крышка генератора 2110 задняя пластмассовая</text:p>
          </table:table-cell>
          <table:table-cell table:style-name="ce9"/>
          <table:table-cell office:value-type="string" calcext:value-type="string" table:style-name="ce9">
            <text:p>94.370164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5" table:number-columns-repeated="4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748" table:style-name="ce3">
            <text:p>6748</text:p>
          </table:table-cell>
          <table:table-cell office:value-type="string" calcext:value-type="string" table:style-name="ce8">
            <text:p>Крышка генератора 2110 пластмассо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2-37013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.6" table:number-columns-repeated="2" table:style-name="ce14">
            <text:p>50,60</text:p>
          </table:table-cell>
          <table:table-cell office:value-type="float" calcext:value-type="float" office:value="73" table:number-columns-repeated="2" table:style-name="ce14">
            <text:p>7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263" table:style-name="ce3">
            <text:p>14263</text:p>
          </table:table-cell>
          <table:table-cell office:value-type="string" calcext:value-type="string" table:style-name="ce8">
            <text:p>Крышка масл. горловины РЕЗЬБОВАЯ 2110-2190 (8,16 клап.) "ВИС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9-100914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61" table:number-columns-repeated="2" table:style-name="ce14">
            <text:p>51,61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731" table:style-name="ce3">
            <text:p>14731</text:p>
          </table:table-cell>
          <table:table-cell office:value-type="string" calcext:value-type="string" table:style-name="ce8">
            <text:p>Крышка маслоналивной горловины 2101, 2108, 2121, 21213, 1111 желтая "ЕВРОдеталь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914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2" table:number-columns-repeated="4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351" table:style-name="ce3">
            <text:p>8351</text:p>
          </table:table-cell>
          <table:table-cell office:value-type="string" calcext:value-type="string" table:style-name="ce8">
            <text:p>Крышка маслоналивной горловины 2110, 2112 (8,16 клап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2-100914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8.39" table:number-columns-repeated="2" table:style-name="ce14">
            <text:p>38,39</text:p>
          </table:table-cell>
          <table:table-cell office:value-type="float" calcext:value-type="float" office:value="59" table:number-columns-repeated="2" table:style-name="ce14">
            <text:p>5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162" table:style-name="ce3">
            <text:p>15162</text:p>
          </table:table-cell>
          <table:table-cell office:value-type="string" calcext:value-type="string" table:style-name="ce8">
            <text:p>Крышка маслоналивной горловины 2110, 2112, 1118, 2170 желтая, резьбовая "ЕВРОдеталь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2-100914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2.6" table:number-columns-repeated="2" table:style-name="ce14">
            <text:p>42,60</text:p>
          </table:table-cell>
          <table:table-cell office:value-type="float" calcext:value-type="float" office:value="64" table:number-columns-repeated="2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320" table:style-name="ce3">
            <text:p>12320</text:p>
          </table:table-cell>
          <table:table-cell office:value-type="string" calcext:value-type="string" table:style-name="ce8">
            <text:p>Крышка маслоналивной горловины УАЗ (дв.402) желт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-1009146-0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75" table:number-columns-repeated="2" table:style-name="ce14">
            <text:p>34,75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775" table:style-name="ce3">
            <text:p>9775</text:p>
          </table:table-cell>
          <table:table-cell office:value-type="string" calcext:value-type="string" table:style-name="ce8">
            <text:p>Крышка маслянной горловины 2123 Chevy Niva, 21074(инжектор) АвтоВАЗ (ВИС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3-100914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3.08" table:number-columns-repeated="2" table:style-name="ce14">
            <text:p>53,08</text:p>
          </table:table-cell>
          <table:table-cell office:value-type="float" calcext:value-type="float" office:value="79" table:number-columns-repeated="2" table:style-name="ce14">
            <text:p>7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809" table:style-name="ce3">
            <text:p>8809</text:p>
          </table:table-cell>
          <table:table-cell office:value-type="string" calcext:value-type="string" table:style-name="ce8">
            <text:p>Крышка маслянной горловины ГАЗ, УАЗ дв.406,405,40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6-1009146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74" table:number-columns-repeated="2" table:style-name="ce14">
            <text:p>26,74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9" table:style-name="ce3">
            <text:p>489</text:p>
          </table:table-cell>
          <table:table-cell office:value-type="string" calcext:value-type="string" table:style-name="ce8">
            <text:p>Крышка трамблер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706500-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5.25" table:number-columns-repeated="2" table:style-name="ce14">
            <text:p>75,25</text:p>
          </table:table-cell>
          <table:table-cell office:value-type="float" calcext:value-type="float" office:value="100" table:number-columns-repeated="2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161" table:style-name="ce3">
            <text:p>17161</text:p>
          </table:table-cell>
          <table:table-cell office:value-type="string" calcext:value-type="string" table:style-name="ce8">
            <text:p>Крышка фары 2110 для фар Automotive Lighting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.2" table:number-columns-repeated="2" table:style-name="ce14">
            <text:p>60,2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127" table:style-name="ce3">
            <text:p>17127</text:p>
          </table:table-cell>
          <table:table-cell office:value-type="string" calcext:value-type="string" table:style-name="ce8">
            <text:p>Крышка фары 2170 мал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2" table:number-columns-repeated="2" table:style-name="ce14">
            <text:p>62,0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700" table:style-name="ce3">
            <text:p>11700</text:p>
          </table:table-cell>
          <table:table-cell office:value-type="string" calcext:value-type="string" table:style-name="ce8">
            <text:p>Крюк крепления сидения водителя УАЗ-452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741-6800046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3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1.82" table:number-columns-repeated="2" table:style-name="ce14">
            <text:p>11,82</text:p>
          </table:table-cell>
          <table:table-cell office:value-type="float" calcext:value-type="float" office:value="26" table:number-columns-repeated="2" table:style-name="ce14">
            <text:p>2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276" table:style-name="ce3">
            <text:p>19276</text:p>
          </table:table-cell>
          <table:table-cell office:value-type="string" calcext:value-type="string" table:style-name="ce8">
            <text:p>Крючок капот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84060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2" table:number-columns-repeated="2" table:style-name="ce14">
            <text:p>62,00</text:p>
          </table:table-cell>
          <table:table-cell office:value-type="float" calcext:value-type="float" office:value="96" table:number-columns-repeated="2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375" table:style-name="ce3">
            <text:p>14375</text:p>
          </table:table-cell>
          <table:table-cell office:value-type="string" calcext:value-type="string" table:style-name="ce8">
            <text:p>Лампа 12В (10Вт) поворотов без цоколя (T15 большая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30" table:style-name="ce3">
            <text:p>3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47.5" table:style-name="ce14">
            <text:p>47,50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154" table:style-name="ce3">
            <text:p>18154</text:p>
          </table:table-cell>
          <table:table-cell office:value-type="string" calcext:value-type="string" table:style-name="ce8">
            <text:p>Лампа 12В (10Вт) BA15s FENOX</text:p>
          </table:table-cell>
          <table:table-cell table:style-name="ce9"/>
          <table:table-cell office:value-type="string" calcext:value-type="string" table:style-name="ce9">
            <text:p>B 160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8.4" table:style-name="ce14">
            <text:p>8,40</text:p>
          </table:table-cell>
          <table:table-cell office:value-type="float" calcext:value-type="float" office:value="50.4" table:style-name="ce14">
            <text:p>50,40</text:p>
          </table:table-cell>
          <table:table-cell office:value-type="float" calcext:value-type="float" office:value="14" table:style-name="ce14">
            <text:p>14,00</text:p>
          </table:table-cell>
          <table:table-cell office:value-type="float" calcext:value-type="float" office:value="84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068" table:style-name="ce3">
            <text:p>18068</text:p>
          </table:table-cell>
          <table:table-cell office:value-type="string" calcext:value-type="string" table:style-name="ce8">
            <text:p>Лампа 12В (21Вт) в поворотник желтая "Fenox"</text:p>
          </table:table-cell>
          <table:table-cell table:style-name="ce9"/>
          <table:table-cell office:value-type="string" calcext:value-type="string" table:style-name="ce9">
            <text:p>B 1200</text:p>
          </table:table-cell>
          <table:table-cell office:value-type="string" calcext:value-type="string" table:style-name="ce9">
            <text:p>14148190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2.755" table:style-name="ce14">
            <text:p>12,76</text:p>
          </table:table-cell>
          <table:table-cell office:value-type="float" calcext:value-type="float" office:value="25.51" table:style-name="ce14">
            <text:p>25,51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553" table:style-name="ce3">
            <text:p>10553</text:p>
          </table:table-cell>
          <table:table-cell office:value-type="string" calcext:value-type="string" table:style-name="ce8">
            <text:p>Лампа 12В (3Вт) без цокол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0858390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4.81" table:style-name="ce14">
            <text:p>4,81</text:p>
          </table:table-cell>
          <table:table-cell office:value-type="float" calcext:value-type="float" office:value="43.29" table:style-name="ce14">
            <text:p>43,29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98" table:style-name="ce3">
            <text:p>17698</text:p>
          </table:table-cell>
          <table:table-cell office:value-type="string" calcext:value-type="string" table:style-name="ce8">
            <text:p>Лампа 12В (4Вт) повторителя желт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4.545" table:style-name="ce14">
            <text:p>4,55</text:p>
          </table:table-cell>
          <table:table-cell office:value-type="float" calcext:value-type="float" office:value="27.27" table:style-name="ce14">
            <text:p>27,27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36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160" table:style-name="ce3">
            <text:p>18160</text:p>
          </table:table-cell>
          <table:table-cell office:value-type="string" calcext:value-type="string" table:style-name="ce8">
            <text:p>Лампа 12В (4Вт) повторителя FENOX</text:p>
          </table:table-cell>
          <table:table-cell table:style-name="ce9"/>
          <table:table-cell office:value-type="string" calcext:value-type="string" table:style-name="ce9">
            <text:p>B 170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6.8" table:style-name="ce14">
            <text:p>6,80</text:p>
          </table:table-cell>
          <table:table-cell office:value-type="float" calcext:value-type="float" office:value="54.4" table:style-name="ce14">
            <text:p>54,40</text:p>
          </table:table-cell>
          <table:table-cell office:value-type="float" calcext:value-type="float" office:value="11.5" table:style-name="ce14">
            <text:p>11,50</text:p>
          </table:table-cell>
          <table:table-cell office:value-type="float" calcext:value-type="float" office:value="92" table:style-name="ce14">
            <text:p>9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653" table:style-name="ce3">
            <text:p>18653</text:p>
          </table:table-cell>
          <table:table-cell office:value-type="string" calcext:value-type="string" table:style-name="ce8">
            <text:p>Лампа 12В (5Вт) габаритов без цоколя светодиодная T10 белая "Star Light" (W2.1х9,5d) конус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0.1" table:style-name="ce14">
            <text:p>10,10</text:p>
          </table:table-cell>
          <table:table-cell office:value-type="float" calcext:value-type="float" office:value="20.2" table:style-name="ce14">
            <text:p>20,20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64" table:style-name="ce3">
            <text:p>15764</text:p>
          </table:table-cell>
          <table:table-cell office:value-type="string" calcext:value-type="string" table:style-name="ce8">
            <text:p>Лампа 12В (5Вт) габаритов без цоколя светодиодная T10 синяя "KRAFT" (2шт)</text:p>
          </table:table-cell>
          <table:table-cell table:style-name="ce9"/>
          <table:table-cell office:value-type="string" calcext:value-type="string" table:style-name="ce9">
            <text:p>KT 700083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.5" table:style-name="ce13">
            <text:p>1,5</text:p>
          </table:table-cell>
          <table:table-cell office:value-type="float" calcext:value-type="float" office:value="24.3066666666667" table:style-name="ce14">
            <text:p>24,31</text:p>
          </table:table-cell>
          <table:table-cell office:value-type="float" calcext:value-type="float" office:value="36.46" table:style-name="ce14">
            <text:p>36,46</text:p>
          </table:table-cell>
          <table:table-cell office:value-type="float" calcext:value-type="float" office:value="41" table:style-name="ce14">
            <text:p>41,00</text:p>
          </table:table-cell>
          <table:table-cell office:value-type="float" calcext:value-type="float" office:value="61.5" table:style-name="ce14">
            <text:p>61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26" table:style-name="ce3">
            <text:p>17026</text:p>
          </table:table-cell>
          <table:table-cell office:value-type="string" calcext:value-type="string" table:style-name="ce8">
            <text:p>Лампа 12В (5Вт) габаритов без цоколя FENOX</text:p>
          </table:table-cell>
          <table:table-cell table:style-name="ce9"/>
          <table:table-cell office:value-type="string" calcext:value-type="string" table:style-name="ce9">
            <text:p>B 190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4.9" table:style-name="ce14">
            <text:p>4,90</text:p>
          </table:table-cell>
          <table:table-cell office:value-type="float" calcext:value-type="float" office:value="49" table:style-name="ce14">
            <text:p>49,00</text:p>
          </table:table-cell>
          <table:table-cell office:value-type="float" calcext:value-type="float" office:value="8.5" table:style-name="ce14">
            <text:p>8,50</text:p>
          </table:table-cell>
          <table:table-cell office:value-type="float" calcext:value-type="float" office:value="85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08" table:style-name="ce3">
            <text:p>1608</text:p>
          </table:table-cell>
          <table:table-cell office:value-type="string" calcext:value-type="string" table:style-name="ce8">
            <text:p>Лампа 12В (5Вт) салона</text:p>
          </table:table-cell>
          <table:table-cell table:style-name="ce9"/>
          <table:table-cell office:value-type="string" calcext:value-type="string" table:style-name="ce9">
            <text:p>10863090</text:p>
          </table:table-cell>
          <table:table-cell office:value-type="string" calcext:value-type="string" table:style-name="ce9">
            <text:p>лампа 12В 5Вт салон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6.904" table:style-name="ce14">
            <text:p>6,90</text:p>
          </table:table-cell>
          <table:table-cell office:value-type="float" calcext:value-type="float" office:value="69.04" table:style-name="ce14">
            <text:p>69,04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100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554" table:style-name="ce3">
            <text:p>10554</text:p>
          </table:table-cell>
          <table:table-cell office:value-type="string" calcext:value-type="string" table:style-name="ce8">
            <text:p>Лампа 12В (5Вт) светодиодная зеленая без цокол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9" table:style-name="ce3">
            <text:p>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9.2" table:style-name="ce14">
            <text:p>9,20</text:p>
          </table:table-cell>
          <table:table-cell office:value-type="float" calcext:value-type="float" office:value="18.4" table:style-name="ce14">
            <text:p>18,40</text:p>
          </table:table-cell>
          <table:table-cell office:value-type="float" calcext:value-type="float" office:value="15.5" table:style-name="ce14">
            <text:p>15,50</text:p>
          </table:table-cell>
          <table:table-cell office:value-type="float" calcext:value-type="float" office:value="31" table:style-name="ce14">
            <text:p>3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555" table:style-name="ce3">
            <text:p>10555</text:p>
          </table:table-cell>
          <table:table-cell office:value-type="string" calcext:value-type="string" table:style-name="ce8">
            <text:p>Лампа 12В (5Вт) светодиодная красная без цокол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9.2" table:style-name="ce14">
            <text:p>9,20</text:p>
          </table:table-cell>
          <table:table-cell office:value-type="float" calcext:value-type="float" office:value="27.6" table:style-name="ce14">
            <text:p>27,60</text:p>
          </table:table-cell>
          <table:table-cell office:value-type="float" calcext:value-type="float" office:value="15.5" table:style-name="ce14">
            <text:p>15,50</text:p>
          </table:table-cell>
          <table:table-cell office:value-type="float" calcext:value-type="float" office:value="46.5" table:style-name="ce14">
            <text:p>46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321" table:style-name="ce3">
            <text:p>11321</text:p>
          </table:table-cell>
          <table:table-cell office:value-type="string" calcext:value-type="string" table:style-name="ce8">
            <text:p>Лампа 12В (5Вт) светодиодная синяя без цокол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9.2" table:style-name="ce14">
            <text:p>9,20</text:p>
          </table:table-cell>
          <table:table-cell office:value-type="float" calcext:value-type="float" office:value="18.4" table:style-name="ce14">
            <text:p>18,40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507" table:style-name="ce3">
            <text:p>11507</text:p>
          </table:table-cell>
          <table:table-cell office:value-type="string" calcext:value-type="string" table:style-name="ce8">
            <text:p>Лампа 12В салона 3 светодиода зеле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56" table:number-columns-repeated="2" table:style-name="ce14">
            <text:p>25,56</text:p>
          </table:table-cell>
          <table:table-cell office:value-type="float" calcext:value-type="float" office:value="38" table:number-columns-repeated="2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99" table:style-name="ce3">
            <text:p>17599</text:p>
          </table:table-cell>
          <table:table-cell office:value-type="string" calcext:value-type="string" table:style-name="ce8">
            <text:p>Лампа 6в 21Вт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1" table:style-name="ce13">
            <text:p>11</text:p>
          </table:table-cell>
          <table:table-cell office:value-type="float" calcext:value-type="float" office:value="7.97272727272727" table:style-name="ce14">
            <text:p>7,97</text:p>
          </table:table-cell>
          <table:table-cell office:value-type="float" calcext:value-type="float" office:value="87.7" table:style-name="ce14">
            <text:p>87,70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104.5" table:style-name="ce14">
            <text:p>104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423" table:style-name="ce3">
            <text:p>4423</text:p>
          </table:table-cell>
          <table:table-cell office:value-type="string" calcext:value-type="string" table:style-name="ce8">
            <text:p>Лампа 6в 5Вт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6.9" table:style-name="ce14">
            <text:p>6,90</text:p>
          </table:table-cell>
          <table:table-cell office:value-type="float" calcext:value-type="float" office:value="62.1" table:style-name="ce14">
            <text:p>62,10</text:p>
          </table:table-cell>
          <table:table-cell office:value-type="float" calcext:value-type="float" office:value="11" table:style-name="ce14">
            <text:p>11,00</text:p>
          </table:table-cell>
          <table:table-cell office:value-type="float" calcext:value-type="float" office:value="99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63" table:style-name="ce3">
            <text:p>15763</text:p>
          </table:table-cell>
          <table:table-cell office:value-type="string" calcext:value-type="string" table:style-name="ce8">
            <text:p>Лампа габаритов синяя конус 12В (4Вт) светодиодная T8 <text:s/>"KRAFT" (2шт)</text:p>
          </table:table-cell>
          <table:table-cell table:style-name="ce9"/>
          <table:table-cell office:value-type="string" calcext:value-type="string" table:style-name="ce9">
            <text:p>KT 700068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37" table:number-columns-repeated="2" table:style-name="ce14">
            <text:p>34,37</text:p>
          </table:table-cell>
          <table:table-cell office:value-type="float" calcext:value-type="float" office:value="53" table:number-columns-repeated="2" table:style-name="ce14">
            <text:p>5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807" table:style-name="ce3">
            <text:p>12807</text:p>
          </table:table-cell>
          <table:table-cell office:value-type="string" calcext:value-type="string" table:style-name="ce8">
            <text:p>Лампа освещения салона Газель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4.98" table:number-columns-repeated="2" table:style-name="ce14">
            <text:p>44,98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989" table:style-name="ce3">
            <text:p>15989</text:p>
          </table:table-cell>
          <table:table-cell office:value-type="string" calcext:value-type="string" table:style-name="ce8">
            <text:p>Лампа светодиодная (5Вт) белая на габариты без цоколя "KRAFT"</text:p>
          </table:table-cell>
          <table:table-cell table:style-name="ce9"/>
          <table:table-cell office:value-type="string" calcext:value-type="string" table:style-name="ce9">
            <text:p>KT 700102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30" table:style-name="ce3">
            <text:p>3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9.18" table:style-name="ce14">
            <text:p>9,18</text:p>
          </table:table-cell>
          <table:table-cell office:value-type="float" calcext:value-type="float" office:value="45.9" table:style-name="ce14">
            <text:p>45,90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03" table:style-name="ce3">
            <text:p>17503</text:p>
          </table:table-cell>
          <table:table-cell office:value-type="string" calcext:value-type="string" table:style-name="ce8">
            <text:p>Лампа H3 12В (55Вт) "МАЯК" Pk22s галоген.</text:p>
          </table:table-cell>
          <table:table-cell table:style-name="ce9"/>
          <table:table-cell office:value-type="string" calcext:value-type="string" table:style-name="ce9">
            <text:p>52320</text:p>
          </table:table-cell>
          <table:table-cell office:value-type="string" calcext:value-type="string" table:style-name="ce9">
            <text:p>лампа H3 12/55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64" table:style-name="ce14">
            <text:p>64,00</text:p>
          </table:table-cell>
          <table:table-cell office:value-type="float" calcext:value-type="float" office:value="51" table:style-name="ce14">
            <text:p>51,00</text:p>
          </table:table-cell>
          <table:table-cell office:value-type="float" calcext:value-type="float" office:value="10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937" table:style-name="ce3">
            <text:p>10937</text:p>
          </table:table-cell>
          <table:table-cell office:value-type="string" calcext:value-type="string" table:style-name="ce8">
            <text:p>Лампа H6 <text:s/>12В (35/35Вт) фарная P15d (галоген тип 1) Зодиак Альфа "АвтоСвет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2.42" table:number-columns-repeated="2" table:style-name="ce14">
            <text:p>42,42</text:p>
          </table:table-cell>
          <table:table-cell office:value-type="float" calcext:value-type="float" office:value="61" table:number-columns-repeated="2" table:style-name="ce14">
            <text:p>6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295" table:style-name="ce3">
            <text:p>19295</text:p>
          </table:table-cell>
          <table:table-cell office:value-type="string" calcext:value-type="string" table:style-name="ce8">
            <text:p>Лампа H7 12В (55Вт) Px26d "СтартВОЛЬТ"</text:p>
          </table:table-cell>
          <table:table-cell table:style-name="ce9"/>
          <table:table-cell office:value-type="string" calcext:value-type="string" table:style-name="ce9">
            <text:p>VL-H7-01</text:p>
          </table:table-cell>
          <table:table-cell office:value-type="string" calcext:value-type="string" table:style-name="ce9">
            <text:p>лампа H7 12В (55Вт)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.78" table:number-columns-repeated="2" table:style-name="ce14">
            <text:p>60,78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040" table:style-name="ce3">
            <text:p>15040</text:p>
          </table:table-cell>
          <table:table-cell office:value-type="string" calcext:value-type="string" table:style-name="ce8">
            <text:p>Лента светодиодная зеленая герметичная 12В 4.8Вт/м 5см (бухта 5м)</text:p>
          </table:table-cell>
          <table:table-cell table:style-name="ce9"/>
          <table:table-cell office:value-type="string" calcext:value-type="string" table:style-name="ce9">
            <text:p>3528 300 IP65/67/LS604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0" table:style-name="ce3">
            <text:p>20</text:p>
          </table:table-cell>
          <table:table-cell office:value-type="string" calcext:value-type="string" table:style-name="ce12">
            <text:p>м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7.26" table:style-name="ce14">
            <text:p>7,26</text:p>
          </table:table-cell>
          <table:table-cell office:value-type="float" calcext:value-type="float" office:value="29.04" table:style-name="ce14">
            <text:p>29,04</text:p>
          </table:table-cell>
          <table:table-cell office:value-type="float" calcext:value-type="float" office:value="11.5" table:style-name="ce14">
            <text:p>11,50</text:p>
          </table:table-cell>
          <table:table-cell office:value-type="float" calcext:value-type="float" office:value="46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06" table:style-name="ce3">
            <text:p>17606</text:p>
          </table:table-cell>
          <table:table-cell office:value-type="string" calcext:value-type="string" table:style-name="ce8">
            <text:p>Лента стеклоочистителя "Alca" 24"/60 см (профиль "бош")</text:p>
          </table:table-cell>
          <table:table-cell table:style-name="ce9"/>
          <table:table-cell office:value-type="string" calcext:value-type="string" table:style-name="ce9">
            <text:p>11900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13" table:number-columns-repeated="2" table:style-name="ce14">
            <text:p>47,13</text:p>
          </table:table-cell>
          <table:table-cell office:value-type="float" calcext:value-type="float" office:value="70" table:number-columns-repeated="2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200" table:style-name="ce3">
            <text:p>7200</text:p>
          </table:table-cell>
          <table:table-cell office:value-type="string" calcext:value-type="string" table:style-name="ce8">
            <text:p>Лента стеклоочистителя Волг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.09" table:number-columns-repeated="2" table:style-name="ce14">
            <text:p>5,09</text:p>
          </table:table-cell>
          <table:table-cell office:value-type="float" calcext:value-type="float" office:value="10.5" table:number-columns-repeated="2" table:style-name="ce14">
            <text:p>10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25" table:style-name="ce3">
            <text:p>725</text:p>
          </table:table-cell>
          <table:table-cell office:value-type="string" calcext:value-type="string" table:style-name="ce8">
            <text:p>Лента стеклоочистителя резиновая 2108 (БРТ)</text:p>
          </table:table-cell>
          <table:table-cell table:style-name="ce9"/>
          <table:table-cell office:value-type="string" calcext:value-type="string" table:style-name="ce9">
            <text:p>33.5205906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3" table:style-name="ce3">
            <text:p>1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63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6.87" table:style-name="ce14">
            <text:p>6,87</text:p>
          </table:table-cell>
          <table:table-cell office:value-type="float" calcext:value-type="float" office:value="61.83" table:style-name="ce14">
            <text:p>61,83</text:p>
          </table:table-cell>
          <table:table-cell office:value-type="float" calcext:value-type="float" office:value="11.5" table:style-name="ce14">
            <text:p>11,50</text:p>
          </table:table-cell>
          <table:table-cell office:value-type="float" calcext:value-type="float" office:value="103.5" table:style-name="ce14">
            <text:p>10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22" table:style-name="ce3">
            <text:p>2022</text:p>
          </table:table-cell>
          <table:table-cell office:value-type="string" calcext:value-type="string" table:style-name="ce8">
            <text:p>Лента стеклоочистителя резиновая ВАЗ-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520590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74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1.915" table:style-name="ce14">
            <text:p>11,92</text:p>
          </table:table-cell>
          <table:table-cell office:value-type="float" calcext:value-type="float" office:value="47.66" table:style-name="ce14">
            <text:p>47,66</text:p>
          </table:table-cell>
          <table:table-cell office:value-type="float" calcext:value-type="float" office:value="15.5" table:style-name="ce14">
            <text:p>15,50</text:p>
          </table:table-cell>
          <table:table-cell office:value-type="float" calcext:value-type="float" office:value="62" table:style-name="ce14">
            <text:p>6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549" table:style-name="ce3">
            <text:p>2549</text:p>
          </table:table-cell>
          <table:table-cell office:value-type="string" calcext:value-type="string" table:style-name="ce8">
            <text:p>Личинки 2102 (3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33" table:number-columns-repeated="2" table:style-name="ce14">
            <text:p>61,33</text:p>
          </table:table-cell>
          <table:table-cell office:value-type="float" calcext:value-type="float" office:value="89" table:number-columns-repeated="2" table:style-name="ce14">
            <text:p>8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40" table:style-name="ce3">
            <text:p>17640</text:p>
          </table:table-cell>
          <table:table-cell office:value-type="string" calcext:value-type="string" table:style-name="ce8">
            <text:p>Личинки 2105 замка двере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61000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9.21" table:number-columns-repeated="2" table:style-name="ce14">
            <text:p>69,21</text:p>
          </table:table-cell>
          <table:table-cell office:value-type="float" calcext:value-type="float" office:value="104" table:number-columns-repeated="2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701" table:style-name="ce3">
            <text:p>17701</text:p>
          </table:table-cell>
          <table:table-cell office:value-type="string" calcext:value-type="string" table:style-name="ce8">
            <text:p>Личинки 2106 замка двере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6-610004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9" table:number-columns-repeated="2" table:style-name="ce14">
            <text:p>59,00</text:p>
          </table:table-cell>
          <table:table-cell office:value-type="float" calcext:value-type="float" office:value="88" table:number-columns-repeated="2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133" table:style-name="ce3">
            <text:p>14133</text:p>
          </table:table-cell>
          <table:table-cell office:value-type="string" calcext:value-type="string" table:style-name="ce8">
            <text:p>Манжета 22 мм ГЦС 3110, 3302 воротнико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3-3505033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4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2.45" table:style-name="ce14">
            <text:p>2,45</text:p>
          </table:table-cell>
          <table:table-cell office:value-type="float" calcext:value-type="float" office:value="24.5" table:style-name="ce14">
            <text:p>24,50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06" table:style-name="ce3">
            <text:p>406</text:p>
          </table:table-cell>
          <table:table-cell office:value-type="string" calcext:value-type="string" table:style-name="ce8">
            <text:p>Манжета 22 мм ГЦС УАЗ, Волга, М-412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1602548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2</text:p>
          </table:table-cell>
          <table:table-cell office:value-type="float" calcext:value-type="float" office:value="15" table:style-name="ce13">
            <text:p>15</text:p>
          </table:table-cell>
          <table:table-cell office:value-type="float" calcext:value-type="float" office:value="2.65733333333333" table:style-name="ce14">
            <text:p>2,66</text:p>
          </table:table-cell>
          <table:table-cell office:value-type="float" calcext:value-type="float" office:value="39.86" table:style-name="ce14">
            <text:p>39,86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45" table:style-name="ce14">
            <text:p>4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785" table:style-name="ce3">
            <text:p>9785</text:p>
          </table:table-cell>
          <table:table-cell office:value-type="string" calcext:value-type="string" table:style-name="ce8">
            <text:p>Манжета 25мм РЦС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-1602516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11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2.45" table:style-name="ce14">
            <text:p>2,45</text:p>
          </table:table-cell>
          <table:table-cell office:value-type="float" calcext:value-type="float" office:value="17.15" table:style-name="ce14">
            <text:p>17,15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28" table:style-name="ce14">
            <text:p>2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50" table:style-name="ce3">
            <text:p>17050</text:p>
          </table:table-cell>
          <table:table-cell office:value-type="string" calcext:value-type="string" table:style-name="ce8">
            <text:p>Манжета 32 мм ГТЦ 3302, УАЗ (тарельчатая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32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3.57" table:style-name="ce14">
            <text:p>3,57</text:p>
          </table:table-cell>
          <table:table-cell office:value-type="float" calcext:value-type="float" office:value="35.7" table:style-name="ce14">
            <text:p>35,70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55" table:style-name="ce14">
            <text:p>5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05" table:style-name="ce3">
            <text:p>405</text:p>
          </table:table-cell>
          <table:table-cell office:value-type="string" calcext:value-type="string" table:style-name="ce8">
            <text:p>Манжета воротниковая 27 мм ГЦТ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3505035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2</text:p>
          </table:table-cell>
          <table:table-cell office:value-type="float" calcext:value-type="float" office:value="71" table:style-name="ce13">
            <text:p>71</text:p>
          </table:table-cell>
          <table:table-cell office:value-type="float" calcext:value-type="float" office:value="2.66492957746479" table:style-name="ce14">
            <text:p>2,66</text:p>
          </table:table-cell>
          <table:table-cell office:value-type="float" calcext:value-type="float" office:value="189.21" table:style-name="ce14">
            <text:p>189,21</text:p>
          </table:table-cell>
          <table:table-cell office:value-type="float" calcext:value-type="float" office:value="1.5" table:style-name="ce14">
            <text:p>1,50</text:p>
          </table:table-cell>
          <table:table-cell office:value-type="float" calcext:value-type="float" office:value="106.5" table:style-name="ce14">
            <text:p>106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91" table:style-name="ce3">
            <text:p>3091</text:p>
          </table:table-cell>
          <table:table-cell office:value-type="string" calcext:value-type="string" table:style-name="ce8">
            <text:p>Манжета ГЦС 22мм , Волга, М-412, УАЗ глухая (тарелка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1602554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1</text:p>
          </table:table-cell>
          <table:table-cell office:value-type="float" calcext:value-type="float" office:value="11" table:style-name="ce13">
            <text:p>11</text:p>
          </table:table-cell>
          <table:table-cell office:value-type="float" calcext:value-type="float" office:value="8.71" table:style-name="ce14">
            <text:p>8,71</text:p>
          </table:table-cell>
          <table:table-cell office:value-type="float" calcext:value-type="float" office:value="95.81" table:style-name="ce14">
            <text:p>95,81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88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516" table:style-name="ce3">
            <text:p>10516</text:p>
          </table:table-cell>
          <table:table-cell office:value-type="string" calcext:value-type="string" table:style-name="ce8">
            <text:p>Металлопластилин "АВТОНОЛ" (500г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6.44" table:number-columns-repeated="2" table:style-name="ce14">
            <text:p>66,44</text:p>
          </table:table-cell>
          <table:table-cell office:value-type="float" calcext:value-type="float" office:value="93" table:number-columns-repeated="2" table:style-name="ce14">
            <text:p>9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686" table:style-name="ce3">
            <text:p>6686</text:p>
          </table:table-cell>
          <table:table-cell office:value-type="string" calcext:value-type="string" table:style-name="ce8">
            <text:p>Метчик ручной М10*1,2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.8" table:number-columns-repeated="2" table:style-name="ce14">
            <text:p>65,80</text:p>
          </table:table-cell>
          <table:table-cell office:value-type="float" calcext:value-type="float" office:value="91" table:number-columns-repeated="2" table:style-name="ce14">
            <text:p>9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818" table:style-name="ce3">
            <text:p>6818</text:p>
          </table:table-cell>
          <table:table-cell office:value-type="string" calcext:value-type="string" table:style-name="ce8">
            <text:p>Метчик ручной М5*0,8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2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4.16" table:number-columns-repeated="2" table:style-name="ce14">
            <text:p>44,16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681" table:style-name="ce3">
            <text:p>6681</text:p>
          </table:table-cell>
          <table:table-cell office:value-type="string" calcext:value-type="string" table:style-name="ce8">
            <text:p>Метчик ручной М6*0,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27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.03" table:style-name="ce14">
            <text:p>22,03</text:p>
          </table:table-cell>
          <table:table-cell office:value-type="float" calcext:value-type="float" office:value="44.06" table:style-name="ce14">
            <text:p>44,06</text:p>
          </table:table-cell>
          <table:table-cell office:value-type="float" calcext:value-type="float" office:value="30" table:style-name="ce14">
            <text:p>30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684" table:style-name="ce3">
            <text:p>6684</text:p>
          </table:table-cell>
          <table:table-cell office:value-type="string" calcext:value-type="string" table:style-name="ce8">
            <text:p>Метчик ручной М8*1,2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.1" table:number-columns-repeated="2" table:style-name="ce14">
            <text:p>60,10</text:p>
          </table:table-cell>
          <table:table-cell office:value-type="float" calcext:value-type="float" office:value="91" table:number-columns-repeated="2" table:style-name="ce14">
            <text:p>9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824" table:style-name="ce3">
            <text:p>17824</text:p>
          </table:table-cell>
          <table:table-cell office:value-type="string" calcext:value-type="string" table:style-name="ce8">
            <text:p>Молдинг кузова декоративный самоклеящийся STREET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office:value-type="float" calcext:value-type="float" office:value="100" table:number-columns-repeated="2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699" table:style-name="ce3">
            <text:p>11699</text:p>
          </table:table-cell>
          <table:table-cell office:value-type="string" calcext:value-type="string" table:style-name="ce8">
            <text:p>Муфта воздушного фильтра УАЗ н/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51-110915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.04" table:style-name="ce14">
            <text:p>16,04</text:p>
          </table:table-cell>
          <table:table-cell office:value-type="float" calcext:value-type="float" office:value="32.08" table:style-name="ce14">
            <text:p>32,08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619" table:style-name="ce3">
            <text:p>13619</text:p>
          </table:table-cell>
          <table:table-cell office:value-type="string" calcext:value-type="string" table:style-name="ce8">
            <text:p>Муфта воздушного фильтра УАЗ с/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451-00-110915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8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3.06" table:number-columns-repeated="2" table:style-name="ce14">
            <text:p>13,06</text:p>
          </table:table-cell>
          <table:table-cell office:value-type="float" calcext:value-type="float" office:value="22" table:number-columns-repeated="2" table:style-name="ce14">
            <text:p>2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162" table:style-name="ce3">
            <text:p>6162</text:p>
          </table:table-cell>
          <table:table-cell office:value-type="string" calcext:value-type="string" table:style-name="ce8">
            <text:p>Набивка сальниковая ГАЗ "Victor Reinz" (Mersedes-Benz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70-19722-0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2.14" table:number-columns-repeated="2" table:style-name="ce14">
            <text:p>82,14</text:p>
          </table:table-cell>
          <table:table-cell office:value-type="float" calcext:value-type="float" office:value="102" table:number-columns-repeated="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541" table:style-name="ce3">
            <text:p>9541</text:p>
          </table:table-cell>
          <table:table-cell office:value-type="string" calcext:value-type="string" table:style-name="ce8">
            <text:p>Набор бит Ph3 x 25 мм, сталь 45Х, <text:s/>20 шт., в пласт. боксе// MATRIX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82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8.56" table:number-columns-repeated="2" table:style-name="ce14">
            <text:p>38,56</text:p>
          </table:table-cell>
          <table:table-cell office:value-type="float" calcext:value-type="float" office:value="54" table:number-columns-repeated="2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532" table:style-name="ce3">
            <text:p>9532</text:p>
          </table:table-cell>
          <table:table-cell office:value-type="string" calcext:value-type="string" table:style-name="ce8">
            <text:p>Набор бит SL5,0 x 25 мм, сталь 45Х, 20 шт., в пласт. боксе// MATRIX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82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98" table:number-columns-repeated="2" table:style-name="ce14">
            <text:p>40,98</text:p>
          </table:table-cell>
          <table:table-cell office:value-type="float" calcext:value-type="float" office:value="57" table:number-columns-repeated="2" table:style-name="ce14">
            <text:p>5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533" table:style-name="ce3">
            <text:p>9533</text:p>
          </table:table-cell>
          <table:table-cell office:value-type="string" calcext:value-type="string" table:style-name="ce8">
            <text:p>Набор бит SL6,0 x 25 мм, сталь 45Х, 20 шт., в пласт. боксе// MATRIX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82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8.56" table:number-columns-repeated="2" table:style-name="ce14">
            <text:p>38,56</text:p>
          </table:table-cell>
          <table:table-cell office:value-type="float" calcext:value-type="float" office:value="54" table:number-columns-repeated="2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874" table:style-name="ce3">
            <text:p>19874</text:p>
          </table:table-cell>
          <table:table-cell office:value-type="string" calcext:value-type="string" table:style-name="ce8">
            <text:p>Набор для ремонта камер и шин (терка+ролик) (Барнаул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5" table:number-columns-repeated="2" table:style-name="ce14">
            <text:p>36,50</text:p>
          </table:table-cell>
          <table:table-cell office:value-type="float" calcext:value-type="float" office:value="55" table:number-columns-repeated="2" table:style-name="ce14">
            <text:p>5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793" table:style-name="ce3">
            <text:p>19793</text:p>
          </table:table-cell>
          <table:table-cell office:value-type="string" calcext:value-type="string" table:style-name="ce8">
            <text:p>Набор резиновых прокладок NEW GALAXY (50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6.46" table:number-columns-repeated="2" table:style-name="ce14">
            <text:p>56,46</text:p>
          </table:table-cell>
          <table:table-cell office:value-type="float" calcext:value-type="float" office:value="85" table:number-columns-repeated="2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685" table:style-name="ce3">
            <text:p>7685</text:p>
          </table:table-cell>
          <table:table-cell office:value-type="string" calcext:value-type="string" table:style-name="ce8">
            <text:p>Надставка брызговика 2105 прав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11" table:style-name="ce3">
            <text:p>611</text:p>
          </table:table-cell>
          <table:table-cell office:value-type="string" calcext:value-type="string" table:style-name="ce8">
            <text:p>Накладка педали газ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801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" table:number-columns-repeated="2" table:style-name="ce14">
            <text:p>2,00</text:p>
          </table:table-cell>
          <table:table-cell office:value-type="float" calcext:value-type="float" office:value="11" table:number-columns-repeated="2" table:style-name="ce14">
            <text:p>1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599" table:style-name="ce3">
            <text:p>11599</text:p>
          </table:table-cell>
          <table:table-cell office:value-type="string" calcext:value-type="string" table:style-name="ce8">
            <text:p>Накладка педали газ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10801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5.99" table:style-name="ce14">
            <text:p>5,99</text:p>
          </table:table-cell>
          <table:table-cell office:value-type="float" calcext:value-type="float" office:value="29.95" table:style-name="ce14">
            <text:p>29,95</text:p>
          </table:table-cell>
          <table:table-cell office:value-type="float" calcext:value-type="float" office:value="13" table:style-name="ce14">
            <text:p>13,00</text:p>
          </table:table-cell>
          <table:table-cell office:value-type="float" calcext:value-type="float" office:value="65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942" table:style-name="ce3">
            <text:p>13942</text:p>
          </table:table-cell>
          <table:table-cell office:value-type="string" calcext:value-type="string" table:style-name="ce8">
            <text:p>Накладка педали сцепления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50-1602047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2.12" table:style-name="ce14">
            <text:p>12,12</text:p>
          </table:table-cell>
          <table:table-cell office:value-type="float" calcext:value-type="float" office:value="24.24" table:style-name="ce14">
            <text:p>24,24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38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76" table:style-name="ce3">
            <text:p>876</text:p>
          </table:table-cell>
          <table:table-cell office:value-type="string" calcext:value-type="string" table:style-name="ce8">
            <text:p>Накладка педали тормоза, сцеплени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60204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3.96333333333333" table:style-name="ce14">
            <text:p>3,96</text:p>
          </table:table-cell>
          <table:table-cell office:value-type="float" calcext:value-type="float" office:value="11.89" table:style-name="ce14">
            <text:p>11,89</text:p>
          </table:table-cell>
          <table:table-cell office:value-type="float" calcext:value-type="float" office:value="7" table:style-name="ce14">
            <text:p>7,00</text:p>
          </table:table-cell>
          <table:table-cell office:value-type="float" calcext:value-type="float" office:value="21" table:style-name="ce14">
            <text:p>2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519" table:style-name="ce3">
            <text:p>2519</text:p>
          </table:table-cell>
          <table:table-cell office:value-type="string" calcext:value-type="string" table:style-name="ce8">
            <text:p>Накладка педали тормоза, сцепления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60204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4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4.17666666666667" table:style-name="ce14">
            <text:p>4,18</text:p>
          </table:table-cell>
          <table:table-cell office:value-type="float" calcext:value-type="float" office:value="25.06" table:style-name="ce14">
            <text:p>25,06</text:p>
          </table:table-cell>
          <table:table-cell office:value-type="float" calcext:value-type="float" office:value="6.5" table:style-name="ce14">
            <text:p>6,50</text:p>
          </table:table-cell>
          <table:table-cell office:value-type="float" calcext:value-type="float" office:value="39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598" table:style-name="ce3">
            <text:p>11598</text:p>
          </table:table-cell>
          <table:table-cell office:value-type="string" calcext:value-type="string" table:style-name="ce8">
            <text:p>Накладка педали тормоза, сцепления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60204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1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6.23833333333333" table:style-name="ce14">
            <text:p>6,24</text:p>
          </table:table-cell>
          <table:table-cell office:value-type="float" calcext:value-type="float" office:value="37.43" table:style-name="ce14">
            <text:p>37,43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57" table:style-name="ce14">
            <text:p>5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543" table:style-name="ce3">
            <text:p>8543</text:p>
          </table:table-cell>
          <table:table-cell office:value-type="string" calcext:value-type="string" table:style-name="ce8">
            <text:p>Накладка ручки открывания двери 2108 внутренняя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519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9.69" table:style-name="ce14">
            <text:p>9,69</text:p>
          </table:table-cell>
          <table:table-cell office:value-type="float" calcext:value-type="float" office:value="19.38" table:style-name="ce14">
            <text:p>19,38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38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544" table:style-name="ce3">
            <text:p>8544</text:p>
          </table:table-cell>
          <table:table-cell office:value-type="string" calcext:value-type="string" table:style-name="ce8">
            <text:p>Накладка ручки открывания двери 2108 внутренняя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519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3.29" table:number-columns-repeated="2" table:style-name="ce14">
            <text:p>13,29</text:p>
          </table:table-cell>
          <table:table-cell office:value-type="float" calcext:value-type="float" office:value="20" table:number-columns-repeated="2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256" table:style-name="ce3">
            <text:p>11256</text:p>
          </table:table-cell>
          <table:table-cell office:value-type="string" calcext:value-type="string" table:style-name="ce8">
            <text:p>Накладка ручки открывания двери 2113, 2115 внутреняя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3-610519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5.34" table:style-name="ce14">
            <text:p>15,34</text:p>
          </table:table-cell>
          <table:table-cell office:value-type="float" calcext:value-type="float" office:value="30.68" table:style-name="ce14">
            <text:p>30,68</text:p>
          </table:table-cell>
          <table:table-cell office:value-type="float" calcext:value-type="float" office:value="22" table:style-name="ce14">
            <text:p>22,0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257" table:style-name="ce3">
            <text:p>11257</text:p>
          </table:table-cell>
          <table:table-cell office:value-type="string" calcext:value-type="string" table:style-name="ce8">
            <text:p>Накладка ручки открывания двери 2113, 2115 внутреняя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3-610519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2.17" table:number-columns-repeated="2" table:style-name="ce14">
            <text:p>12,17</text:p>
          </table:table-cell>
          <table:table-cell office:value-type="float" calcext:value-type="float" office:value="24" table:number-columns-repeated="2" table:style-name="ce14">
            <text:p>2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23" table:style-name="ce3">
            <text:p>2923</text:p>
          </table:table-cell>
          <table:table-cell office:value-type="string" calcext:value-type="string" table:style-name="ce8">
            <text:p>Накладка тормозная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50210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5.75" table:number-columns-repeated="2" table:style-name="ce14">
            <text:p>15,75</text:p>
          </table:table-cell>
          <table:table-cell office:value-type="float" calcext:value-type="float" office:value="23" table:number-columns-repeated="2" table:style-name="ce14">
            <text:p>2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165" table:style-name="ce3">
            <text:p>8165</text:p>
          </table:table-cell>
          <table:table-cell office:value-type="string" calcext:value-type="string" table:style-name="ce8">
            <text:p>Накладки бампера 2106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6-2803052/5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3.12" table:number-columns-repeated="2" table:style-name="ce14">
            <text:p>33,12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259" table:style-name="ce3">
            <text:p>11259</text:p>
          </table:table-cell>
          <table:table-cell office:value-type="string" calcext:value-type="string" table:style-name="ce8">
            <text:p>Накладки для дверных ручек 2105, 2107 наружные закрытые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18" table:number-columns-repeated="2" table:style-name="ce14">
            <text:p>35,18</text:p>
          </table:table-cell>
          <table:table-cell office:value-type="float" calcext:value-type="float" office:value="51" table:number-columns-repeated="2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67" table:style-name="ce3">
            <text:p>7067</text:p>
          </table:table-cell>
          <table:table-cell office:value-type="string" calcext:value-type="string" table:style-name="ce8">
            <text:p>Накладки заднего крыл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212304/0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68" table:number-columns-repeated="2" table:style-name="ce14">
            <text:p>25,68</text:p>
          </table:table-cell>
          <table:table-cell office:value-type="float" calcext:value-type="float" office:value="44" table:number-columns-repeated="2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43" table:style-name="ce3">
            <text:p>18843</text:p>
          </table:table-cell>
          <table:table-cell office:value-type="string" calcext:value-type="string" table:style-name="ce8">
            <text:p>Наклейка "За рулем новичок" (восклицательный знак на желтом фоне) АвтоСтандарт Россия 108801 3С-001</text:p>
          </table:table-cell>
          <table:table-cell table:style-name="ce9"/>
          <table:table-cell office:value-type="string" calcext:value-type="string" table:style-name="ce9">
            <text:p>99451</text:p>
          </table:table-cell>
          <table:table-cell office:value-type="string" calcext:value-type="string" table:style-name="ce9">
            <text:p>воскл знак на желт фоне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0" table:number-columns-repeated="2" table:style-name="ce14">
            <text:p>20,00</text:p>
          </table:table-cell>
          <table:table-cell office:value-type="float" calcext:value-type="float" office:value="32" table:number-columns-repeated="2" table:style-name="ce14">
            <text:p>3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121" table:style-name="ce3">
            <text:p>14121</text:p>
          </table:table-cell>
          <table:table-cell office:value-type="string" calcext:value-type="string" table:style-name="ce8">
            <text:p>Наклейка "Ограничение скорости 60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.83" table:number-columns-repeated="2" table:style-name="ce14">
            <text:p>6,83</text:p>
          </table:table-cell>
          <table:table-cell office:value-type="float" calcext:value-type="float" office:value="17" table:number-columns-repeated="2" table:style-name="ce14">
            <text:p>1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430" table:style-name="ce3">
            <text:p>13430</text:p>
          </table:table-cell>
          <table:table-cell office:value-type="string" calcext:value-type="string" table:style-name="ce8">
            <text:p>Наклейка "Продаю" желт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0.44" table:style-name="ce14">
            <text:p>20,44</text:p>
          </table:table-cell>
          <table:table-cell office:value-type="float" calcext:value-type="float" office:value="40.88" table:style-name="ce14">
            <text:p>40,88</text:p>
          </table:table-cell>
          <table:table-cell office:value-type="float" calcext:value-type="float" office:value="31" table:style-name="ce14">
            <text:p>31,00</text:p>
          </table:table-cell>
          <table:table-cell office:value-type="float" calcext:value-type="float" office:value="62" table:style-name="ce14">
            <text:p>6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717" table:style-name="ce3">
            <text:p>16717</text:p>
          </table:table-cell>
          <table:table-cell office:value-type="string" calcext:value-type="string" table:style-name="ce8">
            <text:p>Наклейка "Такси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4.97" table:number-columns-repeated="2" table:style-name="ce14">
            <text:p>64,97</text:p>
          </table:table-cell>
          <table:table-cell office:value-type="float" calcext:value-type="float" office:value="98" table:number-columns-repeated="2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28" table:style-name="ce3">
            <text:p>18828</text:p>
          </table:table-cell>
          <table:table-cell office:value-type="string" calcext:value-type="string" table:style-name="ce8">
            <text:p>Наклейка "Шипы" ГОСТ</text:p>
          </table:table-cell>
          <table:table-cell table:style-name="ce9"/>
          <table:table-cell office:value-type="string" calcext:value-type="string" table:style-name="ce9">
            <text:p>7145</text:p>
          </table:table-cell>
          <table:table-cell office:value-type="string" calcext:value-type="string" table:style-name="ce9">
            <text:p>наклейка шипы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2.935" table:style-name="ce14">
            <text:p>12,94</text:p>
          </table:table-cell>
          <table:table-cell office:value-type="float" calcext:value-type="float" office:value="25.87" table:style-name="ce14">
            <text:p>25,87</text:p>
          </table:table-cell>
          <table:table-cell office:value-type="float" calcext:value-type="float" office:value="27" table:style-name="ce14">
            <text:p>27,00</text:p>
          </table:table-cell>
          <table:table-cell office:value-type="float" calcext:value-type="float" office:value="54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297" table:style-name="ce3">
            <text:p>12297</text:p>
          </table:table-cell>
          <table:table-cell office:value-type="string" calcext:value-type="string" table:style-name="ce8">
            <text:p>Наклейка вырезная "Лошадь Бицепс" 12.5*15 бел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12" table:number-columns-repeated="2" table:style-name="ce14">
            <text:p>25,12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501" table:style-name="ce3">
            <text:p>11501</text:p>
          </table:table-cell>
          <table:table-cell office:value-type="string" calcext:value-type="string" table:style-name="ce8">
            <text:p>Наклейка вырезная Скорпион №1 10*10 бел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.21" table:number-columns-repeated="2" table:style-name="ce14">
            <text:p>23,21</text:p>
          </table:table-cell>
          <table:table-cell office:value-type="float" calcext:value-type="float" office:value="33" table:number-columns-repeated="2" table:style-name="ce14">
            <text:p>3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65" table:style-name="ce3">
            <text:p>18865</text:p>
          </table:table-cell>
          <table:table-cell office:value-type="string" calcext:value-type="string" table:style-name="ce8">
            <text:p>Наклейка"РЕБЕНОК В МАШИНЕ" наружная АвтоСтандарт Россия 108806 3С-006</text:p>
          </table:table-cell>
          <table:table-cell table:style-name="ce9"/>
          <table:table-cell office:value-type="string" calcext:value-type="string" table:style-name="ce9">
            <text:p>AY 099456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6" table:number-columns-repeated="2" table:style-name="ce14">
            <text:p>27,60</text:p>
          </table:table-cell>
          <table:table-cell office:value-type="float" calcext:value-type="float" office:value="42" table:number-columns-repeated="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162" table:style-name="ce3">
            <text:p>9162</text:p>
          </table:table-cell>
          <table:table-cell office:value-type="string" calcext:value-type="string" table:style-name="ce8">
            <text:p>Наконечник насоса латунный (Евро) быстросъем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3.74" table:style-name="ce14">
            <text:p>33,74</text:p>
          </table:table-cell>
          <table:table-cell office:value-type="float" calcext:value-type="float" office:value="67.48" table:style-name="ce14">
            <text:p>67,48</text:p>
          </table:table-cell>
          <table:table-cell office:value-type="float" calcext:value-type="float" office:value="51" table:style-name="ce14">
            <text:p>51,00</text:p>
          </table:table-cell>
          <table:table-cell office:value-type="float" calcext:value-type="float" office:value="10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7" table:style-name="ce3">
            <text:p>1297</text:p>
          </table:table-cell>
          <table:table-cell office:value-type="string" calcext:value-type="string" table:style-name="ce8">
            <text:p>Наконечник насоса металлический (Евро) быстросъем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56" table:number-columns-repeated="2" table:style-name="ce14">
            <text:p>25,56</text:p>
          </table:table-cell>
          <table:table-cell office:value-type="float" calcext:value-type="float" office:value="39" table:number-columns-repeated="2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451" table:style-name="ce3">
            <text:p>2451</text:p>
          </table:table-cell>
          <table:table-cell office:value-type="string" calcext:value-type="string" table:style-name="ce8">
            <text:p>Наконечник тяги карбюратор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515358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2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1.442" table:style-name="ce14">
            <text:p>1,44</text:p>
          </table:table-cell>
          <table:table-cell office:value-type="float" calcext:value-type="float" office:value="7.21" table:style-name="ce14">
            <text:p>7,21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20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19" table:style-name="ce3">
            <text:p>8019</text:p>
          </table:table-cell>
          <table:table-cell office:value-type="string" calcext:value-type="string" table:style-name="ce8">
            <text:p>Наконечник тяги ручки двери 2108-099 пластм.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2.11142857142857" table:style-name="ce14">
            <text:p>2,11</text:p>
          </table:table-cell>
          <table:table-cell office:value-type="float" calcext:value-type="float" office:value="14.78" table:style-name="ce14">
            <text:p>14,78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28" table:style-name="ce14">
            <text:p>2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229" table:style-name="ce3">
            <text:p>17229</text:p>
          </table:table-cell>
          <table:table-cell office:value-type="string" calcext:value-type="string" table:style-name="ce8">
            <text:p>Наконечники тяги замка двери 2110 (2шт) правая+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6105094/9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231</text:p>
          </table:table-cell>
          <table:table-cell office:value-type="float" calcext:value-type="float" office:value="11" table:style-name="ce13">
            <text:p>11</text:p>
          </table:table-cell>
          <table:table-cell office:value-type="float" calcext:value-type="float" office:value="4.44727272727273" table:style-name="ce14">
            <text:p>4,45</text:p>
          </table:table-cell>
          <table:table-cell office:value-type="float" calcext:value-type="float" office:value="48.92" table:style-name="ce14">
            <text:p>48,92</text:p>
          </table:table-cell>
          <table:table-cell office:value-type="float" calcext:value-type="float" office:value="7" table:style-name="ce14">
            <text:p>7,00</text:p>
          </table:table-cell>
          <table:table-cell office:value-type="float" calcext:value-type="float" office:value="77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518" table:style-name="ce3">
            <text:p>9518</text:p>
          </table:table-cell>
          <table:table-cell office:value-type="string" calcext:value-type="string" table:style-name="ce8">
            <text:p>Направляющая штока троса 2108 ручник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50807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1" table:number-columns-repeated="2" table:style-name="ce14">
            <text:p>21,00</text:p>
          </table:table-cell>
          <table:table-cell office:value-type="float" calcext:value-type="float" office:value="31" table:number-columns-repeated="2" table:style-name="ce14">
            <text:p>3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975" table:style-name="ce3">
            <text:p>8975</text:p>
          </table:table-cell>
          <table:table-cell office:value-type="string" calcext:value-type="string" table:style-name="ce8">
            <text:p>Насадка отв бит Рh1/2/3 BOSCH хвостовик 6-ти гранный 1/4", 25мм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.607.001.752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2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0" table:number-columns-repeated="4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989" table:style-name="ce3">
            <text:p>9989</text:p>
          </table:table-cell>
          <table:table-cell office:value-type="string" calcext:value-type="string" table:style-name="ce8">
            <text:p>Насадка отв бит Рozidriv 2, хв-6-ти гран 1/4, 25мм (25шт) BOSCH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.607.001.560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2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0" table:number-columns-repeated="4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003" table:style-name="ce3">
            <text:p>9003</text:p>
          </table:table-cell>
          <table:table-cell office:value-type="string" calcext:value-type="string" table:style-name="ce8">
            <text:p>Облицовка бампера переднего 2113, 2114, 2115 (рамки под п/фары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3-2803196/9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11" table:number-columns-repeated="2" table:style-name="ce14">
            <text:p>51,11</text:p>
          </table:table-cell>
          <table:table-cell office:value-type="float" calcext:value-type="float" office:value="96" table:number-columns-repeated="2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483" table:style-name="ce3">
            <text:p>13483</text:p>
          </table:table-cell>
          <table:table-cell office:value-type="string" calcext:value-type="string" table:style-name="ce8">
            <text:p>Облицовка противотуманных фар 111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2803196/9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3.88" table:number-columns-repeated="2" table:style-name="ce14">
            <text:p>63,88</text:p>
          </table:table-cell>
          <table:table-cell office:value-type="float" calcext:value-type="float" office:value="100" table:number-columns-repeated="2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754" table:style-name="ce3">
            <text:p>7754</text:p>
          </table:table-cell>
          <table:table-cell office:value-type="string" calcext:value-type="string" table:style-name="ce8">
            <text:p>Облицовка фары М-412 прав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2" table:number-columns-repeated="2" table:style-name="ce14">
            <text:p>72,0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164" table:style-name="ce3">
            <text:p>8164</text:p>
          </table:table-cell>
          <table:table-cell office:value-type="string" calcext:value-type="string" table:style-name="ce8">
            <text:p>Облицовки фар 2106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6-8401016/1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4.34" table:number-columns-repeated="2" table:style-name="ce14">
            <text:p>44,34</text:p>
          </table:table-cell>
          <table:table-cell office:value-type="float" calcext:value-type="float" office:value="67" table:number-columns-repeated="2" table:style-name="ce14">
            <text:p>6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594" table:style-name="ce3">
            <text:p>16594</text:p>
          </table:table-cell>
          <table:table-cell office:value-type="string" calcext:value-type="string" table:style-name="ce8">
            <text:p>Обойма редуктора стартера 2110 пластик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8" table:style-name="ce14">
            <text:p>18,00</text:p>
          </table:table-cell>
          <table:table-cell office:value-type="float" calcext:value-type="float" office:value="36" table:style-name="ce14">
            <text:p>36,00</text:p>
          </table:table-cell>
          <table:table-cell office:value-type="float" calcext:value-type="float" office:value="27" table:style-name="ce14">
            <text:p>27,00</text:p>
          </table:table-cell>
          <table:table-cell office:value-type="float" calcext:value-type="float" office:value="54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05" table:style-name="ce3">
            <text:p>605</text:p>
          </table:table-cell>
          <table:table-cell office:value-type="string" calcext:value-type="string" table:style-name="ce8">
            <text:p>Ограничитель двери 2108,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608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8" table:number-columns-repeated="2" table:style-name="ce14">
            <text:p>48,00</text:p>
          </table:table-cell>
          <table:table-cell office:value-type="float" calcext:value-type="float" office:value="96" table:number-columns-repeated="2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299" table:style-name="ce3">
            <text:p>19299</text:p>
          </table:table-cell>
          <table:table-cell office:value-type="string" calcext:value-type="string" table:style-name="ce8">
            <text:p>Осветитель номера 210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7.2" table:number-columns-repeated="2" table:style-name="ce14">
            <text:p>67,20</text:p>
          </table:table-cell>
          <table:table-cell office:value-type="float" calcext:value-type="float" office:value="101" table:number-columns-repeated="2" table:style-name="ce14">
            <text:p>10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113" table:style-name="ce3">
            <text:p>3113</text:p>
          </table:table-cell>
          <table:table-cell office:value-type="string" calcext:value-type="string" table:style-name="ce8">
            <text:p>Осветитель номера 2108-099, 2141</text:p>
          </table:table-cell>
          <table:table-cell table:style-name="ce9"/>
          <table:table-cell office:value-type="string" calcext:value-type="string" table:style-name="ce9">
            <text:p>15.371701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7.5" table:style-name="ce14">
            <text:p>37,50</text:p>
          </table:table-cell>
          <table:table-cell office:value-type="float" calcext:value-type="float" office:value="75" table:style-name="ce14">
            <text:p>75,00</text:p>
          </table:table-cell>
          <table:table-cell office:value-type="float" calcext:value-type="float" office:value="50" table:style-name="ce14">
            <text:p>50,00</text:p>
          </table:table-cell>
          <table:table-cell office:value-type="float" calcext:value-type="float" office:value="100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93" table:style-name="ce3">
            <text:p>19493</text:p>
          </table:table-cell>
          <table:table-cell office:value-type="string" calcext:value-type="string" table:style-name="ce8">
            <text:p>Ось дверной петли 1118 н/о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" table:number-columns-repeated="2" table:style-name="ce14">
            <text:p>17,00</text:p>
          </table:table-cell>
          <table:table-cell office:value-type="float" calcext:value-type="float" office:value="26" table:number-columns-repeated="2" table:style-name="ce14">
            <text:p>2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33" table:style-name="ce3">
            <text:p>233</text:p>
          </table:table-cell>
          <table:table-cell office:value-type="string" calcext:value-type="string" table:style-name="ce8">
            <text:p>Ось дверной петли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50-6106030-А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1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5.99" table:style-name="ce14">
            <text:p>15,99</text:p>
          </table:table-cell>
          <table:table-cell office:value-type="float" calcext:value-type="float" office:value="31.98" table:style-name="ce14">
            <text:p>31,98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42" table:style-name="ce3">
            <text:p>1442</text:p>
          </table:table-cell>
          <table:table-cell office:value-type="string" calcext:value-type="string" table:style-name="ce8">
            <text:p>Отвертка индикаторная средняя с зеленой изоляцией 100-500W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.88" table:number-columns-repeated="2" table:style-name="ce14">
            <text:p>4,88</text:p>
          </table:table-cell>
          <table:table-cell office:value-type="float" calcext:value-type="float" office:value="8" table:number-columns-repeated="2" table:style-name="ce14">
            <text:p>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123" table:style-name="ce3">
            <text:p>10123</text:p>
          </table:table-cell>
          <table:table-cell office:value-type="string" calcext:value-type="string" table:style-name="ce8">
            <text:p>Отвертка крестовая PH1 x 75мм двухкомпонент.рукоятк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16" table:number-columns-repeated="2" table:style-name="ce14">
            <text:p>26,16</text:p>
          </table:table-cell>
          <table:table-cell office:value-type="float" calcext:value-type="float" office:value="88" table:number-columns-repeated="2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71" table:style-name="ce3">
            <text:p>17071</text:p>
          </table:table-cell>
          <table:table-cell office:value-type="string" calcext:value-type="string" table:style-name="ce8">
            <text:p>Отвертка крестовая PH2*150мм "Белый медведь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отвертка PH2*150</text:p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4.8" table:number-columns-repeated="2" table:style-name="ce14">
            <text:p>54,80</text:p>
          </table:table-cell>
          <table:table-cell office:value-type="float" calcext:value-type="float" office:value="88" table:number-columns-repeated="2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865" table:style-name="ce3">
            <text:p>3865</text:p>
          </table:table-cell>
          <table:table-cell office:value-type="string" calcext:value-type="string" table:style-name="ce8">
            <text:p>Очиститель карбюраторов и инжекторов в БАК "Kerry" (355мл)</text:p>
          </table:table-cell>
          <table:table-cell table:style-name="ce9"/>
          <table:table-cell office:value-type="string" calcext:value-type="string" table:style-name="ce9">
            <text:p>KR-32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9.79" table:number-columns-repeated="2" table:style-name="ce14">
            <text:p>59,79</text:p>
          </table:table-cell>
          <table:table-cell office:value-type="float" calcext:value-type="float" office:value="78" table:number-columns-repeated="2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782" table:style-name="ce3">
            <text:p>17782</text:p>
          </table:table-cell>
          <table:table-cell office:value-type="string" calcext:value-type="string" table:style-name="ce8">
            <text:p>Очиститель стекол "ЭЛТРАНС" (500мл) триггер-спрей</text:p>
          </table:table-cell>
          <table:table-cell table:style-name="ce9"/>
          <table:table-cell office:value-type="string" calcext:value-type="string" table:style-name="ce9">
            <text:p>EL 0403.01</text:p>
          </table:table-cell>
          <table:table-cell office:value-type="string" calcext:value-type="string" table:style-name="ce9">
            <text:p>очиститель стекол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5.76" table:number-columns-repeated="2" table:style-name="ce14">
            <text:p>75,76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632" table:style-name="ce3">
            <text:p>19632</text:p>
          </table:table-cell>
          <table:table-cell office:value-type="string" calcext:value-type="string" table:style-name="ce8">
            <text:p>Очиститель шин GraSS "Black Rubber" (500г) тригер</text:p>
          </table:table-cell>
          <table:table-cell table:style-name="ce9"/>
          <table:table-cell office:value-type="string" calcext:value-type="string" table:style-name="ce9">
            <text:p>121105</text:p>
          </table:table-cell>
          <table:table-cell office:value-type="string" calcext:value-type="string" table:style-name="ce9">
            <text:p>очиститель шин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3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8.5" table:number-columns-repeated="2" table:style-name="ce14">
            <text:p>68,50</text:p>
          </table:table-cell>
          <table:table-cell office:value-type="float" calcext:value-type="float" office:value="96" table:number-columns-repeated="2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57" table:style-name="ce3">
            <text:p>257</text:p>
          </table:table-cell>
          <table:table-cell office:value-type="string" calcext:value-type="string" table:style-name="ce8">
            <text:p>Палец оттяжного рычага большой УАЗ (3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-7565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82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.34" table:style-name="ce14">
            <text:p>16,34</text:p>
          </table:table-cell>
          <table:table-cell office:value-type="float" calcext:value-type="float" office:value="32.68" table:style-name="ce14">
            <text:p>32,68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566" table:style-name="ce3">
            <text:p>9566</text:p>
          </table:table-cell>
          <table:table-cell office:value-type="string" calcext:value-type="string" table:style-name="ce8">
            <text:p>Патрон для дрели ключевой 1,5-13 мм - В12 // MATRIX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06" table:number-columns-repeated="4" table:style-name="ce14">
            <text:p>10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08" table:style-name="ce3">
            <text:p>7908</text:p>
          </table:table-cell>
          <table:table-cell office:value-type="string" calcext:value-type="string" table:style-name="ce8">
            <text:p>Патрон заднего фонаря 2108-09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71609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85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2.407" table:style-name="ce14">
            <text:p>2,41</text:p>
          </table:table-cell>
          <table:table-cell office:value-type="float" calcext:value-type="float" office:value="24.07" table:style-name="ce14">
            <text:p>24,07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130" table:style-name="ce3">
            <text:p>16130</text:p>
          </table:table-cell>
          <table:table-cell office:value-type="string" calcext:value-type="string" table:style-name="ce8">
            <text:p>Патрон повторителя поворотов 1118, 2170 (бесцокольная лампа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3717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4.53" table:style-name="ce14">
            <text:p>24,53</text:p>
          </table:table-cell>
          <table:table-cell office:value-type="float" calcext:value-type="float" office:value="49.06" table:style-name="ce14">
            <text:p>49,06</text:p>
          </table:table-cell>
          <table:table-cell office:value-type="float" calcext:value-type="float" office:value="37" table:style-name="ce14">
            <text:p>37,00</text:p>
          </table:table-cell>
          <table:table-cell office:value-type="float" calcext:value-type="float" office:value="74" table:style-name="ce14">
            <text:p>7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881" table:style-name="ce3">
            <text:p>15881</text:p>
          </table:table-cell>
          <table:table-cell office:value-type="string" calcext:value-type="string" table:style-name="ce8">
            <text:p>Переключатель (тумблер) на 2 положения 3-х конт. MTS-102 12В</text:p>
          </table:table-cell>
          <table:table-cell table:style-name="ce9"/>
          <table:table-cell office:value-type="string" calcext:value-type="string" table:style-name="ce9">
            <text:p>MTS-102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84" table:number-columns-repeated="2" table:style-name="ce14">
            <text:p>26,84</text:p>
          </table:table-cell>
          <table:table-cell office:value-type="float" calcext:value-type="float" office:value="39" table:number-columns-repeated="2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097" table:style-name="ce3">
            <text:p>4097</text:p>
          </table:table-cell>
          <table:table-cell office:value-type="string" calcext:value-type="string" table:style-name="ce8">
            <text:p>Переключатель-клавиша света 210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.5" table:number-columns-repeated="2" table:style-name="ce14">
            <text:p>7,50</text:p>
          </table:table-cell>
          <table:table-cell office:value-type="float" calcext:value-type="float" office:value="68" table:number-columns-repeated="2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359" table:style-name="ce3">
            <text:p>19359</text:p>
          </table:table-cell>
          <table:table-cell office:value-type="string" calcext:value-type="string" table:style-name="ce8">
            <text:p>Переходник к удлинителю НИЗ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7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.5" table:number-columns-repeated="2" table:style-name="ce14">
            <text:p>23,50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046" table:style-name="ce3">
            <text:p>15046</text:p>
          </table:table-cell>
          <table:table-cell office:value-type="string" calcext:value-type="string" table:style-name="ce8">
            <text:p>Пистон (втулка) под саморез 1118, 2170 (крепление жабо, порогов, подкрылков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821277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12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3.67" table:style-name="ce14">
            <text:p>3,67</text:p>
          </table:table-cell>
          <table:table-cell office:value-type="float" calcext:value-type="float" office:value="36.7" table:style-name="ce14">
            <text:p>36,70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03" table:style-name="ce3">
            <text:p>8003</text:p>
          </table:table-cell>
          <table:table-cell office:value-type="string" calcext:value-type="string" table:style-name="ce8">
            <text:p>Пистон крепления молдинга 2114-15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4-5003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9" table:style-name="ce3">
            <text:p>49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49" table:style-name="ce13">
            <text:p>49</text:p>
          </table:table-cell>
          <table:table-cell office:value-type="float" calcext:value-type="float" office:value="1.00224489795918" table:style-name="ce14">
            <text:p>1,00</text:p>
          </table:table-cell>
          <table:table-cell office:value-type="float" calcext:value-type="float" office:value="49.11" table:style-name="ce14">
            <text:p>49,11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98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299" table:style-name="ce3">
            <text:p>15299</text:p>
          </table:table-cell>
          <table:table-cell office:value-type="string" calcext:value-type="string" table:style-name="ce8">
            <text:p>Пистон крепления молдинга 2123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13" table:style-name="ce13">
            <text:p>13</text:p>
          </table:table-cell>
          <table:table-cell office:value-type="float" calcext:value-type="float" office:value="1.99" table:style-name="ce14">
            <text:p>1,99</text:p>
          </table:table-cell>
          <table:table-cell office:value-type="float" calcext:value-type="float" office:value="25.87" table:style-name="ce14">
            <text:p>25,87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45.5" table:style-name="ce14">
            <text:p>45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035" table:style-name="ce3">
            <text:p>11035</text:p>
          </table:table-cell>
          <table:table-cell office:value-type="string" calcext:value-type="string" table:style-name="ce8">
            <text:p>Пистон крепления накладки задних крыльев 2108, 2109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21233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3" table:style-name="ce3">
            <text:p>13</text:p>
          </table:table-cell>
          <table:table-cell office:value-type="float" calcext:value-type="float" office:value="6" table:style-name="ce3">
            <text:p>6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37" table:style-name="ce13">
            <text:p>37</text:p>
          </table:table-cell>
          <table:table-cell office:value-type="float" calcext:value-type="float" office:value="0.343513513513514" table:style-name="ce14">
            <text:p>0,34</text:p>
          </table:table-cell>
          <table:table-cell office:value-type="float" calcext:value-type="float" office:value="12.71" table:style-name="ce14">
            <text:p>12,71</text:p>
          </table:table-cell>
          <table:table-cell office:value-type="float" calcext:value-type="float" office:value="1" table:style-name="ce14">
            <text:p>1,00</text:p>
          </table:table-cell>
          <table:table-cell office:value-type="float" calcext:value-type="float" office:value="37" table:style-name="ce14">
            <text:p>3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85" table:style-name="ce3">
            <text:p>2085</text:p>
          </table:table-cell>
          <table:table-cell office:value-type="string" calcext:value-type="string" table:style-name="ce8">
            <text:p>Пистон крепления нижней обшивки салона 2101-07</text:p>
          </table:table-cell>
          <table:table-cell table:style-name="ce9"/>
          <table:table-cell office:value-type="string" calcext:value-type="string" table:style-name="ce9">
            <text:p>2851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4" table:style-name="ce3">
            <text:p>14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27" table:style-name="ce13">
            <text:p>27</text:p>
          </table:table-cell>
          <table:table-cell office:value-type="float" calcext:value-type="float" office:value="0.407037037037037" table:style-name="ce14">
            <text:p>0,41</text:p>
          </table:table-cell>
          <table:table-cell office:value-type="float" calcext:value-type="float" office:value="10.99" table:style-name="ce14">
            <text:p>10,99</text:p>
          </table:table-cell>
          <table:table-cell office:value-type="float" calcext:value-type="float" office:value="1.5" table:style-name="ce14">
            <text:p>1,50</text:p>
          </table:table-cell>
          <table:table-cell office:value-type="float" calcext:value-type="float" office:value="40.5" table:style-name="ce14">
            <text:p>40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369" table:style-name="ce3">
            <text:p>2369</text:p>
          </table:table-cell>
          <table:table-cell office:value-type="string" calcext:value-type="string" table:style-name="ce8">
            <text:p>Пистон молдинга 210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5003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1</text:p>
          </table:table-cell>
          <table:table-cell office:value-type="float" calcext:value-type="float" office:value="15" table:style-name="ce13">
            <text:p>15</text:p>
          </table:table-cell>
          <table:table-cell office:value-type="float" calcext:value-type="float" office:value="0.56" table:style-name="ce14">
            <text:p>0,56</text:p>
          </table:table-cell>
          <table:table-cell office:value-type="float" calcext:value-type="float" office:value="8.4" table:style-name="ce14">
            <text:p>8,40</text:p>
          </table:table-cell>
          <table:table-cell office:value-type="float" calcext:value-type="float" office:value="1.5" table:style-name="ce14">
            <text:p>1,50</text:p>
          </table:table-cell>
          <table:table-cell office:value-type="float" calcext:value-type="float" office:value="22.5" table:style-name="ce14">
            <text:p>2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188" table:style-name="ce3">
            <text:p>18188</text:p>
          </table:table-cell>
          <table:table-cell office:value-type="string" calcext:value-type="string" table:style-name="ce8">
            <text:p>Пистон обивки двери 1111, 2108 с/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205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0" table:style-name="ce3">
            <text:p>6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15" table:style-name="ce13">
            <text:p>15</text:p>
          </table:table-cell>
          <table:table-cell office:value-type="float" calcext:value-type="float" office:value="0.433333333333333" table:style-name="ce14">
            <text:p>0,43</text:p>
          </table:table-cell>
          <table:table-cell office:value-type="float" calcext:value-type="float" office:value="6.5" table:style-name="ce14">
            <text:p>6,50</text:p>
          </table:table-cell>
          <table:table-cell office:value-type="float" calcext:value-type="float" office:value="1.5" table:style-name="ce14">
            <text:p>1,50</text:p>
          </table:table-cell>
          <table:table-cell office:value-type="float" calcext:value-type="float" office:value="22.5" table:style-name="ce14">
            <text:p>2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669" table:style-name="ce3">
            <text:p>2669</text:p>
          </table:table-cell>
          <table:table-cell office:value-type="string" calcext:value-type="string" table:style-name="ce8">
            <text:p>Пистон обивки двери 1118, 2108, 2110 с/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205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2" table:style-name="ce3">
            <text:p>52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23" table:style-name="ce13">
            <text:p>23</text:p>
          </table:table-cell>
          <table:table-cell office:value-type="float" calcext:value-type="float" office:value="0.668260869565217" table:style-name="ce14">
            <text:p>0,67</text:p>
          </table:table-cell>
          <table:table-cell office:value-type="float" calcext:value-type="float" office:value="15.37" table:style-name="ce14">
            <text:p>15,37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46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41" table:style-name="ce3">
            <text:p>14541</text:p>
          </table:table-cell>
          <table:table-cell office:value-type="string" calcext:value-type="string" table:style-name="ce8">
            <text:p>Пистон обивки двери 1118, 2108, 2110 с/о "ЗавГар" (16 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205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7.69" table:style-name="ce14">
            <text:p>27,69</text:p>
          </table:table-cell>
          <table:table-cell office:value-type="float" calcext:value-type="float" office:value="55.38" table:style-name="ce14">
            <text:p>55,38</text:p>
          </table:table-cell>
          <table:table-cell office:value-type="float" calcext:value-type="float" office:value="52" table:style-name="ce14">
            <text:p>52,00</text:p>
          </table:table-cell>
          <table:table-cell office:value-type="float" calcext:value-type="float" office:value="104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42" table:style-name="ce3">
            <text:p>14542</text:p>
          </table:table-cell>
          <table:table-cell office:value-type="string" calcext:value-type="string" table:style-name="ce8">
            <text:p>Пистон обивки двери 2101 "ЗавГар" (20 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.41" table:number-columns-repeated="2" table:style-name="ce14">
            <text:p>17,41</text:p>
          </table:table-cell>
          <table:table-cell office:value-type="float" calcext:value-type="float" office:value="26" table:number-columns-repeated="2" table:style-name="ce14">
            <text:p>2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43" table:style-name="ce3">
            <text:p>14543</text:p>
          </table:table-cell>
          <table:table-cell office:value-type="string" calcext:value-type="string" table:style-name="ce8">
            <text:p>Пистон обивки двери 2105 "ЗавГар" (20 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82" table:number-columns-repeated="2" table:style-name="ce14">
            <text:p>25,82</text:p>
          </table:table-cell>
          <table:table-cell office:value-type="float" calcext:value-type="float" office:value="37" table:number-columns-repeated="2" table:style-name="ce14">
            <text:p>3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45" table:style-name="ce3">
            <text:p>14545</text:p>
          </table:table-cell>
          <table:table-cell office:value-type="string" calcext:value-type="string" table:style-name="ce8">
            <text:p>Пистон обивки двери 2170 "ЗавГар" (16 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70-610205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69" table:number-columns-repeated="2" table:style-name="ce14">
            <text:p>27,69</text:p>
          </table:table-cell>
          <table:table-cell office:value-type="float" calcext:value-type="float" office:value="44" table:number-columns-repeated="2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258" table:style-name="ce3">
            <text:p>17258</text:p>
          </table:table-cell>
          <table:table-cell office:value-type="string" calcext:value-type="string" table:style-name="ce8">
            <text:p>Пистон обивки двери 2170, LADA Largus, Renault Logan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26" table:style-name="ce13">
            <text:p>26</text:p>
          </table:table-cell>
          <table:table-cell office:value-type="float" calcext:value-type="float" office:value="1.15" table:style-name="ce14">
            <text:p>1,15</text:p>
          </table:table-cell>
          <table:table-cell office:value-type="float" calcext:value-type="float" office:value="29.9" table:style-name="ce14">
            <text:p>29,90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5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46" table:style-name="ce3">
            <text:p>14546</text:p>
          </table:table-cell>
          <table:table-cell office:value-type="string" calcext:value-type="string" table:style-name="ce8">
            <text:p>Пистон обивки двери задка 2108, 21099 "ЗавГар" (30 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3.09" table:style-name="ce14">
            <text:p>33,09</text:p>
          </table:table-cell>
          <table:table-cell office:value-type="float" calcext:value-type="float" office:value="66.18" table:style-name="ce14">
            <text:p>66,18</text:p>
          </table:table-cell>
          <table:table-cell office:value-type="float" calcext:value-type="float" office:value="48" table:style-name="ce14">
            <text:p>48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671" table:style-name="ce3">
            <text:p>14671</text:p>
          </table:table-cell>
          <table:table-cell office:value-type="string" calcext:value-type="string" table:style-name="ce8">
            <text:p>Пистон обивки капота 1118 "ЗавГар" (27 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9-50077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47" table:number-columns-repeated="2" table:style-name="ce14">
            <text:p>40,47</text:p>
          </table:table-cell>
          <table:table-cell office:value-type="float" calcext:value-type="float" office:value="61" table:number-columns-repeated="2" table:style-name="ce14">
            <text:p>6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47" table:style-name="ce3">
            <text:p>14547</text:p>
          </table:table-cell>
          <table:table-cell office:value-type="string" calcext:value-type="string" table:style-name="ce8">
            <text:p>Пистон обивки капота 2103 "ЗавГар" (28 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50021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.98" table:number-columns-repeated="2" table:style-name="ce14">
            <text:p>17,98</text:p>
          </table:table-cell>
          <table:table-cell office:value-type="float" calcext:value-type="float" office:value="31" table:number-columns-repeated="2" table:style-name="ce14">
            <text:p>3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48" table:style-name="ce3">
            <text:p>14548</text:p>
          </table:table-cell>
          <table:table-cell office:value-type="string" calcext:value-type="string" table:style-name="ce8">
            <text:p>Пистон обивки капота 2110 "ЗавГар" (38 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50021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5.86" table:style-name="ce14">
            <text:p>15,86</text:p>
          </table:table-cell>
          <table:table-cell office:value-type="float" calcext:value-type="float" office:value="47.58" table:style-name="ce14">
            <text:p>47,58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69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814" table:style-name="ce3">
            <text:p>8814</text:p>
          </table:table-cell>
          <table:table-cell office:value-type="string" calcext:value-type="string" table:style-name="ce8">
            <text:p>Пистон обивки капота 2110, 2113-15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50021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4</text:p>
          </table:table-cell>
          <table:table-cell office:value-type="float" calcext:value-type="float" office:value="61" table:style-name="ce13">
            <text:p>61</text:p>
          </table:table-cell>
          <table:table-cell office:value-type="float" calcext:value-type="float" office:value="0.750819672131148" table:style-name="ce14">
            <text:p>0,75</text:p>
          </table:table-cell>
          <table:table-cell office:value-type="float" calcext:value-type="float" office:value="45.8" table:style-name="ce14">
            <text:p>45,80</text:p>
          </table:table-cell>
          <table:table-cell office:value-type="float" calcext:value-type="float" office:value="1.5" table:style-name="ce14">
            <text:p>1,50</text:p>
          </table:table-cell>
          <table:table-cell office:value-type="float" calcext:value-type="float" office:value="91.5" table:style-name="ce14">
            <text:p>91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49" table:style-name="ce3">
            <text:p>14549</text:p>
          </table:table-cell>
          <table:table-cell office:value-type="string" calcext:value-type="string" table:style-name="ce8">
            <text:p>Пистон обивки капота 2113-15 "ЗавГар" (14 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50021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" table:number-columns-repeated="4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673" table:style-name="ce3">
            <text:p>14673</text:p>
          </table:table-cell>
          <table:table-cell office:value-type="string" calcext:value-type="string" table:style-name="ce8">
            <text:p>Пистон обивки капота 2170 "ЗавГар" (19 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0.76" table:number-columns-repeated="2" table:style-name="ce14">
            <text:p>30,76</text:p>
          </table:table-cell>
          <table:table-cell office:value-type="float" calcext:value-type="float" office:value="46" table:number-columns-repeated="2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88" table:style-name="ce3">
            <text:p>2088</text:p>
          </table:table-cell>
          <table:table-cell office:value-type="string" calcext:value-type="string" table:style-name="ce8">
            <text:p>Пистон обивки порога 2106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85</text:p>
          </table:table-cell>
          <table:table-cell office:value-type="float" calcext:value-type="float" office:value="112" table:style-name="ce13">
            <text:p>112</text:p>
          </table:table-cell>
          <table:table-cell office:value-type="float" calcext:value-type="float" office:value="0.13" table:style-name="ce14">
            <text:p>0,13</text:p>
          </table:table-cell>
          <table:table-cell office:value-type="float" calcext:value-type="float" office:value="14.56" table:style-name="ce14">
            <text:p>14,56</text:p>
          </table:table-cell>
          <table:table-cell office:value-type="float" calcext:value-type="float" office:value="0.3" table:style-name="ce14">
            <text:p>0,30</text:p>
          </table:table-cell>
          <table:table-cell office:value-type="float" calcext:value-type="float" office:value="33.6" table:style-name="ce14">
            <text:p>33,6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099" table:style-name="ce3">
            <text:p>18099</text:p>
          </table:table-cell>
          <table:table-cell office:value-type="string" calcext:value-type="string" table:style-name="ce8">
            <text:p>Пистон обивки салона ГАЗель "ЗавГар" (16 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1.06" table:number-columns-repeated="2" table:style-name="ce14">
            <text:p>31,06</text:p>
          </table:table-cell>
          <table:table-cell office:value-type="float" calcext:value-type="float" office:value="45" table:number-columns-repeated="2" table:style-name="ce14">
            <text:p>4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325" table:style-name="ce3">
            <text:p>19325</text:p>
          </table:table-cell>
          <table:table-cell office:value-type="string" calcext:value-type="string" table:style-name="ce8">
            <text:p>Планка генератора 2110 инжектор натяж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37016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85" table:number-columns-repeated="2" table:style-name="ce14">
            <text:p>27,85</text:p>
          </table:table-cell>
          <table:table-cell office:value-type="float" calcext:value-type="float" office:value="41" table:number-columns-repeated="2" table:style-name="ce14">
            <text:p>4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161" table:style-name="ce3">
            <text:p>2161</text:p>
          </table:table-cell>
          <table:table-cell office:value-type="string" calcext:value-type="string" table:style-name="ce8">
            <text:p>Пластина регулировочная дифференциала УАЗ (0.25мм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2-240309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3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5.62" table:style-name="ce14">
            <text:p>5,62</text:p>
          </table:table-cell>
          <table:table-cell office:value-type="float" calcext:value-type="float" office:value="56.2" table:style-name="ce14">
            <text:p>56,20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95" table:style-name="ce14">
            <text:p>9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05" table:style-name="ce3">
            <text:p>4805</text:p>
          </table:table-cell>
          <table:table-cell office:value-type="string" calcext:value-type="string" table:style-name="ce8">
            <text:p>Пластина регулировочная хвостовика УАЗ средняя (0.15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-240203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number-columns-repeated="2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31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5.62" table:style-name="ce14">
            <text:p>5,62</text:p>
          </table:table-cell>
          <table:table-cell office:value-type="float" calcext:value-type="float" office:value="44.96" table:style-name="ce14">
            <text:p>44,96</text:p>
          </table:table-cell>
          <table:table-cell office:value-type="float" calcext:value-type="float" office:value="9" table:style-name="ce14">
            <text:p>9,0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56" table:style-name="ce3">
            <text:p>2956</text:p>
          </table:table-cell>
          <table:table-cell office:value-type="string" calcext:value-type="string" table:style-name="ce8">
            <text:p>Пластина регулировочная шкворня УАЗ средняя (0.15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2304029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3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5.82" table:style-name="ce14">
            <text:p>5,82</text:p>
          </table:table-cell>
          <table:table-cell office:value-type="float" calcext:value-type="float" office:value="11.64" table:style-name="ce14">
            <text:p>11,64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19" table:style-name="ce14">
            <text:p>1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84" table:style-name="ce3">
            <text:p>8084</text:p>
          </table:table-cell>
          <table:table-cell office:value-type="string" calcext:value-type="string" table:style-name="ce8">
            <text:p>Пластина сигнала руля 2108, 2109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401089-0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63" table:number-columns-repeated="2" table:style-name="ce14">
            <text:p>51,63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179" table:style-name="ce3">
            <text:p>6179</text:p>
          </table:table-cell>
          <table:table-cell office:value-type="string" calcext:value-type="string" table:style-name="ce8">
            <text:p>Пластырь для радиальной шины 45*75мм "Clipper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9.59" table:style-name="ce14">
            <text:p>19,59</text:p>
          </table:table-cell>
          <table:table-cell office:value-type="float" calcext:value-type="float" office:value="58.77" table:style-name="ce14">
            <text:p>58,77</text:p>
          </table:table-cell>
          <table:table-cell office:value-type="float" calcext:value-type="float" office:value="26" table:style-name="ce14">
            <text:p>26,00</text:p>
          </table:table-cell>
          <table:table-cell office:value-type="float" calcext:value-type="float" office:value="78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05" table:style-name="ce3">
            <text:p>7905</text:p>
          </table:table-cell>
          <table:table-cell office:value-type="string" calcext:value-type="string" table:style-name="ce8">
            <text:p>Плафон салона 2108, 21099, 2110</text:p>
          </table:table-cell>
          <table:table-cell table:style-name="ce9"/>
          <table:table-cell office:value-type="string" calcext:value-type="string" table:style-name="ce9">
            <text:p>16.3714</text:p>
          </table:table-cell>
          <table:table-cell office:value-type="string" calcext:value-type="string" table:style-name="ce9">
            <text:p>2108-3714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65" table:number-columns-repeated="2" table:style-name="ce14">
            <text:p>35,65</text:p>
          </table:table-cell>
          <table:table-cell office:value-type="float" calcext:value-type="float" office:value="53" table:number-columns-repeated="2" table:style-name="ce14">
            <text:p>5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820" table:style-name="ce3">
            <text:p>6820</text:p>
          </table:table-cell>
          <table:table-cell office:value-type="string" calcext:value-type="string" table:style-name="ce8">
            <text:p>Плашка М3*0,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2.54" table:style-name="ce14">
            <text:p>12,54</text:p>
          </table:table-cell>
          <table:table-cell office:value-type="float" calcext:value-type="float" office:value="37.62" table:style-name="ce14">
            <text:p>37,62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51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821" table:style-name="ce3">
            <text:p>6821</text:p>
          </table:table-cell>
          <table:table-cell office:value-type="string" calcext:value-type="string" table:style-name="ce8">
            <text:p>Плашка М4*0,7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7.2" table:style-name="ce14">
            <text:p>17,20</text:p>
          </table:table-cell>
          <table:table-cell office:value-type="float" calcext:value-type="float" office:value="34.4" table:style-name="ce14">
            <text:p>34,40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691" table:style-name="ce3">
            <text:p>6691</text:p>
          </table:table-cell>
          <table:table-cell office:value-type="string" calcext:value-type="string" table:style-name="ce8">
            <text:p>Плашка М6*0,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8.445" table:style-name="ce14">
            <text:p>18,45</text:p>
          </table:table-cell>
          <table:table-cell office:value-type="float" calcext:value-type="float" office:value="36.89" table:style-name="ce14">
            <text:p>36,89</text:p>
          </table:table-cell>
          <table:table-cell office:value-type="float" calcext:value-type="float" office:value="26" table:style-name="ce14">
            <text:p>26,00</text:p>
          </table:table-cell>
          <table:table-cell office:value-type="float" calcext:value-type="float" office:value="5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387" table:style-name="ce3">
            <text:p>7387</text:p>
          </table:table-cell>
          <table:table-cell office:value-type="string" calcext:value-type="string" table:style-name="ce8">
            <text:p>Повторитель боковой 2106, 2121 белый</text:p>
          </table:table-cell>
          <table:table-cell table:style-name="ce9"/>
          <table:table-cell office:value-type="string" calcext:value-type="string" table:style-name="ce9">
            <text:p>13.3726-02</text:p>
          </table:table-cell>
          <table:table-cell office:value-type="string" calcext:value-type="string" table:style-name="ce9">
            <text:p>2106-3726010-0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2.5" table:number-columns-repeated="2" table:style-name="ce14">
            <text:p>12,50</text:p>
          </table:table-cell>
          <table:table-cell office:value-type="float" calcext:value-type="float" office:value="36" table:number-columns-repeated="2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786" table:style-name="ce3">
            <text:p>2786</text:p>
          </table:table-cell>
          <table:table-cell office:value-type="string" calcext:value-type="string" table:style-name="ce8">
            <text:p>Повторитель боковой 2106, 2121 желтый</text:p>
          </table:table-cell>
          <table:table-cell table:style-name="ce9"/>
          <table:table-cell office:value-type="string" calcext:value-type="string" table:style-name="ce9">
            <text:p>13.3726-01</text:p>
          </table:table-cell>
          <table:table-cell office:value-type="string" calcext:value-type="string" table:style-name="ce9">
            <text:p>2106-3726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8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64" table:style-name="ce14">
            <text:p>64,00</text:p>
          </table:table-cell>
          <table:table-cell office:value-type="float" calcext:value-type="float" office:value="48" table:style-name="ce14">
            <text:p>48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150" table:style-name="ce3">
            <text:p>17150</text:p>
          </table:table-cell>
          <table:table-cell office:value-type="string" calcext:value-type="string" table:style-name="ce8">
            <text:p>Повторитель боковой 2108, 3160, 2126 белый, завод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726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35" table:number-columns-repeated="2" table:style-name="ce14">
            <text:p>135,00</text:p>
          </table:table-cell>
          <table:table-cell office:value-type="float" calcext:value-type="float" office:value="103" table:number-columns-repeated="2" table:style-name="ce14">
            <text:p>10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233" table:style-name="ce3">
            <text:p>4233</text:p>
          </table:table-cell>
          <table:table-cell office:value-type="string" calcext:value-type="string" table:style-name="ce8">
            <text:p>Поддомкратник 2101 задний лев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7.72" table:number-columns-repeated="2" table:style-name="ce14">
            <text:p>37,72</text:p>
          </table:table-cell>
          <table:table-cell office:value-type="float" calcext:value-type="float" office:value="51" table:number-columns-repeated="2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002" table:style-name="ce3">
            <text:p>15002</text:p>
          </table:table-cell>
          <table:table-cell office:value-type="string" calcext:value-type="string" table:style-name="ce8">
            <text:p>Поддомкратник 2110 передний ле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510105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2" table:number-columns-repeated="2" table:style-name="ce14">
            <text:p>72,00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747" table:style-name="ce3">
            <text:p>7747</text:p>
          </table:table-cell>
          <table:table-cell office:value-type="string" calcext:value-type="string" table:style-name="ce8">
            <text:p>Поддомкратник 2121 передни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68" table:style-name="ce3">
            <text:p>468</text:p>
          </table:table-cell>
          <table:table-cell office:value-type="string" calcext:value-type="string" table:style-name="ce8">
            <text:p>Подушка амортизатора 2101, 2121 переднего верхняя, 1111, 2108 задня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54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7" table:style-name="ce3">
            <text:p>17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.59" table:number-columns-repeated="2" table:style-name="ce14">
            <text:p>7,59</text:p>
          </table:table-cell>
          <table:table-cell office:value-type="float" calcext:value-type="float" office:value="12.5" table:number-columns-repeated="2" table:style-name="ce14">
            <text:p>1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830" table:style-name="ce3">
            <text:p>8830</text:p>
          </table:table-cell>
          <table:table-cell office:value-type="string" calcext:value-type="string" table:style-name="ce8">
            <text:p>Подушка амортизатора 2101, 2121 переднего верхняя, 1111, 2108 задняя полиуретано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54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3.6" table:number-columns-repeated="2" table:style-name="ce14">
            <text:p>73,60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23" table:style-name="ce3">
            <text:p>12923</text:p>
          </table:table-cell>
          <table:table-cell office:value-type="string" calcext:value-type="string" table:style-name="ce8">
            <text:p>Подушка глушителя 1118 полиуретан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120307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0.12" table:style-name="ce14">
            <text:p>30,12</text:p>
          </table:table-cell>
          <table:table-cell office:value-type="float" calcext:value-type="float" office:value="60.24" table:style-name="ce14">
            <text:p>60,24</text:p>
          </table:table-cell>
          <table:table-cell office:value-type="float" calcext:value-type="float" office:value="45" table:style-name="ce14">
            <text:p>45,0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85" table:style-name="ce3">
            <text:p>785</text:p>
          </table:table-cell>
          <table:table-cell office:value-type="string" calcext:value-type="string" table:style-name="ce8">
            <text:p>Подушка глушителя 2101 (ромб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20307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5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1.415" table:style-name="ce14">
            <text:p>11,42</text:p>
          </table:table-cell>
          <table:table-cell office:value-type="float" calcext:value-type="float" office:value="45.66" table:style-name="ce14">
            <text:p>45,66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816" table:style-name="ce3">
            <text:p>13816</text:p>
          </table:table-cell>
          <table:table-cell office:value-type="string" calcext:value-type="string" table:style-name="ce8">
            <text:p>Подушка глушителя 2108 (2шт) полиуретан "ЗавГар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20307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6.38" table:number-columns-repeated="2" table:style-name="ce14">
            <text:p>66,38</text:p>
          </table:table-cell>
          <table:table-cell office:value-type="float" calcext:value-type="float" office:value="100" table:number-columns-repeated="2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169" table:style-name="ce3">
            <text:p>11169</text:p>
          </table:table-cell>
          <table:table-cell office:value-type="string" calcext:value-type="string" table:style-name="ce8">
            <text:p>Подушка глушителя 217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70-120307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4.3266666666667" table:style-name="ce14">
            <text:p>14,33</text:p>
          </table:table-cell>
          <table:table-cell office:value-type="float" calcext:value-type="float" office:value="42.98" table:style-name="ce14">
            <text:p>42,98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63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22" table:style-name="ce3">
            <text:p>12922</text:p>
          </table:table-cell>
          <table:table-cell office:value-type="string" calcext:value-type="string" table:style-name="ce8">
            <text:p>Подушка глушителя 2170 полиуретан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70-120307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8.74" table:number-columns-repeated="2" table:style-name="ce14">
            <text:p>38,74</text:p>
          </table:table-cell>
          <table:table-cell office:value-type="float" calcext:value-type="float" office:value="48" table:number-columns-repeated="2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609" table:style-name="ce3">
            <text:p>8609</text:p>
          </table:table-cell>
          <table:table-cell office:value-type="string" calcext:value-type="string" table:style-name="ce8">
            <text:p>Подушка глушителя Волга,Газель,Соболь,Валда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05-1203163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8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8.05" table:style-name="ce14">
            <text:p>8,05</text:p>
          </table:table-cell>
          <table:table-cell office:value-type="float" calcext:value-type="float" office:value="16.1" table:style-name="ce14">
            <text:p>16,10</text:p>
          </table:table-cell>
          <table:table-cell office:value-type="float" calcext:value-type="float" office:value="14.5" table:style-name="ce14">
            <text:p>14,50</text:p>
          </table:table-cell>
          <table:table-cell office:value-type="float" calcext:value-type="float" office:value="29" table:style-name="ce14">
            <text:p>2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610" table:style-name="ce3">
            <text:p>8610</text:p>
          </table:table-cell>
          <table:table-cell office:value-type="string" calcext:value-type="string" table:style-name="ce8">
            <text:p>Подушка глушителя Газель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3078-1203163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3.91" table:style-name="ce14">
            <text:p>33,91</text:p>
          </table:table-cell>
          <table:table-cell office:value-type="float" calcext:value-type="float" office:value="67.82" table:style-name="ce14">
            <text:p>67,82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64" table:style-name="ce3">
            <text:p>464</text:p>
          </table:table-cell>
          <table:table-cell office:value-type="string" calcext:value-type="string" table:style-name="ce8">
            <text:p>Подушка КПП 2101 (4-х ступ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104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6.66" table:number-columns-repeated="2" table:style-name="ce14">
            <text:p>76,66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947" table:style-name="ce3">
            <text:p>6947</text:p>
          </table:table-cell>
          <table:table-cell office:value-type="string" calcext:value-type="string" table:style-name="ce8">
            <text:p>Подушка пружины задняя 2108, 219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91265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1.78" table:style-name="ce14">
            <text:p>31,78</text:p>
          </table:table-cell>
          <table:table-cell office:value-type="float" calcext:value-type="float" office:value="63.56" table:style-name="ce14">
            <text:p>63,56</text:p>
          </table:table-cell>
          <table:table-cell office:value-type="float" calcext:value-type="float" office:value="38" table:style-name="ce14">
            <text:p>38,00</text:p>
          </table:table-cell>
          <table:table-cell office:value-type="float" calcext:value-type="float" office:value="76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270" table:style-name="ce3">
            <text:p>11270</text:p>
          </table:table-cell>
          <table:table-cell office:value-type="string" calcext:value-type="string" table:style-name="ce8">
            <text:p>Подушка растяжки передней подвески 11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290404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number-columns-repeated="2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40" table:style-name="ce14">
            <text:p>40,00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30" table:style-name="ce3">
            <text:p>17530</text:p>
          </table:table-cell>
          <table:table-cell office:value-type="string" calcext:value-type="string" table:style-name="ce8">
            <text:p>Подушки пружины 2101 передней усиленные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419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068" table:style-name="ce3">
            <text:p>13068</text:p>
          </table:table-cell>
          <table:table-cell office:value-type="string" calcext:value-type="string" table:style-name="ce8">
            <text:p>Подшипник 201 генератора 2101, 2108, 1111 "Craft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4940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0.31" table:style-name="ce14">
            <text:p>30,31</text:p>
          </table:table-cell>
          <table:table-cell office:value-type="float" calcext:value-type="float" office:value="60.62" table:style-name="ce14">
            <text:p>60,62</text:p>
          </table:table-cell>
          <table:table-cell office:value-type="float" calcext:value-type="float" office:value="45" table:style-name="ce14">
            <text:p>45,0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39" table:style-name="ce3">
            <text:p>3339</text:p>
          </table:table-cell>
          <table:table-cell office:value-type="string" calcext:value-type="string" table:style-name="ce8">
            <text:p>Подшипник 636905 вала РУ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2-340112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86" table:number-columns-repeated="2" table:style-name="ce14">
            <text:p>47,86</text:p>
          </table:table-cell>
          <table:table-cell office:value-type="float" calcext:value-type="float" office:value="87" table:number-columns-repeated="2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07" table:style-name="ce3">
            <text:p>4807</text:p>
          </table:table-cell>
          <table:table-cell office:value-type="string" calcext:value-type="string" table:style-name="ce8">
            <text:p>Подшипник 664908 вторичного вала (игольчатый) УАЗ н/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170113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3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3.1" table:number-columns-repeated="2" table:style-name="ce14">
            <text:p>43,10</text:p>
          </table:table-cell>
          <table:table-cell office:value-type="float" calcext:value-type="float" office:value="63" table:number-columns-repeated="2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75" table:style-name="ce3">
            <text:p>3075</text:p>
          </table:table-cell>
          <table:table-cell office:value-type="string" calcext:value-type="string" table:style-name="ce8">
            <text:p>Подшипник трамблера 2101 малый</text:p>
          </table:table-cell>
          <table:table-cell table:style-name="ce9"/>
          <table:table-cell office:value-type="string" calcext:value-type="string" table:style-name="ce9">
            <text:p>30.3706 300</text:p>
          </table:table-cell>
          <table:table-cell office:value-type="string" calcext:value-type="string" table:style-name="ce9">
            <text:p>2101-3706300-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9" table:number-columns-repeated="2" table:style-name="ce14">
            <text:p>59,00</text:p>
          </table:table-cell>
          <table:table-cell office:value-type="float" calcext:value-type="float" office:value="88" table:number-columns-repeated="2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571" table:style-name="ce3">
            <text:p>2571</text:p>
          </table:table-cell>
          <table:table-cell office:value-type="string" calcext:value-type="string" table:style-name="ce8">
            <text:p>Подшипники промежут.вала (0.00) 2101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112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51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29" table:number-columns-repeated="2" table:style-name="ce14">
            <text:p>58,29</text:p>
          </table:table-cell>
          <table:table-cell office:value-type="float" calcext:value-type="float" office:value="87" table:number-columns-repeated="2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126" table:style-name="ce3">
            <text:p>3126</text:p>
          </table:table-cell>
          <table:table-cell office:value-type="string" calcext:value-type="string" table:style-name="ce8">
            <text:p>Подшипники промежут.вала (ремонт) 2101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112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51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5.07" table:style-name="ce14">
            <text:p>35,07</text:p>
          </table:table-cell>
          <table:table-cell office:value-type="float" calcext:value-type="float" office:value="70.14" table:style-name="ce14">
            <text:p>70,14</text:p>
          </table:table-cell>
          <table:table-cell office:value-type="float" calcext:value-type="float" office:value="47" table:style-name="ce14">
            <text:p>47,00</text:p>
          </table:table-cell>
          <table:table-cell office:value-type="float" calcext:value-type="float" office:value="94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470" table:style-name="ce3">
            <text:p>14470</text:p>
          </table:table-cell>
          <table:table-cell office:value-type="string" calcext:value-type="string" table:style-name="ce8">
            <text:p>Полироль кузова "Мираж" (250мл) с воском карнаубы серебрист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полироль с воском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6.44" table:number-columns-repeated="2" table:style-name="ce14">
            <text:p>66,44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606" table:style-name="ce3">
            <text:p>12606</text:p>
          </table:table-cell>
          <table:table-cell office:value-type="string" calcext:value-type="string" table:style-name="ce8">
            <text:p>Полкодержатель 2102, 2104, 2121, 21213 резинов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8.44" table:style-name="ce14">
            <text:p>8,44</text:p>
          </table:table-cell>
          <table:table-cell office:value-type="float" calcext:value-type="float" office:value="33.76" table:style-name="ce14">
            <text:p>33,76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76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8" table:style-name="ce3">
            <text:p>1298</text:p>
          </table:table-cell>
          <table:table-cell office:value-type="string" calcext:value-type="string" table:style-name="ce8">
            <text:p>Полотно ножовочное узкое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7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2.57" table:style-name="ce14">
            <text:p>12,57</text:p>
          </table:table-cell>
          <table:table-cell office:value-type="float" calcext:value-type="float" office:value="50.28" table:style-name="ce14">
            <text:p>50,28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76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58" table:style-name="ce3">
            <text:p>858</text:p>
          </table:table-cell>
          <table:table-cell office:value-type="string" calcext:value-type="string" table:style-name="ce8">
            <text:p>Полукольца (+0.127) коленвала 2101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5183-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51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9.93" table:style-name="ce14">
            <text:p>19,93</text:p>
          </table:table-cell>
          <table:table-cell office:value-type="float" calcext:value-type="float" office:value="59.79" table:style-name="ce14">
            <text:p>59,79</text:p>
          </table:table-cell>
          <table:table-cell office:value-type="float" calcext:value-type="float" office:value="31" table:style-name="ce14">
            <text:p>31,00</text:p>
          </table:table-cell>
          <table:table-cell office:value-type="float" calcext:value-type="float" office:value="93" table:style-name="ce14">
            <text:p>9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33" table:style-name="ce3">
            <text:p>17633</text:p>
          </table:table-cell>
          <table:table-cell office:value-type="string" calcext:value-type="string" table:style-name="ce8">
            <text:p>Предохранители 2123 90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1" table:style-name="ce14">
            <text:p>11,00</text:p>
          </table:table-cell>
          <table:table-cell office:value-type="float" calcext:value-type="float" office:value="33" table:style-name="ce14">
            <text:p>33,00</text:p>
          </table:table-cell>
          <table:table-cell office:value-type="float" calcext:value-type="float" office:value="22" table:style-name="ce14">
            <text:p>22,00</text:p>
          </table:table-cell>
          <table:table-cell office:value-type="float" calcext:value-type="float" office:value="66" table:style-name="ce14">
            <text:p>6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570" table:style-name="ce3">
            <text:p>18570</text:p>
          </table:table-cell>
          <table:table-cell office:value-type="string" calcext:value-type="string" table:style-name="ce8">
            <text:p>Предохранители флажковые мини (к-т 12шт с пинцетом 7.5,10,15,20,25,30А) "YADA"</text:p>
          </table:table-cell>
          <table:table-cell table:style-name="ce9"/>
          <table:table-cell office:value-type="string" calcext:value-type="string" table:style-name="ce9">
            <text:p>90050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1.31" table:number-columns-repeated="2" table:style-name="ce14">
            <text:p>31,31</text:p>
          </table:table-cell>
          <table:table-cell office:value-type="float" calcext:value-type="float" office:value="49" table:number-columns-repeated="2" table:style-name="ce14">
            <text:p>4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46" table:style-name="ce3">
            <text:p>15746</text:p>
          </table:table-cell>
          <table:table-cell office:value-type="string" calcext:value-type="string" table:style-name="ce8">
            <text:p>Предохранитель 80А MAXI MTA на иномарки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8.64" table:number-columns-repeated="2" table:style-name="ce14">
            <text:p>18,64</text:p>
          </table:table-cell>
          <table:table-cell office:value-type="float" calcext:value-type="float" office:value="27" table:number-columns-repeated="2" table:style-name="ce14">
            <text:p>2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651" table:style-name="ce3">
            <text:p>13651</text:p>
          </table:table-cell>
          <table:table-cell office:value-type="string" calcext:value-type="string" table:style-name="ce8">
            <text:p>Предохранитель плоский "AirLine" 5-30А MINI (10шт) иномарки</text:p>
          </table:table-cell>
          <table:table-cell table:style-name="ce9"/>
          <table:table-cell office:value-type="string" calcext:value-type="string" table:style-name="ce9">
            <text:p>AFU-M-02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0.4" table:number-columns-repeated="2" table:style-name="ce14">
            <text:p>30,40</text:p>
          </table:table-cell>
          <table:table-cell office:value-type="float" calcext:value-type="float" office:value="47" table:number-columns-repeated="2" table:style-name="ce14">
            <text:p>4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628" table:style-name="ce3">
            <text:p>13628</text:p>
          </table:table-cell>
          <table:table-cell office:value-type="string" calcext:value-type="string" table:style-name="ce8">
            <text:p>Предохранитель плоский 50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9019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3.26" table:style-name="ce14">
            <text:p>13,26</text:p>
          </table:table-cell>
          <table:table-cell office:value-type="float" calcext:value-type="float" office:value="26.52" table:style-name="ce14">
            <text:p>26,52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38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57" table:style-name="ce3">
            <text:p>2057</text:p>
          </table:table-cell>
          <table:table-cell office:value-type="string" calcext:value-type="string" table:style-name="ce8">
            <text:p>Пресс-масленка М6*13 ВАЗ,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67868-П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22</text:p>
          </table:table-cell>
          <table:table-cell office:value-type="float" calcext:value-type="float" office:value="29" table:style-name="ce13">
            <text:p>29</text:p>
          </table:table-cell>
          <table:table-cell office:value-type="float" calcext:value-type="float" office:value="2.23965517241379" table:style-name="ce14">
            <text:p>2,24</text:p>
          </table:table-cell>
          <table:table-cell office:value-type="float" calcext:value-type="float" office:value="64.95" table:style-name="ce14">
            <text:p>64,95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101.5" table:style-name="ce14">
            <text:p>101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093" table:style-name="ce3">
            <text:p>14093</text:p>
          </table:table-cell>
          <table:table-cell office:value-type="string" calcext:value-type="string" table:style-name="ce8">
            <text:p>Привод спидометра 11 зуб. 2108 "Завгар" (шестерня с валом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8028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81" table:number-columns-repeated="2" table:style-name="ce14">
            <text:p>61,81</text:p>
          </table:table-cell>
          <table:table-cell office:value-type="float" calcext:value-type="float" office:value="93" table:number-columns-repeated="2" table:style-name="ce14">
            <text:p>9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271" table:style-name="ce3">
            <text:p>8271</text:p>
          </table:table-cell>
          <table:table-cell office:value-type="string" calcext:value-type="string" table:style-name="ce8">
            <text:p>Привод спидометра 12 зуб. 2108 с/о гол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802820-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" table:number-columns-repeated="2" table:style-name="ce14">
            <text:p>46,00</text:p>
          </table:table-cell>
          <table:table-cell office:value-type="float" calcext:value-type="float" office:value="69" table:number-columns-repeated="2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447" table:style-name="ce3">
            <text:p>6447</text:p>
          </table:table-cell>
          <table:table-cell office:value-type="string" calcext:value-type="string" table:style-name="ce8">
            <text:p>Привод спидометра 14 зуб. 2108, 1111 гол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8028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4.3" table:number-columns-repeated="2" table:style-name="ce14">
            <text:p>64,30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354" table:style-name="ce3">
            <text:p>5354</text:p>
          </table:table-cell>
          <table:table-cell office:value-type="string" calcext:value-type="string" table:style-name="ce8">
            <text:p>Привод спидометра 2121 (шестерня с валом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380283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88" table:number-columns-repeated="2" table:style-name="ce14">
            <text:p>35,88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163" table:style-name="ce3">
            <text:p>15163</text:p>
          </table:table-cell>
          <table:table-cell office:value-type="string" calcext:value-type="string" table:style-name="ce8">
            <text:p>Присадка в топливо "Астрохим" Октан-Плюс (300мл)</text:p>
          </table:table-cell>
          <table:table-cell table:style-name="ce9"/>
          <table:table-cell office:value-type="string" calcext:value-type="string" table:style-name="ce9">
            <text:p>АС-16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2" table:number-columns-repeated="2" table:style-name="ce14">
            <text:p>61,20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292" table:style-name="ce3">
            <text:p>11292</text:p>
          </table:table-cell>
          <table:table-cell office:value-type="string" calcext:value-type="string" table:style-name="ce8">
            <text:p>Приспособление для установки и центровки диска сцепления 2101-099+оправка м/с колпачк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1.76" table:number-columns-repeated="2" table:style-name="ce14">
            <text:p>71,76</text:p>
          </table:table-cell>
          <table:table-cell office:value-type="float" calcext:value-type="float" office:value="104" table:number-columns-repeated="2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43" table:style-name="ce3">
            <text:p>843</text:p>
          </table:table-cell>
          <table:table-cell office:value-type="string" calcext:value-type="string" table:style-name="ce8">
            <text:p>Пробка бак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3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58" table:number-columns-repeated="2" table:style-name="ce14">
            <text:p>26,58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952" table:style-name="ce3">
            <text:p>6952</text:p>
          </table:table-cell>
          <table:table-cell office:value-type="string" calcext:value-type="string" table:style-name="ce8">
            <text:p>Пробка бака 2108,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3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5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7.7933333333333" table:style-name="ce14">
            <text:p>17,79</text:p>
          </table:table-cell>
          <table:table-cell office:value-type="float" calcext:value-type="float" office:value="53.38" table:style-name="ce14">
            <text:p>53,38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652" table:style-name="ce3">
            <text:p>11652</text:p>
          </table:table-cell>
          <table:table-cell office:value-type="string" calcext:value-type="string" table:style-name="ce8">
            <text:p>Пробка радиатора сливная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10-296563-П29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3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9.96" table:style-name="ce14">
            <text:p>9,96</text:p>
          </table:table-cell>
          <table:table-cell office:value-type="float" calcext:value-type="float" office:value="29.88" table:style-name="ce14">
            <text:p>29,88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63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70" table:style-name="ce3">
            <text:p>770</text:p>
          </table:table-cell>
          <table:table-cell office:value-type="string" calcext:value-type="string" table:style-name="ce8">
            <text:p>Пробка расширит. бачка 2101, УАЗ,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31106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24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3" table:style-name="ce14">
            <text:p>13,00</text:p>
          </table:table-cell>
          <table:table-cell office:value-type="float" calcext:value-type="float" office:value="52" table:style-name="ce14">
            <text:p>52,00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299" table:style-name="ce3">
            <text:p>14299</text:p>
          </table:table-cell>
          <table:table-cell office:value-type="string" calcext:value-type="string" table:style-name="ce8">
            <text:p>Пробка расширит. бачка 2105 "АвтоВАЗ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131106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7" table:style-name="ce3">
            <text:p>7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4" table:number-columns-repeated="2" table:style-name="ce14">
            <text:p>44,00</text:p>
          </table:table-cell>
          <table:table-cell office:value-type="float" calcext:value-type="float" office:value="68" table:number-columns-repeated="2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16" table:style-name="ce3">
            <text:p>4916</text:p>
          </table:table-cell>
          <table:table-cell office:value-type="string" calcext:value-type="string" table:style-name="ce8">
            <text:p>Пробка сливная КПП УАЗ</text:p>
          </table:table-cell>
          <table:table-cell table:style-name="ce9"/>
          <table:table-cell office:value-type="string" calcext:value-type="string" table:style-name="ce9">
            <text:p>А-24457-А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4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11.582" table:style-name="ce14">
            <text:p>11,58</text:p>
          </table:table-cell>
          <table:table-cell office:value-type="float" calcext:value-type="float" office:value="57.91" table:style-name="ce14">
            <text:p>57,91</text:p>
          </table:table-cell>
          <table:table-cell office:value-type="float" calcext:value-type="float" office:value="14" table:style-name="ce14">
            <text:p>14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609" table:style-name="ce3">
            <text:p>5609</text:p>
          </table:table-cell>
          <table:table-cell office:value-type="string" calcext:value-type="string" table:style-name="ce8">
            <text:p>Пробка сливная КПП, зад.моста 2101 с магнитом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40104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0.45" table:style-name="ce14">
            <text:p>30,45</text:p>
          </table:table-cell>
          <table:table-cell office:value-type="float" calcext:value-type="float" office:value="60.9" table:style-name="ce14">
            <text:p>60,90</text:p>
          </table:table-cell>
          <table:table-cell office:value-type="float" calcext:value-type="float" office:value="41" table:style-name="ce14">
            <text:p>41,00</text:p>
          </table:table-cell>
          <table:table-cell office:value-type="float" calcext:value-type="float" office:value="82" table:style-name="ce14">
            <text:p>8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164" table:style-name="ce3">
            <text:p>15164</text:p>
          </table:table-cell>
          <table:table-cell office:value-type="string" calcext:value-type="string" table:style-name="ce8">
            <text:p>Провод массы (40см)</text:p>
          </table:table-cell>
          <table:table-cell table:style-name="ce9"/>
          <table:table-cell office:value-type="string" calcext:value-type="string" table:style-name="ce9">
            <text:p>ПВ-015-1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44" table:number-columns-repeated="2" table:style-name="ce14">
            <text:p>61,44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912" table:style-name="ce3">
            <text:p>16912</text:p>
          </table:table-cell>
          <table:table-cell office:value-type="string" calcext:value-type="string" table:style-name="ce8">
            <text:p>Провод массы (50см) косичка "Cargen" AX-409</text:p>
          </table:table-cell>
          <table:table-cell table:style-name="ce9"/>
          <table:table-cell office:value-type="string" calcext:value-type="string" table:style-name="ce9">
            <text:p>AX-409</text:p>
          </table:table-cell>
          <table:table-cell office:value-type="string" calcext:value-type="string" table:style-name="ce9">
            <text:p>провод масс 50см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6.1" table:number-columns-repeated="2" table:style-name="ce14">
            <text:p>76,10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606" table:style-name="ce3">
            <text:p>13606</text:p>
          </table:table-cell>
          <table:table-cell office:value-type="string" calcext:value-type="string" table:style-name="ce8">
            <text:p>Проводка 1118, 2170, 2123 противотуманных фар для автолампы H1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25" table:number-columns-repeated="2" table:style-name="ce14">
            <text:p>34,25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736" table:style-name="ce3">
            <text:p>17736</text:p>
          </table:table-cell>
          <table:table-cell office:value-type="string" calcext:value-type="string" table:style-name="ce8">
            <text:p>Прокладка 2110 выпускного коллектора (16клап) металл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office:value-type="float" calcext:value-type="float" office:value="70" table:number-columns-repeated="2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25" table:style-name="ce3">
            <text:p>8025</text:p>
          </table:table-cell>
          <table:table-cell office:value-type="string" calcext:value-type="string" table:style-name="ce8">
            <text:p>Прокладка верхней крышки карбюратора 2101-07 (картон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760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3.07" table:style-name="ce14">
            <text:p>3,07</text:p>
          </table:table-cell>
          <table:table-cell office:value-type="float" calcext:value-type="float" office:value="15.35" table:style-name="ce14">
            <text:p>15,35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25" table:style-name="ce14">
            <text:p>2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55" table:style-name="ce3">
            <text:p>14855</text:p>
          </table:table-cell>
          <table:table-cell office:value-type="string" calcext:value-type="string" table:style-name="ce8">
            <text:p>Прокладка верхней крышки карбюратора Solex (картон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760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3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3.08" table:style-name="ce14">
            <text:p>3,08</text:p>
          </table:table-cell>
          <table:table-cell office:value-type="float" calcext:value-type="float" office:value="24.64" table:style-name="ce14">
            <text:p>24,64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164" table:style-name="ce3">
            <text:p>16164</text:p>
          </table:table-cell>
          <table:table-cell office:value-type="string" calcext:value-type="string" table:style-name="ce8">
            <text:p>Прокладка впускного коллектора 3302 "Газель-Бизнес", УМЗ 4216, 4213 "ЗавГар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216-100808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6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.9" table:number-columns-repeated="2" table:style-name="ce14">
            <text:p>45,90</text:p>
          </table:table-cell>
          <table:table-cell office:value-type="float" calcext:value-type="float" office:value="69" table:number-columns-repeated="2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5" table:style-name="ce3">
            <text:p>195</text:p>
          </table:table-cell>
          <table:table-cell office:value-type="string" calcext:value-type="string" table:style-name="ce8">
            <text:p>Прокладка впускного коллектора УАЗ,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-1008080-Г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3.99" table:number-columns-repeated="2" table:style-name="ce14">
            <text:p>13,99</text:p>
          </table:table-cell>
          <table:table-cell office:value-type="float" calcext:value-type="float" office:value="27" table:number-columns-repeated="2" table:style-name="ce14">
            <text:p>2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10" table:style-name="ce3">
            <text:p>310</text:p>
          </table:table-cell>
          <table:table-cell office:value-type="string" calcext:value-type="string" table:style-name="ce8">
            <text:p>Прокладка ГБЦ УАЗ (100л.с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21-100302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74" table:number-columns-repeated="2" table:style-name="ce14">
            <text:p>35,74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83" table:style-name="ce3">
            <text:p>7983</text:p>
          </table:table-cell>
          <table:table-cell office:value-type="string" calcext:value-type="string" table:style-name="ce8">
            <text:p>Прокладка глушителя УАЗ на 3-х шпильках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51-1203088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.67" table:number-columns-repeated="2" table:style-name="ce14">
            <text:p>7,67</text:p>
          </table:table-cell>
          <table:table-cell office:value-type="float" calcext:value-type="float" office:value="12.5" table:number-columns-repeated="2" table:style-name="ce14">
            <text:p>1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20" table:style-name="ce3">
            <text:p>15720</text:p>
          </table:table-cell>
          <table:table-cell office:value-type="string" calcext:value-type="string" table:style-name="ce8">
            <text:p>Прокладка дроссельной заслонки 1118, 2110, 2170, 219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2-114801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6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7.14" table:style-name="ce14">
            <text:p>17,14</text:p>
          </table:table-cell>
          <table:table-cell office:value-type="float" calcext:value-type="float" office:value="51.42" table:style-name="ce14">
            <text:p>51,42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446" table:style-name="ce3">
            <text:p>10446</text:p>
          </table:table-cell>
          <table:table-cell office:value-type="string" calcext:value-type="string" table:style-name="ce8">
            <text:p>Прокладка дроссельной заслонки 2110, 21214 (парони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14801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9.2" table:number-columns-repeated="2" table:style-name="ce14">
            <text:p>9,20</text:p>
          </table:table-cell>
          <table:table-cell office:value-type="float" calcext:value-type="float" office:value="15.5" table:number-columns-repeated="2" table:style-name="ce14">
            <text:p>15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14" table:style-name="ce3">
            <text:p>414</text:p>
          </table:table-cell>
          <table:table-cell office:value-type="string" calcext:value-type="string" table:style-name="ce8">
            <text:p>Прокладка заднего коренн. подш-ка "флажок" УАЗ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-100516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9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.58" table:number-columns-repeated="2" table:style-name="ce14">
            <text:p>3,58</text:p>
          </table:table-cell>
          <table:table-cell office:value-type="float" calcext:value-type="float" office:value="6.5" table:number-columns-repeated="2" table:style-name="ce14">
            <text:p>6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65" table:style-name="ce3">
            <text:p>365</text:p>
          </table:table-cell>
          <table:table-cell office:value-type="string" calcext:value-type="string" table:style-name="ce8">
            <text:p>Прокладка заднего коренн. подш-ка "четверка" УАЗ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-1005162/63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83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8.67" table:style-name="ce14">
            <text:p>8,67</text:p>
          </table:table-cell>
          <table:table-cell office:value-type="float" calcext:value-type="float" office:value="26.01" table:style-name="ce14">
            <text:p>26,01</text:p>
          </table:table-cell>
          <table:table-cell office:value-type="float" calcext:value-type="float" office:value="14" table:style-name="ce14">
            <text:p>14,00</text:p>
          </table:table-cell>
          <table:table-cell office:value-type="float" calcext:value-type="float" office:value="4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64" table:style-name="ce3">
            <text:p>2064</text:p>
          </table:table-cell>
          <table:table-cell office:value-type="string" calcext:value-type="string" table:style-name="ce8">
            <text:p>Прокладка карбюратора (гетинакс)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70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5" table:style-name="ce3">
            <text:p>2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3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4.38" table:style-name="ce14">
            <text:p>14,38</text:p>
          </table:table-cell>
          <table:table-cell office:value-type="float" calcext:value-type="float" office:value="43.14" table:style-name="ce14">
            <text:p>43,14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63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117" table:style-name="ce3">
            <text:p>3117</text:p>
          </table:table-cell>
          <table:table-cell office:value-type="string" calcext:value-type="string" table:style-name="ce8">
            <text:p>Прокладка карбюратора (гетинакс) 2107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7-11070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64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5.07714285714286" table:style-name="ce14">
            <text:p>5,08</text:p>
          </table:table-cell>
          <table:table-cell office:value-type="float" calcext:value-type="float" office:value="35.54" table:style-name="ce14">
            <text:p>35,54</text:p>
          </table:table-cell>
          <table:table-cell office:value-type="float" calcext:value-type="float" office:value="8.5" table:style-name="ce14">
            <text:p>8,50</text:p>
          </table:table-cell>
          <table:table-cell office:value-type="float" calcext:value-type="float" office:value="59.5" table:style-name="ce14">
            <text:p>59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823" table:style-name="ce3">
            <text:p>16823</text:p>
          </table:table-cell>
          <table:table-cell office:value-type="string" calcext:value-type="string" table:style-name="ce8">
            <text:p>Прокладка карбюратора 2108 паронит с герметиком "КВАДРАТИС" (РК-113, 1.5мм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701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1.64" table:number-columns-repeated="2" table:style-name="ce14">
            <text:p>11,64</text:p>
          </table:table-cell>
          <table:table-cell office:value-type="float" calcext:value-type="float" office:value="20" table:number-columns-repeated="2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679" table:style-name="ce3">
            <text:p>16679</text:p>
          </table:table-cell>
          <table:table-cell office:value-type="string" calcext:value-type="string" table:style-name="ce8">
            <text:p>Прокладка картера редуктора заднего моста 2101 (паронит 0.5) "ЗавГар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4020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.57" table:number-columns-repeated="2" table:style-name="ce14">
            <text:p>8,57</text:p>
          </table:table-cell>
          <table:table-cell office:value-type="float" calcext:value-type="float" office:value="14" table:number-columns-repeated="2" table:style-name="ce14">
            <text:p>1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670" table:style-name="ce3">
            <text:p>18670</text:p>
          </table:table-cell>
          <table:table-cell office:value-type="string" calcext:value-type="string" table:style-name="ce8">
            <text:p>Прокладка клапанной крышки 2101 с герметиком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32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.15" table:number-columns-repeated="2" table:style-name="ce14">
            <text:p>65,15</text:p>
          </table:table-cell>
          <table:table-cell office:value-type="float" calcext:value-type="float" office:value="98" table:number-columns-repeated="2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7" table:style-name="ce3">
            <text:p>807</text:p>
          </table:table-cell>
          <table:table-cell office:value-type="string" calcext:value-type="string" table:style-name="ce8">
            <text:p>Прокладка клапанной крышки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32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1.485" table:style-name="ce14">
            <text:p>11,49</text:p>
          </table:table-cell>
          <table:table-cell office:value-type="float" calcext:value-type="float" office:value="45.94" table:style-name="ce14">
            <text:p>45,94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68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822" table:style-name="ce3">
            <text:p>16822</text:p>
          </table:table-cell>
          <table:table-cell office:value-type="string" calcext:value-type="string" table:style-name="ce8">
            <text:p>Прокладка клапанной крышки ЗМЗ-402 резино-пробковая (Балаково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21-1007245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.87" table:number-columns-repeated="2" table:style-name="ce14">
            <text:p>23,87</text:p>
          </table:table-cell>
          <table:table-cell office:value-type="float" calcext:value-type="float" office:value="36" table:number-columns-repeated="2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565" table:style-name="ce3">
            <text:p>10565</text:p>
          </table:table-cell>
          <table:table-cell office:value-type="string" calcext:value-type="string" table:style-name="ce8">
            <text:p>Прокладка клапанной крышки ЗМЗ-40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6-1007245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8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54" table:number-columns-repeated="2" table:style-name="ce14">
            <text:p>26,54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283" table:style-name="ce3">
            <text:p>18283</text:p>
          </table:table-cell>
          <table:table-cell office:value-type="string" calcext:value-type="string" table:style-name="ce8">
            <text:p>Прокладка коллектора 2108 (м/асбест) (Н.Новгород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7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2.16" table:style-name="ce14">
            <text:p>12,16</text:p>
          </table:table-cell>
          <table:table-cell office:value-type="float" calcext:value-type="float" office:value="24.32" table:style-name="ce14">
            <text:p>24,32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79" table:style-name="ce3">
            <text:p>479</text:p>
          </table:table-cell>
          <table:table-cell office:value-type="string" calcext:value-type="string" table:style-name="ce8">
            <text:p>Прокладка крана отопител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8101332-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3" table:style-name="ce3">
            <text:p>1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13</text:p>
          </table:table-cell>
          <table:table-cell office:value-type="float" calcext:value-type="float" office:value="20" table:style-name="ce13">
            <text:p>20</text:p>
          </table:table-cell>
          <table:table-cell office:value-type="float" calcext:value-type="float" office:value="1.54" table:style-name="ce14">
            <text:p>1,54</text:p>
          </table:table-cell>
          <table:table-cell office:value-type="float" calcext:value-type="float" office:value="30.8" table:style-name="ce14">
            <text:p>30,80</text:p>
          </table:table-cell>
          <table:table-cell office:value-type="float" calcext:value-type="float" office:value="2.5" table:style-name="ce14">
            <text:p>2,50</text:p>
          </table:table-cell>
          <table:table-cell office:value-type="float" calcext:value-type="float" office:value="50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036" table:style-name="ce3">
            <text:p>18036</text:p>
          </table:table-cell>
          <table:table-cell office:value-type="string" calcext:value-type="string" table:style-name="ce8">
            <text:p>Прокладка крана отопителя 2101, 2121, 2131, 3110, 1111 полиуретан син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8101332-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44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4.24" table:style-name="ce14">
            <text:p>4,24</text:p>
          </table:table-cell>
          <table:table-cell office:value-type="float" calcext:value-type="float" office:value="33.92" table:style-name="ce14">
            <text:p>33,92</text:p>
          </table:table-cell>
          <table:table-cell office:value-type="float" calcext:value-type="float" office:value="7" table:style-name="ce14">
            <text:p>7,00</text:p>
          </table:table-cell>
          <table:table-cell office:value-type="float" calcext:value-type="float" office:value="56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7" table:style-name="ce3">
            <text:p>177</text:p>
          </table:table-cell>
          <table:table-cell office:value-type="string" calcext:value-type="string" table:style-name="ce8">
            <text:p>Прокладка кронштейна помпы с/о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-1307089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1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2.41571428571429" table:style-name="ce14">
            <text:p>2,42</text:p>
          </table:table-cell>
          <table:table-cell office:value-type="float" calcext:value-type="float" office:value="16.91" table:style-name="ce14">
            <text:p>16,91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28" table:style-name="ce14">
            <text:p>2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261" table:style-name="ce3">
            <text:p>3261</text:p>
          </table:table-cell>
          <table:table-cell office:value-type="string" calcext:value-type="string" table:style-name="ce8">
            <text:p>Прокладка насоса масляного боковая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-1011086-А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3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.865" table:style-name="ce14">
            <text:p>1,87</text:p>
          </table:table-cell>
          <table:table-cell office:value-type="float" calcext:value-type="float" office:value="7.46" table:style-name="ce14">
            <text:p>7,46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14" table:style-name="ce14">
            <text:p>1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750" table:style-name="ce3">
            <text:p>2750</text:p>
          </table:table-cell>
          <table:table-cell office:value-type="string" calcext:value-type="string" table:style-name="ce8">
            <text:p>Прокладка насоса топливного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617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0" table:style-name="ce3">
            <text:p>4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5</text:p>
          </table:table-cell>
          <table:table-cell office:value-type="float" calcext:value-type="float" office:value="14" table:style-name="ce13">
            <text:p>14</text:p>
          </table:table-cell>
          <table:table-cell office:value-type="float" calcext:value-type="float" office:value="2.78357142857143" table:style-name="ce14">
            <text:p>2,78</text:p>
          </table:table-cell>
          <table:table-cell office:value-type="float" calcext:value-type="float" office:value="38.97" table:style-name="ce14">
            <text:p>38,97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77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609" table:style-name="ce3">
            <text:p>19609</text:p>
          </table:table-cell>
          <table:table-cell office:value-type="string" calcext:value-type="string" table:style-name="ce8">
            <text:p>Прокладка передней пружины 2121 (пластик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9027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2" table:style-name="ce14">
            <text:p>12,00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38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150" table:style-name="ce3">
            <text:p>16150</text:p>
          </table:table-cell>
          <table:table-cell office:value-type="string" calcext:value-type="string" table:style-name="ce8">
            <text:p>Прокладка под модуль электробензонасоса топливного бака 2110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3-1101138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8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5" table:number-columns-repeated="2" table:style-name="ce14">
            <text:p>27,50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914" table:style-name="ce3">
            <text:p>14914</text:p>
          </table:table-cell>
          <table:table-cell office:value-type="string" calcext:value-type="string" table:style-name="ce8">
            <text:p>Прокладка под термостат 2108-1118 пробко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30301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5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.99" table:style-name="ce14">
            <text:p>1,99</text:p>
          </table:table-cell>
          <table:table-cell office:value-type="float" calcext:value-type="float" office:value="5.97" table:style-name="ce14">
            <text:p>5,97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10.5" table:style-name="ce14">
            <text:p>10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445" table:style-name="ce3">
            <text:p>6445</text:p>
          </table:table-cell>
          <table:table-cell office:value-type="string" calcext:value-type="string" table:style-name="ce8">
            <text:p>Прокладка поддона 11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10090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7.82" table:number-columns-repeated="2" table:style-name="ce14">
            <text:p>37,82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823" table:style-name="ce3">
            <text:p>15823</text:p>
          </table:table-cell>
          <table:table-cell office:value-type="string" calcext:value-type="string" table:style-name="ce8">
            <text:p>Прокладка поддона 2108 (резино-пробка) "ЗавГар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90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9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3.95" table:number-columns-repeated="2" table:style-name="ce14">
            <text:p>33,95</text:p>
          </table:table-cell>
          <table:table-cell office:value-type="float" calcext:value-type="float" office:value="44" table:number-columns-repeated="2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482" table:style-name="ce3">
            <text:p>6482</text:p>
          </table:table-cell>
          <table:table-cell office:value-type="string" calcext:value-type="string" table:style-name="ce8">
            <text:p>Прокладка поддона дв.402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-100907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2.29" table:style-name="ce14">
            <text:p>32,29</text:p>
          </table:table-cell>
          <table:table-cell office:value-type="float" calcext:value-type="float" office:value="64.58" table:style-name="ce14">
            <text:p>64,58</text:p>
          </table:table-cell>
          <table:table-cell office:value-type="float" calcext:value-type="float" office:value="48" table:style-name="ce14">
            <text:p>48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335" table:style-name="ce3">
            <text:p>16335</text:p>
          </table:table-cell>
          <table:table-cell office:value-type="string" calcext:value-type="string" table:style-name="ce8">
            <text:p>Прокладка поддона ЗМЗ-406 резино-пробко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6-100907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2.2" table:number-columns-repeated="2" table:style-name="ce14">
            <text:p>32,20</text:p>
          </table:table-cell>
          <table:table-cell office:value-type="float" calcext:value-type="float" office:value="47" table:number-columns-repeated="2" table:style-name="ce14">
            <text:p>4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474" table:style-name="ce3">
            <text:p>2474</text:p>
          </table:table-cell>
          <table:table-cell office:value-type="string" calcext:value-type="string" table:style-name="ce8">
            <text:p>Прокладка помпы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30704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.8" table:number-columns-repeated="2" table:style-name="ce14">
            <text:p>17,80</text:p>
          </table:table-cell>
          <table:table-cell office:value-type="float" calcext:value-type="float" office:value="21" table:number-columns-repeated="2" table:style-name="ce14">
            <text:p>2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700" table:style-name="ce3">
            <text:p>14700</text:p>
          </table:table-cell>
          <table:table-cell office:value-type="string" calcext:value-type="string" table:style-name="ce8">
            <text:p>Прокладка помпы 2108 пробка "Мастер-класс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30704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5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6.34666666666667" table:style-name="ce14">
            <text:p>6,35</text:p>
          </table:table-cell>
          <table:table-cell office:value-type="float" calcext:value-type="float" office:value="19.04" table:style-name="ce14">
            <text:p>19,04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446" table:style-name="ce3">
            <text:p>6446</text:p>
          </table:table-cell>
          <table:table-cell office:value-type="string" calcext:value-type="string" table:style-name="ce8">
            <text:p>Прокладка приемной трубы 1111 (2шт) безасбесто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100808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6" table:number-columns-repeated="2" table:style-name="ce14">
            <text:p>27,60</text:p>
          </table:table-cell>
          <table:table-cell office:value-type="float" calcext:value-type="float" office:value="42" table:number-columns-repeated="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863" table:style-name="ce3">
            <text:p>13863</text:p>
          </table:table-cell>
          <table:table-cell office:value-type="string" calcext:value-type="string" table:style-name="ce8">
            <text:p>Прокладка приемной трубы 1118, 2110, 2170 (дв. 1.6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203021-1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5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5.305" table:style-name="ce14">
            <text:p>15,31</text:p>
          </table:table-cell>
          <table:table-cell office:value-type="float" calcext:value-type="float" office:value="30.61" table:style-name="ce14">
            <text:p>30,61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46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374" table:style-name="ce3">
            <text:p>2374</text:p>
          </table:table-cell>
          <table:table-cell office:value-type="string" calcext:value-type="string" table:style-name="ce8">
            <text:p>Прокладка приемной трубы 2101 (металл-кая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2030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4" table:style-name="ce3">
            <text:p>2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3.84" table:style-name="ce14">
            <text:p>13,84</text:p>
          </table:table-cell>
          <table:table-cell office:value-type="float" calcext:value-type="float" office:value="55.36" table:style-name="ce14">
            <text:p>55,36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84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212" table:style-name="ce3">
            <text:p>14212</text:p>
          </table:table-cell>
          <table:table-cell office:value-type="string" calcext:value-type="string" table:style-name="ce8">
            <text:p>Прокладка приемной трубы 212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3-12030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4.05" table:style-name="ce14">
            <text:p>24,05</text:p>
          </table:table-cell>
          <table:table-cell office:value-type="float" calcext:value-type="float" office:value="48.1" table:style-name="ce14">
            <text:p>48,10</text:p>
          </table:table-cell>
          <table:table-cell office:value-type="float" calcext:value-type="float" office:value="36" table:style-name="ce14">
            <text:p>36,0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68" table:style-name="ce3">
            <text:p>4868</text:p>
          </table:table-cell>
          <table:table-cell office:value-type="string" calcext:value-type="string" table:style-name="ce8">
            <text:p>Прокладка приемной трубы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4-120324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3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3.56714285714286" table:style-name="ce14">
            <text:p>3,57</text:p>
          </table:table-cell>
          <table:table-cell office:value-type="float" calcext:value-type="float" office:value="24.97" table:style-name="ce14">
            <text:p>24,97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156" table:style-name="ce3">
            <text:p>4156</text:p>
          </table:table-cell>
          <table:table-cell office:value-type="string" calcext:value-type="string" table:style-name="ce8">
            <text:p>Прокладка приемной трубы ЗМЗ-406 Волга, ГАЗель (2 отверстия, 4 шпильки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10-120324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2.96" table:number-columns-repeated="2" table:style-name="ce14">
            <text:p>22,96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23" table:style-name="ce3">
            <text:p>223</text:p>
          </table:table-cell>
          <table:table-cell office:value-type="string" calcext:value-type="string" table:style-name="ce8">
            <text:p>Прокладка приемной трубы УАЗ (1 отверстие 2 шпильки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52-120302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4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6.236" table:style-name="ce14">
            <text:p>6,24</text:p>
          </table:table-cell>
          <table:table-cell office:value-type="float" calcext:value-type="float" office:value="31.18" table:style-name="ce14">
            <text:p>31,18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073" table:style-name="ce3">
            <text:p>11073</text:p>
          </table:table-cell>
          <table:table-cell office:value-type="string" calcext:value-type="string" table:style-name="ce8">
            <text:p>Прокладка приемной трубы УАЗ дв.420, 421, 4213, Газель дв.4215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60-120301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14.11" table:style-name="ce14">
            <text:p>14,11</text:p>
          </table:table-cell>
          <table:table-cell office:value-type="float" calcext:value-type="float" office:value="70.55" table:style-name="ce14">
            <text:p>70,55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105" table:style-name="ce14">
            <text:p>10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808" table:style-name="ce3">
            <text:p>2808</text:p>
          </table:table-cell>
          <table:table-cell office:value-type="string" calcext:value-type="string" table:style-name="ce8">
            <text:p>Прокладка приоткрывателя дроссельной заслонки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704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22</text:p>
          </table:table-cell>
          <table:table-cell office:value-type="float" calcext:value-type="float" office:value="15" table:style-name="ce13">
            <text:p>15</text:p>
          </table:table-cell>
          <table:table-cell office:value-type="float" calcext:value-type="float" office:value="2.8" table:style-name="ce14">
            <text:p>2,80</text:p>
          </table:table-cell>
          <table:table-cell office:value-type="float" calcext:value-type="float" office:value="42" table:style-name="ce14">
            <text:p>42,00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67.5" table:style-name="ce14">
            <text:p>67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11" table:style-name="ce3">
            <text:p>18811</text:p>
          </table:table-cell>
          <table:table-cell office:value-type="string" calcext:value-type="string" table:style-name="ce8">
            <text:p>Прокладка сливной пробки Largus, Logan, Sandero, Duster, Almera "ELRING"</text:p>
          </table:table-cell>
          <table:table-cell table:style-name="ce9"/>
          <table:table-cell office:value-type="string" calcext:value-type="string" table:style-name="ce9">
            <text:p>834.823</text:p>
          </table:table-cell>
          <table:table-cell office:value-type="string" calcext:value-type="string" table:style-name="ce9">
            <text:p>110265505R</text:p>
          </table:table-cell>
          <table:table-cell office:value-type="float" calcext:value-type="float" office:value="94" table:style-name="ce3">
            <text:p>94</text:p>
          </table:table-cell>
          <table:table-cell office:value-type="string" calcext:value-type="string" table:style-name="ce9">
            <text:p>Запчасти к иномаркам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6" table:style-name="ce14">
            <text:p>26,00</text:p>
          </table:table-cell>
          <table:table-cell office:value-type="float" calcext:value-type="float" office:value="52" table:style-name="ce14">
            <text:p>52,00</text:p>
          </table:table-cell>
          <table:table-cell office:value-type="float" calcext:value-type="float" office:value="39" table:style-name="ce14">
            <text:p>39,00</text:p>
          </table:table-cell>
          <table:table-cell office:value-type="float" calcext:value-type="float" office:value="78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903" table:style-name="ce3">
            <text:p>16903</text:p>
          </table:table-cell>
          <table:table-cell office:value-type="string" calcext:value-type="string" table:style-name="ce8">
            <text:p>Прокладка сливной пробки Renault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640540</text:p>
          </table:table-cell>
          <table:table-cell office:value-type="float" calcext:value-type="float" office:value="94" table:style-name="ce3">
            <text:p>94</text:p>
          </table:table-cell>
          <table:table-cell office:value-type="string" calcext:value-type="string" table:style-name="ce9">
            <text:p>Запчасти к иномаркам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3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0" table:number-columns-repeated="2" table:style-name="ce14">
            <text:p>20,00</text:p>
          </table:table-cell>
          <table:table-cell office:value-type="float" calcext:value-type="float" office:value="30" table:number-columns-repeated="2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066" table:style-name="ce3">
            <text:p>9066</text:p>
          </table:table-cell>
          <table:table-cell office:value-type="string" calcext:value-type="string" table:style-name="ce8">
            <text:p>Прокладка флянца подводящей трубы помпы 2108, 1111 паронит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30306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3.58" table:style-name="ce14">
            <text:p>3,58</text:p>
          </table:table-cell>
          <table:table-cell office:value-type="float" calcext:value-type="float" office:value="28.64" table:style-name="ce14">
            <text:p>28,64</text:p>
          </table:table-cell>
          <table:table-cell office:value-type="float" calcext:value-type="float" office:value="6" table:style-name="ce14">
            <text:p>6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018" table:style-name="ce3">
            <text:p>14018</text:p>
          </table:table-cell>
          <table:table-cell office:value-type="string" calcext:value-type="string" table:style-name="ce8">
            <text:p>Прокладки двигателя 2108 с герметиком (8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206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014" table:style-name="ce3">
            <text:p>13014</text:p>
          </table:table-cell>
          <table:table-cell office:value-type="string" calcext:value-type="string" table:style-name="ce8">
            <text:p>Прокладки двигателя УАЗ (90 л.с.) (6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прокл двиг уаз 9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67" table:number-columns-repeated="2" table:style-name="ce14">
            <text:p>34,67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676" table:style-name="ce3">
            <text:p>16676</text:p>
          </table:table-cell>
          <table:table-cell office:value-type="string" calcext:value-type="string" table:style-name="ce8">
            <text:p>Прокладки для переднего моста 2121 (4шт) картон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301015/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6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.03" table:style-name="ce14">
            <text:p>22,03</text:p>
          </table:table-cell>
          <table:table-cell office:value-type="float" calcext:value-type="float" office:value="44.06" table:style-name="ce14">
            <text:p>44,06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002" table:style-name="ce3">
            <text:p>9002</text:p>
          </table:table-cell>
          <table:table-cell office:value-type="string" calcext:value-type="string" table:style-name="ce8">
            <text:p>Прокладки для переднего моста 2121 (4шт) паронит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301015/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1.91" table:number-columns-repeated="2" table:style-name="ce14">
            <text:p>41,91</text:p>
          </table:table-cell>
          <table:table-cell office:value-type="float" calcext:value-type="float" office:value="63" table:number-columns-repeated="2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43" table:style-name="ce3">
            <text:p>443</text:p>
          </table:table-cell>
          <table:table-cell office:value-type="string" calcext:value-type="string" table:style-name="ce8">
            <text:p>Прокладки коллекторов 2101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808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.58" table:number-columns-repeated="2" table:style-name="ce14">
            <text:p>17,58</text:p>
          </table:table-cell>
          <table:table-cell office:value-type="float" calcext:value-type="float" office:value="27" table:number-columns-repeated="2" table:style-name="ce14">
            <text:p>2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376" table:style-name="ce3">
            <text:p>15376</text:p>
          </table:table-cell>
          <table:table-cell office:value-type="string" calcext:value-type="string" table:style-name="ce8">
            <text:p>Прокладки КПП 2101 (4-х ступ.) "РЕМОФФ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4.94" table:number-columns-repeated="2" table:style-name="ce14">
            <text:p>24,94</text:p>
          </table:table-cell>
          <table:table-cell office:value-type="float" calcext:value-type="float" office:value="36" table:number-columns-repeated="2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572" table:style-name="ce3">
            <text:p>11572</text:p>
          </table:table-cell>
          <table:table-cell office:value-type="string" calcext:value-type="string" table:style-name="ce8">
            <text:p>Прокладки КПП 2101 (5-ти ступ.) (темпсил, картон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7-1701802-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5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1.17" table:number-columns-repeated="2" table:style-name="ce14">
            <text:p>21,17</text:p>
          </table:table-cell>
          <table:table-cell office:value-type="float" calcext:value-type="float" office:value="39" table:number-columns-repeated="2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573" table:style-name="ce3">
            <text:p>11573</text:p>
          </table:table-cell>
          <table:table-cell office:value-type="string" calcext:value-type="string" table:style-name="ce8">
            <text:p>Прокладки КПП 2108, 21099 н/о (картон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6.6" table:number-columns-repeated="2" table:style-name="ce14">
            <text:p>16,60</text:p>
          </table:table-cell>
          <table:table-cell office:value-type="float" calcext:value-type="float" office:value="25" table:number-columns-repeated="2" table:style-name="ce14">
            <text:p>2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800" table:style-name="ce3">
            <text:p>17800</text:p>
          </table:table-cell>
          <table:table-cell office:value-type="string" calcext:value-type="string" table:style-name="ce8">
            <text:p>Прокладки КПП 21083 н/о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0" table:number-columns-repeated="2" table:style-name="ce14">
            <text:p>10,00</text:p>
          </table:table-cell>
          <table:table-cell office:value-type="float" calcext:value-type="float" office:value="15" table:number-columns-repeated="2" table:style-name="ce14">
            <text:p>1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182" table:style-name="ce3">
            <text:p>18182</text:p>
          </table:table-cell>
          <table:table-cell office:value-type="string" calcext:value-type="string" table:style-name="ce8">
            <text:p>Прокладки КПП УАЗ-469 (4-х ступ.) (8 шт) "АДС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5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2.25" table:number-columns-repeated="2" table:style-name="ce14">
            <text:p>62,25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755" table:style-name="ce3">
            <text:p>14755</text:p>
          </table:table-cell>
          <table:table-cell office:value-type="string" calcext:value-type="string" table:style-name="ce8">
            <text:p>Прокладки моста заднего 2101 темпсил (3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6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5.835" table:style-name="ce14">
            <text:p>15,84</text:p>
          </table:table-cell>
          <table:table-cell office:value-type="float" calcext:value-type="float" office:value="31.67" table:style-name="ce14">
            <text:p>31,67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00" table:style-name="ce3">
            <text:p>4900</text:p>
          </table:table-cell>
          <table:table-cell office:value-type="string" calcext:value-type="string" table:style-name="ce8">
            <text:p>Прокладки моста заднего УАЗ (8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74" table:number-columns-repeated="2" table:style-name="ce14">
            <text:p>26,74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099" table:style-name="ce3">
            <text:p>5099</text:p>
          </table:table-cell>
          <table:table-cell office:value-type="string" calcext:value-type="string" table:style-name="ce8">
            <text:p>Прокладки поддона УАЗ (4шт) резиновы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-100907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55" table:number-columns-repeated="2" table:style-name="ce14">
            <text:p>39,55</text:p>
          </table:table-cell>
          <table:table-cell office:value-type="float" calcext:value-type="float" office:value="61" table:number-columns-repeated="2" table:style-name="ce14">
            <text:p>6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99" table:style-name="ce3">
            <text:p>4899</text:p>
          </table:table-cell>
          <table:table-cell office:value-type="string" calcext:value-type="string" table:style-name="ce8">
            <text:p>Прокладки помпы УАЗ 90 л/с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6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0.65" table:style-name="ce14">
            <text:p>10,65</text:p>
          </table:table-cell>
          <table:table-cell office:value-type="float" calcext:value-type="float" office:value="31.95" table:style-name="ce14">
            <text:p>31,95</text:p>
          </table:table-cell>
          <table:table-cell office:value-type="float" calcext:value-type="float" office:value="16" table:style-name="ce14">
            <text:p>16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625" table:style-name="ce3">
            <text:p>14625</text:p>
          </table:table-cell>
          <table:table-cell office:value-type="string" calcext:value-type="string" table:style-name="ce8">
            <text:p>Прокладки ресивера 2110, 2115 (дв.1.6) впускного коллектор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2-1008636-00/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9" table:number-columns-repeated="4" table:style-name="ce14">
            <text:p>8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826" table:style-name="ce3">
            <text:p>16826</text:p>
          </table:table-cell>
          <table:table-cell office:value-type="string" calcext:value-type="string" table:style-name="ce8">
            <text:p>Прокладки РК УАЗ "ND AUTO" паронит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.6" table:number-columns-repeated="2" table:style-name="ce14">
            <text:p>50,60</text:p>
          </table:table-cell>
          <table:table-cell office:value-type="float" calcext:value-type="float" office:value="73" table:number-columns-repeated="2" table:style-name="ce14">
            <text:p>7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351" table:style-name="ce3">
            <text:p>12351</text:p>
          </table:table-cell>
          <table:table-cell office:value-type="string" calcext:value-type="string" table:style-name="ce8">
            <text:p>Прокладки системы охлаждения УАЗ (100л.с.) паронитовые (4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130402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07" table:number-columns-repeated="2" table:style-name="ce14">
            <text:p>26,07</text:p>
          </table:table-cell>
          <table:table-cell office:value-type="float" calcext:value-type="float" office:value="39" table:number-columns-repeated="2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352" table:style-name="ce3">
            <text:p>12352</text:p>
          </table:table-cell>
          <table:table-cell office:value-type="string" calcext:value-type="string" table:style-name="ce8">
            <text:p>Прокладки системы охлаждения УАЗ (90л.с.) паронитовые (3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-1307089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" table:number-columns-repeated="2" table:style-name="ce14">
            <text:p>23,00</text:p>
          </table:table-cell>
          <table:table-cell office:value-type="float" calcext:value-type="float" office:value="33" table:number-columns-repeated="2" table:style-name="ce14">
            <text:p>3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759" table:style-name="ce3">
            <text:p>2759</text:p>
          </table:table-cell>
          <table:table-cell office:value-type="string" calcext:value-type="string" table:style-name="ce8">
            <text:p>Проставка топливн.насос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616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1.98" table:number-columns-repeated="2" table:style-name="ce14">
            <text:p>21,98</text:p>
          </table:table-cell>
          <table:table-cell office:value-type="float" calcext:value-type="float" office:value="32" table:number-columns-repeated="2" table:style-name="ce14">
            <text:p>3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296" table:style-name="ce3">
            <text:p>2296</text:p>
          </table:table-cell>
          <table:table-cell office:value-type="string" calcext:value-type="string" table:style-name="ce8">
            <text:p>Пружина задних колодок 2101 нижня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50203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.38" table:number-columns-repeated="2" table:style-name="ce14">
            <text:p>5,38</text:p>
          </table:table-cell>
          <table:table-cell office:value-type="float" calcext:value-type="float" office:value="16" table:number-columns-repeated="2" table:style-name="ce14">
            <text:p>1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02" table:style-name="ce3">
            <text:p>8002</text:p>
          </table:table-cell>
          <table:table-cell office:value-type="string" calcext:value-type="string" table:style-name="ce8">
            <text:p>Пружина задних колодок 2108 (3 витка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502033-0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1" table:style-name="ce3">
            <text:p>5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21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3.08" table:style-name="ce14">
            <text:p>3,08</text:p>
          </table:table-cell>
          <table:table-cell office:value-type="float" calcext:value-type="float" office:value="24.64" table:style-name="ce14">
            <text:p>24,64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72" table:style-name="ce3">
            <text:p>7072</text:p>
          </table:table-cell>
          <table:table-cell office:value-type="string" calcext:value-type="string" table:style-name="ce8">
            <text:p>Пружина задних колодок 2108 верхня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50203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3.8" table:style-name="ce14">
            <text:p>13,80</text:p>
          </table:table-cell>
          <table:table-cell office:value-type="float" calcext:value-type="float" office:value="27.6" table:style-name="ce14">
            <text:p>27,60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4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16" table:style-name="ce3">
            <text:p>3316</text:p>
          </table:table-cell>
          <table:table-cell office:value-type="string" calcext:value-type="string" table:style-name="ce8">
            <text:p>Пружина задних колодок 2108 нижня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50203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3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7.27" table:style-name="ce14">
            <text:p>17,27</text:p>
          </table:table-cell>
          <table:table-cell office:value-type="float" calcext:value-type="float" office:value="34.54" table:style-name="ce14">
            <text:p>34,54</text:p>
          </table:table-cell>
          <table:table-cell office:value-type="float" calcext:value-type="float" office:value="26" table:style-name="ce14">
            <text:p>26,00</text:p>
          </table:table-cell>
          <table:table-cell office:value-type="float" calcext:value-type="float" office:value="5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296" table:style-name="ce3">
            <text:p>19296</text:p>
          </table:table-cell>
          <table:table-cell office:value-type="string" calcext:value-type="string" table:style-name="ce8">
            <text:p>Пружина замка капота 1118 "АвтоВАЗ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840603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6.63" table:number-columns-repeated="2" table:style-name="ce14">
            <text:p>16,63</text:p>
          </table:table-cell>
          <table:table-cell office:value-type="float" calcext:value-type="float" office:value="25" table:number-columns-repeated="2" table:style-name="ce14">
            <text:p>2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70" table:style-name="ce3">
            <text:p>7070</text:p>
          </table:table-cell>
          <table:table-cell office:value-type="string" calcext:value-type="string" table:style-name="ce8">
            <text:p>Пружина замка капот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603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8.25" table:style-name="ce14">
            <text:p>8,25</text:p>
          </table:table-cell>
          <table:table-cell office:value-type="float" calcext:value-type="float" office:value="24.75" table:style-name="ce14">
            <text:p>24,75</text:p>
          </table:table-cell>
          <table:table-cell office:value-type="float" calcext:value-type="float" office:value="13.5" table:style-name="ce14">
            <text:p>13,50</text:p>
          </table:table-cell>
          <table:table-cell office:value-type="float" calcext:value-type="float" office:value="40.5" table:style-name="ce14">
            <text:p>40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297" table:style-name="ce3">
            <text:p>2297</text:p>
          </table:table-cell>
          <table:table-cell office:value-type="string" calcext:value-type="string" table:style-name="ce8">
            <text:p>Пружина клапана наружна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70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7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3.394" table:style-name="ce14">
            <text:p>3,39</text:p>
          </table:table-cell>
          <table:table-cell office:value-type="float" calcext:value-type="float" office:value="16.97" table:style-name="ce14">
            <text:p>16,97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20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3" table:style-name="ce3">
            <text:p>293</text:p>
          </table:table-cell>
          <table:table-cell office:value-type="string" calcext:value-type="string" table:style-name="ce8">
            <text:p>Пружина муфты сцепления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-756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1</text:p>
          </table:table-cell>
          <table:table-cell office:value-type="float" calcext:value-type="float" office:value="20" table:style-name="ce13">
            <text:p>20</text:p>
          </table:table-cell>
          <table:table-cell office:value-type="float" calcext:value-type="float" office:value="2.33" table:style-name="ce14">
            <text:p>2,33</text:p>
          </table:table-cell>
          <table:table-cell office:value-type="float" calcext:value-type="float" office:value="46.6" table:style-name="ce14">
            <text:p>46,60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851" table:style-name="ce3">
            <text:p>2851</text:p>
          </table:table-cell>
          <table:table-cell office:value-type="string" calcext:value-type="string" table:style-name="ce8">
            <text:p>Пружина педали газ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803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7.67" table:style-name="ce14">
            <text:p>7,67</text:p>
          </table:table-cell>
          <table:table-cell office:value-type="float" calcext:value-type="float" office:value="15.34" table:style-name="ce14">
            <text:p>15,34</text:p>
          </table:table-cell>
          <table:table-cell office:value-type="float" calcext:value-type="float" office:value="12.5" table:style-name="ce14">
            <text:p>12,50</text:p>
          </table:table-cell>
          <table:table-cell office:value-type="float" calcext:value-type="float" office:value="25" table:style-name="ce14">
            <text:p>2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397" table:style-name="ce3">
            <text:p>15397</text:p>
          </table:table-cell>
          <table:table-cell office:value-type="string" calcext:value-type="string" table:style-name="ce8">
            <text:p>Размораживатель замков "Kerry" (75мл) С СИЛИКОНОМ</text:p>
          </table:table-cell>
          <table:table-cell table:style-name="ce9"/>
          <table:table-cell office:value-type="string" calcext:value-type="string" table:style-name="ce9">
            <text:p>KR 983</text:p>
          </table:table-cell>
          <table:table-cell office:value-type="string" calcext:value-type="string" table:style-name="ce9">
            <text:p>разм.замков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9" table:style-name="ce3">
            <text:p>9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9.29" table:number-columns-repeated="2" table:style-name="ce14">
            <text:p>49,29</text:p>
          </table:table-cell>
          <table:table-cell office:value-type="float" calcext:value-type="float" office:value="72" table:number-columns-repeated="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282" table:style-name="ce3">
            <text:p>8282</text:p>
          </table:table-cell>
          <table:table-cell office:value-type="string" calcext:value-type="string" table:style-name="ce8">
            <text:p>Размораживатель замков Астрохим АС101 (60мл)</text:p>
          </table:table-cell>
          <table:table-cell table:style-name="ce9"/>
          <table:table-cell office:value-type="string" calcext:value-type="string" table:style-name="ce9">
            <text:p>АС 101</text:p>
          </table:table-cell>
          <table:table-cell office:value-type="string" calcext:value-type="string" table:style-name="ce9">
            <text:p>разм.замков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4.32" table:number-columns-repeated="2" table:style-name="ce14">
            <text:p>24,32</text:p>
          </table:table-cell>
          <table:table-cell office:value-type="float" calcext:value-type="float" office:value="34" table:number-columns-repeated="2" table:style-name="ce14">
            <text:p>3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25" table:style-name="ce3">
            <text:p>17625</text:p>
          </table:table-cell>
          <table:table-cell office:value-type="string" calcext:value-type="string" table:style-name="ce8">
            <text:p>Размораживатель замков Астрохим AC-106 (90мл) с силиконом</text:p>
          </table:table-cell>
          <table:table-cell table:style-name="ce9"/>
          <table:table-cell office:value-type="string" calcext:value-type="string" table:style-name="ce9">
            <text:p>AC 106</text:p>
          </table:table-cell>
          <table:table-cell office:value-type="string" calcext:value-type="string" table:style-name="ce9">
            <text:p>разм.замков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2.48" table:number-columns-repeated="2" table:style-name="ce14">
            <text:p>52,48</text:p>
          </table:table-cell>
          <table:table-cell office:value-type="float" calcext:value-type="float" office:value="73" table:number-columns-repeated="2" table:style-name="ce14">
            <text:p>7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421" table:style-name="ce3">
            <text:p>3421</text:p>
          </table:table-cell>
          <table:table-cell office:value-type="string" calcext:value-type="string" table:style-name="ce8">
            <text:p>Рамка под номер пластмассов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3.45" table:style-name="ce14">
            <text:p>33,45</text:p>
          </table:table-cell>
          <table:table-cell office:value-type="float" calcext:value-type="float" office:value="66.9" table:style-name="ce14">
            <text:p>66,90</text:p>
          </table:table-cell>
          <table:table-cell office:value-type="float" calcext:value-type="float" office:value="50" table:style-name="ce14">
            <text:p>50,00</text:p>
          </table:table-cell>
          <table:table-cell office:value-type="float" calcext:value-type="float" office:value="100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891" table:style-name="ce3">
            <text:p>16891</text:p>
          </table:table-cell>
          <table:table-cell office:value-type="string" calcext:value-type="string" table:style-name="ce8">
            <text:p>Рамка под номер с защелкой "Местный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" table:number-columns-repeated="2" table:style-name="ce14">
            <text:p>45,00</text:p>
          </table:table-cell>
          <table:table-cell office:value-type="float" calcext:value-type="float" office:value="68" table:number-columns-repeated="2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136" table:style-name="ce3">
            <text:p>3136</text:p>
          </table:table-cell>
          <table:table-cell office:value-type="string" calcext:value-type="string" table:style-name="ce8">
            <text:p>Распылитель ускорит.насос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738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1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5.903" table:style-name="ce14">
            <text:p>5,90</text:p>
          </table:table-cell>
          <table:table-cell office:value-type="float" calcext:value-type="float" office:value="59.03" table:style-name="ce14">
            <text:p>59,03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95" table:style-name="ce14">
            <text:p>9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746" table:style-name="ce3">
            <text:p>8746</text:p>
          </table:table-cell>
          <table:table-cell office:value-type="string" calcext:value-type="string" table:style-name="ce8">
            <text:p>Распылитель ускорит.насоса 2108, 2108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73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1.77" table:style-name="ce14">
            <text:p>21,77</text:p>
          </table:table-cell>
          <table:table-cell office:value-type="float" calcext:value-type="float" office:value="65.31" table:style-name="ce14">
            <text:p>65,31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201" table:style-name="ce3">
            <text:p>9201</text:p>
          </table:table-cell>
          <table:table-cell office:value-type="string" calcext:value-type="string" table:style-name="ce8">
            <text:p>Рассеиватели подфарников 2103 (желтые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3712070/7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.81" table:number-columns-repeated="2" table:style-name="ce14">
            <text:p>55,81</text:p>
          </table:table-cell>
          <table:table-cell office:value-type="float" calcext:value-type="float" office:value="87" table:number-columns-repeated="2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319" table:style-name="ce3">
            <text:p>11319</text:p>
          </table:table-cell>
          <table:table-cell office:value-type="string" calcext:value-type="string" table:style-name="ce8">
            <text:p>Рассеиватель подфарника 21011 (белый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1-37120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0.73" table:style-name="ce14">
            <text:p>10,73</text:p>
          </table:table-cell>
          <table:table-cell office:value-type="float" calcext:value-type="float" office:value="21.46" table:style-name="ce14">
            <text:p>21,46</text:p>
          </table:table-cell>
          <table:table-cell office:value-type="float" calcext:value-type="float" office:value="16" table:style-name="ce14">
            <text:p>16,00</text:p>
          </table:table-cell>
          <table:table-cell office:value-type="float" calcext:value-type="float" office:value="32" table:style-name="ce14">
            <text:p>3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00" table:style-name="ce3">
            <text:p>2900</text:p>
          </table:table-cell>
          <table:table-cell office:value-type="string" calcext:value-type="string" table:style-name="ce8">
            <text:p>Рассеиватель подфарника 21011 (желтый) УП148-204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1-37120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3.755" table:style-name="ce14">
            <text:p>13,76</text:p>
          </table:table-cell>
          <table:table-cell office:value-type="float" calcext:value-type="float" office:value="27.51" table:style-name="ce14">
            <text:p>27,51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723" table:style-name="ce3">
            <text:p>8723</text:p>
          </table:table-cell>
          <table:table-cell office:value-type="string" calcext:value-type="string" table:style-name="ce8">
            <text:p>Рассеиватель противотуманной фары 2110 BOSCH</text:p>
          </table:table-cell>
          <table:table-cell table:style-name="ce9"/>
          <table:table-cell office:value-type="string" calcext:value-type="string" table:style-name="ce9">
            <text:p>РБРР 756671 001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3.07" table:number-columns-repeated="2" table:style-name="ce14">
            <text:p>53,07</text:p>
          </table:table-cell>
          <table:table-cell office:value-type="float" calcext:value-type="float" office:value="63" table:number-columns-repeated="2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86" table:style-name="ce3">
            <text:p>17686</text:p>
          </table:table-cell>
          <table:table-cell office:value-type="string" calcext:value-type="string" table:style-name="ce8">
            <text:p>Рассеиватель указателя поворота 2108 левый бел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0" table:number-columns-repeated="2" table:style-name="ce14">
            <text:p>10,00</text:p>
          </table:table-cell>
          <table:table-cell office:value-type="float" calcext:value-type="float" office:value="46" table:number-columns-repeated="2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85" table:style-name="ce3">
            <text:p>17685</text:p>
          </table:table-cell>
          <table:table-cell office:value-type="string" calcext:value-type="string" table:style-name="ce8">
            <text:p>Рассеиватель указателя поворота 2108 правый бел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85" table:number-columns-repeated="2" table:style-name="ce14">
            <text:p>27,85</text:p>
          </table:table-cell>
          <table:table-cell office:value-type="float" calcext:value-type="float" office:value="42" table:number-columns-repeated="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87" table:style-name="ce3">
            <text:p>17687</text:p>
          </table:table-cell>
          <table:table-cell office:value-type="string" calcext:value-type="string" table:style-name="ce8">
            <text:p>Рассеиватель указателя поворота 2110 левый белый</text:p>
          </table:table-cell>
          <table:table-cell table:style-name="ce9"/>
          <table:table-cell office:value-type="string" calcext:value-type="string" table:style-name="ce9">
            <text:p>Р 101.3711204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7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88" table:number-columns-repeated="2" table:style-name="ce14">
            <text:p>34,88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88" table:style-name="ce3">
            <text:p>17688</text:p>
          </table:table-cell>
          <table:table-cell office:value-type="string" calcext:value-type="string" table:style-name="ce8">
            <text:p>Рассеиватель указателя поворота 2110 правый белый</text:p>
          </table:table-cell>
          <table:table-cell table:style-name="ce9"/>
          <table:table-cell office:value-type="string" calcext:value-type="string" table:style-name="ce9">
            <text:p>Р 10.3711204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7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88" table:number-columns-repeated="2" table:style-name="ce14">
            <text:p>34,88</text:p>
          </table:table-cell>
          <table:table-cell office:value-type="float" calcext:value-type="float" office:value="63" table:number-columns-repeated="2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57" table:style-name="ce3">
            <text:p>14857</text:p>
          </table:table-cell>
          <table:table-cell office:value-type="string" calcext:value-type="string" table:style-name="ce8">
            <text:p>Рассеиватель указателя поворота фар Газель, Волга-31029, 3110 белый (прав, лев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302-1192046/47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27" table:number-columns-repeated="2" table:style-name="ce14">
            <text:p>58,27</text:p>
          </table:table-cell>
          <table:table-cell office:value-type="float" calcext:value-type="float" office:value="84" table:number-columns-repeated="2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131" table:style-name="ce3">
            <text:p>19131</text:p>
          </table:table-cell>
          <table:table-cell office:value-type="string" calcext:value-type="string" table:style-name="ce8">
            <text:p>Рассеиватель указателя поворотов 2114, 2115 левый бел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9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4" table:number-columns-repeated="2" table:style-name="ce14">
            <text:p>54,00</text:p>
          </table:table-cell>
          <table:table-cell office:value-type="float" calcext:value-type="float" office:value="82" table:number-columns-repeated="2" table:style-name="ce14">
            <text:p>8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95" table:style-name="ce3">
            <text:p>17495</text:p>
          </table:table-cell>
          <table:table-cell office:value-type="string" calcext:value-type="string" table:style-name="ce8">
            <text:p>Рассеиватель указателя поворотов 2114, 2115 правый бел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7" table:number-columns-repeated="4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101" table:style-name="ce3">
            <text:p>3101</text:p>
          </table:table-cell>
          <table:table-cell office:value-type="string" calcext:value-type="string" table:style-name="ce8">
            <text:p>Рассеиватель указателя поворотов бокового УАЗ, ГАЗ</text:p>
          </table:table-cell>
          <table:table-cell table:style-name="ce9"/>
          <table:table-cell office:value-type="string" calcext:value-type="string" table:style-name="ce9">
            <text:p>УП101-3726204</text:p>
          </table:table-cell>
          <table:table-cell office:value-type="string" calcext:value-type="string" table:style-name="ce9">
            <text:p>469-3726204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8.5" table:style-name="ce14">
            <text:p>8,50</text:p>
          </table:table-cell>
          <table:table-cell office:value-type="float" calcext:value-type="float" office:value="17" table:style-name="ce14">
            <text:p>1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118" table:style-name="ce3">
            <text:p>5118</text:p>
          </table:table-cell>
          <table:table-cell office:value-type="string" calcext:value-type="string" table:style-name="ce8">
            <text:p>Рассеиватель фары 11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37112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8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.19" table:number-columns-repeated="2" table:style-name="ce14">
            <text:p>55,19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533" table:style-name="ce3">
            <text:p>2533</text:p>
          </table:table-cell>
          <table:table-cell office:value-type="string" calcext:value-type="string" table:style-name="ce8">
            <text:p>Рассеиватель фары 2101, УАЗ, ГАЗ</text:p>
          </table:table-cell>
          <table:table-cell table:style-name="ce9"/>
          <table:table-cell office:value-type="string" calcext:value-type="string" table:style-name="ce9">
            <text:p>ФГ 140</text:p>
          </table:table-cell>
          <table:table-cell office:value-type="string" calcext:value-type="string" table:style-name="ce9">
            <text:p>2101-37112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number-columns-repeated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8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1.815" table:style-name="ce14">
            <text:p>21,82</text:p>
          </table:table-cell>
          <table:table-cell office:value-type="float" calcext:value-type="float" office:value="43.63" table:style-name="ce14">
            <text:p>43,63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536" table:style-name="ce3">
            <text:p>2536</text:p>
          </table:table-cell>
          <table:table-cell office:value-type="string" calcext:value-type="string" table:style-name="ce8">
            <text:p>Рассеиватель фары дальнего света 2103</text:p>
          </table:table-cell>
          <table:table-cell table:style-name="ce9"/>
          <table:table-cell office:value-type="string" calcext:value-type="string" table:style-name="ce9">
            <text:p>15.3711201/ТН140.0201</text:p>
          </table:table-cell>
          <table:table-cell office:value-type="string" calcext:value-type="string" table:style-name="ce9">
            <text:p>2103-371121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1.98" table:number-columns-repeated="2" table:style-name="ce14">
            <text:p>21,98</text:p>
          </table:table-cell>
          <table:table-cell office:value-type="float" calcext:value-type="float" office:value="33" table:number-columns-repeated="2" table:style-name="ce14">
            <text:p>3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537" table:style-name="ce3">
            <text:p>2537</text:p>
          </table:table-cell>
          <table:table-cell office:value-type="string" calcext:value-type="string" table:style-name="ce8">
            <text:p>Рассеиватель фары левый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7110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8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.87" table:number-columns-repeated="2" table:style-name="ce14">
            <text:p>55,87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102" table:style-name="ce3">
            <text:p>3102</text:p>
          </table:table-cell>
          <table:table-cell office:value-type="string" calcext:value-type="string" table:style-name="ce8">
            <text:p>Рассеиватель фонаря заднего хода УАЗ</text:p>
          </table:table-cell>
          <table:table-cell table:style-name="ce9"/>
          <table:table-cell office:value-type="string" calcext:value-type="string" table:style-name="ce9">
            <text:p>ФП135-3716204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77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7" table:number-columns-repeated="2" table:style-name="ce14">
            <text:p>26,70</text:p>
          </table:table-cell>
          <table:table-cell office:value-type="float" calcext:value-type="float" office:value="47" table:number-columns-repeated="2" table:style-name="ce14">
            <text:p>4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2" table:style-name="ce3">
            <text:p>292</text:p>
          </table:table-cell>
          <table:table-cell office:value-type="string" calcext:value-type="string" table:style-name="ce8">
            <text:p>Рассеиватель фонаря переднего УАЗ</text:p>
          </table:table-cell>
          <table:table-cell table:style-name="ce9"/>
          <table:table-cell office:value-type="string" calcext:value-type="string" table:style-name="ce9">
            <text:p>ПФ130-3712201-А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8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3.26" table:style-name="ce14">
            <text:p>23,26</text:p>
          </table:table-cell>
          <table:table-cell office:value-type="float" calcext:value-type="float" office:value="46.52" table:style-name="ce14">
            <text:p>46,52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56" table:style-name="ce3">
            <text:p>4956</text:p>
          </table:table-cell>
          <table:table-cell office:value-type="string" calcext:value-type="string" table:style-name="ce8">
            <text:p>Реле 23.3747 поворота 2106,2121 (5-ти конт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3747010-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4.09" table:number-columns-repeated="2" table:style-name="ce14">
            <text:p>84,09</text:p>
          </table:table-cell>
          <table:table-cell office:value-type="float" calcext:value-type="float" office:value="104" table:number-columns-repeated="2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490" table:style-name="ce3">
            <text:p>11490</text:p>
          </table:table-cell>
          <table:table-cell office:value-type="string" calcext:value-type="string" table:style-name="ce8">
            <text:p>Реле 98.3747-111 (4-х конт.) 1118 Псков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9-3747210-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2.28" table:number-columns-repeated="2" table:style-name="ce14">
            <text:p>72,28</text:p>
          </table:table-cell>
          <table:table-cell office:value-type="float" calcext:value-type="float" office:value="103" table:number-columns-repeated="2" table:style-name="ce14">
            <text:p>10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8" table:style-name="ce3">
            <text:p>798</text:p>
          </table:table-cell>
          <table:table-cell office:value-type="string" calcext:value-type="string" table:style-name="ce8">
            <text:p>Реле РС527 света 210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37264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2" table:number-columns-repeated="2" table:style-name="ce14">
            <text:p>61,20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774" table:style-name="ce3">
            <text:p>11774</text:p>
          </table:table-cell>
          <table:table-cell office:value-type="string" calcext:value-type="string" table:style-name="ce8">
            <text:p>Реле тепловое ПР-2 30А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372222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1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9.73" table:number-columns-repeated="2" table:style-name="ce14">
            <text:p>49,73</text:p>
          </table:table-cell>
          <table:table-cell office:value-type="float" calcext:value-type="float" office:value="77" table:number-columns-repeated="2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898" table:style-name="ce3">
            <text:p>13898</text:p>
          </table:table-cell>
          <table:table-cell office:value-type="string" calcext:value-type="string" table:style-name="ce8">
            <text:p>Рем. набор крепления генератора 2101, 2108 "ЗавГар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6.57" table:number-columns-repeated="2" table:style-name="ce14">
            <text:p>56,57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73" table:style-name="ce3">
            <text:p>7073</text:p>
          </table:table-cell>
          <table:table-cell office:value-type="string" calcext:value-type="string" table:style-name="ce8">
            <text:p>Ремвставка заднего крыла 2101-06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840402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74" table:style-name="ce3">
            <text:p>7074</text:p>
          </table:table-cell>
          <table:table-cell office:value-type="string" calcext:value-type="string" table:style-name="ce8">
            <text:p>Ремвставка заднего крыла 2101-06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84040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77" table:style-name="ce3">
            <text:p>7077</text:p>
          </table:table-cell>
          <table:table-cell office:value-type="string" calcext:value-type="string" table:style-name="ce8">
            <text:p>Ремвставка рамки ветрового стекла 2101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520101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9.825" table:style-name="ce14">
            <text:p>29,83</text:p>
          </table:table-cell>
          <table:table-cell office:value-type="float" calcext:value-type="float" office:value="59.65" table:style-name="ce14">
            <text:p>59,65</text:p>
          </table:table-cell>
          <table:table-cell office:value-type="float" calcext:value-type="float" office:value="38" table:style-name="ce14">
            <text:p>38,00</text:p>
          </table:table-cell>
          <table:table-cell office:value-type="float" calcext:value-type="float" office:value="76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78" table:style-name="ce3">
            <text:p>7078</text:p>
          </table:table-cell>
          <table:table-cell office:value-type="string" calcext:value-type="string" table:style-name="ce8">
            <text:p>Ремвставка рамки ветрового стекла 2101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520101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9.25" table:number-columns-repeated="2" table:style-name="ce14">
            <text:p>29,25</text:p>
          </table:table-cell>
          <table:table-cell office:value-type="float" calcext:value-type="float" office:value="38" table:number-columns-repeated="2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748" table:style-name="ce3">
            <text:p>7748</text:p>
          </table:table-cell>
          <table:table-cell office:value-type="string" calcext:value-type="string" table:style-name="ce8">
            <text:p>Ремвставка рамки ветрового стекла 2103 лев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" table:number-columns-repeated="4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751" table:style-name="ce3">
            <text:p>7751</text:p>
          </table:table-cell>
          <table:table-cell office:value-type="string" calcext:value-type="string" table:style-name="ce8">
            <text:p>Ремвставка рамки ветрового стекла 2105 правая коротк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" table:number-columns-repeated="4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157" table:style-name="ce3">
            <text:p>18157</text:p>
          </table:table-cell>
          <table:table-cell office:value-type="string" calcext:value-type="string" table:style-name="ce8">
            <text:p>Ремень генератора Газель AVX 10*750 УМЗ-4216 EURO-III под муфту электромагнитную</text:p>
          </table:table-cell>
          <table:table-cell table:style-name="ce9"/>
          <table:table-cell office:value-type="string" calcext:value-type="string" table:style-name="ce9">
            <text:p>TKG-3407072-61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7.97" table:number-columns-repeated="2" table:style-name="ce14">
            <text:p>67,97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900" table:style-name="ce3">
            <text:p>11900</text:p>
          </table:table-cell>
          <table:table-cell office:value-type="string" calcext:value-type="string" table:style-name="ce8">
            <text:p>Ремень генератора М-412, ГАЗ-53, УАЗ простой (833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92" table:number-columns-repeated="2" table:style-name="ce14">
            <text:p>47,92</text:p>
          </table:table-cell>
          <table:table-cell office:value-type="float" calcext:value-type="float" office:value="72" table:number-columns-repeated="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009" table:style-name="ce3">
            <text:p>18009</text:p>
          </table:table-cell>
          <table:table-cell office:value-type="string" calcext:value-type="string" table:style-name="ce8">
            <text:p>Ремень ГУР 750 ГАЗель-3302 БИЗНЕС "FUJI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7.42" table:number-columns-repeated="2" table:style-name="ce14">
            <text:p>57,42</text:p>
          </table:table-cell>
          <table:table-cell office:value-type="float" calcext:value-type="float" office:value="87" table:number-columns-repeated="2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642" table:style-name="ce3">
            <text:p>12642</text:p>
          </table:table-cell>
          <table:table-cell office:value-type="string" calcext:value-type="string" table:style-name="ce8">
            <text:p>Ремень крепления расширительного бачка 2105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131109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.41" table:number-columns-repeated="2" table:style-name="ce14">
            <text:p>23,41</text:p>
          </table:table-cell>
          <table:table-cell office:value-type="float" calcext:value-type="float" office:value="32" table:number-columns-repeated="2" table:style-name="ce14">
            <text:p>3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15" table:style-name="ce3">
            <text:p>4815</text:p>
          </table:table-cell>
          <table:table-cell office:value-type="string" calcext:value-type="string" table:style-name="ce8">
            <text:p>Ремкомплект амортизатора УАЗ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8" table:number-columns-repeated="2" table:style-name="ce14">
            <text:p>18,00</text:p>
          </table:table-cell>
          <table:table-cell office:value-type="float" calcext:value-type="float" office:value="23" table:number-columns-repeated="2" table:style-name="ce14">
            <text:p>2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47" table:style-name="ce3">
            <text:p>647</text:p>
          </table:table-cell>
          <table:table-cell office:value-type="string" calcext:value-type="string" table:style-name="ce8">
            <text:p>Ремкомплект ГТЦ 2101-07,2121, 111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41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3.29" table:style-name="ce14">
            <text:p>13,29</text:p>
          </table:table-cell>
          <table:table-cell office:value-type="float" calcext:value-type="float" office:value="53.16" table:style-name="ce14">
            <text:p>53,16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77" table:style-name="ce3">
            <text:p>477</text:p>
          </table:table-cell>
          <table:table-cell office:value-type="string" calcext:value-type="string" table:style-name="ce8">
            <text:p>Ремкомплект ГТЦ 2108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3.74" table:number-columns-repeated="2" table:style-name="ce14">
            <text:p>33,74</text:p>
          </table:table-cell>
          <table:table-cell office:value-type="float" calcext:value-type="float" office:value="51" table:number-columns-repeated="2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803" table:style-name="ce3">
            <text:p>2803</text:p>
          </table:table-cell>
          <table:table-cell office:value-type="string" calcext:value-type="string" table:style-name="ce8">
            <text:p>Ремкомплект ГЦС 210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4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9.65" table:style-name="ce14">
            <text:p>29,65</text:p>
          </table:table-cell>
          <table:table-cell office:value-type="float" calcext:value-type="float" office:value="59.3" table:style-name="ce14">
            <text:p>59,30</text:p>
          </table:table-cell>
          <table:table-cell office:value-type="float" calcext:value-type="float" office:value="45" table:style-name="ce14">
            <text:p>45,0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107" table:style-name="ce3">
            <text:p>14107</text:p>
          </table:table-cell>
          <table:table-cell office:value-type="string" calcext:value-type="string" table:style-name="ce8">
            <text:p>Ремкомплект ГЦС УАЗ, ГАЗ, ПАЗ (манжеты, пыльник)</text:p>
          </table:table-cell>
          <table:table-cell table:style-name="ce9"/>
          <table:table-cell office:value-type="string" calcext:value-type="string" table:style-name="ce9">
            <text:p>№ 51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3.5" table:number-columns-repeated="2" table:style-name="ce14">
            <text:p>13,50</text:p>
          </table:table-cell>
          <table:table-cell office:value-type="float" calcext:value-type="float" office:value="22" table:number-columns-repeated="2" table:style-name="ce14">
            <text:p>2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77" table:style-name="ce3">
            <text:p>4977</text:p>
          </table:table-cell>
          <table:table-cell office:value-type="string" calcext:value-type="string" table:style-name="ce8">
            <text:p>Ремкомплект золотник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92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4.75" table:style-name="ce14">
            <text:p>34,75</text:p>
          </table:table-cell>
          <table:table-cell office:value-type="float" calcext:value-type="float" office:value="69.5" table:style-name="ce14">
            <text:p>69,50</text:p>
          </table:table-cell>
          <table:table-cell office:value-type="float" calcext:value-type="float" office:value="52" table:style-name="ce14">
            <text:p>52,00</text:p>
          </table:table-cell>
          <table:table-cell office:value-type="float" calcext:value-type="float" office:value="104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71" table:style-name="ce3">
            <text:p>871</text:p>
          </table:table-cell>
          <table:table-cell office:value-type="string" calcext:value-type="string" table:style-name="ce8">
            <text:p>Ремкомплект ЗТЦ 2101-09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4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2.27" table:style-name="ce14">
            <text:p>12,27</text:p>
          </table:table-cell>
          <table:table-cell office:value-type="float" calcext:value-type="float" office:value="36.81" table:style-name="ce14">
            <text:p>36,81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57" table:style-name="ce14">
            <text:p>5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76" table:style-name="ce3">
            <text:p>14576</text:p>
          </table:table-cell>
          <table:table-cell office:value-type="string" calcext:value-type="string" table:style-name="ce8">
            <text:p>Ремкомплект крепления (болты) корзины сцепления 2101 "ЗавГар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" table:number-columns-repeated="4" table:style-name="ce14">
            <text:p>4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151" table:style-name="ce3">
            <text:p>18151</text:p>
          </table:table-cell>
          <table:table-cell office:value-type="string" calcext:value-type="string" table:style-name="ce8">
            <text:p>Ремкомплект крепления задних амортизаторов 2108, 2110, 2170, 1118 "ЗавГар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4.69" table:number-columns-repeated="2" table:style-name="ce14">
            <text:p>64,69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231" table:style-name="ce3">
            <text:p>17231</text:p>
          </table:table-cell>
          <table:table-cell office:value-type="string" calcext:value-type="string" table:style-name="ce8">
            <text:p>Ремкомплект крепления кардана 3302 (пластина, болт, шайба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83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2.19" table:number-columns-repeated="2" table:style-name="ce14">
            <text:p>12,19</text:p>
          </table:table-cell>
          <table:table-cell office:value-type="float" calcext:value-type="float" office:value="18" table:number-columns-repeated="2" table:style-name="ce14">
            <text:p>1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20" table:style-name="ce3">
            <text:p>14820</text:p>
          </table:table-cell>
          <table:table-cell office:value-type="string" calcext:value-type="string" table:style-name="ce8">
            <text:p>Ремкомплект крепления ступицы 2101 (лев.+прав.) <text:s/>"ЗавГар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7" table:number-columns-repeated="2" table:style-name="ce14">
            <text:p>35,70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135" table:style-name="ce3">
            <text:p>11135</text:p>
          </table:table-cell>
          <table:table-cell office:value-type="string" calcext:value-type="string" table:style-name="ce8">
            <text:p>Ремкомплект крышки ГРМ 2112 (16-ти клап.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6.09" table:number-columns-repeated="2" table:style-name="ce14">
            <text:p>76,09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588" table:style-name="ce3">
            <text:p>11588</text:p>
          </table:table-cell>
          <table:table-cell office:value-type="string" calcext:value-type="string" table:style-name="ce8">
            <text:p>Ремкомплект крышки клапанов (уплотнители) ЗМЗ-406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-45.52" table:number-columns-repeated="2" table:style-name="ce14">
            <text:p>-45,52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06" table:style-name="ce3">
            <text:p>1906</text:p>
          </table:table-cell>
          <table:table-cell office:value-type="string" calcext:value-type="string" table:style-name="ce8">
            <text:p>Ремкомплект кулисы 210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84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7.16" table:style-name="ce14">
            <text:p>7,16</text:p>
          </table:table-cell>
          <table:table-cell office:value-type="float" calcext:value-type="float" office:value="35.8" table:style-name="ce14">
            <text:p>35,80</text:p>
          </table:table-cell>
          <table:table-cell office:value-type="float" calcext:value-type="float" office:value="12" table:style-name="ce14">
            <text:p>12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801" table:style-name="ce3">
            <text:p>12801</text:p>
          </table:table-cell>
          <table:table-cell office:value-type="string" calcext:value-type="string" table:style-name="ce8">
            <text:p>Ремкомплект кулисы КПП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700800-8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3.15" table:number-columns-repeated="2" table:style-name="ce14">
            <text:p>53,15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557" table:style-name="ce3">
            <text:p>12557</text:p>
          </table:table-cell>
          <table:table-cell office:value-type="string" calcext:value-type="string" table:style-name="ce8">
            <text:p>Ремкомплект личинок 2104-2107 в вакуумной упаковке (2+2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74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3.84" table:style-name="ce14">
            <text:p>13,84</text:p>
          </table:table-cell>
          <table:table-cell office:value-type="float" calcext:value-type="float" office:value="55.36" table:style-name="ce14">
            <text:p>55,36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92" table:style-name="ce14">
            <text:p>9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4" table:style-name="ce3">
            <text:p>744</text:p>
          </table:table-cell>
          <table:table-cell office:value-type="string" calcext:value-type="string" table:style-name="ce8">
            <text:p>Ремкомплект маятника 2101 (2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42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9.2" table:style-name="ce14">
            <text:p>9,20</text:p>
          </table:table-cell>
          <table:table-cell office:value-type="float" calcext:value-type="float" office:value="46" table:style-name="ce14">
            <text:p>46,00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727" table:style-name="ce3">
            <text:p>17727</text:p>
          </table:table-cell>
          <table:table-cell office:value-type="string" calcext:value-type="string" table:style-name="ce8">
            <text:p>Ремкомплект муфты синхронизатора КПП 2108, 211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83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38" table:number-columns-repeated="2" table:style-name="ce14">
            <text:p>26,38</text:p>
          </table:table-cell>
          <table:table-cell office:value-type="float" calcext:value-type="float" office:value="38" table:number-columns-repeated="2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790" table:style-name="ce3">
            <text:p>18790</text:p>
          </table:table-cell>
          <table:table-cell office:value-type="string" calcext:value-type="string" table:style-name="ce8">
            <text:p>Ремкомплект передней подвески М-2126 (втулка стаб., втулка рычага, без с\б 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8" table:style-name="ce3">
            <text:p>8</text:p>
          </table:table-cell>
          <table:table-cell office:value-type="string" calcext:value-type="string" table:style-name="ce9">
            <text:p>Запчасти ИЖ (Ода)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7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office:value-type="float" calcext:value-type="float" office:value="103" table:number-columns-repeated="2" table:style-name="ce14">
            <text:p>10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582" table:style-name="ce3">
            <text:p>14582</text:p>
          </table:table-cell>
          <table:table-cell office:value-type="string" calcext:value-type="string" table:style-name="ce8">
            <text:p>Ремкомплект приемной трубы 3302 с дв.УМЗ "ЗавГар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302-1203800-10Р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office:value-type="float" calcext:value-type="float" office:value="72" table:number-columns-repeated="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209" table:style-name="ce3">
            <text:p>5209</text:p>
          </table:table-cell>
          <table:table-cell office:value-type="string" calcext:value-type="string" table:style-name="ce8">
            <text:p>Ремкомплект ручек дверных задних 210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515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82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2" table:number-columns-repeated="2" table:style-name="ce14">
            <text:p>61,2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217" table:style-name="ce3">
            <text:p>5217</text:p>
          </table:table-cell>
          <table:table-cell office:value-type="string" calcext:value-type="string" table:style-name="ce8">
            <text:p>Ремкомплект ручек дверных передних 2109 с тягами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79" table:number-columns-repeated="2" table:style-name="ce14">
            <text:p>46,79</text:p>
          </table:table-cell>
          <table:table-cell office:value-type="float" calcext:value-type="float" office:value="71" table:number-columns-repeated="2" table:style-name="ce14">
            <text:p>7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108" table:style-name="ce3">
            <text:p>14108</text:p>
          </table:table-cell>
          <table:table-cell office:value-type="string" calcext:value-type="string" table:style-name="ce8">
            <text:p>Ремкомплект РЦС Волга, ГАЗель, УАЗ (манжеты, пыльник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4.2" table:style-name="ce14">
            <text:p>14,20</text:p>
          </table:table-cell>
          <table:table-cell office:value-type="float" calcext:value-type="float" office:value="28.4" table:style-name="ce14">
            <text:p>28,40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4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46" table:style-name="ce3">
            <text:p>646</text:p>
          </table:table-cell>
          <table:table-cell office:value-type="string" calcext:value-type="string" table:style-name="ce8">
            <text:p>Ремкомплект стоек 2108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44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" table:style-name="ce14">
            <text:p>22,00</text:p>
          </table:table-cell>
          <table:table-cell office:value-type="float" calcext:value-type="float" office:value="44" table:style-name="ce14">
            <text:p>44,00</text:p>
          </table:table-cell>
          <table:table-cell office:value-type="float" calcext:value-type="float" office:value="22" table:style-name="ce14">
            <text:p>22,0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006" table:style-name="ce3">
            <text:p>14006</text:p>
          </table:table-cell>
          <table:table-cell office:value-type="string" calcext:value-type="string" table:style-name="ce8">
            <text:p>Ремкомплект суппорта 11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350118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" table:number-columns-repeated="2" table:style-name="ce14">
            <text:p>46,00</text:p>
          </table:table-cell>
          <table:table-cell office:value-type="float" calcext:value-type="float" office:value="64" table:number-columns-repeated="2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31" table:style-name="ce3">
            <text:p>1831</text:p>
          </table:table-cell>
          <table:table-cell office:value-type="string" calcext:value-type="string" table:style-name="ce8">
            <text:p>Ремкомплект суппорта 2108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5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9.7566666666667" table:style-name="ce14">
            <text:p>19,76</text:p>
          </table:table-cell>
          <table:table-cell office:value-type="float" calcext:value-type="float" office:value="59.27" table:style-name="ce14">
            <text:p>59,27</text:p>
          </table:table-cell>
          <table:table-cell office:value-type="float" calcext:value-type="float" office:value="28" table:style-name="ce14">
            <text:p>28,00</text:p>
          </table:table-cell>
          <table:table-cell office:value-type="float" calcext:value-type="float" office:value="84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14" table:style-name="ce3">
            <text:p>814</text:p>
          </table:table-cell>
          <table:table-cell office:value-type="string" calcext:value-type="string" table:style-name="ce8">
            <text:p>Ремкомплект суппорта 212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6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0.4266666666667" table:style-name="ce14">
            <text:p>20,43</text:p>
          </table:table-cell>
          <table:table-cell office:value-type="float" calcext:value-type="float" office:value="61.28" table:style-name="ce14">
            <text:p>61,28</text:p>
          </table:table-cell>
          <table:table-cell office:value-type="float" calcext:value-type="float" office:value="30" table:style-name="ce14">
            <text:p>30,0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34" table:style-name="ce3">
            <text:p>3334</text:p>
          </table:table-cell>
          <table:table-cell office:value-type="string" calcext:value-type="string" table:style-name="ce8">
            <text:p>Ремкомплект экономайзера принудительного ХХ УАЗ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83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6.8" table:style-name="ce14">
            <text:p>16,80</text:p>
          </table:table-cell>
          <table:table-cell office:value-type="float" calcext:value-type="float" office:value="50.4" table:style-name="ce14">
            <text:p>50,40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300" table:style-name="ce3">
            <text:p>4300</text:p>
          </table:table-cell>
          <table:table-cell office:value-type="string" calcext:value-type="string" table:style-name="ce8">
            <text:p>Ручка двери внутренняя (пластм-вая)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9-610518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7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7.39333333333333" table:style-name="ce14">
            <text:p>7,39</text:p>
          </table:table-cell>
          <table:table-cell office:value-type="float" calcext:value-type="float" office:value="22.18" table:style-name="ce14">
            <text:p>22,18</text:p>
          </table:table-cell>
          <table:table-cell office:value-type="float" calcext:value-type="float" office:value="11.5" table:style-name="ce14">
            <text:p>11,50</text:p>
          </table:table-cell>
          <table:table-cell office:value-type="float" calcext:value-type="float" office:value="34.5" table:style-name="ce14">
            <text:p>34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990" table:style-name="ce3">
            <text:p>6990</text:p>
          </table:table-cell>
          <table:table-cell office:value-type="string" calcext:value-type="string" table:style-name="ce8">
            <text:p>Ручка двери внутренняя (пластм-вая) 2110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6105180-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5" table:number-columns-repeated="4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992" table:style-name="ce3">
            <text:p>6992</text:p>
          </table:table-cell>
          <table:table-cell office:value-type="string" calcext:value-type="string" table:style-name="ce8">
            <text:p>Ручка двери внутренняя (пластм-вая) 2115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4-610518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1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6.5" table:style-name="ce14">
            <text:p>16,50</text:p>
          </table:table-cell>
          <table:table-cell office:value-type="float" calcext:value-type="float" office:value="66" table:style-name="ce14">
            <text:p>66,00</text:p>
          </table:table-cell>
          <table:table-cell office:value-type="float" calcext:value-type="float" office:value="25" table:style-name="ce14">
            <text:p>25,00</text:p>
          </table:table-cell>
          <table:table-cell office:value-type="float" calcext:value-type="float" office:value="100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54" table:style-name="ce3">
            <text:p>19454</text:p>
          </table:table-cell>
          <table:table-cell office:value-type="string" calcext:value-type="string" table:style-name="ce8">
            <text:p>Ручка двери внутренняя 1118 (язычок)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610518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9" table:number-columns-repeated="2" table:style-name="ce14">
            <text:p>19,00</text:p>
          </table:table-cell>
          <table:table-cell office:value-type="float" calcext:value-type="float" office:value="29" table:number-columns-repeated="2" table:style-name="ce14">
            <text:p>2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50" table:style-name="ce3">
            <text:p>17650</text:p>
          </table:table-cell>
          <table:table-cell office:value-type="string" calcext:value-type="string" table:style-name="ce8">
            <text:p>Ручка двери внутренняя 1118 правая "ДААЗ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610518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2.5" table:number-columns-repeated="2" table:style-name="ce14">
            <text:p>62,50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00" table:style-name="ce3">
            <text:p>17000</text:p>
          </table:table-cell>
          <table:table-cell office:value-type="string" calcext:value-type="string" table:style-name="ce8">
            <text:p>Ручка двери внутренняя 2114 правая ДААЗ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4.39" table:number-columns-repeated="2" table:style-name="ce14">
            <text:p>34,39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87" table:style-name="ce3">
            <text:p>12187</text:p>
          </table:table-cell>
          <table:table-cell office:value-type="string" calcext:value-type="string" table:style-name="ce8">
            <text:p>Ручка двери внутренняя 2123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3-610518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9.09" table:number-columns-repeated="2" table:style-name="ce14">
            <text:p>69,09</text:p>
          </table:table-cell>
          <table:table-cell office:value-type="float" calcext:value-type="float" office:value="96" table:number-columns-repeated="2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88" table:style-name="ce3">
            <text:p>12188</text:p>
          </table:table-cell>
          <table:table-cell office:value-type="string" calcext:value-type="string" table:style-name="ce8">
            <text:p>Ручка двери внутренняя 2123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3-610518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8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4" table:number-columns-repeated="2" table:style-name="ce14">
            <text:p>74,00</text:p>
          </table:table-cell>
          <table:table-cell office:value-type="float" calcext:value-type="float" office:value="103" table:number-columns-repeated="2" table:style-name="ce14">
            <text:p>10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943" table:style-name="ce3">
            <text:p>3943</text:p>
          </table:table-cell>
          <table:table-cell office:value-type="string" calcext:value-type="string" table:style-name="ce8">
            <text:p>Ручка двери наруж.ГАЗель-2705 (метал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705-630515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.29" table:number-columns-repeated="2" table:style-name="ce14">
            <text:p>55,29</text:p>
          </table:table-cell>
          <table:table-cell office:value-type="float" calcext:value-type="float" office:value="77" table:number-columns-repeated="2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704" table:style-name="ce3">
            <text:p>11704</text:p>
          </table:table-cell>
          <table:table-cell office:value-type="string" calcext:value-type="string" table:style-name="ce8">
            <text:p>Ручка переключателя стеклоочистителя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52-520507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76" table:number-columns-repeated="2" table:style-name="ce14">
            <text:p>47,76</text:p>
          </table:table-cell>
          <table:table-cell office:value-type="float" calcext:value-type="float" office:value="69" table:number-columns-repeated="2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39" table:style-name="ce3">
            <text:p>15739</text:p>
          </table:table-cell>
          <table:table-cell office:value-type="string" calcext:value-type="string" table:style-name="ce8">
            <text:p>Ручка регулировки наклона сидения 2108 в сборе с мет.вставкой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814232/3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63</text:p>
          </table:table-cell>
          <table:table-cell office:value-type="float" calcext:value-type="float" office:value="1.5" table:style-name="ce13">
            <text:p>1,5</text:p>
          </table:table-cell>
          <table:table-cell office:value-type="float" calcext:value-type="float" office:value="28.8666666666667" table:style-name="ce14">
            <text:p>28,87</text:p>
          </table:table-cell>
          <table:table-cell office:value-type="float" calcext:value-type="float" office:value="43.3" table:style-name="ce14">
            <text:p>43,30</text:p>
          </table:table-cell>
          <table:table-cell office:value-type="float" calcext:value-type="float" office:value="42" table:style-name="ce14">
            <text:p>42,00</text:p>
          </table:table-cell>
          <table:table-cell office:value-type="float" calcext:value-type="float" office:value="63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96" table:style-name="ce3">
            <text:p>7996</text:p>
          </table:table-cell>
          <table:table-cell office:value-type="string" calcext:value-type="string" table:style-name="ce8">
            <text:p>Ручка спинки сидения 2108 с держателем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814232/3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3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4.31" table:style-name="ce14">
            <text:p>14,31</text:p>
          </table:table-cell>
          <table:table-cell office:value-type="float" calcext:value-type="float" office:value="42.93" table:style-name="ce14">
            <text:p>42,93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63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718" table:style-name="ce3">
            <text:p>2718</text:p>
          </table:table-cell>
          <table:table-cell office:value-type="string" calcext:value-type="string" table:style-name="ce8">
            <text:p>Ручка стеклоподъемника (пластм-вая)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406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.13" table:number-columns-repeated="2" table:style-name="ce14">
            <text:p>7,13</text:p>
          </table:table-cell>
          <table:table-cell office:value-type="float" calcext:value-type="float" office:value="12.5" table:number-columns-repeated="2" table:style-name="ce14">
            <text:p>1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36" table:style-name="ce3">
            <text:p>736</text:p>
          </table:table-cell>
          <table:table-cell office:value-type="string" calcext:value-type="string" table:style-name="ce8">
            <text:p>Ручка стеклоподъемника 2105, УАЗ пластмассо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610406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31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7.615" table:style-name="ce14">
            <text:p>7,62</text:p>
          </table:table-cell>
          <table:table-cell office:value-type="float" calcext:value-type="float" office:value="45.69" table:style-name="ce14">
            <text:p>45,69</text:p>
          </table:table-cell>
          <table:table-cell office:value-type="float" calcext:value-type="float" office:value="12.5" table:style-name="ce14">
            <text:p>12,5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25" table:style-name="ce3">
            <text:p>825</text:p>
          </table:table-cell>
          <table:table-cell office:value-type="string" calcext:value-type="string" table:style-name="ce8">
            <text:p>Рычаг бендикса 2101 (на стартер КЗАТЭ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7084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.67" table:number-columns-repeated="2" table:style-name="ce14">
            <text:p>7,67</text:p>
          </table:table-cell>
          <table:table-cell office:value-type="float" calcext:value-type="float" office:value="12.5" table:number-columns-repeated="2" table:style-name="ce14">
            <text:p>1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53" table:style-name="ce3">
            <text:p>1853</text:p>
          </table:table-cell>
          <table:table-cell office:value-type="string" calcext:value-type="string" table:style-name="ce8">
            <text:p>Рычаг КПП УАЗ-452 (кривой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51" table:number-columns-repeated="2" table:style-name="ce14">
            <text:p>46,51</text:p>
          </table:table-cell>
          <table:table-cell office:value-type="float" calcext:value-type="float" office:value="70" table:number-columns-repeated="2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69" table:style-name="ce3">
            <text:p>469</text:p>
          </table:table-cell>
          <table:table-cell office:value-type="string" calcext:value-type="string" table:style-name="ce8">
            <text:p>Сайлентблок переднего амортизатор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544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0.44" table:style-name="ce14">
            <text:p>20,44</text:p>
          </table:table-cell>
          <table:table-cell office:value-type="float" calcext:value-type="float" office:value="40.88" table:style-name="ce14">
            <text:p>40,88</text:p>
          </table:table-cell>
          <table:table-cell office:value-type="float" calcext:value-type="float" office:value="40" table:style-name="ce14">
            <text:p>40,0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679" table:style-name="ce3">
            <text:p>19679</text:p>
          </table:table-cell>
          <table:table-cell office:value-type="string" calcext:value-type="string" table:style-name="ce8">
            <text:p>Салфетка влаговпитывающая в тубусе (43*32см) "GraSS"</text:p>
          </table:table-cell>
          <table:table-cell table:style-name="ce9"/>
          <table:table-cell office:value-type="string" calcext:value-type="string" table:style-name="ce9">
            <text:p>ITO 323</text:p>
          </table:table-cell>
          <table:table-cell office:value-type="string" calcext:value-type="string" table:style-name="ce9">
            <text:p>салф влаговпит тубус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9.77" table:number-columns-repeated="2" table:style-name="ce14">
            <text:p>69,77</text:p>
          </table:table-cell>
          <table:table-cell office:value-type="float" calcext:value-type="float" office:value="105" table:number-columns-repeated="2" table:style-name="ce14">
            <text:p>10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302" table:style-name="ce3">
            <text:p>15302</text:p>
          </table:table-cell>
          <table:table-cell office:value-type="string" calcext:value-type="string" table:style-name="ce8">
            <text:p>Салфетки влажные "NANOX" NX5620 "Антидождь" (10шт)</text:p>
          </table:table-cell>
          <table:table-cell table:style-name="ce9"/>
          <table:table-cell office:value-type="string" calcext:value-type="string" table:style-name="ce9">
            <text:p>NX562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204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3.38" table:number-columns-repeated="2" table:style-name="ce14">
            <text:p>63,38</text:p>
          </table:table-cell>
          <table:table-cell office:value-type="float" calcext:value-type="float" office:value="92" table:number-columns-repeated="2" table:style-name="ce14">
            <text:p>9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116" table:style-name="ce3">
            <text:p>5116</text:p>
          </table:table-cell>
          <table:table-cell office:value-type="string" calcext:value-type="string" table:style-name="ce8">
            <text:p>Сальник 16*30*7 штока КПП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703042-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1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11.03" table:style-name="ce14">
            <text:p>11,03</text:p>
          </table:table-cell>
          <table:table-cell office:value-type="float" calcext:value-type="float" office:value="55.15" table:style-name="ce14">
            <text:p>55,15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85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75" table:style-name="ce3">
            <text:p>18875</text:p>
          </table:table-cell>
          <table:table-cell office:value-type="string" calcext:value-type="string" table:style-name="ce8">
            <text:p>Сальник 19.5*35*10 рулевого механизма 31029, 2410, 66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.07" table:number-columns-repeated="2" table:style-name="ce14">
            <text:p>8,07</text:p>
          </table:table-cell>
          <table:table-cell office:value-type="float" calcext:value-type="float" office:value="13.5" table:number-columns-repeated="2" table:style-name="ce14">
            <text:p>1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081" table:style-name="ce3">
            <text:p>16081</text:p>
          </table:table-cell>
          <table:table-cell office:value-type="string" calcext:value-type="string" table:style-name="ce8">
            <text:p>Сальник 20*32*7 рулевого механизма ГАЗель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302-3401022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4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9.355" table:style-name="ce14">
            <text:p>9,36</text:p>
          </table:table-cell>
          <table:table-cell office:value-type="float" calcext:value-type="float" office:value="37.42" table:style-name="ce14">
            <text:p>37,42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60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365" table:style-name="ce3">
            <text:p>16365</text:p>
          </table:table-cell>
          <table:table-cell office:value-type="string" calcext:value-type="string" table:style-name="ce8">
            <text:p>Сальник 30/32*44*10 рулевого механизма Г-2410,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-3401023-Б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1.78" table:style-name="ce14">
            <text:p>11,78</text:p>
          </table:table-cell>
          <table:table-cell office:value-type="float" calcext:value-type="float" office:value="23.56" table:style-name="ce14">
            <text:p>23,56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34" table:style-name="ce14">
            <text:p>3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354" table:style-name="ce3">
            <text:p>19354</text:p>
          </table:table-cell>
          <table:table-cell office:value-type="string" calcext:value-type="string" table:style-name="ce8">
            <text:p>Сальник 32*50*10 ШРУС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741-2304071-0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1.11" table:style-name="ce14">
            <text:p>11,11</text:p>
          </table:table-cell>
          <table:table-cell office:value-type="float" calcext:value-type="float" office:value="33.33" table:style-name="ce14">
            <text:p>33,33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51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25" table:style-name="ce3">
            <text:p>1825</text:p>
          </table:table-cell>
          <table:table-cell office:value-type="string" calcext:value-type="string" table:style-name="ce8">
            <text:p>Сальник 35.8*68*12 хвостовика 2121 передний, РК задн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30205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4.945" table:style-name="ce14">
            <text:p>24,95</text:p>
          </table:table-cell>
          <table:table-cell office:value-type="float" calcext:value-type="float" office:value="49.89" table:style-name="ce14">
            <text:p>49,89</text:p>
          </table:table-cell>
          <table:table-cell office:value-type="float" calcext:value-type="float" office:value="40" table:style-name="ce14">
            <text:p>40,0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265" table:style-name="ce3">
            <text:p>15265</text:p>
          </table:table-cell>
          <table:table-cell office:value-type="string" calcext:value-type="string" table:style-name="ce8">
            <text:p>Сальник 35.8*68*12 хвостовика 2121 передний, РК задний красн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30205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9.0566666666667" table:style-name="ce14">
            <text:p>19,06</text:p>
          </table:table-cell>
          <table:table-cell office:value-type="float" calcext:value-type="float" office:value="57.17" table:style-name="ce14">
            <text:p>57,17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216" table:style-name="ce3">
            <text:p>4216</text:p>
          </table:table-cell>
          <table:table-cell office:value-type="string" calcext:value-type="string" table:style-name="ce8">
            <text:p>Сальник 35*48*7 первичного вала КПП Волга, Газель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029-1701043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2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8.37" table:style-name="ce14">
            <text:p>8,37</text:p>
          </table:table-cell>
          <table:table-cell office:value-type="float" calcext:value-type="float" office:value="41.85" table:style-name="ce14">
            <text:p>41,85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152" table:style-name="ce3">
            <text:p>8152</text:p>
          </table:table-cell>
          <table:table-cell office:value-type="string" calcext:value-type="string" table:style-name="ce8">
            <text:p>Сальник 35*57*9 привода 2110 правый/полуоси 212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230103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7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7.715" table:style-name="ce14">
            <text:p>37,72</text:p>
          </table:table-cell>
          <table:table-cell office:value-type="float" calcext:value-type="float" office:value="75.43" table:style-name="ce14">
            <text:p>75,43</text:p>
          </table:table-cell>
          <table:table-cell office:value-type="float" calcext:value-type="float" office:value="52" table:style-name="ce14">
            <text:p>52,00</text:p>
          </table:table-cell>
          <table:table-cell office:value-type="float" calcext:value-type="float" office:value="104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37" table:style-name="ce3">
            <text:p>837</text:p>
          </table:table-cell>
          <table:table-cell office:value-type="string" calcext:value-type="string" table:style-name="ce8">
            <text:p>Сальник 35*57*9 привода КПП 2108 ле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30103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9.38666666666667" table:style-name="ce14">
            <text:p>9,39</text:p>
          </table:table-cell>
          <table:table-cell office:value-type="float" calcext:value-type="float" office:value="28.16" table:style-name="ce14">
            <text:p>28,16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45" table:style-name="ce14">
            <text:p>4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852" table:style-name="ce3">
            <text:p>2852</text:p>
          </table:table-cell>
          <table:table-cell office:value-type="string" calcext:value-type="string" table:style-name="ce8">
            <text:p>Сальник 35*57*9 привода КПП 2108 пра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30103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4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9.636" table:style-name="ce14">
            <text:p>9,64</text:p>
          </table:table-cell>
          <table:table-cell office:value-type="float" calcext:value-type="float" office:value="48.18" table:style-name="ce14">
            <text:p>48,18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215" table:style-name="ce3">
            <text:p>4215</text:p>
          </table:table-cell>
          <table:table-cell office:value-type="string" calcext:value-type="string" table:style-name="ce8">
            <text:p>Сальник 38*56*10 удлинителя КПП Волга, Газель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-1701210-07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1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38" table:style-name="ce14">
            <text:p>38,00</text:p>
          </table:table-cell>
          <table:table-cell office:value-type="float" calcext:value-type="float" office:value="15.5" table:style-name="ce14">
            <text:p>15,50</text:p>
          </table:table-cell>
          <table:table-cell office:value-type="float" calcext:value-type="float" office:value="62" table:style-name="ce14">
            <text:p>6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9" table:style-name="ce3">
            <text:p>499</text:p>
          </table:table-cell>
          <table:table-cell office:value-type="string" calcext:value-type="string" table:style-name="ce8">
            <text:p>Сальник 40*56*7.5 коленвала передний 2101 рыж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503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1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10.22" table:style-name="ce14">
            <text:p>10,22</text:p>
          </table:table-cell>
          <table:table-cell office:value-type="float" calcext:value-type="float" office:value="51.1" table:style-name="ce14">
            <text:p>51,10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210" table:style-name="ce3">
            <text:p>6210</text:p>
          </table:table-cell>
          <table:table-cell office:value-type="string" calcext:value-type="string" table:style-name="ce8">
            <text:p>Сальник 40*56*7.5 коленвала передний 2101 ELRING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503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11" table:number-columns-repeated="2" table:style-name="ce14">
            <text:p>51,11</text:p>
          </table:table-cell>
          <table:table-cell office:value-type="float" calcext:value-type="float" office:value="74" table:number-columns-repeated="2" table:style-name="ce14">
            <text:p>7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693" table:style-name="ce3">
            <text:p>2693</text:p>
          </table:table-cell>
          <table:table-cell office:value-type="string" calcext:value-type="string" table:style-name="ce8">
            <text:p>Сальник 40*57.15*9 привода левый 2121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3-230103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2.95" table:number-columns-repeated="2" table:style-name="ce14">
            <text:p>22,95</text:p>
          </table:table-cell>
          <table:table-cell office:value-type="float" calcext:value-type="float" office:value="36" table:number-columns-repeated="2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692" table:style-name="ce3">
            <text:p>2692</text:p>
          </table:table-cell>
          <table:table-cell office:value-type="string" calcext:value-type="string" table:style-name="ce8">
            <text:p>Сальник 40*57.15*9 привода правый 2121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3-230103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.1" table:number-columns-repeated="2" table:style-name="ce14">
            <text:p>23,10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81" table:style-name="ce3">
            <text:p>281</text:p>
          </table:table-cell>
          <table:table-cell office:value-type="string" calcext:value-type="string" table:style-name="ce8">
            <text:p>Сальник 42*68*10 редуктора УАЗ перед. и задн. моста, КПП, РК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-170121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1.935" table:style-name="ce14">
            <text:p>11,94</text:p>
          </table:table-cell>
          <table:table-cell office:value-type="float" calcext:value-type="float" office:value="23.87" table:style-name="ce14">
            <text:p>23,87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404" table:style-name="ce3">
            <text:p>10404</text:p>
          </table:table-cell>
          <table:table-cell office:value-type="string" calcext:value-type="string" table:style-name="ce8">
            <text:p>Сальник 42*68*16.4 (2 пружинки) редуктора УАЗ перед. и задн. моста, КПП, РК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741-170121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2.2" table:style-name="ce14">
            <text:p>22,20</text:p>
          </table:table-cell>
          <table:table-cell office:value-type="float" calcext:value-type="float" office:value="66.6" table:style-name="ce14">
            <text:p>66,60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428" table:style-name="ce3">
            <text:p>4428</text:p>
          </table:table-cell>
          <table:table-cell office:value-type="string" calcext:value-type="string" table:style-name="ce8">
            <text:p>Сальник 52*72*10 полуоси, ступицы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2-2401060-Б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3.02" table:number-columns-repeated="2" table:style-name="ce14">
            <text:p>13,02</text:p>
          </table:table-cell>
          <table:table-cell office:value-type="float" calcext:value-type="float" office:value="21" table:number-columns-repeated="2" table:style-name="ce14">
            <text:p>2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536" table:style-name="ce3">
            <text:p>4536</text:p>
          </table:table-cell>
          <table:table-cell office:value-type="string" calcext:value-type="string" table:style-name="ce8">
            <text:p>Сальник 55*80*10 коленвала передний УАЗ, ГАЗ без обоймы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51-1005034-А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5.85" table:style-name="ce14">
            <text:p>15,85</text:p>
          </table:table-cell>
          <table:table-cell office:value-type="float" calcext:value-type="float" office:value="31.7" table:style-name="ce14">
            <text:p>31,70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46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77" table:style-name="ce3">
            <text:p>377</text:p>
          </table:table-cell>
          <table:table-cell office:value-type="string" calcext:value-type="string" table:style-name="ce8">
            <text:p>Сальник 55*80*10 коленвала передний УАЗ, ГАЗ в обойм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51-1005034-А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0.26" table:number-columns-repeated="2" table:style-name="ce14">
            <text:p>20,26</text:p>
          </table:table-cell>
          <table:table-cell office:value-type="float" calcext:value-type="float" office:value="28" table:number-columns-repeated="2" table:style-name="ce14">
            <text:p>2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13" table:style-name="ce3">
            <text:p>813</text:p>
          </table:table-cell>
          <table:table-cell office:value-type="string" calcext:value-type="string" table:style-name="ce8">
            <text:p>Сальник 56*73.15*10 ступицы передних колес 212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310303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5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5.34" table:style-name="ce14">
            <text:p>15,34</text:p>
          </table:table-cell>
          <table:table-cell office:value-type="float" calcext:value-type="float" office:value="46.02" table:style-name="ce14">
            <text:p>46,02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69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5" table:style-name="ce3">
            <text:p>295</text:p>
          </table:table-cell>
          <table:table-cell office:value-type="string" calcext:value-type="string" table:style-name="ce8">
            <text:p>Сальник 60*85*10 ступицы колес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741-3103038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1" table:style-name="ce3">
            <text:p>2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61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6.4575" table:style-name="ce14">
            <text:p>16,46</text:p>
          </table:table-cell>
          <table:table-cell office:value-type="float" calcext:value-type="float" office:value="65.83" table:style-name="ce14">
            <text:p>65,83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96" table:style-name="ce14">
            <text:p>9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047" table:style-name="ce3">
            <text:p>15047</text:p>
          </table:table-cell>
          <table:table-cell office:value-type="string" calcext:value-type="string" table:style-name="ce8">
            <text:p>Сальник привода ШРУС 2121 (2 шт) "РТ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3-2301034/3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.3" table:number-columns-repeated="2" table:style-name="ce14">
            <text:p>60,3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968" table:style-name="ce3">
            <text:p>16968</text:p>
          </table:table-cell>
          <table:table-cell office:value-type="string" calcext:value-type="string" table:style-name="ce8">
            <text:p>Сальник привода ШРУС 2121 прав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9.51" table:number-columns-repeated="2" table:style-name="ce14">
            <text:p>29,51</text:p>
          </table:table-cell>
          <table:table-cell office:value-type="float" calcext:value-type="float" office:value="43" table:number-columns-repeated="2" table:style-name="ce14">
            <text:p>4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582" table:style-name="ce3">
            <text:p>5582</text:p>
          </table:table-cell>
          <table:table-cell office:value-type="string" calcext:value-type="string" table:style-name="ce8">
            <text:p>Сальники рулев.редуктора ГАЗ-31029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63А-4207115/20-3401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52</text:p>
          </table:table-cell>
          <table:table-cell office:value-type="float" calcext:value-type="float" office:value="2.5" table:style-name="ce13">
            <text:p>2,5</text:p>
          </table:table-cell>
          <table:table-cell office:value-type="float" calcext:value-type="float" office:value="11.96" table:style-name="ce14">
            <text:p>11,96</text:p>
          </table:table-cell>
          <table:table-cell office:value-type="float" calcext:value-type="float" office:value="29.9" table:style-name="ce14">
            <text:p>29,90</text:p>
          </table:table-cell>
          <table:table-cell office:value-type="float" calcext:value-type="float" office:value="16" table:style-name="ce14">
            <text:p>16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90" table:style-name="ce3">
            <text:p>15790</text:p>
          </table:table-cell>
          <table:table-cell office:value-type="string" calcext:value-type="string" table:style-name="ce8">
            <text:p>Саморез 4,9*16 панели приборов контроллер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4-5325388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14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35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078" table:style-name="ce3">
            <text:p>9078</text:p>
          </table:table-cell>
          <table:table-cell office:value-type="string" calcext:value-type="string" table:style-name="ce8">
            <text:p>Саморезы крепления номера (катафот) в ассортименте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43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2.875" table:style-name="ce14">
            <text:p>12,88</text:p>
          </table:table-cell>
          <table:table-cell office:value-type="float" calcext:value-type="float" office:value="51.5" table:style-name="ce14">
            <text:p>51,50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84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270" table:style-name="ce3">
            <text:p>7270</text:p>
          </table:table-cell>
          <table:table-cell office:value-type="string" calcext:value-type="string" table:style-name="ce8">
            <text:p>Саморезы крыла 2108-2112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3066-018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53" table:style-name="ce3">
            <text:p>5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11</text:p>
          </table:table-cell>
          <table:table-cell office:value-type="float" calcext:value-type="float" office:value="18" table:style-name="ce13">
            <text:p>18</text:p>
          </table:table-cell>
          <table:table-cell office:value-type="float" calcext:value-type="float" office:value="3.55888888888889" table:style-name="ce14">
            <text:p>3,56</text:p>
          </table:table-cell>
          <table:table-cell office:value-type="float" calcext:value-type="float" office:value="64.06" table:style-name="ce14">
            <text:p>64,06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81" table:style-name="ce14">
            <text:p>8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123" table:style-name="ce3">
            <text:p>11123</text:p>
          </table:table-cell>
          <table:table-cell office:value-type="string" calcext:value-type="string" table:style-name="ce8">
            <text:p>Сапун картера заднего моста Волг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98430-П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3.54" table:style-name="ce14">
            <text:p>23,54</text:p>
          </table:table-cell>
          <table:table-cell office:value-type="float" calcext:value-type="float" office:value="47.08" table:style-name="ce14">
            <text:p>47,08</text:p>
          </table:table-cell>
          <table:table-cell office:value-type="float" calcext:value-type="float" office:value="36" table:style-name="ce14">
            <text:p>36,0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815" table:style-name="ce3">
            <text:p>6815</text:p>
          </table:table-cell>
          <table:table-cell office:value-type="string" calcext:value-type="string" table:style-name="ce8">
            <text:p>Сверло по бетону 10*120мм с цил. хвостовиком (СИБРТЕХ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5.072" table:style-name="ce14">
            <text:p>5,07</text:p>
          </table:table-cell>
          <table:table-cell office:value-type="float" calcext:value-type="float" office:value="25.36" table:style-name="ce14">
            <text:p>25,36</text:p>
          </table:table-cell>
          <table:table-cell office:value-type="float" calcext:value-type="float" office:value="9.5" table:style-name="ce14">
            <text:p>9,50</text:p>
          </table:table-cell>
          <table:table-cell office:value-type="float" calcext:value-type="float" office:value="47.5" table:style-name="ce14">
            <text:p>47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812" table:style-name="ce3">
            <text:p>6812</text:p>
          </table:table-cell>
          <table:table-cell office:value-type="string" calcext:value-type="string" table:style-name="ce8">
            <text:p>Сверло по бетону 5*85мм с цил. хвостовиком (СИБРТЕХ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1.66" table:style-name="ce14">
            <text:p>11,66</text:p>
          </table:table-cell>
          <table:table-cell office:value-type="float" calcext:value-type="float" office:value="34.98" table:style-name="ce14">
            <text:p>34,98</text:p>
          </table:table-cell>
          <table:table-cell office:value-type="float" calcext:value-type="float" office:value="16" table:style-name="ce14">
            <text:p>16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814" table:style-name="ce3">
            <text:p>6814</text:p>
          </table:table-cell>
          <table:table-cell office:value-type="string" calcext:value-type="string" table:style-name="ce8">
            <text:p>Сверло по бетону 8*120мм с цил. хвостовиком (СИБРТЕХ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5.27" table:style-name="ce14">
            <text:p>5,27</text:p>
          </table:table-cell>
          <table:table-cell office:value-type="float" calcext:value-type="float" office:value="15.81" table:style-name="ce14">
            <text:p>15,81</text:p>
          </table:table-cell>
          <table:table-cell office:value-type="float" calcext:value-type="float" office:value="11" table:style-name="ce14">
            <text:p>11,00</text:p>
          </table:table-cell>
          <table:table-cell office:value-type="float" calcext:value-type="float" office:value="33" table:style-name="ce14">
            <text:p>3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670" table:style-name="ce3">
            <text:p>6670</text:p>
          </table:table-cell>
          <table:table-cell office:value-type="string" calcext:value-type="string" table:style-name="ce8">
            <text:p>Сверло по металлу 4,5мм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7.48" table:style-name="ce14">
            <text:p>17,48</text:p>
          </table:table-cell>
          <table:table-cell office:value-type="float" calcext:value-type="float" office:value="52.44" table:style-name="ce14">
            <text:p>52,44</text:p>
          </table:table-cell>
          <table:table-cell office:value-type="float" calcext:value-type="float" office:value="26" table:style-name="ce14">
            <text:p>26,00</text:p>
          </table:table-cell>
          <table:table-cell office:value-type="float" calcext:value-type="float" office:value="78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556" table:style-name="ce3">
            <text:p>16556</text:p>
          </table:table-cell>
          <table:table-cell office:value-type="string" calcext:value-type="string" table:style-name="ce8">
            <text:p>Световозвращатель автомобильный (красный, белый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6" table:number-columns-repeated="4" table:style-name="ce14">
            <text:p>6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148" table:style-name="ce3">
            <text:p>15148</text:p>
          </table:table-cell>
          <table:table-cell office:value-type="string" calcext:value-type="string" table:style-name="ce8">
            <text:p>Скоба 8 для проводов пластмасс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32</text:p>
          </table:table-cell>
          <table:table-cell office:value-type="float" calcext:value-type="float" office:value="50" table:style-name="ce13">
            <text:p>50</text:p>
          </table:table-cell>
          <table:table-cell office:value-type="float" calcext:value-type="float" office:value="0.92" table:style-name="ce14">
            <text:p>0,92</text:p>
          </table:table-cell>
          <table:table-cell office:value-type="float" calcext:value-type="float" office:value="46" table:style-name="ce14">
            <text:p>46,00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100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737" table:style-name="ce3">
            <text:p>16737</text:p>
          </table:table-cell>
          <table:table-cell office:value-type="string" calcext:value-type="string" table:style-name="ce8">
            <text:p>Скоба на отопитель 2101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40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271" table:style-name="ce3">
            <text:p>7271</text:p>
          </table:table-cell>
          <table:table-cell office:value-type="string" calcext:value-type="string" table:style-name="ce8">
            <text:p>Скоба под саморез крыл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3068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30" table:style-name="ce3">
            <text:p>30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3</text:p>
          </table:table-cell>
          <table:table-cell office:value-type="float" calcext:value-type="float" office:value="15" table:style-name="ce13">
            <text:p>15</text:p>
          </table:table-cell>
          <table:table-cell office:value-type="float" calcext:value-type="float" office:value="2.05" table:style-name="ce14">
            <text:p>2,05</text:p>
          </table:table-cell>
          <table:table-cell office:value-type="float" calcext:value-type="float" office:value="30.75" table:style-name="ce14">
            <text:p>30,75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52.5" table:style-name="ce14">
            <text:p>5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347" table:style-name="ce3">
            <text:p>17347</text:p>
          </table:table-cell>
          <table:table-cell office:value-type="string" calcext:value-type="string" table:style-name="ce8">
            <text:p>Скоба тяги механизма замка двери 2110 (2 шт.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" table:number-columns-repeated="2" table:style-name="ce14">
            <text:p>7,00</text:p>
          </table:table-cell>
          <table:table-cell office:value-type="float" calcext:value-type="float" office:value="11" table:number-columns-repeated="2" table:style-name="ce14">
            <text:p>1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166" table:style-name="ce3">
            <text:p>16166</text:p>
          </table:table-cell>
          <table:table-cell office:value-type="string" calcext:value-type="string" table:style-name="ce8">
            <text:p>Скотч 2-х сторонний (30мм*3м) зеленый</text:p>
          </table:table-cell>
          <table:table-cell table:style-name="ce9"/>
          <table:table-cell office:value-type="string" calcext:value-type="string" table:style-name="ce9">
            <text:p>ET-303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2.64" table:number-columns-repeated="2" table:style-name="ce14">
            <text:p>32,64</text:p>
          </table:table-cell>
          <table:table-cell office:value-type="float" calcext:value-type="float" office:value="48" table:number-columns-repeated="2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869" table:style-name="ce3">
            <text:p>3869</text:p>
          </table:table-cell>
          <table:table-cell office:value-type="string" calcext:value-type="string" table:style-name="ce8">
            <text:p>Скотч 2-х сторонний узкий</text:p>
          </table:table-cell>
          <table:table-cell table:style-name="ce9"/>
          <table:table-cell office:value-type="string" calcext:value-type="string" table:style-name="ce9">
            <text:p>ET 125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8.635" table:style-name="ce14">
            <text:p>18,64</text:p>
          </table:table-cell>
          <table:table-cell office:value-type="float" calcext:value-type="float" office:value="37.27" table:style-name="ce14">
            <text:p>37,27</text:p>
          </table:table-cell>
          <table:table-cell office:value-type="float" calcext:value-type="float" office:value="28" table:style-name="ce14">
            <text:p>28,00</text:p>
          </table:table-cell>
          <table:table-cell office:value-type="float" calcext:value-type="float" office:value="56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548" table:style-name="ce3">
            <text:p>16548</text:p>
          </table:table-cell>
          <table:table-cell office:value-type="string" calcext:value-type="string" table:style-name="ce8">
            <text:p>Скребок для льда "AirLine" 18см с резиновой ручкой</text:p>
          </table:table-cell>
          <table:table-cell table:style-name="ce9"/>
          <table:table-cell office:value-type="string" calcext:value-type="string" table:style-name="ce9">
            <text:p>AB-P-03</text:p>
          </table:table-cell>
          <table:table-cell office:value-type="string" calcext:value-type="string" table:style-name="ce9">
            <text:p>скребок для льда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" table:number-columns-repeated="2" table:style-name="ce14">
            <text:p>27,00</text:p>
          </table:table-cell>
          <table:table-cell office:value-type="float" calcext:value-type="float" office:value="41" table:number-columns-repeated="2" table:style-name="ce14">
            <text:p>4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493" table:style-name="ce3">
            <text:p>16493</text:p>
          </table:table-cell>
          <table:table-cell office:value-type="string" calcext:value-type="string" table:style-name="ce8">
            <text:p>Скребок для льда FELIX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скребок для льда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7.78" table:number-columns-repeated="2" table:style-name="ce14">
            <text:p>57,78</text:p>
          </table:table-cell>
          <table:table-cell office:value-type="float" calcext:value-type="float" office:value="87" table:number-columns-repeated="2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338" table:style-name="ce3">
            <text:p>2338</text:p>
          </table:table-cell>
          <table:table-cell office:value-type="string" calcext:value-type="string" table:style-name="ce8">
            <text:p>Смазка графитная "Ж" (800гр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8.5" table:number-columns-repeated="2" table:style-name="ce14">
            <text:p>68,5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077" table:style-name="ce3">
            <text:p>6077</text:p>
          </table:table-cell>
          <table:table-cell office:value-type="string" calcext:value-type="string" table:style-name="ce8">
            <text:p>Смазка графитная (100г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3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.85" table:style-name="ce14">
            <text:p>22,85</text:p>
          </table:table-cell>
          <table:table-cell office:value-type="float" calcext:value-type="float" office:value="45.7" table:style-name="ce14">
            <text:p>45,70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747" table:style-name="ce3">
            <text:p>19747</text:p>
          </table:table-cell>
          <table:table-cell office:value-type="string" calcext:value-type="string" table:style-name="ce8">
            <text:p>Смазка для клемм АКБ "ВМП-АВТО" (МС-1710) (10гр) стик-пакет</text:p>
          </table:table-cell>
          <table:table-cell table:style-name="ce9"/>
          <table:table-cell office:value-type="string" calcext:value-type="string" table:style-name="ce9">
            <text:p>8003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" table:number-columns-repeated="2" table:style-name="ce14">
            <text:p>36,00</text:p>
          </table:table-cell>
          <table:table-cell office:value-type="float" calcext:value-type="float" office:value="50" table:number-columns-repeated="2" table:style-name="ce14">
            <text:p>5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09" table:style-name="ce3">
            <text:p>17609</text:p>
          </table:table-cell>
          <table:table-cell office:value-type="string" calcext:value-type="string" table:style-name="ce8">
            <text:p>Соединитель порога 2101 универсальн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" table:number-columns-repeated="2" table:style-name="ce14">
            <text:p>45,00</text:p>
          </table:table-cell>
          <table:table-cell office:value-type="float" calcext:value-type="float" office:value="103" table:number-columns-repeated="2" table:style-name="ce14">
            <text:p>10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71" table:style-name="ce3">
            <text:p>1871</text:p>
          </table:table-cell>
          <table:table-cell office:value-type="string" calcext:value-type="string" table:style-name="ce8">
            <text:p>Сопротивление добавочное (вариатор)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402.3729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8.54" table:number-columns-repeated="2" table:style-name="ce14">
            <text:p>68,54</text:p>
          </table:table-cell>
          <table:table-cell office:value-type="float" calcext:value-type="float" office:value="103" table:number-columns-repeated="2" table:style-name="ce14">
            <text:p>10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40" table:style-name="ce3">
            <text:p>12940</text:p>
          </table:table-cell>
          <table:table-cell office:value-type="string" calcext:value-type="string" table:style-name="ce8">
            <text:p>Стойка стабилизатора 219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90-29060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0" table:number-columns-repeated="2" table:style-name="ce14">
            <text:p>70,00</text:p>
          </table:table-cell>
          <table:table-cell office:value-type="float" calcext:value-type="float" office:value="102" table:number-columns-repeated="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87" table:style-name="ce3">
            <text:p>587</text:p>
          </table:table-cell>
          <table:table-cell office:value-type="string" calcext:value-type="string" table:style-name="ce8">
            <text:p>Сухарь клапан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702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23</text:p>
          </table:table-cell>
          <table:table-cell office:value-type="float" calcext:value-type="float" office:value="16" table:style-name="ce13">
            <text:p>16</text:p>
          </table:table-cell>
          <table:table-cell office:value-type="float" calcext:value-type="float" office:value="2.46875" table:style-name="ce14">
            <text:p>2,47</text:p>
          </table:table-cell>
          <table:table-cell office:value-type="float" calcext:value-type="float" office:value="39.5" table:style-name="ce14">
            <text:p>39,50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59" table:style-name="ce3">
            <text:p>859</text:p>
          </table:table-cell>
          <table:table-cell office:value-type="string" calcext:value-type="string" table:style-name="ce8">
            <text:p>Сухарь клапан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702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1</text:p>
          </table:table-cell>
          <table:table-cell office:value-type="float" calcext:value-type="float" office:value="16" table:style-name="ce13">
            <text:p>16</text:p>
          </table:table-cell>
          <table:table-cell office:value-type="float" calcext:value-type="float" office:value="2.5525" table:style-name="ce14">
            <text:p>2,55</text:p>
          </table:table-cell>
          <table:table-cell office:value-type="float" calcext:value-type="float" office:value="40.84" table:style-name="ce14">
            <text:p>40,84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149" table:style-name="ce3">
            <text:p>5149</text:p>
          </table:table-cell>
          <table:table-cell office:value-type="string" calcext:value-type="string" table:style-name="ce8">
            <text:p>Тройник масляных датчиков 2101 <text:s/>в сбор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38106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8.83" table:number-columns-repeated="2" table:style-name="ce14">
            <text:p>48,83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347" table:style-name="ce3">
            <text:p>16347</text:p>
          </table:table-cell>
          <table:table-cell office:value-type="string" calcext:value-type="string" table:style-name="ce8">
            <text:p>Тройник отопителя 3302 ф=20мм металлически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.88" table:style-name="ce14">
            <text:p>22,88</text:p>
          </table:table-cell>
          <table:table-cell office:value-type="float" calcext:value-type="float" office:value="45.76" table:style-name="ce14">
            <text:p>45,76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856" table:style-name="ce3">
            <text:p>2856</text:p>
          </table:table-cell>
          <table:table-cell office:value-type="string" calcext:value-type="string" table:style-name="ce8">
            <text:p>Тройник трубок омывател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491255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1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2.55" table:style-name="ce14">
            <text:p>2,55</text:p>
          </table:table-cell>
          <table:table-cell office:value-type="float" calcext:value-type="float" office:value="22.95" table:style-name="ce14">
            <text:p>22,95</text:p>
          </table:table-cell>
          <table:table-cell office:value-type="float" calcext:value-type="float" office:value="4" table:style-name="ce14">
            <text:p>4,00</text:p>
          </table:table-cell>
          <table:table-cell office:value-type="float" calcext:value-type="float" office:value="36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735" table:style-name="ce3">
            <text:p>17735</text:p>
          </table:table-cell>
          <table:table-cell office:value-type="string" calcext:value-type="string" table:style-name="ce8">
            <text:p>Трос воздушной заслонки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8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72" table:number-columns-repeated="2" table:style-name="ce14">
            <text:p>36,72</text:p>
          </table:table-cell>
          <table:table-cell office:value-type="float" calcext:value-type="float" office:value="57" table:number-columns-repeated="2" table:style-name="ce14">
            <text:p>5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28" table:style-name="ce3">
            <text:p>528</text:p>
          </table:table-cell>
          <table:table-cell office:value-type="string" calcext:value-type="string" table:style-name="ce8">
            <text:p>Трос воздушной заслонки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8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7.75" table:number-columns-repeated="2" table:style-name="ce14">
            <text:p>57,75</text:p>
          </table:table-cell>
          <table:table-cell office:value-type="float" calcext:value-type="float" office:value="87" table:number-columns-repeated="2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679" table:style-name="ce3">
            <text:p>5679</text:p>
          </table:table-cell>
          <table:table-cell office:value-type="string" calcext:value-type="string" table:style-name="ce8">
            <text:p>Трос газа 11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110805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8.31" table:number-columns-repeated="2" table:style-name="ce14">
            <text:p>68,31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721" table:style-name="ce3">
            <text:p>13721</text:p>
          </table:table-cell>
          <table:table-cell office:value-type="string" calcext:value-type="string" table:style-name="ce8">
            <text:p>Трос газа 21073 инжектор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7-110805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2.11" table:number-columns-repeated="2" table:style-name="ce14">
            <text:p>72,11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222" table:style-name="ce3">
            <text:p>19222</text:p>
          </table:table-cell>
          <table:table-cell office:value-type="string" calcext:value-type="string" table:style-name="ce8">
            <text:p>Трос газа 2126 (дв.ВАЗ) карб. "Автопартнер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601-1108050-61</text:p>
          </table:table-cell>
          <table:table-cell office:value-type="float" calcext:value-type="float" office:value="8" table:style-name="ce3">
            <text:p>8</text:p>
          </table:table-cell>
          <table:table-cell office:value-type="string" calcext:value-type="string" table:style-name="ce9">
            <text:p>Запчасти ИЖ (Ода)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9.6" table:number-columns-repeated="2" table:style-name="ce14">
            <text:p>59,60</text:p>
          </table:table-cell>
          <table:table-cell office:value-type="float" calcext:value-type="float" office:value="89" table:number-columns-repeated="2" table:style-name="ce14">
            <text:p>8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720" table:style-name="ce3">
            <text:p>16720</text:p>
          </table:table-cell>
          <table:table-cell office:value-type="string" calcext:value-type="string" table:style-name="ce8">
            <text:p>Трос капота 111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84061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8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3.1" table:number-columns-repeated="2" table:style-name="ce14">
            <text:p>63,10</text:p>
          </table:table-cell>
          <table:table-cell office:value-type="float" calcext:value-type="float" office:value="98" table:number-columns-repeated="2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432" table:style-name="ce3">
            <text:p>4432</text:p>
          </table:table-cell>
          <table:table-cell office:value-type="string" calcext:value-type="string" table:style-name="ce8">
            <text:p>Трос капот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61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5" table:number-columns-repeated="2" table:style-name="ce14">
            <text:p>35,50</text:p>
          </table:table-cell>
          <table:table-cell office:value-type="float" calcext:value-type="float" office:value="53" table:number-columns-repeated="2" table:style-name="ce14">
            <text:p>5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59" table:style-name="ce3">
            <text:p>14859</text:p>
          </table:table-cell>
          <table:table-cell office:value-type="string" calcext:value-type="string" table:style-name="ce8">
            <text:p>Трос капота 2108 "ANDYCAR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61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2.36" table:number-columns-repeated="2" table:style-name="ce14">
            <text:p>62,36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132" table:style-name="ce3">
            <text:p>2132</text:p>
          </table:table-cell>
          <table:table-cell office:value-type="string" calcext:value-type="string" table:style-name="ce8">
            <text:p>Трос ручного тормоза УАЗ-452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15" table:number-columns-repeated="2" table:style-name="ce14">
            <text:p>39,15</text:p>
          </table:table-cell>
          <table:table-cell office:value-type="float" calcext:value-type="float" office:value="59" table:number-columns-repeated="2" table:style-name="ce14">
            <text:p>5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454" table:style-name="ce3">
            <text:p>2454</text:p>
          </table:table-cell>
          <table:table-cell office:value-type="string" calcext:value-type="string" table:style-name="ce8">
            <text:p>Трос спидометра 2101</text:p>
          </table:table-cell>
          <table:table-cell table:style-name="ce9"/>
          <table:table-cell office:value-type="string" calcext:value-type="string" table:style-name="ce9">
            <text:p>ГВ307</text:p>
          </table:table-cell>
          <table:table-cell office:value-type="string" calcext:value-type="string" table:style-name="ce9">
            <text:p>2101-38026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5.54" table:number-columns-repeated="2" table:style-name="ce14">
            <text:p>85,54</text:p>
          </table:table-cell>
          <table:table-cell office:value-type="float" calcext:value-type="float" office:value="102" table:number-columns-repeated="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318" table:style-name="ce3">
            <text:p>4318</text:p>
          </table:table-cell>
          <table:table-cell office:value-type="string" calcext:value-type="string" table:style-name="ce8">
            <text:p>Трос спидометра 21083 (выс.панель)</text:p>
          </table:table-cell>
          <table:table-cell table:style-name="ce9"/>
          <table:table-cell office:value-type="string" calcext:value-type="string" table:style-name="ce9">
            <text:p>ГВ307В-01</text:p>
          </table:table-cell>
          <table:table-cell office:value-type="string" calcext:value-type="string" table:style-name="ce9">
            <text:p>21083-3819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5.9" table:number-columns-repeated="2" table:style-name="ce14">
            <text:p>75,90</text:p>
          </table:table-cell>
          <table:table-cell office:value-type="float" calcext:value-type="float" office:value="106" table:number-columns-repeated="2" table:style-name="ce14">
            <text:p>10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445" table:style-name="ce3">
            <text:p>8445</text:p>
          </table:table-cell>
          <table:table-cell office:value-type="string" calcext:value-type="string" table:style-name="ce8">
            <text:p>Трубка защитная дверной проводки прямая 10мм 2108</text:p>
          </table:table-cell>
          <table:table-cell table:style-name="ce9"/>
          <table:table-cell office:value-type="string" calcext:value-type="string" table:style-name="ce9">
            <text:p>КР-5</text:p>
          </table:table-cell>
          <table:table-cell office:value-type="string" calcext:value-type="string" table:style-name="ce9">
            <text:p>2108-3724195-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2.99" table:style-name="ce14">
            <text:p>12,99</text:p>
          </table:table-cell>
          <table:table-cell office:value-type="float" calcext:value-type="float" office:value="25.98" table:style-name="ce14">
            <text:p>25,98</text:p>
          </table:table-cell>
          <table:table-cell office:value-type="float" calcext:value-type="float" office:value="35" table:style-name="ce14">
            <text:p>35,00</text:p>
          </table:table-cell>
          <table:table-cell office:value-type="float" calcext:value-type="float" office:value="70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446" table:style-name="ce3">
            <text:p>12446</text:p>
          </table:table-cell>
          <table:table-cell office:value-type="string" calcext:value-type="string" table:style-name="ce8">
            <text:p>Трубка защитная проводки (гофра S-образная) 10мм 2109</text:p>
          </table:table-cell>
          <table:table-cell table:style-name="ce9"/>
          <table:table-cell office:value-type="string" calcext:value-type="string" table:style-name="ce9">
            <text:p>КР-7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6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0.81" table:style-name="ce14">
            <text:p>10,81</text:p>
          </table:table-cell>
          <table:table-cell office:value-type="float" calcext:value-type="float" office:value="21.62" table:style-name="ce14">
            <text:p>21,62</text:p>
          </table:table-cell>
          <table:table-cell office:value-type="float" calcext:value-type="float" office:value="27" table:style-name="ce14">
            <text:p>27,00</text:p>
          </table:table-cell>
          <table:table-cell office:value-type="float" calcext:value-type="float" office:value="54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906" table:style-name="ce3">
            <text:p>13906</text:p>
          </table:table-cell>
          <table:table-cell office:value-type="string" calcext:value-type="string" table:style-name="ce8">
            <text:p>Трубка омывателя масло-бензостойкая (1м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5208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5.5" table:style-name="ce13">
            <text:p>5,5</text:p>
          </table:table-cell>
          <table:table-cell office:value-type="float" calcext:value-type="float" office:value="11.2509090909091" table:style-name="ce14">
            <text:p>11,25</text:p>
          </table:table-cell>
          <table:table-cell office:value-type="float" calcext:value-type="float" office:value="61.88" table:style-name="ce14">
            <text:p>61,88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93.5" table:style-name="ce14">
            <text:p>9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213" table:style-name="ce3">
            <text:p>3213</text:p>
          </table:table-cell>
          <table:table-cell office:value-type="string" calcext:value-type="string" table:style-name="ce8">
            <text:p>Трубка помпы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130301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59" table:number-columns-repeated="2" table:style-name="ce14">
            <text:p>61,59</text:p>
          </table:table-cell>
          <table:table-cell office:value-type="float" calcext:value-type="float" office:value="93" table:number-columns-repeated="2" table:style-name="ce14">
            <text:p>9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501" table:style-name="ce3">
            <text:p>6501</text:p>
          </table:table-cell>
          <table:table-cell office:value-type="string" calcext:value-type="string" table:style-name="ce8">
            <text:p>Трубка сцеплени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60260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1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9.5" table:number-columns-repeated="2" table:style-name="ce14">
            <text:p>29,50</text:p>
          </table:table-cell>
          <table:table-cell office:value-type="float" calcext:value-type="float" office:value="41" table:number-columns-repeated="2" table:style-name="ce14">
            <text:p>4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49" table:style-name="ce3">
            <text:p>4949</text:p>
          </table:table-cell>
          <table:table-cell office:value-type="string" calcext:value-type="string" table:style-name="ce8">
            <text:p>Трубка тормозная 2101 задняя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5061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Заказ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4.8" table:number-columns-repeated="2" table:style-name="ce14">
            <text:p>24,80</text:p>
          </table:table-cell>
          <table:table-cell office:value-type="float" calcext:value-type="float" office:value="38" table:number-columns-repeated="2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790" table:style-name="ce3">
            <text:p>7790</text:p>
          </table:table-cell>
          <table:table-cell office:value-type="string" calcext:value-type="string" table:style-name="ce8">
            <text:p>Трубка тормозная 2101 магистраль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350608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0.8" table:number-columns-repeated="2" table:style-name="ce14">
            <text:p>70,80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263" table:style-name="ce3">
            <text:p>13263</text:p>
          </table:table-cell>
          <table:table-cell office:value-type="string" calcext:value-type="string" table:style-name="ce8">
            <text:p>Трубка тормозная 2101 передняя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35060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7.7" table:style-name="ce14">
            <text:p>17,70</text:p>
          </table:table-cell>
          <table:table-cell office:value-type="float" calcext:value-type="float" office:value="35.4" table:style-name="ce14">
            <text:p>35,40</text:p>
          </table:table-cell>
          <table:table-cell office:value-type="float" calcext:value-type="float" office:value="28" table:style-name="ce14">
            <text:p>28,00</text:p>
          </table:table-cell>
          <table:table-cell office:value-type="float" calcext:value-type="float" office:value="56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264" table:style-name="ce3">
            <text:p>13264</text:p>
          </table:table-cell>
          <table:table-cell office:value-type="string" calcext:value-type="string" table:style-name="ce8">
            <text:p>Трубка тормозная 2101 передняя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35060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8" table:number-columns-repeated="2" table:style-name="ce14">
            <text:p>36,80</text:p>
          </table:table-cell>
          <table:table-cell office:value-type="float" calcext:value-type="float" office:value="57" table:number-columns-repeated="2" table:style-name="ce14">
            <text:p>5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115" table:style-name="ce3">
            <text:p>5115</text:p>
          </table:table-cell>
          <table:table-cell office:value-type="string" calcext:value-type="string" table:style-name="ce8">
            <text:p>Трубка тормозная 2108 задняя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506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7" table:style-name="ce3">
            <text:p>7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7.895" table:style-name="ce14">
            <text:p>27,90</text:p>
          </table:table-cell>
          <table:table-cell office:value-type="float" calcext:value-type="float" office:value="55.79" table:style-name="ce14">
            <text:p>55,79</text:p>
          </table:table-cell>
          <table:table-cell office:value-type="float" calcext:value-type="float" office:value="40" table:style-name="ce14">
            <text:p>40,0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266" table:style-name="ce3">
            <text:p>13266</text:p>
          </table:table-cell>
          <table:table-cell office:value-type="string" calcext:value-type="string" table:style-name="ce8">
            <text:p>Трубка тормозная 2108 передняя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5060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7.8" table:number-columns-repeated="2" table:style-name="ce14">
            <text:p>37,80</text:p>
          </table:table-cell>
          <table:table-cell office:value-type="float" calcext:value-type="float" office:value="61" table:number-columns-repeated="2" table:style-name="ce14">
            <text:p>6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16" table:style-name="ce3">
            <text:p>18816</text:p>
          </table:table-cell>
          <table:table-cell office:value-type="string" calcext:value-type="string" table:style-name="ce8">
            <text:p>Трубка тормозная 2110 от регулятора давления задняя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350613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9.95" table:number-columns-repeated="2" table:style-name="ce14">
            <text:p>49,95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082" table:style-name="ce3">
            <text:p>16082</text:p>
          </table:table-cell>
          <table:table-cell office:value-type="string" calcext:value-type="string" table:style-name="ce8">
            <text:p>Трубка тормозная 2190 задняя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90-35066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2.71" table:number-columns-repeated="2" table:style-name="ce14">
            <text:p>32,71</text:p>
          </table:table-cell>
          <table:table-cell office:value-type="float" calcext:value-type="float" office:value="49" table:number-columns-repeated="2" table:style-name="ce14">
            <text:p>4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084" table:style-name="ce3">
            <text:p>16084</text:p>
          </table:table-cell>
          <table:table-cell office:value-type="string" calcext:value-type="string" table:style-name="ce8">
            <text:p>Трубка тормозная 2190 передняя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90-35065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2.47" table:number-columns-repeated="2" table:style-name="ce14">
            <text:p>42,47</text:p>
          </table:table-cell>
          <table:table-cell office:value-type="float" calcext:value-type="float" office:value="62" table:number-columns-repeated="2" table:style-name="ce14">
            <text:p>6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489" table:style-name="ce3">
            <text:p>13489</text:p>
          </table:table-cell>
          <table:table-cell office:value-type="string" calcext:value-type="string" table:style-name="ce8">
            <text:p>Трубка тормозная опорного диска переднего колеса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12-3501085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2" table:number-columns-repeated="2" table:style-name="ce14">
            <text:p>39,20</text:p>
          </table:table-cell>
          <table:table-cell office:value-type="float" calcext:value-type="float" office:value="51" table:number-columns-repeated="2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64" table:style-name="ce3">
            <text:p>2964</text:p>
          </table:table-cell>
          <table:table-cell office:value-type="string" calcext:value-type="string" table:style-name="ce8">
            <text:p>Трубки тормозные УАЗ-452 (12шт.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2</text:p>
          </table:table-cell>
          <table:table-cell office:value-type="float" calcext:value-type="float" office:value="0.2" table:style-name="ce13">
            <text:p>0,2</text:p>
          </table:table-cell>
          <table:table-cell office:value-type="float" calcext:value-type="float" office:value="289.75" table:style-name="ce14">
            <text:p>289,75</text:p>
          </table:table-cell>
          <table:table-cell office:value-type="float" calcext:value-type="float" office:value="57.95" table:style-name="ce14">
            <text:p>57,95</text:p>
          </table:table-cell>
          <table:table-cell office:value-type="float" calcext:value-type="float" office:value="490" table:style-name="ce14">
            <text:p>490,00</text:p>
          </table:table-cell>
          <table:table-cell office:value-type="float" calcext:value-type="float" office:value="98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65" table:style-name="ce3">
            <text:p>14865</text:p>
          </table:table-cell>
          <table:table-cell office:value-type="string" calcext:value-type="string" table:style-name="ce8">
            <text:p>Тяги газа 2101, 21214 под карбюратор Solex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4-1108138/809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8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4.4" table:number-columns-repeated="2" table:style-name="ce14">
            <text:p>64,40</text:p>
          </table:table-cell>
          <table:table-cell office:value-type="float" calcext:value-type="float" office:value="93" table:number-columns-repeated="2" table:style-name="ce14">
            <text:p>9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85" table:style-name="ce3">
            <text:p>4885</text:p>
          </table:table-cell>
          <table:table-cell office:value-type="string" calcext:value-type="string" table:style-name="ce8">
            <text:p>Тяги карбюратора в сборе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1108050-3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5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8" table:number-columns-repeated="2" table:style-name="ce14">
            <text:p>40,80</text:p>
          </table:table-cell>
          <table:table-cell office:value-type="float" calcext:value-type="float" office:value="62" table:number-columns-repeated="2" table:style-name="ce14">
            <text:p>6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11" table:style-name="ce3">
            <text:p>17011</text:p>
          </table:table-cell>
          <table:table-cell office:value-type="string" calcext:value-type="string" table:style-name="ce8">
            <text:p>Удлинитель 75мм 1/2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2.5" table:number-columns-repeated="2" table:style-name="ce14">
            <text:p>52,50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441" table:style-name="ce3">
            <text:p>4441</text:p>
          </table:table-cell>
          <table:table-cell office:value-type="string" calcext:value-type="string" table:style-name="ce8">
            <text:p>Уплотнитель повторителя 2105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5-372608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7" table:style-name="ce14">
            <text:p>7,00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7" table:style-name="ce14">
            <text:p>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895" table:style-name="ce3">
            <text:p>12895</text:p>
          </table:table-cell>
          <table:table-cell office:value-type="string" calcext:value-type="string" table:style-name="ce8">
            <text:p>Уплотнитель повторителя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372608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4</text:p>
          </table:table-cell>
          <table:table-cell office:value-type="float" calcext:value-type="float" office:value="8" table:style-name="ce13">
            <text:p>8</text:p>
          </table:table-cell>
          <table:table-cell office:value-type="float" calcext:value-type="float" office:value="2.115" table:style-name="ce14">
            <text:p>2,12</text:p>
          </table:table-cell>
          <table:table-cell office:value-type="float" calcext:value-type="float" office:value="16.92" table:style-name="ce14">
            <text:p>16,92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188" table:style-name="ce3">
            <text:p>3188</text:p>
          </table:table-cell>
          <table:table-cell office:value-type="string" calcext:value-type="string" table:style-name="ce8">
            <text:p>Уплотнитель рычага КПП 2101 нижн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70309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0.4" table:number-columns-repeated="2" table:style-name="ce14">
            <text:p>20,40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67" table:style-name="ce3">
            <text:p>19467</text:p>
          </table:table-cell>
          <table:table-cell office:value-type="string" calcext:value-type="string" table:style-name="ce8">
            <text:p>Уплотнитель свечного колодца ЗМЗ-406, 405 дв. Евро-3 (6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624-1007248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4.06" table:number-columns-repeated="2" table:style-name="ce14">
            <text:p>44,06</text:p>
          </table:table-cell>
          <table:table-cell office:value-type="float" calcext:value-type="float" office:value="68" table:number-columns-repeated="2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831" table:style-name="ce3">
            <text:p>19831</text:p>
          </table:table-cell>
          <table:table-cell office:value-type="string" calcext:value-type="string" table:style-name="ce8">
            <text:p>Уплотнитель свечного колодца ЗМЗ-406, 405 дв. Евро-3 (6шт) силикон "CS-20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624-1007248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9.5" table:number-columns-repeated="2" table:style-name="ce14">
            <text:p>49,50</text:p>
          </table:table-cell>
          <table:table-cell office:value-type="float" calcext:value-type="float" office:value="77" table:number-columns-repeated="2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850" table:style-name="ce3">
            <text:p>13850</text:p>
          </table:table-cell>
          <table:table-cell office:value-type="string" calcext:value-type="string" table:style-name="ce8">
            <text:p>Уплотнитель фонаря заднего хода УАЗ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7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9" table:number-columns-repeated="4" table:style-name="ce14">
            <text:p>1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25" table:style-name="ce3">
            <text:p>14825</text:p>
          </table:table-cell>
          <table:table-cell office:value-type="string" calcext:value-type="string" table:style-name="ce8">
            <text:p>Уплотнитель щупа масляного 2101, 1118, 212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905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32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6.334" table:style-name="ce14">
            <text:p>6,33</text:p>
          </table:table-cell>
          <table:table-cell office:value-type="float" calcext:value-type="float" office:value="31.67" table:style-name="ce14">
            <text:p>31,67</text:p>
          </table:table-cell>
          <table:table-cell office:value-type="float" calcext:value-type="float" office:value="13" table:style-name="ce14">
            <text:p>13,00</text:p>
          </table:table-cell>
          <table:table-cell office:value-type="float" calcext:value-type="float" office:value="65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711" table:style-name="ce3">
            <text:p>7711</text:p>
          </table:table-cell>
          <table:table-cell office:value-type="string" calcext:value-type="string" table:style-name="ce8">
            <text:p>Усилитель крыши 2108 передни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679" table:style-name="ce3">
            <text:p>7679</text:p>
          </table:table-cell>
          <table:table-cell office:value-type="string" calcext:value-type="string" table:style-name="ce8">
            <text:p>Усилитель панели брызговика 2108, 2115 ле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328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4" table:number-columns-repeated="2" table:style-name="ce14">
            <text:p>35,40</text:p>
          </table:table-cell>
          <table:table-cell office:value-type="float" calcext:value-type="float" office:value="55" table:number-columns-repeated="2" table:style-name="ce14">
            <text:p>5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678" table:style-name="ce3">
            <text:p>7678</text:p>
          </table:table-cell>
          <table:table-cell office:value-type="string" calcext:value-type="string" table:style-name="ce8">
            <text:p>Усилитель панели брызговика 2108, 2115 пра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40328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4" table:number-columns-repeated="2" table:style-name="ce14">
            <text:p>35,40</text:p>
          </table:table-cell>
          <table:table-cell office:value-type="float" calcext:value-type="float" office:value="55" table:number-columns-repeated="2" table:style-name="ce14">
            <text:p>5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138" table:style-name="ce3">
            <text:p>7138</text:p>
          </table:table-cell>
          <table:table-cell office:value-type="string" calcext:value-type="string" table:style-name="ce8">
            <text:p>Успокоители цепи ЗМЗ-40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6-1006160-1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6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7.24" table:number-columns-repeated="2" table:style-name="ce14">
            <text:p>57,24</text:p>
          </table:table-cell>
          <table:table-cell office:value-type="float" calcext:value-type="float" office:value="86" table:number-columns-repeated="2" table:style-name="ce14">
            <text:p>8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971" table:style-name="ce3">
            <text:p>3971</text:p>
          </table:table-cell>
          <table:table-cell office:value-type="string" calcext:value-type="string" table:style-name="ce8">
            <text:p>Успокоитель цепи (металл-кий)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6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3.69" table:number-columns-repeated="2" table:style-name="ce14">
            <text:p>53,69</text:p>
          </table:table-cell>
          <table:table-cell office:value-type="float" calcext:value-type="float" office:value="83" table:number-columns-repeated="2" table:style-name="ce14">
            <text:p>8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304" table:style-name="ce3">
            <text:p>2304</text:p>
          </table:table-cell>
          <table:table-cell office:value-type="string" calcext:value-type="string" table:style-name="ce8">
            <text:p>Успокоитель цепи (пластм-вый)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7-10061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0.845" table:style-name="ce14">
            <text:p>10,85</text:p>
          </table:table-cell>
          <table:table-cell office:value-type="float" calcext:value-type="float" office:value="21.69" table:style-name="ce14">
            <text:p>21,69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38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854" table:style-name="ce3">
            <text:p>19854</text:p>
          </table:table-cell>
          <table:table-cell office:value-type="string" calcext:value-type="string" table:style-name="ce8">
            <text:p>Устройство зарядное для моб.телефонов FORZA 5V-1A, 12-24v, пластик, металл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заряд моб тел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25" table:number-columns-repeated="2" table:style-name="ce14">
            <text:p>26,25</text:p>
          </table:table-cell>
          <table:table-cell office:value-type="float" calcext:value-type="float" office:value="39" table:number-columns-repeated="2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54" table:style-name="ce3">
            <text:p>17654</text:p>
          </table:table-cell>
          <table:table-cell office:value-type="string" calcext:value-type="string" table:style-name="ce8">
            <text:p>Фиксатор замка багажника 2105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.5" table:number-columns-repeated="2" table:style-name="ce14">
            <text:p>17,50</text:p>
          </table:table-cell>
          <table:table-cell office:value-type="float" calcext:value-type="float" office:value="48" table:number-columns-repeated="2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697" table:style-name="ce3">
            <text:p>17697</text:p>
          </table:table-cell>
          <table:table-cell office:value-type="string" calcext:value-type="string" table:style-name="ce8">
            <text:p>Фиксатор замка багажника 2106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8.5" table:style-name="ce14">
            <text:p>8,50</text:p>
          </table:table-cell>
          <table:table-cell office:value-type="float" calcext:value-type="float" office:value="17" table:number-columns-repeated="2" table:style-name="ce14">
            <text:p>17,00</text:p>
          </table:table-cell>
          <table:table-cell office:value-type="float" calcext:value-type="float" office:value="34" table:style-name="ce14">
            <text:p>3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075" table:style-name="ce3">
            <text:p>17075</text:p>
          </table:table-cell>
          <table:table-cell office:value-type="string" calcext:value-type="string" table:style-name="ce8">
            <text:p>Фиксатор замка багажника 2108 черный "Рекардо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3061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0.7" table:number-columns-repeated="2" table:style-name="ce14">
            <text:p>60,70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897" table:style-name="ce3">
            <text:p>12897</text:p>
          </table:table-cell>
          <table:table-cell office:value-type="string" calcext:value-type="string" table:style-name="ce8">
            <text:p>Фиксатор замка багажника 2109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99-560606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" table:number-columns-repeated="2" table:style-name="ce14">
            <text:p>25,00</text:p>
          </table:table-cell>
          <table:table-cell office:value-type="float" calcext:value-type="float" office:value="38" table:number-columns-repeated="2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721" table:style-name="ce3">
            <text:p>10721</text:p>
          </table:table-cell>
          <table:table-cell office:value-type="string" calcext:value-type="string" table:style-name="ce8">
            <text:p>Фиксатор сиденья 2101 (гребенка)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681410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08" table:number-columns-repeated="2" table:style-name="ce14">
            <text:p>27,08</text:p>
          </table:table-cell>
          <table:table-cell office:value-type="float" calcext:value-type="float" office:value="41" table:number-columns-repeated="2" table:style-name="ce14">
            <text:p>4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722" table:style-name="ce3">
            <text:p>10722</text:p>
          </table:table-cell>
          <table:table-cell office:value-type="string" calcext:value-type="string" table:style-name="ce8">
            <text:p>Фиксатор сиденья 2101 (гребенка)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681410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56" table:number-columns-repeated="2" table:style-name="ce14">
            <text:p>25,56</text:p>
          </table:table-cell>
          <table:table-cell office:value-type="float" calcext:value-type="float" office:value="38" table:number-columns-repeated="2" table:style-name="ce14">
            <text:p>3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16" table:style-name="ce3">
            <text:p>316</text:p>
          </table:table-cell>
          <table:table-cell office:value-type="string" calcext:value-type="string" table:style-name="ce8">
            <text:p>Фильтр воздушный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1512-110908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2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13.002" table:style-name="ce14">
            <text:p>13,00</text:p>
          </table:table-cell>
          <table:table-cell office:value-type="float" calcext:value-type="float" office:value="65.01" table:style-name="ce14">
            <text:p>65,01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95" table:style-name="ce14">
            <text:p>9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083" table:style-name="ce3">
            <text:p>19083</text:p>
          </table:table-cell>
          <table:table-cell office:value-type="string" calcext:value-type="string" table:style-name="ce8">
            <text:p>Фильтр топливный (сетка) ВАЗ 1.5 инж. "Cartronic"</text:p>
          </table:table-cell>
          <table:table-cell table:style-name="ce9"/>
          <table:table-cell office:value-type="string" calcext:value-type="string" table:style-name="ce9">
            <text:p>KSLW-081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6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3.92" table:style-name="ce14">
            <text:p>23,92</text:p>
          </table:table-cell>
          <table:table-cell office:value-type="float" calcext:value-type="float" office:value="47.84" table:style-name="ce14">
            <text:p>47,84</text:p>
          </table:table-cell>
          <table:table-cell office:value-type="float" calcext:value-type="float" office:value="36" table:style-name="ce14">
            <text:p>36,00</text:p>
          </table:table-cell>
          <table:table-cell office:value-type="float" calcext:value-type="float" office:value="72" table:style-name="ce14">
            <text:p>7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064" table:style-name="ce3">
            <text:p>18064</text:p>
          </table:table-cell>
          <table:table-cell office:value-type="string" calcext:value-type="string" table:style-name="ce8">
            <text:p>Фильтр топливный (сетка) ВАЗ 1.6 инж. "Cartronic"</text:p>
          </table:table-cell>
          <table:table-cell table:style-name="ce9"/>
          <table:table-cell office:value-type="string" calcext:value-type="string" table:style-name="ce9">
            <text:p>KSLW-161</text:p>
          </table:table-cell>
          <table:table-cell office:value-type="string" calcext:value-type="string" table:style-name="ce9">
            <text:p>1118-11392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3.94" table:number-columns-repeated="2" table:style-name="ce14">
            <text:p>23,94</text:p>
          </table:table-cell>
          <table:table-cell office:value-type="float" calcext:value-type="float" office:value="36" table:number-columns-repeated="2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177" table:style-name="ce3">
            <text:p>17177</text:p>
          </table:table-cell>
          <table:table-cell office:value-type="string" calcext:value-type="string" table:style-name="ce8">
            <text:p>Фильтр топливный (сетка) модуля погружного Chevrolet Lacetti "FILTER MASTER"</text:p>
          </table:table-cell>
          <table:table-cell table:style-name="ce9"/>
          <table:table-cell office:value-type="string" calcext:value-type="string" table:style-name="ce9">
            <text:p>CT1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4" table:style-name="ce3">
            <text:p>94</text:p>
          </table:table-cell>
          <table:table-cell office:value-type="string" calcext:value-type="string" table:style-name="ce9">
            <text:p>Запчасти к иномаркам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1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4.1" table:number-columns-repeated="2" table:style-name="ce14">
            <text:p>44,10</text:p>
          </table:table-cell>
          <table:table-cell office:value-type="float" calcext:value-type="float" office:value="84" table:number-columns-repeated="2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314" table:style-name="ce3">
            <text:p>15314</text:p>
          </table:table-cell>
          <table:table-cell office:value-type="string" calcext:value-type="string" table:style-name="ce8">
            <text:p>Фильтр топливный (GUR-613) на дизель большой</text:p>
          </table:table-cell>
          <table:table-cell table:style-name="ce9"/>
          <table:table-cell office:value-type="string" calcext:value-type="string" table:style-name="ce9">
            <text:p>GB 613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3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9.7" table:number-columns-repeated="2" table:style-name="ce14">
            <text:p>59,70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574" table:style-name="ce3">
            <text:p>18574</text:p>
          </table:table-cell>
          <table:table-cell office:value-type="string" calcext:value-type="string" table:style-name="ce8">
            <text:p>Фильтр топливный Daewoo Nexia, Espero, Opel (сетка) модуля погружного с ножкой н/о (Китай)</text:p>
          </table:table-cell>
          <table:table-cell table:style-name="ce9"/>
          <table:table-cell office:value-type="string" calcext:value-type="string" table:style-name="ce9">
            <text:p>96183953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94" table:style-name="ce3">
            <text:p>94</text:p>
          </table:table-cell>
          <table:table-cell office:value-type="string" calcext:value-type="string" table:style-name="ce9">
            <text:p>Запчасти к иномаркам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1.3" table:number-columns-repeated="2" table:style-name="ce14">
            <text:p>41,30</text:p>
          </table:table-cell>
          <table:table-cell office:value-type="float" calcext:value-type="float" office:value="62" table:number-columns-repeated="2" table:style-name="ce14">
            <text:p>6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677" table:style-name="ce3">
            <text:p>8677</text:p>
          </table:table-cell>
          <table:table-cell office:value-type="string" calcext:value-type="string" table:style-name="ce8">
            <text:p>Фильтр электробензонасоса (сетка) 2107, 21214, 212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73-11392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8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2.49" table:style-name="ce14">
            <text:p>22,49</text:p>
          </table:table-cell>
          <table:table-cell office:value-type="float" calcext:value-type="float" office:value="67.47" table:style-name="ce14">
            <text:p>67,47</text:p>
          </table:table-cell>
          <table:table-cell office:value-type="float" calcext:value-type="float" office:value="34" table:style-name="ce14">
            <text:p>34,00</text:p>
          </table:table-cell>
          <table:table-cell office:value-type="float" calcext:value-type="float" office:value="10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072" table:style-name="ce3">
            <text:p>9072</text:p>
          </table:table-cell>
          <table:table-cell office:value-type="string" calcext:value-type="string" table:style-name="ce8">
            <text:p>Фильтр электробензонасоса (сетка) 2110, 1118 (двиг.1,6) (обрубок гусиной лапки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9.81" table:number-columns-repeated="2" table:style-name="ce14">
            <text:p>19,81</text:p>
          </table:table-cell>
          <table:table-cell office:value-type="float" calcext:value-type="float" office:value="33" table:number-columns-repeated="2" table:style-name="ce14">
            <text:p>3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071" table:style-name="ce3">
            <text:p>9071</text:p>
          </table:table-cell>
          <table:table-cell office:value-type="string" calcext:value-type="string" table:style-name="ce8">
            <text:p>Фильтр электробензонасоса (сетка) Волга, Газель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6-504.1139.10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1.69" table:number-columns-repeated="2" table:style-name="ce14">
            <text:p>31,69</text:p>
          </table:table-cell>
          <table:table-cell office:value-type="float" calcext:value-type="float" office:value="48" table:number-columns-repeated="2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658" table:style-name="ce3">
            <text:p>3658</text:p>
          </table:table-cell>
          <table:table-cell office:value-type="string" calcext:value-type="string" table:style-name="ce8">
            <text:p>Футорка ГАЗ-3307 пра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50720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2.38" table:number-columns-repeated="2" table:style-name="ce14">
            <text:p>12,38</text:p>
          </table:table-cell>
          <table:table-cell office:value-type="float" calcext:value-type="float" office:value="18" table:number-columns-repeated="2" table:style-name="ce14">
            <text:p>1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207" table:style-name="ce3">
            <text:p>18207</text:p>
          </table:table-cell>
          <table:table-cell office:value-type="string" calcext:value-type="string" table:style-name="ce8">
            <text:p>Хомут пластмассовый 2.5*200 ленточный белый (100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упак</text:p>
          </table:table-cell>
          <table:table-cell office:value-type="string" calcext:value-type="string" table:style-name="ce12">
            <text:p>203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6" table:number-columns-repeated="2" table:style-name="ce14">
            <text:p>36,60</text:p>
          </table:table-cell>
          <table:table-cell office:value-type="float" calcext:value-type="float" office:value="58" table:number-columns-repeated="2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54" table:style-name="ce3">
            <text:p>12154</text:p>
          </table:table-cell>
          <table:table-cell office:value-type="string" calcext:value-type="string" table:style-name="ce8">
            <text:p>Хомут пластмассовый 3,6х300 ленточный бел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21" table:style-name="ce3">
            <text:p>21</text:p>
          </table:table-cell>
          <table:table-cell office:value-type="float" calcext:value-type="float" office:value="100" table:style-name="ce3">
            <text:p>10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6</text:p>
          </table:table-cell>
          <table:table-cell office:value-type="float" calcext:value-type="float" office:value="19" table:style-name="ce13">
            <text:p>19</text:p>
          </table:table-cell>
          <table:table-cell office:value-type="float" calcext:value-type="float" office:value="0.841052631578947" table:style-name="ce14">
            <text:p>0,84</text:p>
          </table:table-cell>
          <table:table-cell office:value-type="float" calcext:value-type="float" office:value="15.98" table:style-name="ce14">
            <text:p>15,98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57" table:style-name="ce14">
            <text:p>5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43" table:style-name="ce3">
            <text:p>3343</text:p>
          </table:table-cell>
          <table:table-cell office:value-type="string" calcext:value-type="string" table:style-name="ce8">
            <text:p>Хомут стяжной воздушного фильтра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51-1109155-А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3" table:number-columns-repeated="2" table:style-name="ce14">
            <text:p>33,00</text:p>
          </table:table-cell>
          <table:table-cell office:value-type="float" calcext:value-type="float" office:value="40" table:number-columns-repeated="2" table:style-name="ce14">
            <text:p>4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03" table:style-name="ce3">
            <text:p>17403</text:p>
          </table:table-cell>
          <table:table-cell office:value-type="string" calcext:value-type="string" table:style-name="ce8">
            <text:p>Хомут червячный 25/40 "Таганрог" оцинк.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хомут 25 40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4" table:style-name="ce3">
            <text:p>14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7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11.25" table:style-name="ce14">
            <text:p>11,25</text:p>
          </table:table-cell>
          <table:table-cell office:value-type="float" calcext:value-type="float" office:value="67.5" table:style-name="ce14">
            <text:p>67,50</text:p>
          </table:table-cell>
          <table:table-cell office:value-type="float" calcext:value-type="float" office:value="17" table:style-name="ce14">
            <text:p>17,00</text:p>
          </table:table-cell>
          <table:table-cell office:value-type="float" calcext:value-type="float" office:value="10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148" table:style-name="ce3">
            <text:p>5148</text:p>
          </table:table-cell>
          <table:table-cell office:value-type="string" calcext:value-type="string" table:style-name="ce8">
            <text:p>Хомут червячный 35/50 Norma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хомут 32 50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22" table:style-name="ce3">
            <text:p>22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4.0333333333333" table:style-name="ce14">
            <text:p>24,03</text:p>
          </table:table-cell>
          <table:table-cell office:value-type="float" calcext:value-type="float" office:value="72.1" table:style-name="ce14">
            <text:p>72,10</text:p>
          </table:table-cell>
          <table:table-cell office:value-type="float" calcext:value-type="float" office:value="29" table:style-name="ce14">
            <text:p>29,00</text:p>
          </table:table-cell>
          <table:table-cell office:value-type="float" calcext:value-type="float" office:value="87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40" table:style-name="ce3">
            <text:p>17540</text:p>
          </table:table-cell>
          <table:table-cell office:value-type="string" calcext:value-type="string" table:style-name="ce8">
            <text:p>Хомут червячный 60/80 "MEGA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хомут 60 80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.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2.8" table:style-name="ce14">
            <text:p>12,80</text:p>
          </table:table-cell>
          <table:table-cell office:value-type="float" calcext:value-type="float" office:value="38.4" table:style-name="ce14">
            <text:p>38,40</text:p>
          </table:table-cell>
          <table:table-cell office:value-type="float" calcext:value-type="float" office:value="25" table:style-name="ce14">
            <text:p>25,0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38" table:style-name="ce3">
            <text:p>17538</text:p>
          </table:table-cell>
          <table:table-cell office:value-type="string" calcext:value-type="string" table:style-name="ce8">
            <text:p>Хомут червячный 8/12 "MEGA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хомут 8 12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23" table:style-name="ce3">
            <text:p>23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7.2" table:style-name="ce14">
            <text:p>7,20</text:p>
          </table:table-cell>
          <table:table-cell office:value-type="float" calcext:value-type="float" office:value="36" table:style-name="ce14">
            <text:p>36,00</text:p>
          </table:table-cell>
          <table:table-cell office:value-type="float" calcext:value-type="float" office:value="12.5" table:style-name="ce14">
            <text:p>12,50</text:p>
          </table:table-cell>
          <table:table-cell office:value-type="float" calcext:value-type="float" office:value="62.5" table:style-name="ce14">
            <text:p>6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791" table:style-name="ce3">
            <text:p>15791</text:p>
          </table:table-cell>
          <table:table-cell office:value-type="string" calcext:value-type="string" table:style-name="ce8">
            <text:p>Хомуты привода 1111 (бол.ф75+мал.ф31) Евр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2215034/3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51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3.29" table:style-name="ce14">
            <text:p>13,29</text:p>
          </table:table-cell>
          <table:table-cell office:value-type="float" calcext:value-type="float" office:value="53.16" table:style-name="ce14">
            <text:p>53,16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80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600" table:style-name="ce3">
            <text:p>11600</text:p>
          </table:table-cell>
          <table:table-cell office:value-type="string" calcext:value-type="string" table:style-name="ce8">
            <text:p>Хомуты привода 2108 (бол.ф88+мал.ф31) Евр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215034/3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5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7.12" table:style-name="ce14">
            <text:p>17,12</text:p>
          </table:table-cell>
          <table:table-cell office:value-type="float" calcext:value-type="float" office:value="34.24" table:style-name="ce14">
            <text:p>34,24</text:p>
          </table:table-cell>
          <table:table-cell office:value-type="float" calcext:value-type="float" office:value="28" table:style-name="ce14">
            <text:p>28,00</text:p>
          </table:table-cell>
          <table:table-cell office:value-type="float" calcext:value-type="float" office:value="56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319" table:style-name="ce3">
            <text:p>2319</text:p>
          </table:table-cell>
          <table:table-cell office:value-type="string" calcext:value-type="string" table:style-name="ce8">
            <text:p>Хомуты привода 2121 (2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215090-9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43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1.4" table:style-name="ce14">
            <text:p>11,40</text:p>
          </table:table-cell>
          <table:table-cell office:value-type="float" calcext:value-type="float" office:value="45.6" table:style-name="ce14">
            <text:p>45,60</text:p>
          </table:table-cell>
          <table:table-cell office:value-type="float" calcext:value-type="float" office:value="19" table:style-name="ce14">
            <text:p>19,00</text:p>
          </table:table-cell>
          <table:table-cell office:value-type="float" calcext:value-type="float" office:value="76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601" table:style-name="ce3">
            <text:p>11601</text:p>
          </table:table-cell>
          <table:table-cell office:value-type="string" calcext:value-type="string" table:style-name="ce8">
            <text:p>Хомуты привода 2121, 2141 (бол.ф98+мал.ф37) наружные Евро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215090/9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918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2.27" table:style-name="ce14">
            <text:p>12,27</text:p>
          </table:table-cell>
          <table:table-cell office:value-type="float" calcext:value-type="float" office:value="24.54" table:style-name="ce14">
            <text:p>24,54</text:p>
          </table:table-cell>
          <table:table-cell office:value-type="float" calcext:value-type="float" office:value="18" table:style-name="ce14">
            <text:p>18,00</text:p>
          </table:table-cell>
          <table:table-cell office:value-type="float" calcext:value-type="float" office:value="36" table:style-name="ce14">
            <text:p>3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29" table:style-name="ce3">
            <text:p>3029</text:p>
          </table:table-cell>
          <table:table-cell office:value-type="string" calcext:value-type="string" table:style-name="ce8">
            <text:p>Хомуты стабилизатора 2101 (2шт) (кронштейны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6048/4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2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9.93" table:number-columns-repeated="2" table:style-name="ce14">
            <text:p>19,93</text:p>
          </table:table-cell>
          <table:table-cell office:value-type="float" calcext:value-type="float" office:value="30" table:number-columns-repeated="2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83" table:style-name="ce3">
            <text:p>383</text:p>
          </table:table-cell>
          <table:table-cell office:value-type="string" calcext:value-type="string" table:style-name="ce8">
            <text:p>Храповик коленвала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53-1005054-1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4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9.665" table:style-name="ce14">
            <text:p>9,67</text:p>
          </table:table-cell>
          <table:table-cell office:value-type="float" calcext:value-type="float" office:value="19.33" table:style-name="ce14">
            <text:p>19,33</text:p>
          </table:table-cell>
          <table:table-cell office:value-type="float" calcext:value-type="float" office:value="15" table:style-name="ce14">
            <text:p>15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2" table:style-name="ce3">
            <text:p>1742</text:p>
          </table:table-cell>
          <table:table-cell office:value-type="string" calcext:value-type="string" table:style-name="ce8">
            <text:p>Чашка опорная задней пружины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1265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1" table:number-columns-repeated="4" table:style-name="ce14">
            <text:p>2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43" table:style-name="ce3">
            <text:p>1743</text:p>
          </table:table-cell>
          <table:table-cell office:value-type="string" calcext:value-type="string" table:style-name="ce8">
            <text:p>Чашка опорная передней пружины 2101, 212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4193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8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4.32" table:style-name="ce14">
            <text:p>14,32</text:p>
          </table:table-cell>
          <table:table-cell office:value-type="float" calcext:value-type="float" office:value="28.64" table:style-name="ce14">
            <text:p>28,64</text:p>
          </table:table-cell>
          <table:table-cell office:value-type="float" calcext:value-type="float" office:value="22" table:style-name="ce14">
            <text:p>22,0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337" table:style-name="ce3">
            <text:p>12337</text:p>
          </table:table-cell>
          <table:table-cell office:value-type="string" calcext:value-type="string" table:style-name="ce8">
            <text:p>Чехол вилки сцепления 111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1-16012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17" table:number-columns-repeated="2" table:style-name="ce14">
            <text:p>35,17</text:p>
          </table:table-cell>
          <table:table-cell office:value-type="float" calcext:value-type="float" office:value="51" table:number-columns-repeated="2" table:style-name="ce14">
            <text:p>5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30" table:style-name="ce3">
            <text:p>1830</text:p>
          </table:table-cell>
          <table:table-cell office:value-type="string" calcext:value-type="string" table:style-name="ce8">
            <text:p>Чехол вилки сцеплени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6012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26" table:number-columns-repeated="2" table:style-name="ce14">
            <text:p>27,26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92" table:style-name="ce3">
            <text:p>892</text:p>
          </table:table-cell>
          <table:table-cell office:value-type="string" calcext:value-type="string" table:style-name="ce8">
            <text:p>Чехол вилки сцепления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6012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72" table:number-columns-repeated="2" table:style-name="ce14">
            <text:p>35,72</text:p>
          </table:table-cell>
          <table:table-cell office:value-type="float" calcext:value-type="float" office:value="49" table:number-columns-repeated="2" table:style-name="ce14">
            <text:p>4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80" table:style-name="ce3">
            <text:p>8080</text:p>
          </table:table-cell>
          <table:table-cell office:value-type="string" calcext:value-type="string" table:style-name="ce8">
            <text:p>Чехол защитный ручки КПП 2108 (гофра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7031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.16" table:number-columns-repeated="2" table:style-name="ce14">
            <text:p>55,16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24" table:style-name="ce3">
            <text:p>12924</text:p>
          </table:table-cell>
          <table:table-cell office:value-type="string" calcext:value-type="string" table:style-name="ce8">
            <text:p>Чехол наконечника рулевой тяги 2101 полиуретан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00307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4.99" table:number-columns-repeated="2" table:style-name="ce14">
            <text:p>14,99</text:p>
          </table:table-cell>
          <table:table-cell office:value-type="float" calcext:value-type="float" office:value="21" table:number-columns-repeated="2" table:style-name="ce14">
            <text:p>2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953" table:style-name="ce3">
            <text:p>3953</text:p>
          </table:table-cell>
          <table:table-cell office:value-type="string" calcext:value-type="string" table:style-name="ce8">
            <text:p>Чехол наконечника рулевой тяги 2108 (силикон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41407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7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5.34" table:style-name="ce14">
            <text:p>15,34</text:p>
          </table:table-cell>
          <table:table-cell office:value-type="float" calcext:value-type="float" office:value="30.68" table:style-name="ce14">
            <text:p>30,68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46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27" table:style-name="ce3">
            <text:p>12927</text:p>
          </table:table-cell>
          <table:table-cell office:value-type="string" calcext:value-type="string" table:style-name="ce8">
            <text:p>Чехол наконечника рулевой тяги 2108 полиуретан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41407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7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4.375" table:style-name="ce14">
            <text:p>14,38</text:p>
          </table:table-cell>
          <table:table-cell office:value-type="float" calcext:value-type="float" office:value="28.75" table:style-name="ce14">
            <text:p>28,75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46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17" table:style-name="ce3">
            <text:p>2017</text:p>
          </table:table-cell>
          <table:table-cell office:value-type="string" calcext:value-type="string" table:style-name="ce8">
            <text:p>Чехол опоры шаровой 2108, 2110, 2170, 2190, 1118, М-212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9040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7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9.31666666666667" table:style-name="ce14">
            <text:p>9,32</text:p>
          </table:table-cell>
          <table:table-cell office:value-type="float" calcext:value-type="float" office:value="27.95" table:style-name="ce14">
            <text:p>27,95</text:p>
          </table:table-cell>
          <table:table-cell office:value-type="float" calcext:value-type="float" office:value="15.5" table:style-name="ce14">
            <text:p>15,50</text:p>
          </table:table-cell>
          <table:table-cell office:value-type="float" calcext:value-type="float" office:value="46.5" table:style-name="ce14">
            <text:p>46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926" table:style-name="ce3">
            <text:p>12926</text:p>
          </table:table-cell>
          <table:table-cell office:value-type="string" calcext:value-type="string" table:style-name="ce8">
            <text:p>Чехол опоры шаровой 2108, 2110, 2170, 2190, 1118, М-2126 полиуретан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9040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7.94" table:number-columns-repeated="2" table:style-name="ce14">
            <text:p>27,94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40" table:style-name="ce3">
            <text:p>3340</text:p>
          </table:table-cell>
          <table:table-cell office:value-type="string" calcext:value-type="string" table:style-name="ce8">
            <text:p>Чехол РЦС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1602528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3.5" table:number-columns-repeated="2" table:style-name="ce14">
            <text:p>13,50</text:p>
          </table:table-cell>
          <table:table-cell office:value-type="float" calcext:value-type="float" office:value="20" table:number-columns-repeated="2" table:style-name="ce14">
            <text:p>2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0" table:style-name="ce3">
            <text:p>330</text:p>
          </table:table-cell>
          <table:table-cell office:value-type="string" calcext:value-type="string" table:style-name="ce8">
            <text:p>Чехол рычага КПП УАЗ наружн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5113038-01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7.64" table:style-name="ce14">
            <text:p>17,64</text:p>
          </table:table-cell>
          <table:table-cell office:value-type="float" calcext:value-type="float" office:value="35.28" table:style-name="ce14">
            <text:p>35,28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912" table:style-name="ce3">
            <text:p>3912</text:p>
          </table:table-cell>
          <table:table-cell office:value-type="string" calcext:value-type="string" table:style-name="ce8">
            <text:p>Чехол тормозного цилиндра 25 мм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3502058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34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4.45" table:style-name="ce14">
            <text:p>4,45</text:p>
          </table:table-cell>
          <table:table-cell office:value-type="float" calcext:value-type="float" office:value="40.05" table:style-name="ce14">
            <text:p>40,05</text:p>
          </table:table-cell>
          <table:table-cell office:value-type="float" calcext:value-type="float" office:value="7" table:style-name="ce14">
            <text:p>7,00</text:p>
          </table:table-cell>
          <table:table-cell office:value-type="float" calcext:value-type="float" office:value="63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94" table:style-name="ce3">
            <text:p>3094</text:p>
          </table:table-cell>
          <table:table-cell office:value-type="string" calcext:value-type="string" table:style-name="ce8">
            <text:p>Чехол тормозного цилиндра 32 мм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-3501058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3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3.6" table:style-name="ce14">
            <text:p>3,60</text:p>
          </table:table-cell>
          <table:table-cell office:value-type="float" calcext:value-type="float" office:value="14.4" table:style-name="ce14">
            <text:p>14,40</text:p>
          </table:table-cell>
          <table:table-cell office:value-type="float" calcext:value-type="float" office:value="6.5" table:style-name="ce14">
            <text:p>6,50</text:p>
          </table:table-cell>
          <table:table-cell office:value-type="float" calcext:value-type="float" office:value="26" table:style-name="ce14">
            <text:p>2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57" table:style-name="ce3">
            <text:p>7457</text:p>
          </table:table-cell>
          <table:table-cell office:value-type="string" calcext:value-type="string" table:style-name="ce8">
            <text:p>Шайба 6*12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0" table:style-name="ce3">
            <text:p>100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21</text:p>
          </table:table-cell>
          <table:table-cell office:value-type="float" calcext:value-type="float" office:value="13" table:style-name="ce13">
            <text:p>13</text:p>
          </table:table-cell>
          <table:table-cell office:value-type="float" calcext:value-type="float" office:value="0.91" table:style-name="ce14">
            <text:p>0,91</text:p>
          </table:table-cell>
          <table:table-cell office:value-type="float" calcext:value-type="float" office:value="11.83" table:style-name="ce14">
            <text:p>11,83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39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55" table:style-name="ce3">
            <text:p>19455</text:p>
          </table:table-cell>
          <table:table-cell office:value-type="string" calcext:value-type="string" table:style-name="ce8">
            <text:p>Шайба 8*16 внешн. зубчатая КПП 2101 под винт (90 град.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26069-7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1.91" table:style-name="ce14">
            <text:p>1,91</text:p>
          </table:table-cell>
          <table:table-cell office:value-type="float" calcext:value-type="float" office:value="19.1" table:style-name="ce14">
            <text:p>19,10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28" table:style-name="ce3">
            <text:p>3028</text:p>
          </table:table-cell>
          <table:table-cell office:value-type="string" calcext:value-type="string" table:style-name="ce8">
            <text:p>Шайба амортизатора переднего 2101, заднего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5455-0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4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4.81" table:style-name="ce14">
            <text:p>4,81</text:p>
          </table:table-cell>
          <table:table-cell office:value-type="float" calcext:value-type="float" office:value="28.86" table:style-name="ce14">
            <text:p>28,86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183" table:style-name="ce3">
            <text:p>16183</text:p>
          </table:table-cell>
          <table:table-cell office:value-type="string" calcext:value-type="string" table:style-name="ce8">
            <text:p>Шайба М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26386-71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9" table:style-name="ce3">
            <text:p>4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31</text:p>
          </table:table-cell>
          <table:table-cell office:value-type="float" calcext:value-type="float" office:value="22" table:style-name="ce13">
            <text:p>22</text:p>
          </table:table-cell>
          <table:table-cell office:value-type="float" calcext:value-type="float" office:value="1.75590909090909" table:style-name="ce14">
            <text:p>1,76</text:p>
          </table:table-cell>
          <table:table-cell office:value-type="float" calcext:value-type="float" office:value="38.63" table:style-name="ce14">
            <text:p>38,63</text:p>
          </table:table-cell>
          <table:table-cell office:value-type="float" calcext:value-type="float" office:value="2.5" table:style-name="ce14">
            <text:p>2,50</text:p>
          </table:table-cell>
          <table:table-cell office:value-type="float" calcext:value-type="float" office:value="55" table:style-name="ce14">
            <text:p>5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022" table:style-name="ce3">
            <text:p>11022</text:p>
          </table:table-cell>
          <table:table-cell office:value-type="string" calcext:value-type="string" table:style-name="ce8">
            <text:p>Шайба М12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5200-01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1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.175" table:style-name="ce14">
            <text:p>1,18</text:p>
          </table:table-cell>
          <table:table-cell office:value-type="float" calcext:value-type="float" office:value="2.35" table:style-name="ce14">
            <text:p>2,35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7" table:style-name="ce14">
            <text:p>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021" table:style-name="ce3">
            <text:p>11021</text:p>
          </table:table-cell>
          <table:table-cell office:value-type="string" calcext:value-type="string" table:style-name="ce8">
            <text:p>Шайба М12 гровер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5170-71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.22" table:number-columns-repeated="2" table:style-name="ce14">
            <text:p>1,22</text:p>
          </table:table-cell>
          <table:table-cell office:value-type="float" calcext:value-type="float" office:value="2" table:number-columns-repeated="2" table:style-name="ce14">
            <text:p>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633" table:style-name="ce3">
            <text:p>8633</text:p>
          </table:table-cell>
          <table:table-cell office:value-type="string" calcext:value-type="string" table:style-name="ce8">
            <text:p>Шайба М12х34 реактивных штанг, маятника 2101-07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491283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21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2.83" table:style-name="ce14">
            <text:p>2,83</text:p>
          </table:table-cell>
          <table:table-cell office:value-type="float" calcext:value-type="float" office:value="14.15" table:style-name="ce14">
            <text:p>14,15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22.5" table:style-name="ce14">
            <text:p>2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92" table:style-name="ce3">
            <text:p>2992</text:p>
          </table:table-cell>
          <table:table-cell office:value-type="string" calcext:value-type="string" table:style-name="ce8">
            <text:p>Шайба м14*44 сайлентблока наружна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404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31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4.81" table:style-name="ce14">
            <text:p>4,81</text:p>
          </table:table-cell>
          <table:table-cell office:value-type="float" calcext:value-type="float" office:value="19.24" table:style-name="ce14">
            <text:p>19,24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32" table:style-name="ce14">
            <text:p>3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501" table:style-name="ce3">
            <text:p>7501</text:p>
          </table:table-cell>
          <table:table-cell office:value-type="string" calcext:value-type="string" table:style-name="ce8">
            <text:p>Шайба М16 медная на датчик ТМ-10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2570-60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8" table:style-name="ce13">
            <text:p>18</text:p>
          </table:table-cell>
          <table:table-cell office:value-type="float" calcext:value-type="float" office:value="2.26" table:style-name="ce14">
            <text:p>2,26</text:p>
          </table:table-cell>
          <table:table-cell office:value-type="float" calcext:value-type="float" office:value="40.68" table:style-name="ce14">
            <text:p>40,68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99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346" table:style-name="ce3">
            <text:p>14346</text:p>
          </table:table-cell>
          <table:table-cell office:value-type="string" calcext:value-type="string" table:style-name="ce8">
            <text:p>Шайба М16.7*44 оси нижнего рычага 2121 наруж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90404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313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5.01" table:style-name="ce14">
            <text:p>5,01</text:p>
          </table:table-cell>
          <table:table-cell office:value-type="float" calcext:value-type="float" office:value="20.04" table:style-name="ce14">
            <text:p>20,04</text:p>
          </table:table-cell>
          <table:table-cell office:value-type="float" calcext:value-type="float" office:value="8" table:style-name="ce14">
            <text:p>8,00</text:p>
          </table:table-cell>
          <table:table-cell office:value-type="float" calcext:value-type="float" office:value="32" table:style-name="ce14">
            <text:p>3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260" table:style-name="ce3">
            <text:p>14260</text:p>
          </table:table-cell>
          <table:table-cell office:value-type="string" calcext:value-type="string" table:style-name="ce8">
            <text:p>Шайба М6 гровер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5164-7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1</text:p>
          </table:table-cell>
          <table:table-cell office:value-type="float" calcext:value-type="float" office:value="43" table:style-name="ce13">
            <text:p>43</text:p>
          </table:table-cell>
          <table:table-cell office:value-type="float" calcext:value-type="float" office:value="0.16" table:style-name="ce14">
            <text:p>0,16</text:p>
          </table:table-cell>
          <table:table-cell office:value-type="float" calcext:value-type="float" office:value="6.88" table:style-name="ce14">
            <text:p>6,88</text:p>
          </table:table-cell>
          <table:table-cell office:value-type="float" calcext:value-type="float" office:value="1" table:style-name="ce14">
            <text:p>1,00</text:p>
          </table:table-cell>
          <table:table-cell office:value-type="float" calcext:value-type="float" office:value="43" table:style-name="ce14">
            <text:p>4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65" table:style-name="ce3">
            <text:p>12165</text:p>
          </table:table-cell>
          <table:table-cell office:value-type="string" calcext:value-type="string" table:style-name="ce8">
            <text:p>Шайба М6*12*1,6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5194-01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31</text:p>
          </table:table-cell>
          <table:table-cell office:value-type="float" calcext:value-type="float" office:value="31" table:style-name="ce13">
            <text:p>31</text:p>
          </table:table-cell>
          <table:table-cell office:value-type="float" calcext:value-type="float" office:value="0.26" table:style-name="ce14">
            <text:p>0,26</text:p>
          </table:table-cell>
          <table:table-cell office:value-type="float" calcext:value-type="float" office:value="8.06" table:style-name="ce14">
            <text:p>8,06</text:p>
          </table:table-cell>
          <table:table-cell office:value-type="float" calcext:value-type="float" office:value="1" table:style-name="ce14">
            <text:p>1,00</text:p>
          </table:table-cell>
          <table:table-cell office:value-type="float" calcext:value-type="float" office:value="31" table:style-name="ce14">
            <text:p>3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603" table:style-name="ce3">
            <text:p>5603</text:p>
          </table:table-cell>
          <table:table-cell office:value-type="string" calcext:value-type="string" table:style-name="ce8">
            <text:p>Шайба М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0011980-738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59" table:style-name="ce3">
            <text:p>59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3</text:p>
          </table:table-cell>
          <table:table-cell office:value-type="float" calcext:value-type="float" office:value="27" table:style-name="ce13">
            <text:p>27</text:p>
          </table:table-cell>
          <table:table-cell office:value-type="float" calcext:value-type="float" office:value="1.13111111111111" table:style-name="ce14">
            <text:p>1,13</text:p>
          </table:table-cell>
          <table:table-cell office:value-type="float" calcext:value-type="float" office:value="30.54" table:style-name="ce14">
            <text:p>30,54</text:p>
          </table:table-cell>
          <table:table-cell office:value-type="float" calcext:value-type="float" office:value="2" table:style-name="ce14">
            <text:p>2,00</text:p>
          </table:table-cell>
          <table:table-cell office:value-type="float" calcext:value-type="float" office:value="54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261" table:style-name="ce3">
            <text:p>14261</text:p>
          </table:table-cell>
          <table:table-cell office:value-type="string" calcext:value-type="string" table:style-name="ce8">
            <text:p>Шайба М8 гровер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52134-П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1" table:style-name="ce3">
            <text:p>6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2</text:p>
          </table:table-cell>
          <table:table-cell office:value-type="float" calcext:value-type="float" office:value="58" table:style-name="ce13">
            <text:p>58</text:p>
          </table:table-cell>
          <table:table-cell office:value-type="float" calcext:value-type="float" office:value="0.33" table:style-name="ce14">
            <text:p>0,33</text:p>
          </table:table-cell>
          <table:table-cell office:value-type="float" calcext:value-type="float" office:value="19.14" table:style-name="ce14">
            <text:p>19,14</text:p>
          </table:table-cell>
          <table:table-cell office:value-type="float" calcext:value-type="float" office:value="1" table:style-name="ce14">
            <text:p>1,00</text:p>
          </table:table-cell>
          <table:table-cell office:value-type="float" calcext:value-type="float" office:value="58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500" table:style-name="ce3">
            <text:p>7500</text:p>
          </table:table-cell>
          <table:table-cell office:value-type="string" calcext:value-type="string" table:style-name="ce8">
            <text:p>Шайба М8 мед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2600-60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5" table:style-name="ce3">
            <text:p>1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0.376666666666667" table:style-name="ce14">
            <text:p>0,38</text:p>
          </table:table-cell>
          <table:table-cell office:value-type="float" calcext:value-type="float" office:value="1.13" table:style-name="ce14">
            <text:p>1,13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9" table:style-name="ce14">
            <text:p>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500" table:style-name="ce3">
            <text:p>7500</text:p>
          </table:table-cell>
          <table:table-cell office:value-type="string" calcext:value-type="string" table:style-name="ce8">
            <text:p>Шайба М8 мед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2600-60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5" table:style-name="ce3">
            <text:p>1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3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1.74" table:style-name="ce14">
            <text:p>1,74</text:p>
          </table:table-cell>
          <table:table-cell office:value-type="float" calcext:value-type="float" office:value="15.66" table:style-name="ce14">
            <text:p>15,66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27" table:style-name="ce14">
            <text:p>2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62" table:style-name="ce3">
            <text:p>19462</text:p>
          </table:table-cell>
          <table:table-cell office:value-type="string" calcext:value-type="string" table:style-name="ce8">
            <text:p>Шайба опоры стойки 1118 нижня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" table:style-name="ce14">
            <text:p>22,00</text:p>
          </table:table-cell>
          <table:table-cell office:value-type="float" calcext:value-type="float" office:value="44" table:style-name="ce14">
            <text:p>44,00</text:p>
          </table:table-cell>
          <table:table-cell office:value-type="float" calcext:value-type="float" office:value="34" table:style-name="ce14">
            <text:p>34,00</text:p>
          </table:table-cell>
          <table:table-cell office:value-type="float" calcext:value-type="float" office:value="68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632" table:style-name="ce3">
            <text:p>8632</text:p>
          </table:table-cell>
          <table:table-cell office:value-type="string" calcext:value-type="string" table:style-name="ce8">
            <text:p>Шайба развального болт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90105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41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2.288" table:style-name="ce14">
            <text:p>2,29</text:p>
          </table:table-cell>
          <table:table-cell office:value-type="float" calcext:value-type="float" office:value="22.88" table:style-name="ce14">
            <text:p>22,88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55" table:style-name="ce14">
            <text:p>5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978" table:style-name="ce3">
            <text:p>11978</text:p>
          </table:table-cell>
          <table:table-cell office:value-type="string" calcext:value-type="string" table:style-name="ce8">
            <text:p>Шайба регулировки сход-развала 2101 (0.5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4225/2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8" table:style-name="ce3">
            <text:p>28</text:p>
          </table:table-cell>
          <table:table-cell office:value-type="float" calcext:value-type="float" office:value="20" table:style-name="ce3">
            <text:p>2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114</text:p>
          </table:table-cell>
          <table:table-cell office:value-type="float" calcext:value-type="float" office:value="21" table:style-name="ce13">
            <text:p>21</text:p>
          </table:table-cell>
          <table:table-cell office:value-type="float" calcext:value-type="float" office:value="1.9647619047619" table:style-name="ce14">
            <text:p>1,96</text:p>
          </table:table-cell>
          <table:table-cell office:value-type="float" calcext:value-type="float" office:value="41.26" table:style-name="ce14">
            <text:p>41,26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73.5" table:style-name="ce14">
            <text:p>7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053" table:style-name="ce3">
            <text:p>6053</text:p>
          </table:table-cell>
          <table:table-cell office:value-type="string" calcext:value-type="string" table:style-name="ce8">
            <text:p>Шайба регулировочная 2108 (305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7056-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5" table:number-columns-repeated="2" table:style-name="ce14">
            <text:p>45,00</text:p>
          </table:table-cell>
          <table:table-cell office:value-type="float" calcext:value-type="float" office:value="70" table:number-columns-repeated="2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043" table:style-name="ce3">
            <text:p>6043</text:p>
          </table:table-cell>
          <table:table-cell office:value-type="string" calcext:value-type="string" table:style-name="ce8">
            <text:p>Шайба регулировочная 2108 (360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7056-2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6.49" table:number-columns-repeated="2" table:style-name="ce14">
            <text:p>36,49</text:p>
          </table:table-cell>
          <table:table-cell office:value-type="float" calcext:value-type="float" office:value="61" table:number-columns-repeated="2" table:style-name="ce14">
            <text:p>6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21" table:style-name="ce3">
            <text:p>7021</text:p>
          </table:table-cell>
          <table:table-cell office:value-type="string" calcext:value-type="string" table:style-name="ce8">
            <text:p>Шайба регулировочная 2108 (400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7056-4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2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1.34" table:number-columns-repeated="2" table:style-name="ce14">
            <text:p>31,34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025" table:style-name="ce3">
            <text:p>7025</text:p>
          </table:table-cell>
          <table:table-cell office:value-type="string" calcext:value-type="string" table:style-name="ce8">
            <text:p>Шайба регулировочная 2108 (410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7056-4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4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9.73" table:number-columns-repeated="2" table:style-name="ce14">
            <text:p>29,73</text:p>
          </table:table-cell>
          <table:table-cell office:value-type="float" calcext:value-type="float" office:value="57" table:number-columns-repeated="2" table:style-name="ce14">
            <text:p>5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31" table:style-name="ce3">
            <text:p>2931</text:p>
          </table:table-cell>
          <table:table-cell office:value-type="string" calcext:value-type="string" table:style-name="ce8">
            <text:p>Шайба регулировочная хвостовика УАЗ 0.15мм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-2402032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3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4.1" table:style-name="ce14">
            <text:p>4,10</text:p>
          </table:table-cell>
          <table:table-cell office:value-type="float" calcext:value-type="float" office:value="36.9" table:style-name="ce14">
            <text:p>36,90</text:p>
          </table:table-cell>
          <table:table-cell office:value-type="float" calcext:value-type="float" office:value="6.5" table:style-name="ce14">
            <text:p>6,50</text:p>
          </table:table-cell>
          <table:table-cell office:value-type="float" calcext:value-type="float" office:value="58.5" table:style-name="ce14">
            <text:p>58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442" table:style-name="ce3">
            <text:p>5442</text:p>
          </table:table-cell>
          <table:table-cell office:value-type="string" calcext:value-type="string" table:style-name="ce8">
            <text:p>Шайба сайлентблока внутрення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290403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1" table:style-name="ce3">
            <text:p>2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21</text:p>
          </table:table-cell>
          <table:table-cell office:value-type="float" calcext:value-type="float" office:value="30" table:style-name="ce13">
            <text:p>30</text:p>
          </table:table-cell>
          <table:table-cell office:value-type="float" calcext:value-type="float" office:value="2.04" table:style-name="ce14">
            <text:p>2,04</text:p>
          </table:table-cell>
          <table:table-cell office:value-type="float" calcext:value-type="float" office:value="61.2" table:style-name="ce14">
            <text:p>61,20</text:p>
          </table:table-cell>
          <table:table-cell office:value-type="float" calcext:value-type="float" office:value="3.5" table:style-name="ce14">
            <text:p>3,50</text:p>
          </table:table-cell>
          <table:table-cell office:value-type="float" calcext:value-type="float" office:value="105" table:style-name="ce14">
            <text:p>10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099" table:style-name="ce3">
            <text:p>4099</text:p>
          </table:table-cell>
          <table:table-cell office:value-type="string" calcext:value-type="string" table:style-name="ce8">
            <text:p>Шайба стопорная звездочки распредвал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602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34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1.536" table:style-name="ce14">
            <text:p>1,54</text:p>
          </table:table-cell>
          <table:table-cell office:value-type="float" calcext:value-type="float" office:value="7.68" table:style-name="ce14">
            <text:p>7,68</text:p>
          </table:table-cell>
          <table:table-cell office:value-type="float" calcext:value-type="float" office:value="2.5" table:style-name="ce14">
            <text:p>2,50</text:p>
          </table:table-cell>
          <table:table-cell office:value-type="float" calcext:value-type="float" office:value="12.5" table:style-name="ce14">
            <text:p>1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061" table:style-name="ce3">
            <text:p>9061</text:p>
          </table:table-cell>
          <table:table-cell office:value-type="string" calcext:value-type="string" table:style-name="ce8">
            <text:p>Шайба стопорная штуцеров ГТЦи ГЦС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50509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43</text:p>
          </table:table-cell>
          <table:table-cell office:value-type="float" calcext:value-type="float" office:value="6" table:style-name="ce13">
            <text:p>6</text:p>
          </table:table-cell>
          <table:table-cell office:value-type="float" calcext:value-type="float" office:value="2.065" table:style-name="ce14">
            <text:p>2,07</text:p>
          </table:table-cell>
          <table:table-cell office:value-type="float" calcext:value-type="float" office:value="12.39" table:style-name="ce14">
            <text:p>12,39</text:p>
          </table:table-cell>
          <table:table-cell office:value-type="float" calcext:value-type="float" office:value="5.5" table:style-name="ce14">
            <text:p>5,50</text:p>
          </table:table-cell>
          <table:table-cell office:value-type="float" calcext:value-type="float" office:value="33" table:style-name="ce14">
            <text:p>3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993" table:style-name="ce3">
            <text:p>2993</text:p>
          </table:table-cell>
          <table:table-cell office:value-type="string" calcext:value-type="string" table:style-name="ce8">
            <text:p>Шайба ступицы наружная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10307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11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5.62" table:style-name="ce14">
            <text:p>5,62</text:p>
          </table:table-cell>
          <table:table-cell office:value-type="float" calcext:value-type="float" office:value="16.86" table:style-name="ce14">
            <text:p>16,86</text:p>
          </table:table-cell>
          <table:table-cell office:value-type="float" calcext:value-type="float" office:value="9" table:style-name="ce14">
            <text:p>9,00</text:p>
          </table:table-cell>
          <table:table-cell office:value-type="float" calcext:value-type="float" office:value="27" table:style-name="ce14">
            <text:p>2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57" table:style-name="ce3">
            <text:p>19457</text:p>
          </table:table-cell>
          <table:table-cell office:value-type="string" calcext:value-type="string" table:style-name="ce8">
            <text:p>Шайба сход-развала 2121 (10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2904222-2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41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" table:number-columns-repeated="2" table:style-name="ce14">
            <text:p>3,00</text:p>
          </table:table-cell>
          <table:table-cell office:value-type="float" calcext:value-type="float" office:value="5" table:number-columns-repeated="2" table:style-name="ce14">
            <text:p>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560" table:style-name="ce3">
            <text:p>19560</text:p>
          </table:table-cell>
          <table:table-cell office:value-type="string" calcext:value-type="string" table:style-name="ce8">
            <text:p>Шайба шарнира поворотного кулака упорная УАЗ металл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741-2304024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7.6666666666667" table:style-name="ce14">
            <text:p>17,67</text:p>
          </table:table-cell>
          <table:table-cell office:value-type="float" calcext:value-type="float" office:value="53" table:style-name="ce14">
            <text:p>53,00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69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99" table:style-name="ce3">
            <text:p>7499</text:p>
          </table:table-cell>
          <table:table-cell office:value-type="string" calcext:value-type="string" table:style-name="ce8">
            <text:p>Шайба d-12 медная тормоз.шланга 3302,3110,Москвич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2984-60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1" table:style-name="ce3">
            <text:p>2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1.88285714285714" table:style-name="ce14">
            <text:p>1,88</text:p>
          </table:table-cell>
          <table:table-cell office:value-type="float" calcext:value-type="float" office:value="13.18" table:style-name="ce14">
            <text:p>13,18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35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98" table:style-name="ce3">
            <text:p>7498</text:p>
          </table:table-cell>
          <table:table-cell office:value-type="string" calcext:value-type="string" table:style-name="ce8">
            <text:p>Шайба d-14 медная т/фильтр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2800-609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2.66" table:style-name="ce14">
            <text:p>2,66</text:p>
          </table:table-cell>
          <table:table-cell office:value-type="float" calcext:value-type="float" office:value="7.98" table:style-name="ce14">
            <text:p>7,98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13.5" table:style-name="ce14">
            <text:p>1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306" table:style-name="ce3">
            <text:p>3306</text:p>
          </table:table-cell>
          <table:table-cell office:value-type="string" calcext:value-type="string" table:style-name="ce8">
            <text:p>Шайбы клапанной крышки головки 2101 (8шт.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6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.63" table:number-columns-repeated="2" table:style-name="ce14">
            <text:p>17,63</text:p>
          </table:table-cell>
          <table:table-cell office:value-type="float" calcext:value-type="float" office:value="34" table:number-columns-repeated="2" table:style-name="ce14">
            <text:p>3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68" table:style-name="ce3">
            <text:p>568</text:p>
          </table:table-cell>
          <table:table-cell office:value-type="string" calcext:value-type="string" table:style-name="ce8">
            <text:p>Шарнир рычага крепления задней подвески балки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291405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7.02" table:number-columns-repeated="2" table:style-name="ce14">
            <text:p>47,02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467" table:style-name="ce3">
            <text:p>12467</text:p>
          </table:table-cell>
          <table:table-cell office:value-type="string" calcext:value-type="string" table:style-name="ce8">
            <text:p>Шестерня КПП 2101 заднего хода (ведущая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70113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0.54" table:number-columns-repeated="2" table:style-name="ce14">
            <text:p>70,54</text:p>
          </table:table-cell>
          <table:table-cell office:value-type="float" calcext:value-type="float" office:value="102" table:number-columns-repeated="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632" table:style-name="ce3">
            <text:p>4632</text:p>
          </table:table-cell>
          <table:table-cell office:value-type="string" calcext:value-type="string" table:style-name="ce8">
            <text:p>Шестерня привода масляного насоса 2101, 2121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101122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2.73" table:number-columns-repeated="2" table:style-name="ce14">
            <text:p>42,73</text:p>
          </table:table-cell>
          <table:table-cell office:value-type="float" calcext:value-type="float" office:value="64" table:number-columns-repeated="2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776" table:style-name="ce3">
            <text:p>4776</text:p>
          </table:table-cell>
          <table:table-cell office:value-type="string" calcext:value-type="string" table:style-name="ce8">
            <text:p>Шестигранник No 14</text:p>
          </table:table-cell>
          <table:table-cell table:style-name="ce9"/>
          <table:table-cell office:value-type="string" calcext:value-type="string" table:style-name="ce9">
            <text:p>10437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61" table:number-columns-repeated="2" table:style-name="ce14">
            <text:p>39,61</text:p>
          </table:table-cell>
          <table:table-cell office:value-type="float" calcext:value-type="float" office:value="78" table:number-columns-repeated="2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370" table:style-name="ce3">
            <text:p>7370</text:p>
          </table:table-cell>
          <table:table-cell office:value-type="string" calcext:value-type="string" table:style-name="ce8">
            <text:p>Шкив генератора М-412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75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office:value-type="float" calcext:value-type="float" office:value="100" table:number-columns-repeated="2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846" table:style-name="ce3">
            <text:p>15846</text:p>
          </table:table-cell>
          <table:table-cell office:value-type="string" calcext:value-type="string" table:style-name="ce8">
            <text:p>Шкив зубчатый коленвала 1118 малый ДА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100503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.53" table:number-columns-repeated="2" table:style-name="ce14">
            <text:p>65,53</text:p>
          </table:table-cell>
          <table:table-cell office:value-type="float" calcext:value-type="float" office:value="95" table:number-columns-repeated="2" table:style-name="ce14">
            <text:p>9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975" table:style-name="ce3">
            <text:p>9975</text:p>
          </table:table-cell>
          <table:table-cell office:value-type="string" calcext:value-type="string" table:style-name="ce8">
            <text:p>Шкурка тканевая водостойкая 230*280 №12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7.555" table:style-name="ce14">
            <text:p>7,56</text:p>
          </table:table-cell>
          <table:table-cell office:value-type="float" calcext:value-type="float" office:value="15.11" table:style-name="ce14">
            <text:p>15,11</text:p>
          </table:table-cell>
          <table:table-cell office:value-type="float" calcext:value-type="float" office:value="11.5" table:style-name="ce14">
            <text:p>11,50</text:p>
          </table:table-cell>
          <table:table-cell office:value-type="float" calcext:value-type="float" office:value="23" table:style-name="ce14">
            <text:p>2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046" table:style-name="ce3">
            <text:p>10046</text:p>
          </table:table-cell>
          <table:table-cell office:value-type="string" calcext:value-type="string" table:style-name="ce8">
            <text:p>Шланг вакуумный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35100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11" table:number-columns-repeated="2" table:style-name="ce14">
            <text:p>51,11</text:p>
          </table:table-cell>
          <table:table-cell office:value-type="float" calcext:value-type="float" office:value="76" table:number-columns-repeated="2" table:style-name="ce14">
            <text:p>7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14" table:style-name="ce3">
            <text:p>2014</text:p>
          </table:table-cell>
          <table:table-cell office:value-type="string" calcext:value-type="string" table:style-name="ce8">
            <text:p>Шланг воздухозаборник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917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7.13" table:style-name="ce14">
            <text:p>17,13</text:p>
          </table:table-cell>
          <table:table-cell office:value-type="float" calcext:value-type="float" office:value="34.26" table:style-name="ce14">
            <text:p>34,26</text:p>
          </table:table-cell>
          <table:table-cell office:value-type="float" calcext:value-type="float" office:value="26" table:style-name="ce14">
            <text:p>26,00</text:p>
          </table:table-cell>
          <table:table-cell office:value-type="float" calcext:value-type="float" office:value="5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597" table:style-name="ce3">
            <text:p>5597</text:p>
          </table:table-cell>
          <table:table-cell office:value-type="string" calcext:value-type="string" table:style-name="ce8">
            <text:p>Шланг воздухозаборника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917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2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4.62" table:style-name="ce14">
            <text:p>14,62</text:p>
          </table:table-cell>
          <table:table-cell office:value-type="float" calcext:value-type="float" office:value="43.86" table:style-name="ce14">
            <text:p>43,86</text:p>
          </table:table-cell>
          <table:table-cell office:value-type="float" calcext:value-type="float" office:value="23" table:style-name="ce14">
            <text:p>23,00</text:p>
          </table:table-cell>
          <table:table-cell office:value-type="float" calcext:value-type="float" office:value="69" table:style-name="ce14">
            <text:p>6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474" table:style-name="ce3">
            <text:p>5474</text:p>
          </table:table-cell>
          <table:table-cell office:value-type="string" calcext:value-type="string" table:style-name="ce8">
            <text:p>Шланг корректора вакуумного трамблера 2101 силиконов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70660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6" table:style-name="ce3">
            <text:p>6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1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.405" table:style-name="ce14">
            <text:p>22,41</text:p>
          </table:table-cell>
          <table:table-cell office:value-type="float" calcext:value-type="float" office:value="44.81" table:style-name="ce14">
            <text:p>44,81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170" table:style-name="ce3">
            <text:p>12170</text:p>
          </table:table-cell>
          <table:table-cell office:value-type="string" calcext:value-type="string" table:style-name="ce8">
            <text:p>Шланг от радиатора к расширительному бачку 2110 пароотводящ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30309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6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9.91" table:number-columns-repeated="2" table:style-name="ce14">
            <text:p>29,91</text:p>
          </table:table-cell>
          <table:table-cell office:value-type="float" calcext:value-type="float" office:value="29" table:number-columns-repeated="2" table:style-name="ce14">
            <text:p>2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275" table:style-name="ce3">
            <text:p>10275</text:p>
          </table:table-cell>
          <table:table-cell office:value-type="string" calcext:value-type="string" table:style-name="ce8">
            <text:p>Шланг от расширительного бачка к радиатору 2101-07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30309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7" table:number-columns-repeated="2" table:style-name="ce14">
            <text:p>37,00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271" table:style-name="ce3">
            <text:p>10271</text:p>
          </table:table-cell>
          <table:table-cell office:value-type="string" calcext:value-type="string" table:style-name="ce8">
            <text:p>Шланг от расширительного бачка к термостату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30308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7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58" table:number-columns-repeated="2" table:style-name="ce14">
            <text:p>26,58</text:p>
          </table:table-cell>
          <table:table-cell office:value-type="float" calcext:value-type="float" office:value="39" table:number-columns-repeated="2" table:style-name="ce14">
            <text:p>3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836" table:style-name="ce3">
            <text:p>15836</text:p>
          </table:table-cell>
          <table:table-cell office:value-type="string" calcext:value-type="string" table:style-name="ce8">
            <text:p>Шланг отопителя 1118 отводящ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1118-810120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6.46" table:number-columns-repeated="2" table:style-name="ce14">
            <text:p>26,46</text:p>
          </table:table-cell>
          <table:table-cell office:value-type="float" calcext:value-type="float" office:value="46" table:number-columns-repeated="2" table:style-name="ce14">
            <text:p>4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101" table:style-name="ce3">
            <text:p>4101</text:p>
          </table:table-cell>
          <table:table-cell office:value-type="string" calcext:value-type="string" table:style-name="ce8">
            <text:p>Шланг отопителя 2108 отводящий салон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10120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8.8" table:number-columns-repeated="2" table:style-name="ce14">
            <text:p>18,80</text:p>
          </table:table-cell>
          <table:table-cell office:value-type="float" calcext:value-type="float" office:value="28" table:number-columns-repeated="2" table:style-name="ce14">
            <text:p>2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26" table:style-name="ce3">
            <text:p>4926</text:p>
          </table:table-cell>
          <table:table-cell office:value-type="string" calcext:value-type="string" table:style-name="ce8">
            <text:p>Шланг отопителя 2108 подводящий салон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81012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7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1" table:number-columns-repeated="2" table:style-name="ce14">
            <text:p>41,00</text:p>
          </table:table-cell>
          <table:table-cell office:value-type="float" calcext:value-type="float" office:value="62" table:number-columns-repeated="2" table:style-name="ce14">
            <text:p>6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139" table:style-name="ce3">
            <text:p>19139</text:p>
          </table:table-cell>
          <table:table-cell office:value-type="string" calcext:value-type="string" table:style-name="ce8">
            <text:p>Шланг отопителя 2110 н/о подводящ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1-81012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1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19" table:number-columns-repeated="2" table:style-name="ce14">
            <text:p>58,19</text:p>
          </table:table-cell>
          <table:table-cell office:value-type="float" calcext:value-type="float" office:value="101" table:number-columns-repeated="2" table:style-name="ce14">
            <text:p>10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451" table:style-name="ce3">
            <text:p>8451</text:p>
          </table:table-cell>
          <table:table-cell office:value-type="string" calcext:value-type="string" table:style-name="ce8">
            <text:p>Шланг отопителя 2121 подводящ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81012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7.55" table:number-columns-repeated="2" table:style-name="ce14">
            <text:p>17,55</text:p>
          </table:table-cell>
          <table:table-cell office:value-type="float" calcext:value-type="float" office:value="27" table:number-columns-repeated="2" table:style-name="ce14">
            <text:p>2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017" table:style-name="ce3">
            <text:p>19017</text:p>
          </table:table-cell>
          <table:table-cell office:value-type="string" calcext:value-type="string" table:style-name="ce8">
            <text:p>Шланг отопителя 2123 подводящ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3-81012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3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2.9" table:number-columns-repeated="2" table:style-name="ce14">
            <text:p>52,90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839" table:style-name="ce3">
            <text:p>15839</text:p>
          </table:table-cell>
          <table:table-cell office:value-type="string" calcext:value-type="string" table:style-name="ce8">
            <text:p>Шланг отопителя 2170 подводящи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70-81012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8.49" table:number-columns-repeated="2" table:style-name="ce14">
            <text:p>68,49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48" table:style-name="ce3">
            <text:p>248</text:p>
          </table:table-cell>
          <table:table-cell office:value-type="string" calcext:value-type="string" table:style-name="ce8">
            <text:p>Шланг отопителя ветрового стекла гофрированный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8102061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7.54" table:number-columns-repeated="2" table:style-name="ce14">
            <text:p>37,54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563" table:style-name="ce3">
            <text:p>19563</text:p>
          </table:table-cell>
          <table:table-cell office:value-type="string" calcext:value-type="string" table:style-name="ce8">
            <text:p>Шланг подогрева дроссельной заслонки 2112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2-114803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8.8" table:style-name="ce14">
            <text:p>28,80</text:p>
          </table:table-cell>
          <table:table-cell office:value-type="float" calcext:value-type="float" office:value="57.6" table:style-name="ce14">
            <text:p>57,60</text:p>
          </table:table-cell>
          <table:table-cell office:value-type="float" calcext:value-type="float" office:value="45" table:style-name="ce14">
            <text:p>45,00</text:p>
          </table:table-cell>
          <table:table-cell office:value-type="float" calcext:value-type="float" office:value="90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837" table:style-name="ce3">
            <text:p>3837</text:p>
          </table:table-cell>
          <table:table-cell office:value-type="string" calcext:value-type="string" table:style-name="ce8">
            <text:p>Шланг радиатора 2101 отводящий (нижний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30301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7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5.13" table:number-columns-repeated="2" table:style-name="ce14">
            <text:p>75,13</text:p>
          </table:table-cell>
          <table:table-cell office:value-type="float" calcext:value-type="float" office:value="104" table:number-columns-repeated="2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835" table:style-name="ce3">
            <text:p>3835</text:p>
          </table:table-cell>
          <table:table-cell office:value-type="string" calcext:value-type="string" table:style-name="ce8">
            <text:p>Шланг радиатора 2101,2105 термостат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30309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4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8.5" table:number-columns-repeated="2" table:style-name="ce14">
            <text:p>18,50</text:p>
          </table:table-cell>
          <table:table-cell office:value-type="float" calcext:value-type="float" office:value="28" table:number-columns-repeated="2" table:style-name="ce14">
            <text:p>2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417" table:style-name="ce3">
            <text:p>16417</text:p>
          </table:table-cell>
          <table:table-cell office:value-type="string" calcext:value-type="string" table:style-name="ce8">
            <text:p>Шланг радиатора 21213 термостата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3-130309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74" table:number-columns-repeated="2" table:style-name="ce14">
            <text:p>58,74</text:p>
          </table:table-cell>
          <table:table-cell office:value-type="float" calcext:value-type="float" office:value="85" table:number-columns-repeated="2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221" table:style-name="ce3">
            <text:p>14221</text:p>
          </table:table-cell>
          <table:table-cell office:value-type="string" calcext:value-type="string" table:style-name="ce8">
            <text:p>Шланг радиатора УАЗ-3163 нижни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0.78" table:number-columns-repeated="2" table:style-name="ce14">
            <text:p>70,78</text:p>
          </table:table-cell>
          <table:table-cell office:value-type="float" calcext:value-type="float" office:value="103" table:number-columns-repeated="2" table:style-name="ce14">
            <text:p>10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607" table:style-name="ce3">
            <text:p>18607</text:p>
          </table:table-cell>
          <table:table-cell office:value-type="string" calcext:value-type="string" table:style-name="ce8">
            <text:p>Шланг расширительного бачка 211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130308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2" table:number-columns-repeated="4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011" table:style-name="ce3">
            <text:p>5011</text:p>
          </table:table-cell>
          <table:table-cell office:value-type="string" calcext:value-type="string" table:style-name="ce8">
            <text:p>Шланг сапуна (вентиляции картера) 2108 мал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140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82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4.31" table:style-name="ce14">
            <text:p>14,31</text:p>
          </table:table-cell>
          <table:table-cell office:value-type="float" calcext:value-type="float" office:value="28.62" table:style-name="ce14">
            <text:p>28,62</text:p>
          </table:table-cell>
          <table:table-cell office:value-type="float" calcext:value-type="float" office:value="21" table:style-name="ce14">
            <text:p>21,00</text:p>
          </table:table-cell>
          <table:table-cell office:value-type="float" calcext:value-type="float" office:value="42" table:style-name="ce14">
            <text:p>4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455" table:style-name="ce3">
            <text:p>12455</text:p>
          </table:table-cell>
          <table:table-cell office:value-type="string" calcext:value-type="string" table:style-name="ce8">
            <text:p>Шланг сапуна (вентиляции картера) 2112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2-101405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8.21" table:number-columns-repeated="2" table:style-name="ce14">
            <text:p>38,21</text:p>
          </table:table-cell>
          <table:table-cell office:value-type="float" calcext:value-type="float" office:value="57" table:number-columns-repeated="2" table:style-name="ce14">
            <text:p>5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68" table:style-name="ce3">
            <text:p>14868</text:p>
          </table:table-cell>
          <table:table-cell office:value-type="string" calcext:value-type="string" table:style-name="ce8">
            <text:p>Шланг сапуна (вентиляции картера) 2123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3-101405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8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1" table:number-columns-repeated="2" table:style-name="ce14">
            <text:p>61,10</text:p>
          </table:table-cell>
          <table:table-cell office:value-type="float" calcext:value-type="float" office:value="89" table:number-columns-repeated="2" table:style-name="ce14">
            <text:p>8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67" table:style-name="ce3">
            <text:p>14867</text:p>
          </table:table-cell>
          <table:table-cell office:value-type="string" calcext:value-type="string" table:style-name="ce8">
            <text:p>Шланг сапуна (вентиляции картера) ЗМЗ-406 (4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06-1014075/71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58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7.63" table:number-columns-repeated="2" table:style-name="ce14">
            <text:p>67,63</text:p>
          </table:table-cell>
          <table:table-cell office:value-type="float" calcext:value-type="float" office:value="102" table:number-columns-repeated="2" table:style-name="ce14">
            <text:p>10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87" table:style-name="ce3">
            <text:p>387</text:p>
          </table:table-cell>
          <table:table-cell office:value-type="string" calcext:value-type="string" table:style-name="ce8">
            <text:p>Шланг смазки подшипника сцепления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51А-160123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3.15" table:number-columns-repeated="2" table:style-name="ce14">
            <text:p>53,15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08" table:style-name="ce3">
            <text:p>808</text:p>
          </table:table-cell>
          <table:table-cell office:value-type="string" calcext:value-type="string" table:style-name="ce8">
            <text:p>Шланг топливный 2101 БРТ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409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1.14" table:number-columns-repeated="2" table:style-name="ce14">
            <text:p>71,14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928" table:style-name="ce3">
            <text:p>9928</text:p>
          </table:table-cell>
          <table:table-cell office:value-type="string" calcext:value-type="string" table:style-name="ce8">
            <text:p>Шланг топливный выс.давл. 2114, 2115 (от насоса к фильтру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2-110422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8.78" table:number-columns-repeated="2" table:style-name="ce14">
            <text:p>88,78</text:p>
          </table:table-cell>
          <table:table-cell office:value-type="float" calcext:value-type="float" office:value="92" table:number-columns-repeated="2" table:style-name="ce14">
            <text:p>9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08" table:style-name="ce3">
            <text:p>308</text:p>
          </table:table-cell>
          <table:table-cell office:value-type="string" calcext:value-type="string" table:style-name="ce8">
            <text:p>Шланг топливный короткий УАЗ (двухштуцерный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469-1104100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6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2.86" table:number-columns-repeated="2" table:style-name="ce14">
            <text:p>62,86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268" table:style-name="ce3">
            <text:p>9268</text:p>
          </table:table-cell>
          <table:table-cell office:value-type="string" calcext:value-type="string" table:style-name="ce8">
            <text:p>Шланг тормозной жидкостной 2101 длинный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3-350512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48" table:number-columns-repeated="2" table:style-name="ce14">
            <text:p>25,48</text:p>
          </table:table-cell>
          <table:table-cell office:value-type="float" calcext:value-type="float" office:value="37" table:number-columns-repeated="2" table:style-name="ce14">
            <text:p>3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015" table:style-name="ce3">
            <text:p>2015</text:p>
          </table:table-cell>
          <table:table-cell office:value-type="string" calcext:value-type="string" table:style-name="ce8">
            <text:p>Шланги отопителя 2101 (2шт)</text:p>
          </table:table-cell>
          <table:table-cell table:style-name="ce9"/>
          <table:table-cell office:value-type="string" calcext:value-type="string" table:style-name="ce9">
            <text:p>РЕМКОМПЛЕКТ 85РШ</text:p>
          </table:table-cell>
          <table:table-cell office:value-type="string" calcext:value-type="string" table:style-name="ce9">
            <text:p>2101-810120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8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8.1" table:number-columns-repeated="2" table:style-name="ce14">
            <text:p>68,10</text:p>
          </table:table-cell>
          <table:table-cell office:value-type="float" calcext:value-type="float" office:value="106" table:number-columns-repeated="2" table:style-name="ce14">
            <text:p>10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034" table:style-name="ce3">
            <text:p>18034</text:p>
          </table:table-cell>
          <table:table-cell office:value-type="string" calcext:value-type="string" table:style-name="ce8">
            <text:p>Шланги отопителя 2111 (2шт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17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5" table:number-columns-repeated="2" table:style-name="ce14">
            <text:p>51,50</text:p>
          </table:table-cell>
          <table:table-cell office:value-type="float" calcext:value-type="float" office:value="75" table:number-columns-repeated="2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380" table:style-name="ce3">
            <text:p>11380</text:p>
          </table:table-cell>
          <table:table-cell office:value-type="string" calcext:value-type="string" table:style-name="ce8">
            <text:p>Шлиф-лента бесконечная 75*533мм Р10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6.72" table:style-name="ce14">
            <text:p>6,72</text:p>
          </table:table-cell>
          <table:table-cell office:value-type="float" calcext:value-type="float" office:value="20.16" table:style-name="ce14">
            <text:p>20,16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30" table:style-name="ce14">
            <text:p>3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378" table:style-name="ce3">
            <text:p>11378</text:p>
          </table:table-cell>
          <table:table-cell office:value-type="string" calcext:value-type="string" table:style-name="ce8">
            <text:p>Шлиф-лента бесконечная 75х457мм Р80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10" table:style-name="ce3">
            <text:p>1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0" table:style-name="ce13">
            <text:p>10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100" table:style-name="ce14">
            <text:p>100,00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100" table:style-name="ce14">
            <text:p>10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658" table:style-name="ce3">
            <text:p>19658</text:p>
          </table:table-cell>
          <table:table-cell office:value-type="string" calcext:value-type="string" table:style-name="ce8">
            <text:p>Шнур асбестовый (3.6мм) (пакет 2м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2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22.5" table:style-name="ce14">
            <text:p>22,50</text:p>
          </table:table-cell>
          <table:table-cell office:value-type="float" calcext:value-type="float" office:value="45" table:style-name="ce14">
            <text:p>45,00</text:p>
          </table:table-cell>
          <table:table-cell office:value-type="float" calcext:value-type="float" office:value="34" table:style-name="ce14">
            <text:p>34,00</text:p>
          </table:table-cell>
          <table:table-cell office:value-type="float" calcext:value-type="float" office:value="68" table:style-name="ce14">
            <text:p>6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835" table:style-name="ce3">
            <text:p>6835</text:p>
          </table:table-cell>
          <table:table-cell office:value-type="string" calcext:value-type="string" table:style-name="ce8">
            <text:p>Шпатели (набор 3шт) белая резина</text:p>
          </table:table-cell>
          <table:table-cell table:style-name="ce9"/>
          <table:table-cell office:value-type="string" calcext:value-type="string" table:style-name="ce9">
            <text:p>10664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91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0.5" table:number-columns-repeated="2" table:style-name="ce14">
            <text:p>40,50</text:p>
          </table:table-cell>
          <table:table-cell office:value-type="float" calcext:value-type="float" office:value="61" table:number-columns-repeated="2" table:style-name="ce14">
            <text:p>61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3659" table:style-name="ce3">
            <text:p>3659</text:p>
          </table:table-cell>
          <table:table-cell office:value-type="string" calcext:value-type="string" table:style-name="ce8">
            <text:p>Шпилька колеса ГАЗ-3307 лев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51-3103009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68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9.22" table:number-columns-repeated="2" table:style-name="ce14">
            <text:p>9,22</text:p>
          </table:table-cell>
          <table:table-cell office:value-type="float" calcext:value-type="float" office:value="15.5" table:number-columns-repeated="2" table:style-name="ce14">
            <text:p>15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903" table:style-name="ce3">
            <text:p>14903</text:p>
          </table:table-cell>
          <table:table-cell office:value-type="string" calcext:value-type="string" table:style-name="ce8">
            <text:p>Шпилька М10*1.5*35 приемной трубы Волг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23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4.7" table:style-name="ce14">
            <text:p>4,70</text:p>
          </table:table-cell>
          <table:table-cell office:value-type="float" calcext:value-type="float" office:value="32.9" table:style-name="ce14">
            <text:p>32,90</text:p>
          </table:table-cell>
          <table:table-cell office:value-type="float" calcext:value-type="float" office:value="7.5" table:style-name="ce14">
            <text:p>7,50</text:p>
          </table:table-cell>
          <table:table-cell office:value-type="float" calcext:value-type="float" office:value="52.5" table:style-name="ce14">
            <text:p>52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069" table:style-name="ce3">
            <text:p>13069</text:p>
          </table:table-cell>
          <table:table-cell office:value-type="string" calcext:value-type="string" table:style-name="ce8">
            <text:p>Шпилька М12*1.25*32 крепления КПП ГАЗ-3302, 31029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91847-П2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723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7.16" table:style-name="ce14">
            <text:p>7,16</text:p>
          </table:table-cell>
          <table:table-cell office:value-type="float" calcext:value-type="float" office:value="64.44" table:style-name="ce14">
            <text:p>64,44</text:p>
          </table:table-cell>
          <table:table-cell office:value-type="float" calcext:value-type="float" office:value="11.5" table:style-name="ce14">
            <text:p>11,50</text:p>
          </table:table-cell>
          <table:table-cell office:value-type="float" calcext:value-type="float" office:value="103.5" table:style-name="ce14">
            <text:p>10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963" table:style-name="ce3">
            <text:p>14963</text:p>
          </table:table-cell>
          <table:table-cell office:value-type="string" calcext:value-type="string" table:style-name="ce8">
            <text:p>Шпилька М5 карбюратора верхня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107611-10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50" table:style-name="ce3">
            <text:p>5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4</text:p>
          </table:table-cell>
          <table:table-cell office:value-type="float" calcext:value-type="float" office:value="26" table:style-name="ce13">
            <text:p>26</text:p>
          </table:table-cell>
          <table:table-cell office:value-type="float" calcext:value-type="float" office:value="1.83" table:style-name="ce14">
            <text:p>1,83</text:p>
          </table:table-cell>
          <table:table-cell office:value-type="float" calcext:value-type="float" office:value="47.58" table:style-name="ce14">
            <text:p>47,58</text:p>
          </table:table-cell>
          <table:table-cell office:value-type="float" calcext:value-type="float" office:value="3" table:style-name="ce14">
            <text:p>3,00</text:p>
          </table:table-cell>
          <table:table-cell office:value-type="float" calcext:value-type="float" office:value="78" table:style-name="ce14">
            <text:p>7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964" table:style-name="ce3">
            <text:p>14964</text:p>
          </table:table-cell>
          <table:table-cell office:value-type="string" calcext:value-type="string" table:style-name="ce8">
            <text:p>Шпилька М5/6 карбюратора верхняя ремонтная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761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13</text:p>
          </table:table-cell>
          <table:table-cell office:value-type="float" calcext:value-type="float" office:value="9" table:style-name="ce13">
            <text:p>9</text:p>
          </table:table-cell>
          <table:table-cell office:value-type="float" calcext:value-type="float" office:value="2.66" table:style-name="ce14">
            <text:p>2,66</text:p>
          </table:table-cell>
          <table:table-cell office:value-type="float" calcext:value-type="float" office:value="23.94" table:style-name="ce14">
            <text:p>23,94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40.5" table:style-name="ce14">
            <text:p>40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709" table:style-name="ce3">
            <text:p>11709</text:p>
          </table:table-cell>
          <table:table-cell office:value-type="string" calcext:value-type="string" table:style-name="ce8">
            <text:p>Шпилька М8*1*50 карбюратора К-15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874348-П29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9">
            <text:p>Запчасти Г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921</text:p>
          </table:table-cell>
          <table:table-cell office:value-type="float" calcext:value-type="float" office:value="5" table:style-name="ce13">
            <text:p>5</text:p>
          </table:table-cell>
          <table:table-cell office:value-type="float" calcext:value-type="float" office:value="6.9" table:style-name="ce14">
            <text:p>6,90</text:p>
          </table:table-cell>
          <table:table-cell office:value-type="float" calcext:value-type="float" office:value="34.5" table:style-name="ce14">
            <text:p>34,50</text:p>
          </table:table-cell>
          <table:table-cell office:value-type="float" calcext:value-type="float" office:value="11" table:style-name="ce14">
            <text:p>11,00</text:p>
          </table:table-cell>
          <table:table-cell office:value-type="float" calcext:value-type="float" office:value="55" table:style-name="ce14">
            <text:p>5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708" table:style-name="ce3">
            <text:p>11708</text:p>
          </table:table-cell>
          <table:table-cell office:value-type="string" calcext:value-type="string" table:style-name="ce8">
            <text:p>Шпилька М8*31 клапанной крышки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3274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31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9.145" table:style-name="ce14">
            <text:p>9,15</text:p>
          </table:table-cell>
          <table:table-cell office:value-type="float" calcext:value-type="float" office:value="36.58" table:style-name="ce14">
            <text:p>36,58</text:p>
          </table:table-cell>
          <table:table-cell office:value-type="float" calcext:value-type="float" office:value="14.5" table:style-name="ce14">
            <text:p>14,50</text:p>
          </table:table-cell>
          <table:table-cell office:value-type="float" calcext:value-type="float" office:value="58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429" table:style-name="ce3">
            <text:p>7429</text:p>
          </table:table-cell>
          <table:table-cell office:value-type="string" calcext:value-type="string" table:style-name="ce8">
            <text:p>Шпилька М8*40 карбюратора 2101 SOLEX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35174-218</text:p>
          </table:table-cell>
          <table:table-cell office:value-type="float" calcext:value-type="float" office:value="9" table:style-name="ce3">
            <text:p>9</text:p>
          </table:table-cell>
          <table:table-cell office:value-type="string" calcext:value-type="string" table:style-name="ce9">
            <text:p>Прочие запчасти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4" table:style-name="ce3">
            <text:p>4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42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5.37571428571429" table:style-name="ce14">
            <text:p>5,38</text:p>
          </table:table-cell>
          <table:table-cell office:value-type="float" calcext:value-type="float" office:value="37.63" table:style-name="ce14">
            <text:p>37,63</text:p>
          </table:table-cell>
          <table:table-cell office:value-type="float" calcext:value-type="float" office:value="9" table:style-name="ce14">
            <text:p>9,00</text:p>
          </table:table-cell>
          <table:table-cell office:value-type="float" calcext:value-type="float" office:value="63" table:style-name="ce14">
            <text:p>63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55" table:style-name="ce3">
            <text:p>4855</text:p>
          </table:table-cell>
          <table:table-cell office:value-type="string" calcext:value-type="string" table:style-name="ce8">
            <text:p>Шпилька приемной трубы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353308-П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15" table:style-name="ce3">
            <text:p>1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31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8.39" table:style-name="ce14">
            <text:p>8,39</text:p>
          </table:table-cell>
          <table:table-cell office:value-type="float" calcext:value-type="float" office:value="33.56" table:style-name="ce14">
            <text:p>33,56</text:p>
          </table:table-cell>
          <table:table-cell office:value-type="float" calcext:value-type="float" office:value="14" table:style-name="ce14">
            <text:p>14,00</text:p>
          </table:table-cell>
          <table:table-cell office:value-type="float" calcext:value-type="float" office:value="56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946" table:style-name="ce3">
            <text:p>4946</text:p>
          </table:table-cell>
          <table:table-cell office:value-type="string" calcext:value-type="string" table:style-name="ce8">
            <text:p>Шплинт 2*20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00001-0007343-018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0" table:style-name="ce3">
            <text:p>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33</text:p>
          </table:table-cell>
          <table:table-cell office:value-type="float" calcext:value-type="float" office:value="30" table:style-name="ce13">
            <text:p>30</text:p>
          </table:table-cell>
          <table:table-cell office:value-type="float" calcext:value-type="float" office:value="1.48" table:style-name="ce14">
            <text:p>1,48</text:p>
          </table:table-cell>
          <table:table-cell office:value-type="float" calcext:value-type="float" office:value="44.4" table:style-name="ce14">
            <text:p>44,40</text:p>
          </table:table-cell>
          <table:table-cell office:value-type="float" calcext:value-type="float" office:value="2.5" table:style-name="ce14">
            <text:p>2,50</text:p>
          </table:table-cell>
          <table:table-cell office:value-type="float" calcext:value-type="float" office:value="75" table:style-name="ce14">
            <text:p>7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120" table:style-name="ce3">
            <text:p>4120</text:p>
          </table:table-cell>
          <table:table-cell office:value-type="string" calcext:value-type="string" table:style-name="ce8">
            <text:p>Шпонка коленвала и распредвала 2108, 1111 (12,5х4х5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1005017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1" table:style-name="ce3">
            <text:p>1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4</text:p>
          </table:table-cell>
          <table:table-cell office:value-type="float" calcext:value-type="float" office:value="7" table:style-name="ce13">
            <text:p>7</text:p>
          </table:table-cell>
          <table:table-cell office:value-type="float" calcext:value-type="float" office:value="10.2457142857143" table:style-name="ce14">
            <text:p>10,25</text:p>
          </table:table-cell>
          <table:table-cell office:value-type="float" calcext:value-type="float" office:value="71.72" table:style-name="ce14">
            <text:p>71,72</text:p>
          </table:table-cell>
          <table:table-cell office:value-type="float" calcext:value-type="float" office:value="12" table:style-name="ce14">
            <text:p>12,00</text:p>
          </table:table-cell>
          <table:table-cell office:value-type="float" calcext:value-type="float" office:value="84" table:style-name="ce14">
            <text:p>8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839" table:style-name="ce3">
            <text:p>16839</text:p>
          </table:table-cell>
          <table:table-cell office:value-type="string" calcext:value-type="string" table:style-name="ce8">
            <text:p>Шприц для заливки масла (500мл) (Барнаул)</text:p>
          </table:table-cell>
          <table:table-cell table:style-name="ce9"/>
          <table:table-cell office:value-type="string" calcext:value-type="string" table:style-name="ce9">
            <text:p>10548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.2" table:number-columns-repeated="2" table:style-name="ce14">
            <text:p>55,20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63" table:style-name="ce3">
            <text:p>19463</text:p>
          </table:table-cell>
          <table:table-cell office:value-type="string" calcext:value-type="string" table:style-name="ce8">
            <text:p>Штифт петли двери 2108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8-610602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2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10" table:style-name="ce14">
            <text:p>10,00</text:p>
          </table:table-cell>
          <table:table-cell office:value-type="float" calcext:value-type="float" office:value="40" table:style-name="ce14">
            <text:p>40,00</text:p>
          </table:table-cell>
          <table:table-cell office:value-type="float" calcext:value-type="float" office:value="16" table:style-name="ce14">
            <text:p>16,00</text:p>
          </table:table-cell>
          <table:table-cell office:value-type="float" calcext:value-type="float" office:value="64" table:style-name="ce14">
            <text:p>6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858" table:style-name="ce3">
            <text:p>18858</text:p>
          </table:table-cell>
          <table:table-cell office:value-type="string" calcext:value-type="string" table:style-name="ce8">
            <text:p>Штифт шкива коленвала 2108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13</text:p>
          </table:table-cell>
          <table:table-cell office:value-type="float" calcext:value-type="float" office:value="4" table:style-name="ce13">
            <text:p>4</text:p>
          </table:table-cell>
          <table:table-cell office:value-type="float" calcext:value-type="float" office:value="5" table:style-name="ce14">
            <text:p>5,00</text:p>
          </table:table-cell>
          <table:table-cell office:value-type="float" calcext:value-type="float" office:value="20" table:style-name="ce14">
            <text:p>20,00</text:p>
          </table:table-cell>
          <table:table-cell office:value-type="float" calcext:value-type="float" office:value="8.5" table:style-name="ce14">
            <text:p>8,50</text:p>
          </table:table-cell>
          <table:table-cell office:value-type="float" calcext:value-type="float" office:value="34" table:style-name="ce14">
            <text:p>3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41" table:style-name="ce3">
            <text:p>1941</text:p>
          </table:table-cell>
          <table:table-cell office:value-type="string" calcext:value-type="string" table:style-name="ce8">
            <text:p>Шток толкатель насоса топливного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616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614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7.16" table:style-name="ce14">
            <text:p>7,16</text:p>
          </table:table-cell>
          <table:table-cell office:value-type="float" calcext:value-type="float" office:value="21.48" table:style-name="ce14">
            <text:p>21,48</text:p>
          </table:table-cell>
          <table:table-cell office:value-type="float" calcext:value-type="float" office:value="11.5" table:style-name="ce14">
            <text:p>11,50</text:p>
          </table:table-cell>
          <table:table-cell office:value-type="float" calcext:value-type="float" office:value="34.5" table:style-name="ce14">
            <text:p>34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283" table:style-name="ce3">
            <text:p>14283</text:p>
          </table:table-cell>
          <table:table-cell office:value-type="string" calcext:value-type="string" table:style-name="ce8">
            <text:p>Шток толкатель насоса топливного 2101 "АвтоВАЗ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106166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4" table:style-name="ce3">
            <text:p>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22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5.67" table:number-columns-repeated="2" table:style-name="ce14">
            <text:p>35,67</text:p>
          </table:table-cell>
          <table:table-cell office:value-type="float" calcext:value-type="float" office:value="54" table:number-columns-repeated="2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712" table:style-name="ce3">
            <text:p>10712</text:p>
          </table:table-cell>
          <table:table-cell office:value-type="string" calcext:value-type="string" table:style-name="ce8">
            <text:p>Шток троса ручного тормоза 2110 в сборе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10-350807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55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6.51" table:number-columns-repeated="2" table:style-name="ce14">
            <text:p>46,51</text:p>
          </table:table-cell>
          <table:table-cell office:value-type="float" calcext:value-type="float" office:value="70" table:number-columns-repeated="2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940" table:style-name="ce3">
            <text:p>18940</text:p>
          </table:table-cell>
          <table:table-cell office:value-type="string" calcext:value-type="string" table:style-name="ce8">
            <text:p>Штрих-корректор "119 Магма" (12 мл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3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0.38" table:number-columns-repeated="2" table:style-name="ce14">
            <text:p>70,38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676" table:style-name="ce3">
            <text:p>10676</text:p>
          </table:table-cell>
          <table:table-cell office:value-type="string" calcext:value-type="string" table:style-name="ce8">
            <text:p>Штрих-корректор "129 Виктория" Avtomark (10мл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5" table:number-columns-repeated="4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022" table:style-name="ce3">
            <text:p>19022</text:p>
          </table:table-cell>
          <table:table-cell office:value-type="string" calcext:value-type="string" table:style-name="ce8">
            <text:p>Штрих-корректор "240 Белое облака" KUDO (15мл)</text:p>
          </table:table-cell>
          <table:table-cell table:style-name="ce9"/>
          <table:table-cell office:value-type="string" calcext:value-type="string" table:style-name="ce9">
            <text:p>KU 7024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3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8.9" table:number-columns-repeated="2" table:style-name="ce14">
            <text:p>58,90</text:p>
          </table:table-cell>
          <table:table-cell office:value-type="float" calcext:value-type="float" office:value="79" table:number-columns-repeated="2" table:style-name="ce14">
            <text:p>7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562" table:style-name="ce3">
            <text:p>13562</text:p>
          </table:table-cell>
          <table:table-cell office:value-type="string" calcext:value-type="string" table:style-name="ce8">
            <text:p>Штрих-корректор "385 Изумруд" Avtomark (10мл) металлик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7" table:number-columns-repeated="4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563" table:style-name="ce3">
            <text:p>13563</text:p>
          </table:table-cell>
          <table:table-cell office:value-type="string" calcext:value-type="string" table:style-name="ce8">
            <text:p>Штрих-корректор "387 Папирус" Avtomark (10мл) металлик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7" table:number-columns-repeated="4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569" table:style-name="ce3">
            <text:p>13569</text:p>
          </table:table-cell>
          <table:table-cell office:value-type="string" calcext:value-type="string" table:style-name="ce8">
            <text:p>Штрих-корректор "499 Ривьера" Avtomark (10мл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7" table:number-columns-repeated="4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8908" table:style-name="ce3">
            <text:p>18908</text:p>
          </table:table-cell>
          <table:table-cell office:value-type="string" calcext:value-type="string" table:style-name="ce8">
            <text:p>Штрих-корректор "515 Изабелла металлик" KUDO (15мл)</text:p>
          </table:table-cell>
          <table:table-cell table:style-name="ce9"/>
          <table:table-cell office:value-type="string" calcext:value-type="string" table:style-name="ce9">
            <text:p>KU 70515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1.2" table:number-columns-repeated="2" table:style-name="ce14">
            <text:p>61,20</text:p>
          </table:table-cell>
          <table:table-cell office:value-type="float" calcext:value-type="float" office:value="86" table:number-columns-repeated="2" table:style-name="ce14">
            <text:p>8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571" table:style-name="ce3">
            <text:p>13571</text:p>
          </table:table-cell>
          <table:table-cell office:value-type="string" calcext:value-type="string" table:style-name="ce8">
            <text:p>Штрих-корректор "602 Авантюрин" Avtomark (10мл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7" table:number-columns-repeated="4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3572" table:style-name="ce3">
            <text:p>13572</text:p>
          </table:table-cell>
          <table:table-cell office:value-type="string" calcext:value-type="string" table:style-name="ce8">
            <text:p>Штрих-корректор "626 Мокрый асфальт" Avtomark (10мл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87" table:number-columns-repeated="4" table:style-name="ce14">
            <text:p>8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161" table:style-name="ce3">
            <text:p>19161</text:p>
          </table:table-cell>
          <table:table-cell office:value-type="string" calcext:value-type="string" table:style-name="ce8">
            <text:p>Штрих-корректор "630 Кварц" Аэрохим (12мл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0.38" table:number-columns-repeated="2" table:style-name="ce14">
            <text:p>70,38</text:p>
          </table:table-cell>
          <table:table-cell office:value-type="float" calcext:value-type="float" office:value="99" table:number-columns-repeated="2" table:style-name="ce14">
            <text:p>9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058" table:style-name="ce3">
            <text:p>9058</text:p>
          </table:table-cell>
          <table:table-cell office:value-type="string" calcext:value-type="string" table:style-name="ce8">
            <text:p>Штуцер главных цилиндров 2101 (пластмассовый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602552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13</text:p>
          </table:table-cell>
          <table:table-cell office:value-type="float" calcext:value-type="float" office:value="3" table:style-name="ce13">
            <text:p>3</text:p>
          </table:table-cell>
          <table:table-cell office:value-type="float" calcext:value-type="float" office:value="1.73" table:style-name="ce14">
            <text:p>1,73</text:p>
          </table:table-cell>
          <table:table-cell office:value-type="float" calcext:value-type="float" office:value="5.19" table:style-name="ce14">
            <text:p>5,19</text:p>
          </table:table-cell>
          <table:table-cell office:value-type="float" calcext:value-type="float" office:value="4.5" table:style-name="ce14">
            <text:p>4,50</text:p>
          </table:table-cell>
          <table:table-cell office:value-type="float" calcext:value-type="float" office:value="13.5" table:style-name="ce14">
            <text:p>13,5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182" table:style-name="ce3">
            <text:p>15182</text:p>
          </table:table-cell>
          <table:table-cell office:value-type="string" calcext:value-type="string" table:style-name="ce8">
            <text:p>Штуцер ГТЦ 2101 (2шт + пластины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50509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421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0.15" table:number-columns-repeated="2" table:style-name="ce14">
            <text:p>10,15</text:p>
          </table:table-cell>
          <table:table-cell office:value-type="float" calcext:value-type="float" office:value="18" table:number-columns-repeated="2" table:style-name="ce14">
            <text:p>1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613" table:style-name="ce3">
            <text:p>19613</text:p>
          </table:table-cell>
          <table:table-cell office:value-type="string" calcext:value-type="string" table:style-name="ce8">
            <text:p>Штуцер ГТЦ 212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-350509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64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8.45" table:style-name="ce14">
            <text:p>18,45</text:p>
          </table:table-cell>
          <table:table-cell office:value-type="float" calcext:value-type="float" office:value="36.9" table:style-name="ce14">
            <text:p>36,90</text:p>
          </table:table-cell>
          <table:table-cell office:value-type="float" calcext:value-type="float" office:value="29" table:style-name="ce14">
            <text:p>29,00</text:p>
          </table:table-cell>
          <table:table-cell office:value-type="float" calcext:value-type="float" office:value="58" table:style-name="ce14">
            <text:p>5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1689" table:style-name="ce3">
            <text:p>11689</text:p>
          </table:table-cell>
          <table:table-cell office:value-type="string" calcext:value-type="string" table:style-name="ce8">
            <text:p>Штуцер ГТЦ и тормозных трубок УАЗ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0-3506005</text:p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5" table:style-name="ce3">
            <text:p>5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82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52" table:number-columns-repeated="2" table:style-name="ce14">
            <text:p>25,52</text:p>
          </table:table-cell>
          <table:table-cell office:value-type="float" calcext:value-type="float" office:value="37" table:number-columns-repeated="2" table:style-name="ce14">
            <text:p>3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6859" table:style-name="ce3">
            <text:p>6859</text:p>
          </table:table-cell>
          <table:table-cell office:value-type="string" calcext:value-type="string" table:style-name="ce8">
            <text:p>Щетка 3-х рядная по металлу с дерев. ручко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1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-6.01" table:number-columns-repeated="2" table:style-name="ce14">
            <text:p>-6,01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067" table:style-name="ce3">
            <text:p>19067</text:p>
          </table:table-cell>
          <table:table-cell office:value-type="string" calcext:value-type="string" table:style-name="ce8">
            <text:p>Щетка для дрели 65мм "чашка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82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78" table:number-columns-repeated="2" table:style-name="ce14">
            <text:p>39,78</text:p>
          </table:table-cell>
          <table:table-cell office:value-type="float" calcext:value-type="float" office:value="60" table:number-columns-repeated="2" table:style-name="ce14">
            <text:p>6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651" table:style-name="ce3">
            <text:p>9651</text:p>
          </table:table-cell>
          <table:table-cell office:value-type="string" calcext:value-type="string" table:style-name="ce8">
            <text:p>Щетка для дрели, 30 мм, чашка со шпилькой, крученая металлическая проволок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818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58" table:number-columns-repeated="2" table:style-name="ce14">
            <text:p>25,58</text:p>
          </table:table-cell>
          <table:table-cell office:value-type="float" calcext:value-type="float" office:value="59" table:number-columns-repeated="2" table:style-name="ce14">
            <text:p>59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062" table:style-name="ce3">
            <text:p>19062</text:p>
          </table:table-cell>
          <table:table-cell office:value-type="string" calcext:value-type="string" table:style-name="ce8">
            <text:p>Щетка для УШМ 100мм 22мм ЕРМАК металлическая плоск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0" table:number-columns-repeated="2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25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0.21" table:number-columns-repeated="2" table:style-name="ce14">
            <text:p>50,21</text:p>
          </table:table-cell>
          <table:table-cell office:value-type="float" calcext:value-type="float" office:value="77" table:number-columns-repeated="2" table:style-name="ce14">
            <text:p>7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0047" table:style-name="ce3">
            <text:p>10047</text:p>
          </table:table-cell>
          <table:table-cell office:value-type="string" calcext:value-type="string" table:style-name="ce8">
            <text:p>Щетка по металлу универсальная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12" table:style-name="ce3">
            <text:p>1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.</text:p>
          </table:table-cell>
          <table:table-cell office:value-type="string" calcext:value-type="string" table:style-name="ce12">
            <text:p>1928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5.65" table:number-columns-repeated="2" table:style-name="ce14">
            <text:p>25,65</text:p>
          </table:table-cell>
          <table:table-cell office:value-type="float" calcext:value-type="float" office:value="45" table:number-columns-repeated="2" table:style-name="ce14">
            <text:p>4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508" table:style-name="ce3">
            <text:p>16508</text:p>
          </table:table-cell>
          <table:table-cell office:value-type="string" calcext:value-type="string" table:style-name="ce8">
            <text:p>Щетка со скребком (44см) "AirLine"</text:p>
          </table:table-cell>
          <table:table-cell table:style-name="ce9"/>
          <table:table-cell office:value-type="string" calcext:value-type="string" table:style-name="ce9">
            <text:p>AB-R-09</text:p>
          </table:table-cell>
          <table:table-cell office:value-type="string" calcext:value-type="string" table:style-name="ce9">
            <text:p>щетка со скребком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5" table:style-name="ce3">
            <text:p>5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office:value-type="float" calcext:value-type="float" office:value="98" table:number-columns-repeated="2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027" table:style-name="ce3">
            <text:p>5027</text:p>
          </table:table-cell>
          <table:table-cell office:value-type="string" calcext:value-type="string" table:style-name="ce8">
            <text:p>Щетка со скребком короткая (41см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щетка со скребком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4" table:style-name="ce3">
            <text:p>14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49.6" table:number-columns-repeated="2" table:style-name="ce14">
            <text:p>49,60</text:p>
          </table:table-cell>
          <table:table-cell office:value-type="float" calcext:value-type="float" office:value="70" table:number-columns-repeated="2" table:style-name="ce14">
            <text:p>7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834" table:style-name="ce3">
            <text:p>19834</text:p>
          </table:table-cell>
          <table:table-cell office:value-type="string" calcext:value-type="string" table:style-name="ce8">
            <text:p>Щетка стартера 2110, 2112 "Энергомаш" ЩСК 9</text:p>
          </table:table-cell>
          <table:table-cell table:style-name="ce9"/>
          <table:table-cell office:value-type="string" calcext:value-type="string" table:style-name="ce9">
            <text:p>МГС 20</text:p>
          </table:table-cell>
          <table:table-cell office:value-type="string" calcext:value-type="string" table:style-name="ce9">
            <text:p/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6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5" table:number-columns-repeated="2" table:style-name="ce14">
            <text:p>55,00</text:p>
          </table:table-cell>
          <table:table-cell office:value-type="float" calcext:value-type="float" office:value="85" table:number-columns-repeated="2" table:style-name="ce14">
            <text:p>85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815" table:style-name="ce3">
            <text:p>19815</text:p>
          </table:table-cell>
          <table:table-cell office:value-type="string" calcext:value-type="string" table:style-name="ce8">
            <text:p>Щетка стеклоочистителя 41см "Чистая миля"</text:p>
          </table:table-cell>
          <table:table-cell table:style-name="ce9"/>
          <table:table-cell office:value-type="string" calcext:value-type="string" table:style-name="ce9">
            <text:p>CM16F</text:p>
          </table:table-cell>
          <table:table-cell office:value-type="string" calcext:value-type="string" table:style-name="ce9">
            <text:p>щет стек 41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0" table:style-name="ce3">
            <text:p>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7" table:number-columns-repeated="2" table:style-name="ce14">
            <text:p>57,00</text:p>
          </table:table-cell>
          <table:table-cell office:value-type="float" calcext:value-type="float" office:value="86" table:number-columns-repeated="2" table:style-name="ce14">
            <text:p>8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9816" table:style-name="ce3">
            <text:p>19816</text:p>
          </table:table-cell>
          <table:table-cell office:value-type="string" calcext:value-type="string" table:style-name="ce8">
            <text:p>Щетка стеклоочистителя 51см "Чистая миля"</text:p>
          </table:table-cell>
          <table:table-cell table:style-name="ce9"/>
          <table:table-cell office:value-type="string" calcext:value-type="string" table:style-name="ce9">
            <text:p>CM20F</text:p>
          </table:table-cell>
          <table:table-cell office:value-type="string" calcext:value-type="string" table:style-name="ce9">
            <text:p>щет стек 51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0" table:style-name="ce3">
            <text:p>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9.35" table:number-columns-repeated="2" table:style-name="ce14">
            <text:p>69,35</text:p>
          </table:table-cell>
          <table:table-cell office:value-type="float" calcext:value-type="float" office:value="104" table:number-columns-repeated="2" table:style-name="ce14">
            <text:p>10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538" table:style-name="ce3">
            <text:p>538</text:p>
          </table:table-cell>
          <table:table-cell office:value-type="string" calcext:value-type="string" table:style-name="ce8">
            <text:p>Щетки стартера 2101 (4шт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70834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к-т</text:p>
          </table:table-cell>
          <table:table-cell office:value-type="string" calcext:value-type="string" table:style-name="ce12">
            <text:p>134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8.08" table:number-columns-repeated="2" table:style-name="ce14">
            <text:p>78,08</text:p>
          </table:table-cell>
          <table:table-cell office:value-type="float" calcext:value-type="float" office:value="94" table:number-columns-repeated="2" table:style-name="ce14">
            <text:p>9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841" table:style-name="ce3">
            <text:p>841</text:p>
          </table:table-cell>
          <table:table-cell office:value-type="string" calcext:value-type="string" table:style-name="ce8">
            <text:p>Щеткодержатель генератора 2101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370147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10" table:style-name="ce3">
            <text:p>10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452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30.465" table:style-name="ce14">
            <text:p>30,47</text:p>
          </table:table-cell>
          <table:table-cell office:value-type="float" calcext:value-type="float" office:value="60.93" table:style-name="ce14">
            <text:p>60,93</text:p>
          </table:table-cell>
          <table:table-cell office:value-type="float" calcext:value-type="float" office:value="44" table:style-name="ce14">
            <text:p>44,00</text:p>
          </table:table-cell>
          <table:table-cell office:value-type="float" calcext:value-type="float" office:value="88" table:style-name="ce14">
            <text:p>8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2384" table:style-name="ce3">
            <text:p>2384</text:p>
          </table:table-cell>
          <table:table-cell office:value-type="string" calcext:value-type="string" table:style-name="ce8">
            <text:p>Щуп (0.15мм) ВАЗ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63" table:style-name="ce3">
            <text:p>63</text:p>
          </table:table-cell>
          <table:table-cell office:value-type="string" calcext:value-type="string" table:style-name="ce9">
            <text:p>Ручной инструмент</text:p>
          </table:table-cell>
          <table:table-cell office:value-type="float" calcext:value-type="float" office:value="3" table:style-name="ce3">
            <text:p>3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345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4.82" table:style-name="ce14">
            <text:p>14,82</text:p>
          </table:table-cell>
          <table:table-cell office:value-type="float" calcext:value-type="float" office:value="29.64" table:style-name="ce14">
            <text:p>29,64</text:p>
          </table:table-cell>
          <table:table-cell office:value-type="float" calcext:value-type="float" office:value="22" table:style-name="ce14">
            <text:p>22,00</text:p>
          </table:table-cell>
          <table:table-cell office:value-type="float" calcext:value-type="float" office:value="44" table:style-name="ce14">
            <text:p>4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185" table:style-name="ce3">
            <text:p>15185</text:p>
          </table:table-cell>
          <table:table-cell office:value-type="string" calcext:value-type="string" table:style-name="ce8">
            <text:p>Щуп масляный 2101 "ЕВРОдеталь"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01-1009050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1.47" table:number-columns-repeated="2" table:style-name="ce14">
            <text:p>31,47</text:p>
          </table:table-cell>
          <table:table-cell office:value-type="float" calcext:value-type="float" office:value="48" table:number-columns-repeated="2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5187" table:style-name="ce3">
            <text:p>15187</text:p>
          </table:table-cell>
          <table:table-cell office:value-type="string" calcext:value-type="string" table:style-name="ce8">
            <text:p>Щуп масляный 2108, 21099, 2113, 2115, 2110 "ЕВРОдеталь"</text:p>
          </table:table-cell>
          <table:table-cell table:style-name="ce9"/>
          <table:table-cell office:value-type="string" calcext:value-type="string" table:style-name="ce9">
            <text:p>ED3 008P</text:p>
          </table:table-cell>
          <table:table-cell office:value-type="string" calcext:value-type="string" table:style-name="ce9">
            <text:p>2108-1009045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9">
            <text:p>Запчасти ВАЗ</text:p>
          </table:table-cell>
          <table:table-cell office:value-type="float" calcext:value-type="float" office:value="2" table:style-name="ce3">
            <text:p>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2" table:number-columns-repeated="2" table:style-name="ce14">
            <text:p>39,20</text:p>
          </table:table-cell>
          <table:table-cell office:value-type="float" calcext:value-type="float" office:value="54" table:number-columns-repeated="2" table:style-name="ce14">
            <text:p>54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92" table:style-name="ce3">
            <text:p>7992</text:p>
          </table:table-cell>
          <table:table-cell office:value-type="string" calcext:value-type="string" table:style-name="ce8">
            <text:p>Элемент зеркальный 2108 лев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27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2.36" table:number-columns-repeated="2" table:style-name="ce14">
            <text:p>62,36</text:p>
          </table:table-cell>
          <table:table-cell office:value-type="float" calcext:value-type="float" office:value="90" table:number-columns-repeated="2" table:style-name="ce14">
            <text:p>9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7993" table:style-name="ce3">
            <text:p>7993</text:p>
          </table:table-cell>
          <table:table-cell office:value-type="string" calcext:value-type="string" table:style-name="ce8">
            <text:p>Элемент зеркальный 2108 правый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154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51.15" table:number-columns-repeated="2" table:style-name="ce14">
            <text:p>51,15</text:p>
          </table:table-cell>
          <table:table-cell office:value-type="float" calcext:value-type="float" office:value="82" table:number-columns-repeated="2" table:style-name="ce14">
            <text:p>82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71" table:style-name="ce3">
            <text:p>17571</text:p>
          </table:table-cell>
          <table:table-cell office:value-type="string" calcext:value-type="string" table:style-name="ce8">
            <text:p>Элемент зеркальный 2110 левый с рамкой (Димитровград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1931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65" table:number-columns-repeated="2" table:style-name="ce14">
            <text:p>65,00</text:p>
          </table:table-cell>
          <table:table-cell office:value-type="float" calcext:value-type="float" office:value="98" table:number-columns-repeated="2" table:style-name="ce14">
            <text:p>9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572" table:style-name="ce3">
            <text:p>17572</text:p>
          </table:table-cell>
          <table:table-cell office:value-type="string" calcext:value-type="string" table:style-name="ce8">
            <text:p>Элемент зеркальный 2110 правый с рамкой (Димитровград)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70.53" table:number-columns-repeated="2" table:style-name="ce14">
            <text:p>70,53</text:p>
          </table:table-cell>
          <table:table-cell office:value-type="float" calcext:value-type="float" office:value="107" table:number-columns-repeated="2" table:style-name="ce14">
            <text:p>107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4848" table:style-name="ce3">
            <text:p>4848</text:p>
          </table:table-cell>
          <table:table-cell office:value-type="string" calcext:value-type="string" table:style-name="ce8">
            <text:p>Эмблема "УАЗ"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3" table:style-name="ce3">
            <text:p>3</text:p>
          </table:table-cell>
          <table:table-cell office:value-type="string" calcext:value-type="string" table:style-name="ce9">
            <text:p>Запчасти УАЗ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14.92" table:number-columns-repeated="2" table:style-name="ce14">
            <text:p>14,92</text:p>
          </table:table-cell>
          <table:table-cell office:value-type="float" calcext:value-type="float" office:value="80" table:number-columns-repeated="2" table:style-name="ce14">
            <text:p>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4866" table:style-name="ce3">
            <text:p>14866</text:p>
          </table:table-cell>
          <table:table-cell office:value-type="string" calcext:value-type="string" table:style-name="ce8">
            <text:p>Эмблема боковая 4*4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21213-8212104</text:p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2" table:style-name="ce3">
            <text:p>2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2" table:style-name="ce13">
            <text:p>2</text:p>
          </table:table-cell>
          <table:table-cell office:value-type="float" calcext:value-type="float" office:value="16" table:style-name="ce14">
            <text:p>16,00</text:p>
          </table:table-cell>
          <table:table-cell office:value-type="float" calcext:value-type="float" office:value="32" table:style-name="ce14">
            <text:p>32,00</text:p>
          </table:table-cell>
          <table:table-cell office:value-type="float" calcext:value-type="float" office:value="24" table:style-name="ce14">
            <text:p>24,00</text:p>
          </table:table-cell>
          <table:table-cell office:value-type="float" calcext:value-type="float" office:value="48" table:style-name="ce14">
            <text:p>48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9528" table:style-name="ce3">
            <text:p>9528</text:p>
          </table:table-cell>
          <table:table-cell office:value-type="string" calcext:value-type="string" table:style-name="ce8">
            <text:p>Эмблема Газелька</text:p>
          </table:table-cell>
          <table:table-cell table:style-name="ce9"/>
          <table:table-cell office:value-type="string" calcext:value-type="string" table:number-columns-repeated="2" table:style-name="ce9">
            <text:p/>
          </table:table-cell>
          <table:table-cell office:value-type="float" calcext:value-type="float" office:value="91" table:style-name="ce3">
            <text:p>91</text:p>
          </table:table-cell>
          <table:table-cell office:value-type="string" calcext:value-type="string" table:style-name="ce9">
            <text:p>Автоаксессуары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3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24.36" table:number-columns-repeated="2" table:style-name="ce14">
            <text:p>24,36</text:p>
          </table:table-cell>
          <table:table-cell office:value-type="float" calcext:value-type="float" office:value="35" table:number-columns-repeated="2" table:style-name="ce14">
            <text:p>35,00</text:p>
          </table:table-cell>
          <table:table-cell table:style-name="ce9" table:number-columns-repeated="1007"/>
        </table:table-row>
        <table:table-row table:style-name="ro3">
          <table:table-cell table:style-name="ce4" table:number-columns-repeated="12"/>
          <table:table-cell office:value-type="string" calcext:value-type="string" table:style-name="ce15">
            <text:p>Итого:</text:p>
          </table:table-cell>
          <table:table-cell office:value-type="float" calcext:value-type="float" table:formula="of:=SUM([.N3:.N999])" office:value="39948.08" table:style-name="ce16">
            <text:p>39948,08</text:p>
          </table:table-cell>
          <table:table-cell office:value-type="string" calcext:value-type="string" table:style-name="ce19">
            <text:p>Итого:</text:p>
          </table:table-cell>
          <table:table-cell office:value-type="float" calcext:value-type="float" table:formula="of:=SUM([.P3:.P999])" office:value="61088.1" table:style-name="ce22">
            <text:p>61088,10</text:p>
          </table:table-cell>
          <table:table-cell table:number-columns-repeated="1007"/>
        </table:table-row>
        <table:table-row table:number-rows-repeated="1047575" table:style-name="ro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Лист1.A3:Лист1.AMJ99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4.83mm" fo:margin-right="5.42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.00.0000</text:date>, <text:time style:data-style-name="N2" text:time-value="19:58:51.85823960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8-09-21T20:01:25.971274056</dc:date>
    <meta:editing-duration>PT8H58M45S</meta:editing-duration>
    <meta:editing-cycles>69</meta:editing-cycles>
    <meta:generator>LibreOffice/5.0.4.2$Linux_X86_64 LibreOffice_project/00m0$Build-2</meta:generator>
    <meta:document-statistic meta:table-count="1" meta:cell-count="14975" meta:object-count="0"/>
  </office:meta>
</office:document-meta>
</file>